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00DFEFF7/Pictures/"/>
  <manifest:file-entry manifest:media-type="text/xml" manifest:full-path="Obj00DFEFF7/content.xml"/>
  <manifest:file-entry manifest:media-type="text/xml" manifest:full-path="Obj00DFEFF7/styles.xml"/>
  <manifest:file-entry manifest:media-type="text/xml" manifest:full-path="Obj00DFEFF7/settings.xml"/>
  <manifest:file-entry manifest:media-type="application/vnd.oasis.opendocument.graphics" manifest:full-path="Obj00DFEFF7/"/>
  <manifest:file-entry manifest:media-type="" manifest:full-path="Obj00DFEFF9/Pictures/"/>
  <manifest:file-entry manifest:media-type="text/xml" manifest:full-path="Obj00DFEFF9/content.xml"/>
  <manifest:file-entry manifest:media-type="text/xml" manifest:full-path="Obj00DFEFF9/styles.xml"/>
  <manifest:file-entry manifest:media-type="text/xml" manifest:full-path="Obj00DFEFF9/settings.xml"/>
  <manifest:file-entry manifest:media-type="application/vnd.oasis.opendocument.graphics" manifest:full-path="Obj00DFEFF9/"/>
  <manifest:file-entry manifest:media-type="image/png" manifest:full-path="Pictures/100000000000009200000076DCAE4115.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DFEFF7"/>
  <manifest:file-entry manifest:media-type="application/x-openoffice-gdimetafile;windows_formatname=&quot;GDIMetaFile&quot;" manifest:full-path="ObjectReplacements/Obj00DFEFF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0013F5AD"/>
  <manifest:file-entry manifest:media-type="" manifest:full-path="ObjectReplacements/"/>
  <manifest:file-entry manifest:media-type="text/xml" manifest:full-path="content.xml"/>
  <manifest:file-entry manifest:media-type="" manifest:full-path="Object 10/Picture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 manifest:full-path="Object 8/Pictures/"/>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text/xml" manifest:full-path="Obj0013F5AD/content.xml"/>
  <manifest:file-entry manifest:media-type="text/xml" manifest:full-path="Obj0013F5AD/styles.xml"/>
  <manifest:file-entry manifest:media-type="text/xml" manifest:full-path="Obj0013F5AD/settings.xml"/>
  <manifest:file-entry manifest:media-type="application/vnd.oasis.opendocument.graphics" manifest:full-path="Obj0013F5AD/"/>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automatic-styles>
    <style:style style:name="Table4" style:family="table">
      <style:table-properties style:width="15.9cm" table:align="margins"/>
    </style:style>
    <style:style style:name="Table4.A" style:family="table-column">
      <style:table-column-properties style:column-width="9.463cm" style:rel-column-width="39006*"/>
    </style:style>
    <style:style style:name="Table4.B" style:family="table-column">
      <style:table-column-properties style:column-width="6.436cm" style:rel-column-width="26529*"/>
    </style:style>
    <style:style style:name="Table4.A1" style:family="table-cell">
      <style:table-cell-properties style:vertical-align="bottom" fo:padding="0.097cm" fo:border="none"/>
    </style:style>
    <style:style style:name="Table4.B1" style:family="table-cell">
      <style:table-cell-properties fo:padding="0.097cm" fo:border="none"/>
    </style:style>
    <style:style style:name="Table1" style:family="table">
      <style:table-properties style:width="10.71cm" fo:margin-top="0.199cm" fo:margin-bottom="0.199cm" table:align="center"/>
    </style:style>
    <style:style style:name="Table1.A" style:family="table-column">
      <style:table-column-properties style:column-width="3.646cm"/>
    </style:style>
    <style:style style:name="Table1.B" style:family="table-column">
      <style:table-column-properties style:column-width="7.0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cm" fo:margin-top="0.199cm" fo:margin-bottom="0.199cm" table:align="margins"/>
    </style:style>
    <style:style style:name="Table2.A" style:family="table-column">
      <style:table-column-properties style:column-width="4.353cm" style:rel-column-width="19023*"/>
    </style:style>
    <style:style style:name="Table2.B" style:family="table-column">
      <style:table-column-properties style:column-width="8.611cm" style:rel-column-width="37623*"/>
    </style:style>
    <style:style style:name="Table2.C" style:family="table-column">
      <style:table-column-properties style:column-width="2.034cm" style:rel-column-width="8889*"/>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C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5.007cm" fo:margin-left="0cm" fo:margin-right="-0.007cm" fo:margin-top="0.4cm" fo:margin-bottom="0.4cm" table:align="margins"/>
    </style:style>
    <style:style style:name="Table7.A" style:family="table-column">
      <style:table-column-properties style:column-width="2.648cm" style:rel-column-width="11565*"/>
    </style:style>
    <style:style style:name="Table7.B" style:family="table-column">
      <style:table-column-properties style:column-width="4.807cm" style:rel-column-width="20989*"/>
    </style:style>
    <style:style style:name="Table7.C" style:family="table-column">
      <style:table-column-properties style:column-width="7.553cm" style:rel-column-width="32981*"/>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table-properties style:width="15.007cm" fo:margin-left="0cm" fo:margin-right="-0.007cm" fo:margin-top="0.499cm" fo:margin-bottom="0.499cm" table:align="margins"/>
    </style:style>
    <style:style style:name="Table9.A" style:family="table-column">
      <style:table-column-properties style:column-width="5.168cm" style:rel-column-width="22566*"/>
    </style:style>
    <style:style style:name="Table9.B" style:family="table-column">
      <style:table-column-properties style:column-width="9.839cm" style:rel-column-width="42969*"/>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5.007cm" fo:margin-left="0cm" fo:margin-right="-0.007cm" fo:margin-top="0.499cm" fo:margin-bottom="0.499cm" table:align="margins"/>
    </style:style>
    <style:style style:name="Table10.A" style:family="table-column">
      <style:table-column-properties style:column-width="5.946cm" style:rel-column-width="25969*"/>
    </style:style>
    <style:style style:name="Table10.B" style:family="table-column">
      <style:table-column-properties style:column-width="9.061cm" style:rel-column-width="39566*"/>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007cm" fo:margin-left="0cm" fo:margin-right="-0.007cm" fo:margin-top="0.499cm" fo:margin-bottom="0.499cm" table:align="margins"/>
    </style:style>
    <style:style style:name="Table11.A" style:family="table-column">
      <style:table-column-properties style:column-width="6.835cm" style:rel-column-width="29851*"/>
    </style:style>
    <style:style style:name="Table11.B" style:family="table-column">
      <style:table-column-properties style:column-width="8.172cm" style:rel-column-width="35684*"/>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20" style:family="table">
      <style:table-properties style:width="15.007cm" fo:margin-left="0cm" fo:margin-right="-0.007cm" fo:margin-top="0.499cm" fo:margin-bottom="0.499cm" table:align="margins"/>
    </style:style>
    <style:style style:name="Table20.A" style:family="table-column">
      <style:table-column-properties style:column-width="5.593cm" style:rel-column-width="24428*"/>
    </style:style>
    <style:style style:name="Table20.B" style:family="table-column">
      <style:table-column-properties style:column-width="9.414cm" style:rel-column-width="41107*"/>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14" style:family="table">
      <style:table-properties style:width="15.007cm" fo:margin-left="0cm" fo:margin-right="-0.007cm" fo:margin-top="0.499cm" fo:margin-bottom="0.499cm" table:align="margins"/>
    </style:style>
    <style:style style:name="Table14.A" style:family="table-column">
      <style:table-column-properties style:column-width="5.593cm" style:rel-column-width="24428*"/>
    </style:style>
    <style:style style:name="Table14.B" style:family="table-column">
      <style:table-column-properties style:column-width="9.414cm" style:rel-column-width="41107*"/>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6" style:family="table">
      <style:table-properties style:width="15.007cm" fo:margin-left="0cm" fo:margin-right="-0.007cm" fo:margin-top="0.499cm" fo:margin-bottom="0.499cm" table:align="margins"/>
    </style:style>
    <style:style style:name="Table16.A" style:family="table-column">
      <style:table-column-properties style:column-width="5.593cm" style:rel-column-width="24428*"/>
    </style:style>
    <style:style style:name="Table16.B" style:family="table-column">
      <style:table-column-properties style:column-width="9.414cm" style:rel-column-width="41107*"/>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9" style:family="table">
      <style:table-properties style:width="15.007cm" fo:margin-left="0cm" fo:margin-right="-0.007cm" fo:margin-top="0.499cm" fo:margin-bottom="0.499cm" table:align="margins"/>
    </style:style>
    <style:style style:name="Table19.A" style:family="table-column">
      <style:table-column-properties style:column-width="7.195cm" style:rel-column-width="31423*"/>
    </style:style>
    <style:style style:name="Table19.B" style:family="table-column">
      <style:table-column-properties style:column-width="7.812cm" style:rel-column-width="34112*"/>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1" style:family="table">
      <style:table-properties style:width="15.007cm" fo:margin-left="0cm" fo:margin-right="-0.007cm" fo:margin-top="0.499cm" fo:margin-bottom="0.499cm" table:align="margins"/>
    </style:style>
    <style:style style:name="Table21.A" style:family="table-column">
      <style:table-column-properties style:column-width="6.835cm" style:rel-column-width="29851*"/>
    </style:style>
    <style:style style:name="Table21.B" style:family="table-column">
      <style:table-column-properties style:column-width="8.172cm" style:rel-column-width="35684*"/>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5.007cm" fo:margin-left="0cm" fo:margin-right="-0.007cm" fo:margin-top="0.499cm" fo:margin-bottom="0.499cm" table:align="margins"/>
    </style:style>
    <style:style style:name="Table22.A" style:family="table-column">
      <style:table-column-properties style:column-width="6.835cm" style:rel-column-width="29851*"/>
    </style:style>
    <style:style style:name="Table22.B" style:family="table-column">
      <style:table-column-properties style:column-width="8.172cm" style:rel-column-width="35684*"/>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5.007cm" fo:margin-left="0cm" fo:margin-right="-0.007cm" fo:margin-top="0.499cm" fo:margin-bottom="0.499cm" table:align="margins"/>
    </style:style>
    <style:style style:name="Table17.A" style:family="table-column">
      <style:table-column-properties style:column-width="7.015cm" style:rel-column-width="30637*"/>
    </style:style>
    <style:style style:name="Table17.B" style:family="table-column">
      <style:table-column-properties style:column-width="7.992cm" style:rel-column-width="3489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5.018cm" fo:margin-left="0cm" fo:margin-right="-0.018cm" fo:margin-top="0.499cm" fo:margin-bottom="0.499cm" table:align="margins"/>
    </style:style>
    <style:style style:name="Table18.A" style:family="table-column">
      <style:table-column-properties style:column-width="4.586cm" style:rel-column-width="20012*"/>
    </style:style>
    <style:style style:name="Table18.B" style:family="table-column">
      <style:table-column-properties style:column-width="2.852cm" style:rel-column-width="12443*"/>
    </style:style>
    <style:style style:name="Table18.C" style:family="table-column">
      <style:table-column-properties style:column-width="7.581cm" style:rel-column-width="33080*"/>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3" style:family="table">
      <style:table-properties style:width="15cm" fo:margin-top="0.4cm" fo:margin-bottom="0.4cm" fo:break-before="auto" fo:break-after="auto" table:align="margins"/>
    </style:style>
    <style:style style:name="Table3.A" style:family="table-column">
      <style:table-column-properties style:column-width="3.623cm" style:rel-column-width="15830*"/>
    </style:style>
    <style:style style:name="Table3.B" style:family="table-column">
      <style:table-column-properties style:column-width="5.398cm" style:rel-column-width="23584*"/>
    </style:style>
    <style:style style:name="Table3.C" style:family="table-column">
      <style:table-column-properties style:column-width="5.98cm" style:rel-column-width="26121*"/>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5cm" fo:margin-top="0.4cm" fo:margin-bottom="0.4cm" table:align="margins"/>
    </style:style>
    <style:style style:name="Table5.A" style:family="table-column">
      <style:table-column-properties style:column-width="4.207cm" style:rel-column-width="18376*"/>
    </style:style>
    <style:style style:name="Table5.B" style:family="table-column">
      <style:table-column-properties style:column-width="1.882cm" style:rel-column-width="8224*"/>
    </style:style>
    <style:style style:name="Table5.C" style:family="table-column">
      <style:table-column-properties style:column-width="8.911cm" style:rel-column-width="3893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ella4" style:family="table">
      <style:table-properties style:width="15cm" fo:margin-top="0.4cm" fo:margin-bottom="0.4cm" table:align="margins"/>
    </style:style>
    <style:style style:name="Tabella4.A" style:family="table-column">
      <style:table-column-properties style:column-width="4.286cm" style:rel-column-width="18723*"/>
    </style:style>
    <style:style style:name="Tabella4.B" style:family="table-column">
      <style:table-column-properties style:column-width="1.829cm" style:rel-column-width="7993*"/>
    </style:style>
    <style:style style:name="Tabella4.C" style:family="table-column">
      <style:table-column-properties style:column-width="8.885cm" style:rel-column-width="38819*"/>
    </style:style>
    <style:style style:name="Tabella4.A1" style:family="table-cell">
      <style:table-cell-properties fo:padding="0.097cm" fo:border-left="0.002cm solid #000000" fo:border-right="none" fo:border-top="0.002cm solid #000000" fo:border-bottom="0.002cm solid #000000"/>
    </style:style>
    <style:style style:name="Tabella4.C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ella5" style:family="table">
      <style:table-properties style:width="15cm" fo:margin-top="0.4cm" fo:margin-bottom="0.4cm" table:align="margins"/>
    </style:style>
    <style:style style:name="Tabella5.A" style:family="table-column">
      <style:table-column-properties style:column-width="4.311cm" style:rel-column-width="18838*"/>
    </style:style>
    <style:style style:name="Tabella5.B" style:family="table-column">
      <style:table-column-properties style:column-width="1.803cm" style:rel-column-width="7877*"/>
    </style:style>
    <style:style style:name="Tabella5.C" style:family="table-column">
      <style:table-column-properties style:column-width="8.885cm" style:rel-column-width="38820*"/>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6" style:family="table">
      <style:table-properties style:width="15cm" fo:margin-top="0.4cm" fo:margin-bottom="0.4cm" table:align="margins"/>
    </style:style>
    <style:style style:name="Tabella6.A" style:family="table-column">
      <style:table-column-properties style:column-width="5.29cm" style:rel-column-width="23114*"/>
    </style:style>
    <style:style style:name="Tabella6.B" style:family="table-column">
      <style:table-column-properties style:column-width="1.591cm" style:rel-column-width="6951*"/>
    </style:style>
    <style:style style:name="Tabella6.C" style:family="table-column">
      <style:table-column-properties style:column-width="8.119cm" style:rel-column-width="35470*"/>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7" style:family="table">
      <style:table-properties style:width="15cm" fo:margin-top="0.4cm" fo:margin-bottom="0.4cm" table:align="margins"/>
    </style:style>
    <style:style style:name="Tabella7.A" style:family="table-column">
      <style:table-column-properties style:column-width="3.835cm" style:rel-column-width="16757*"/>
    </style:style>
    <style:style style:name="Tabella7.B" style:family="table-column">
      <style:table-column-properties style:column-width="1.617cm" style:rel-column-width="7068*"/>
    </style:style>
    <style:style style:name="Tabella7.C" style:family="table-column">
      <style:table-column-properties style:column-width="9.546cm" style:rel-column-width="41710*"/>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C2" style:family="table-cell">
      <style:table-cell-properties fo:padding="0.097cm" fo:border-left="0.002cm solid #000000" fo:border-right="0.002cm solid #000000" fo:border-top="none" fo:border-bottom="0.002cm solid #000000"/>
    </style:style>
    <style:style style:name="Table6" style:family="table">
      <style:table-properties style:width="15.007cm" fo:margin-left="0cm" fo:margin-right="-0.007cm" fo:margin-top="0.4cm" fo:margin-bottom="0.4cm" table:align="margins"/>
    </style:style>
    <style:style style:name="Table6.A" style:family="table-column">
      <style:table-column-properties style:column-width="9.063cm" style:rel-column-width="39578*"/>
    </style:style>
    <style:style style:name="Table6.B" style:family="table-column">
      <style:table-column-properties style:column-width="5.944cm" style:rel-column-width="25957*"/>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8" style:family="table">
      <style:table-properties style:width="15.007cm" fo:margin-left="0cm" fo:margin-right="-0.007cm" fo:margin-top="0.4cm" fo:margin-bottom="0.4cm" table:align="margins"/>
    </style:style>
    <style:style style:name="Table8.A" style:family="table-column">
      <style:table-column-properties style:column-width="10.266cm" style:rel-column-width="44832*"/>
    </style:style>
    <style:style style:name="Table8.B" style:family="table-column">
      <style:table-column-properties style:column-width="4.741cm" style:rel-column-width="2070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2" style:family="table">
      <style:table-properties style:width="15.007cm" fo:margin-left="0cm" fo:margin-right="-0.007cm" fo:margin-top="0.4cm" fo:margin-bottom="0.4cm" table:align="margins"/>
    </style:style>
    <style:style style:name="Table12.A" style:family="table-column">
      <style:table-column-properties style:column-width="6.055cm" style:rel-column-width="26446*"/>
    </style:style>
    <style:style style:name="Table12.B" style:family="table-column">
      <style:table-column-properties style:column-width="8.952cm" style:rel-column-width="39089*"/>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5.007cm" fo:margin-left="0cm" fo:margin-right="-0.007cm" fo:margin-top="0.4cm" fo:margin-bottom="0.4cm" table:align="margins"/>
    </style:style>
    <style:style style:name="Table13.A" style:family="table-column">
      <style:table-column-properties style:column-width="6.433cm" style:rel-column-width="28095*"/>
    </style:style>
    <style:style style:name="Table13.B" style:family="table-column">
      <style:table-column-properties style:column-width="8.574cm" style:rel-column-width="37440*"/>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5" style:family="table">
      <style:table-properties style:width="15.044cm" fo:margin-left="-0.037cm" fo:margin-right="-0.007cm" fo:margin-top="0.4cm" fo:margin-bottom="0.4cm" table:align="margins"/>
    </style:style>
    <style:style style:name="Table15.A" style:family="table-column">
      <style:table-column-properties style:column-width="7.534cm" style:rel-column-width="32817*"/>
    </style:style>
    <style:style style:name="Table15.B" style:family="table-column">
      <style:table-column-properties style:column-width="7.511cm" style:rel-column-width="3271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Convert_20_1">
      <style:paragraph-properties fo:line-height="150%" fo:text-align="start" style:justify-single-word="false" style:page-number="1" fo:break-before="page" fo:keep-with-next="always"/>
      <style:text-properties fo:font-size="32pt" fo:language="en" fo:country="US" fo:font-weight="bold" style:font-size-asian="18pt" style:language-asian="none" style:country-asian="none" style:font-weight-asian="bold"/>
    </style:style>
    <style:style style:name="P2" style:family="paragraph" style:parent-style-name="Standard">
      <style:paragraph-properties fo:line-height="150%"/>
      <style:text-properties fo:font-size="18pt" fo:language="en" fo:country="US" fo:font-weight="normal" style:font-size-asian="18pt" style:font-weight-asian="bold"/>
    </style:style>
    <style:style style:name="P3" style:family="paragraph" style:parent-style-name="Standard">
      <style:text-properties fo:font-size="8pt" fo:language="it" fo:country="IT"/>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5cm" style:type="right" style:leader-style="dotted" style:leader-text="."/>
        </style:tab-stops>
      </style:paragraph-properties>
    </style:style>
    <style:style style:name="P6" style:family="paragraph" style:parent-style-name="Contents_20_2">
      <style:paragraph-properties>
        <style:tab-stops>
          <style:tab-stop style:position="15cm" style:type="right" style:leader-style="dotted" style:leader-text="."/>
        </style:tab-stops>
      </style:paragraph-properties>
    </style:style>
    <style:style style:name="P7" style:family="paragraph" style:parent-style-name="Standard">
      <style:text-properties style:font-name="Arial5" fo:font-size="10pt" fo:language="en" fo:country="US" style:font-name-asian="Arial5" style:font-size-asian="10pt" style:font-name-complex="Arial5" style:font-size-complex="10pt"/>
    </style:style>
    <style:style style:name="P8" style:family="paragraph" style:parent-style-name="Heading_20_1">
      <style:paragraph-properties fo:break-before="page"/>
    </style:style>
    <style:style style:name="P9" style:family="paragraph" style:parent-style-name="Standard">
      <style:paragraph-properties fo:text-align="justify" style:justify-single-word="false"/>
    </style:style>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Heading_20_3">
      <style:paragraph-properties fo:break-before="page"/>
    </style:style>
    <style:style style:name="P14" style:family="paragraph" style:parent-style-name="Standard" style:list-style-name="L5"/>
    <style:style style:name="P15" style:family="paragraph" style:parent-style-name="Standard">
      <style:text-properties fo:language="en" fo:country="US"/>
    </style:style>
    <style:style style:name="P16" style:family="paragraph" style:parent-style-name="Standard" style:list-style-name="L6">
      <style:text-properties fo:language="en" fo:country="US"/>
    </style:style>
    <style:style style:name="P17" style:family="paragraph" style:parent-style-name="Standard" style:list-style-name="L7"/>
    <style:style style:name="P18" style:family="paragraph" style:parent-style-name="Standard" style:list-style-name="L8"/>
    <style:style style:name="P19" style:family="paragraph" style:parent-style-name="Table_20_Heading">
      <style:paragraph-properties fo:text-align="center" style:justify-single-word="false"/>
    </style:style>
    <style:style style:name="P20" style:family="paragraph" style:parent-style-name="Table_20_Contents">
      <style:paragraph-properties fo:text-align="center" style:justify-single-word="false"/>
    </style:style>
    <style:style style:name="P21" style:family="paragraph" style:parent-style-name="Heading_20_3">
      <style:text-properties fo:background-color="transparent"/>
    </style:style>
    <style:style style:name="P22" style:family="paragraph" style:parent-style-name="Standard" style:list-style-name="L9"/>
    <style:style style:name="P23" style:family="paragraph" style:parent-style-name="Standard" style:list-style-name="L10"/>
    <style:style style:name="P24" style:family="paragraph" style:parent-style-name="Standard">
      <style:text-properties fo:font-style="italic" style:font-style-asian="italic" style:font-style-complex="italic"/>
    </style:style>
    <style:style style:name="P25" style:family="paragraph" style:parent-style-name="Standard" style:list-style-name="L11"/>
    <style:style style:name="P26" style:family="paragraph" style:parent-style-name="Standard" style:list-style-name="L12"/>
    <style:style style:name="P27" style:family="paragraph" style:parent-style-name="Standard" style:list-style-name="L13">
      <style:paragraph-properties fo:margin-left="1.499cm" fo:margin-right="0cm" fo:text-indent="0cm" style:auto-text-indent="false"/>
    </style:style>
    <style:style style:name="P28" style:family="paragraph" style:parent-style-name="Standard" style:list-style-name="L13">
      <style:paragraph-properties fo:margin-left="0cm" fo:margin-right="0cm" fo:text-indent="0cm" style:auto-text-indent="false"/>
    </style:style>
    <style:style style:name="P29" style:family="paragraph" style:parent-style-name="Standard">
      <style:paragraph-properties fo:margin-left="1.499cm" fo:margin-right="0cm" fo:text-indent="0cm" style:auto-text-indent="false"/>
    </style:style>
    <style:style style:name="P30" style:family="paragraph" style:parent-style-name="Standard">
      <style:paragraph-properties fo:margin-left="0cm" fo:margin-right="0cm" fo:text-indent="0cm" style:auto-text-indent="false"/>
    </style:style>
    <style:style style:name="P31" style:family="paragraph" style:parent-style-name="Table_20_Contents">
      <style:text-properties fo:font-size="10pt" style:font-size-asian="10pt" style:font-size-complex="10pt"/>
    </style:style>
    <style:style style:name="P32" style:family="paragraph" style:parent-style-name="Table_20_Contents">
      <style:text-properties fo:font-size="10pt" fo:language="none" fo:country="none" style:font-size-asian="10pt" style:font-size-complex="10pt"/>
    </style:style>
    <style:style style:name="P33" style:family="paragraph" style:parent-style-name="Table_20_Contents">
      <style:text-properties fo:background-color="transparent"/>
    </style:style>
    <style:style style:name="P34" style:family="paragraph" style:parent-style-name="Standard">
      <style:text-properties style:use-window-font-color="true" style:text-outline="false" style:text-line-through-style="none" style:font-name="Arial1"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text-emphasize="none"/>
    </style:style>
    <style:style style:name="P35" style:family="paragraph" style:parent-style-name="Standard">
      <style:text-properties fo:font-size="10pt" style:font-size-asian="10pt" style:font-size-complex="10pt"/>
    </style:style>
    <style:style style:name="P36" style:family="paragraph" style:parent-style-name="Standard">
      <style:text-properties fo:color="#808080" fo:font-size="10pt" style:font-size-asian="10pt" style:font-size-complex="10pt"/>
    </style:style>
    <style:style style:name="P37" style:family="paragraph" style:parent-style-name="Table_20_Contents">
      <style:text-properties fo:color="#808080"/>
    </style:style>
    <style:style style:name="P38" style:family="paragraph" style:parent-style-name="Table_20_Contents">
      <style:paragraph-properties style:text-autospace="none"/>
      <style:text-properties fo:font-size="10pt" fo:language="none" fo:country="none" style:font-size-asian="10pt" style:font-size-complex="10pt"/>
    </style:style>
    <style:style style:name="P39" style:family="paragraph" style:parent-style-name="Table_20_Contents">
      <style:text-properties style:font-name="Arial1" fo:font-weight="normal" style:font-weight-asian="normal" style:font-weight-complex="normal"/>
    </style:style>
    <style:style style:name="P40" style:family="paragraph" style:parent-style-name="Table_20_Contents">
      <style:paragraph-properties style:text-autospace="none"/>
      <style:text-properties fo:font-size="10pt" fo:language="none" fo:country="none" fo:background-color="transparent" style:font-size-asian="10pt" style:font-size-complex="10pt"/>
    </style:style>
    <style:style style:name="P41" style:family="paragraph" style:parent-style-name="Table_20_Contents">
      <style:paragraph-properties style:text-autospace="none"/>
      <style:text-properties fo:font-size="10pt" fo:language="none" fo:country="none" fo:background-color="#ffff00" style:font-size-asian="10pt" style:font-size-complex="10pt"/>
    </style:style>
    <style:style style:name="P42" style:family="paragraph" style:parent-style-name="Standard">
      <style:text-properties fo:font-weight="normal" style:font-weight-asian="normal" style:font-weight-complex="normal"/>
    </style:style>
    <style:style style:name="P43" style:family="paragraph" style:parent-style-name="Standard">
      <style:text-properties fo:background-color="transparent"/>
    </style:style>
    <style:style style:name="P44" style:family="paragraph" style:parent-style-name="Table_20_Contents">
      <style:text-properties fo:background-color="#ffff00"/>
    </style:style>
    <style:style style:name="P45" style:family="paragraph" style:parent-style-name="Table_20_Contents">
      <style:paragraph-properties fo:background-color="transparent">
        <style:background-image/>
      </style:paragraph-properties>
      <style:text-properties fo:background-color="transparent"/>
    </style:style>
    <style:style style:name="P46" style:family="paragraph" style:parent-style-name="Table_20_Contents">
      <style:text-properties style:use-window-font-color="true" style:text-outline="false" style:text-line-through-style="none" style:font-name="Arial1"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P47" style:family="paragraph" style:parent-style-name="Standard">
      <style:paragraph-properties fo:text-align="start" style:justify-single-word="false"/>
    </style:style>
    <style:style style:name="P48" style:family="paragraph" style:parent-style-name="Standard">
      <style:text-properties fo:font-size="10pt" fo:language="none" fo:country="none" style:font-size-asian="10pt" style:font-size-complex="10pt"/>
    </style:style>
    <style:style style:name="P49" style:family="paragraph" style:parent-style-name="Standard" style:list-style-name="L14"/>
    <style:style style:name="P50" style:family="paragraph" style:parent-style-name="Code" style:list-style-name="L15"/>
    <style:style style:name="P51" style:family="paragraph" style:parent-style-name="Code">
      <style:paragraph-properties fo:background-color="transparent">
        <style:background-image/>
      </style:paragraph-properties>
    </style:style>
    <style:style style:name="P52" style:family="paragraph" style:parent-style-name="Code">
      <style:paragraph-properties fo:background-color="transparent">
        <style:background-image/>
      </style:paragraph-properties>
      <style:text-properties fo:background-color="transparent"/>
    </style:style>
    <style:style style:name="P53" style:family="paragraph" style:parent-style-name="Code" style:list-style-name="L16"/>
    <style:style style:name="P54" style:family="paragraph" style:parent-style-name="Code" style:list-style-name="L17"/>
    <style:style style:name="P55" style:family="paragraph" style:parent-style-name="Standard" style:list-style-name="L18"/>
    <style:style style:name="P56" style:family="paragraph" style:parent-style-name="Standard" style:list-style-name="L19"/>
    <style:style style:name="P57" style:family="paragraph" style:parent-style-name="Table_20_Contents" style:list-style-name="L20"/>
    <style:style style:name="P58" style:family="paragraph" style:parent-style-name="Table_20_Contents" style:list-style-name="L21"/>
    <style:style style:name="P59" style:family="paragraph" style:parent-style-name="Table_20_Contents" style:list-style-name="L22"/>
    <style:style style:name="P60" style:family="paragraph" style:parent-style-name="Table_20_Contents" style:list-style-name="L23"/>
    <style:style style:name="P61" style:family="paragraph" style:parent-style-name="Table_20_Contents" style:list-style-name="L24"/>
    <style:style style:name="P62" style:family="paragraph" style:parent-style-name="Standard" style:list-style-name="L25"/>
    <style:style style:name="P63" style:family="paragraph" style:parent-style-name="Standard" style:list-style-name="L26"/>
    <style:style style:name="P64" style:family="paragraph" style:parent-style-name="Standard" style:list-style-name="L27"/>
    <style:style style:name="P65" style:family="paragraph" style:parent-style-name="Standard" style:list-style-name="L28">
      <style:text-properties fo:font-weight="normal" style:font-weight-asian="normal" style:font-weight-complex="normal"/>
    </style:style>
    <style:style style:name="P66" style:family="paragraph" style:parent-style-name="Standard">
      <style:paragraph-properties fo:background-color="transparent">
        <style:background-image/>
      </style:paragraph-properties>
    </style:style>
    <style:style style:name="P67" style:family="paragraph" style:parent-style-name="Heading_20_2">
      <style:text-properties fo:background-color="transparent"/>
    </style:style>
    <style:style style:name="P68" style:family="paragraph" style:parent-style-name="Standard">
      <style:text-properties fo:background-color="#ffff00"/>
    </style:style>
    <style:style style:name="P69" style:family="paragraph" style:parent-style-name="Standard">
      <style:paragraph-properties fo:background-color="transparent">
        <style:background-image/>
      </style:paragraph-properties>
      <style:text-properties fo:background-color="transparent"/>
    </style:style>
    <style:style style:name="P70" style:family="paragraph" style:parent-style-name="Standard">
      <style:text-properties fo:font-weight="bold"/>
    </style:style>
    <style:style style:name="P71" style:family="paragraph" style:parent-style-name="Standard">
      <style:paragraph-properties fo:margin-left="0.997cm" fo:margin-right="0cm" fo:text-indent="0cm" style:auto-text-indent="false"/>
    </style:style>
    <style:style style:name="P72" style:family="paragraph" style:parent-style-name="Standard">
      <style:paragraph-properties fo:margin-left="0.977cm" fo:margin-right="0cm" fo:text-indent="0cm" style:auto-text-indent="false"/>
    </style:style>
    <style:style style:name="P73" style:family="paragraph" style:parent-style-name="Standard">
      <style:paragraph-properties fo:margin-left="0.021cm" fo:margin-right="0cm" fo:text-indent="0cm" style:auto-text-indent="false"/>
      <style:text-properties fo:font-weight="bold"/>
    </style:style>
    <style:style style:name="P74" style:family="paragraph" style:parent-style-name="Standard">
      <style:paragraph-properties fo:margin-left="0.997cm" fo:margin-right="0cm" fo:text-indent="0cm" style:auto-text-indent="false"/>
      <style:text-properties style:font-name="Arial5" fo:font-size="10pt" style:font-name-asian="Arial5" style:font-size-asian="12pt" style:font-name-complex="Arial5" style:font-size-complex="12pt"/>
    </style:style>
    <style:style style:name="P75" style:family="paragraph" style:parent-style-name="Standard">
      <style:paragraph-properties style:text-autospace="none"/>
      <style:text-properties style:font-name="Arial,Bold" fo:font-size="10pt" fo:font-weight="bold" style:font-name-asian="Arial,Bold" style:font-size-asian="12pt" style:font-weight-asian="bold" style:font-name-complex="Arial,Bold" style:font-size-complex="12pt" style:font-weight-complex="bold"/>
    </style:style>
    <style:style style:name="P76" style:family="paragraph" style:parent-style-name="Standard">
      <style:paragraph-properties fo:margin-left="0.997cm" fo:margin-right="0cm" fo:text-indent="0cm" style:auto-text-indent="false" style:text-autospace="none"/>
      <style:text-properties style:font-name="Arial5" fo:font-size="10pt" style:font-name-asian="Arial5" style:font-size-asian="12pt" style:font-name-complex="Arial5" style:font-size-complex="12pt"/>
    </style:style>
    <style:style style:name="P77" style:family="paragraph" style:parent-style-name="Standard">
      <style:paragraph-properties fo:margin-left="0.977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78" style:family="paragraph" style:parent-style-name="Heading_20_2">
      <style:paragraph-properties fo:break-before="page"/>
    </style:style>
    <style:style style:name="P79" style:family="paragraph" style:parent-style-name="Standard">
      <style:paragraph-properties fo:margin-left="0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80" style:family="paragraph" style:parent-style-name="Index_20_Heading" style:master-page-name="First_20_Page"/>
    <style:style style:name="T1" style:family="text" style:parent-style-name="Strong_20_Emphasis">
      <style:text-properties fo:font-size="10pt" fo:language="en" fo:country="US" fo:font-weight="normal" style:font-size-asian="10pt" style:font-weight-asian="bold" style:font-size-complex="10pt"/>
    </style:style>
    <style:style style:name="T2" style:family="text">
      <style:text-properties fo:font-size="10pt" fo:language="en" fo:country="US" fo:font-weight="normal" style:font-size-asian="10pt" style:font-weight-asian="bold" style:font-size-complex="10pt"/>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weight="bold" style:font-weight-asian="bold" style:font-weight-complex="bold"/>
    </style:style>
    <style:style style:name="T7" style:family="text">
      <style:text-properties style:use-window-font-color="true" style:text-outline="false" style:text-line-through-style="none" fo:font-style="normal" fo:text-shadow="none" style:text-underline-style="none" style:font-name-asian="Bitstream Vera Sans" style:font-style-asian="normal" style:font-name-complex="Bitstream Vera Sans" style:font-style-complex="normal" style:text-emphasize="none"/>
    </style:style>
    <style:style style:name="T8" style:family="text">
      <style:text-properties style:use-window-font-color="true" style:text-outline="false" style:text-line-through-style="none" fo:font-style="normal" fo:text-shadow="none" style:text-underline-style="none" style:font-name-asian="Lucidasans" style:font-style-asian="normal" style:font-name-complex="Lucidasans" style:font-style-complex="normal" style:text-emphasize="none"/>
    </style:style>
    <style:style style:name="T9" style:family="text">
      <style:text-properties fo:background-color="#ffff00"/>
    </style:style>
    <style:style style:name="T10" style:family="text">
      <style:text-properties fo:font-weight="normal" style:font-weight-asian="normal" style:font-weight-complex="normal"/>
    </style:style>
    <style:style style:name="T11" style:family="text">
      <style:text-properties fo:background-color="transparent"/>
    </style:style>
    <style:style style:name="T12" style:family="text">
      <style:text-properties fo:font-size="10pt" fo:language="none" fo:country="none" style:font-size-asian="10pt" style:font-size-complex="10pt"/>
    </style:style>
    <style:style style:name="T13" style:family="text">
      <style:text-properties style:font-name="Arial5" fo:font-size="10pt" fo:font-style="italic" style:font-name-asian="Arial5" style:font-size-asian="10pt" style:font-name-complex="Arial5" style:font-size-complex="10pt"/>
    </style:style>
    <style:style style:name="T14" style:family="text">
      <style:text-properties fo:font-size="10pt"/>
    </style:style>
    <style:style style:name="T15" style:family="text">
      <style:text-properties style:font-name="Arial5" fo:font-size="10pt" style:font-name-asian="Arial5" style:font-size-asian="12pt" style:font-name-complex="Arial5" style:font-size-complex="12pt"/>
    </style:style>
    <style:style style:name="T16" style:family="text">
      <style:text-properties style:font-name="Arial5" fo:font-size="12pt" style:font-name-asian="Arial5" style:font-size-asian="12pt" style:font-name-complex="Arial5" style:font-size-complex="12pt"/>
    </style:style>
    <style:style style:name="T17" style:family="text">
      <style:text-properties style:font-name="Courier" fo:font-size="10pt" style:font-name-asian="Courier" style:font-size-asian="12pt" style:font-name-complex="Courier" style:font-size-complex="12pt"/>
    </style:style>
    <style:style style:name="T18" style:family="text">
      <style:text-properties style:font-name="Courier" style:font-name-asian="Courier" style:font-name-complex="Courier"/>
    </style:style>
    <style:style style:name="fr1" style:family="graphic" style:parent-style-name="Frame">
      <style:graphic-properties fo:margin-top="0.499cm" fo:margin-bottom="0.499cm" style:wrap="none" style:vertical-pos="from-top" style:vertical-rel="paragraph" style:horizontal-pos="center" style:horizontal-rel="paragraph"/>
    </style:style>
    <style:style style:name="fr2" style:family="graphic" style:parent-style-name="OL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7" style:family="graphic" style:parent-style-name="Frame">
      <style:graphic-properties fo:margin-top="0.4cm" fo:margin-bottom="0.4cm" style:wrap="none" style:vertical-pos="from-top" style:vertical-rel="paragraph" style:horizontal-pos="center" style:horizontal-rel="paragraph"/>
    </style:style>
    <style:style style:name="fr8"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fo:padding="0cm" fo:border="none" style:shadow="none">
        <style:background-image/>
      </style:graphic-properties>
    </style:style>
    <style:style style:name="fr9" style:family="graphic" style:parent-style-name="Frame">
      <style:graphic-properties fo:margin-left="0cm" fo:margin-right="0cm" fo:margin-top="0cm" fo:margin-bottom="0.4cm" style:run-through="foreground" style:wrap="none" style:vertical-pos="from-top" style:vertical-rel="paragraph" style:horizontal-pos="center" style:horizontal-rel="paragraph" fo:padding="0cm" fo:border="none" style:shadow="none"/>
    </style:style>
    <style:style style:name="fr10" style:family="graphic" style:parent-style-name="Frame">
      <style:graphic-properties fo:margin-top="0.4cm" fo:margin-bottom="0.4cm" style:wrap="none" style:vertical-pos="from-top" style:vertical-rel="paragraph" style:horizontal-pos="from-left" style:horizontal-rel="paragraph"/>
    </style:style>
    <style:style style:name="fr11"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12" style:family="graphic" style:parent-style-name="Frame">
      <style:graphic-properties fo:margin-top="0cm" fo:margin-bottom="0.4cm" style:wrap="none" style:vertical-pos="from-top" style:vertical-rel="paragraph" style:horizontal-pos="from-left" style:horizontal-rel="paragraph"/>
    </style:style>
    <style:style style:name="fr13" style:family="graphic" style:parent-style-name="Frame">
      <style:graphic-properties fo:margin-top="0cm" fo:margin-bottom="0.4cm" style:run-through="foreground" style:wrap="parallel" style:number-wrapped-paragraphs="no-limit" style:vertical-pos="from-top" style:vertical-rel="paragraph" style:horizontal-pos="center" style:horizontal-rel="paragraph"/>
    </style:style>
    <style:style style:name="fr14" style:family="graphic" style:parent-style-name="Frame">
      <style:graphic-properties fo:margin-top="0cm" fo:margin-bottom="0.4cm" style:run-through="foreground" style:wrap="none" style:vertical-pos="from-top" style:vertical-rel="paragraph" style:horizontal-pos="center" style:horizontal-rel="paragraph"/>
    </style:style>
    <style:style style:name="fr15" style:family="graphic" style:parent-style-name="OL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635cm"/>
      </text:list-level-style-number>
      <text:list-level-style-number text:level="2" style:num-suffix=". " style:num-format="1" text:display-levels="2">
        <style:list-level-properties text:min-label-width="0.635cm"/>
      </text:list-level-style-number>
      <text:list-level-style-number text:level="3" style:num-suffix=". " style:num-format="1" text:display-levels="3">
        <style:list-level-properties text:min-label-width="0.64cm"/>
      </text:list-level-style-number>
      <text:list-level-style-number text:level="4" style:num-suffix=". " style:num-format="1" text:display-levels="4">
        <style:list-level-properties text:min-label-width="0.64cm"/>
      </text:list-level-style-number>
      <text:list-level-style-number text:level="5" style:num-format="">
        <style:list-level-properties text:min-label-width="0.635cm"/>
      </text:list-level-style-number>
      <text:list-level-style-number text:level="6" style:num-suffix="." style:num-format="i">
        <style:list-level-properties text:min-label-width="0.64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tracked-changes text:track-changes="false">
        <text:changed-region text:id="ct100679176">
          <text:insertion>
            <office:change-info>
              <dc:creator>Toccy</dc:creator>
              <dc:date>2006-08-30T15:26:00</dc:date>
            </office:change-info>
          </text:insertion>
        </text:changed-region>
        <text:changed-region text:id="ct100679040">
          <text:insertion>
            <office:change-info>
              <dc:creator>Toccy</dc:creator>
              <dc:date>2006-08-30T17:26:00</dc:date>
            </office:change-info>
          </text:insertion>
        </text:changed-region>
        <text:changed-region text:id="ct100678904">
          <text:insertion>
            <office:change-info>
              <dc:creator>Toccy</dc:creator>
              <dc:date>2006-08-30T17:27:00</dc:date>
            </office:change-info>
          </text:insertion>
        </text:changed-region>
        <text:changed-region text:id="ct100678768">
          <text:deletion>
            <office:change-info>
              <dc:creator>Toccy</dc:creator>
              <dc:date>2006-08-30T17:27:00</dc:date>
            </office:change-info>
            <text:p text:style-name="Standard"><text:s/>(an instance of SyncManagerConfig – for details, see the dedicated section about the configuration objects in later in this document).</text:p>
          </text:deletion>
        </text:changed-region>
        <text:changed-region text:id="ct100678632">
          <text:deletion>
            <office:change-info>
              <dc:creator>Toccy</dc:creator>
              <dc:date>2006-08-30T17:29:00</dc:date>
            </office:change-info>
            <text:p text:style-name="Standard">A SyncML client is also required to be able to provide client capabilities. This information combine device specific information with data source related information, therefore properties from many configuration objects will be used to build the DevInf command to send to the server. See Client Capabilities Handling for details.</text:p>
          </text:deletion>
        </text:changed-region>
        <text:changed-region text:id="ct100698824">
          <text:insertion>
            <office:change-info>
              <dc:creator>Toccy</dc:creator>
              <dc:date>2006-08-30T17:30:00</dc:date>
            </office:change-info>
          </text:insertion>
        </text:changed-region>
        <text:changed-region text:id="ct100698928">
          <text:insertion>
            <office:change-info>
              <dc:creator>Toccy</dc:creator>
              <dc:date>2006-08-30T17:32:00</dc:date>
            </office:change-info>
          </text:insertion>
        </text:changed-region>
        <text:changed-region text:id="ct100699032">
          <text:insertion>
            <office:change-info>
              <dc:creator>Toccy</dc:creator>
              <dc:date>2006-08-30T17:33:00</dc:date>
            </office:change-info>
          </text:insertion>
        </text:changed-region>
        <text:changed-region text:id="ct100699136">
          <text:insertion>
            <office:change-info>
              <dc:creator>Toccy</dc:creator>
              <dc:date>2006-08-30T17:34:00</dc:date>
            </office:change-info>
          </text:insertion>
        </text:changed-region>
        <text:changed-region text:id="ct100699240">
          <text:insertion>
            <office:change-info>
              <dc:creator>Toccy</dc:creator>
              <dc:date>2006-08-30T17:35:00</dc:date>
            </office:change-info>
          </text:insertion>
        </text:changed-region>
        <text:changed-region text:id="ct100699344">
          <text:insertion>
            <office:change-info>
              <dc:creator>Toccy</dc:creator>
              <dc:date>2006-08-30T17: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itle>Funambol 3.0 Client API C++ Design Document</text:titl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e4" table:style-name="Table4">
        <table:table-column table:style-name="Table4.A"/>
        <table:table-column table:style-name="Table4.B"/>
        <table:table-row>
          <table:table-cell table:style-name="Table4.A1" office:value-type="string">
            <text:p text:style-name="Standard">Stefano Fornari</text:p>
            <text:p text:style-name="Standard">stefano.fornari@funambol.com</text:p>
            <text:p text:style-name="Standard"/>
            <text:p text:style-name="Standard">Marco Magistrali</text:p>
            <text:p text:style-name="Standard">marco.magistrali@funambol.com</text:p>
          </table:table-cell>
          <table:table-cell table:style-name="Table4.B1" office:value-type="string">
            <text:p text:style-name="Standard"><text:span text:style-name="T1">Funambol</text:span><text:span text:style-name="T2"><text:line-break/></text:span>http://www.Funambol.org</text:p>
          </table:table-cell>
        </table:table-row>
      </table:table>
      <text:p text:style-name="Standard"/>
      <text:p text:style-name="Standard"/>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4">Table of Contents</text:p>
          </text:index-title>
          <text:p text:style-name="P5">1. Overview<text:tab/>3</text:p>
          <text:p text:style-name="P6">1.1. Document Conventions<text:tab/>3</text:p>
          <text:p text:style-name="P6">1.2. Funambol Client API Architecture<text:tab/>4</text:p>
          <text:p text:style-name="P6">1.3. Synchronization Overview<text:tab/>4</text:p>
          <text:p text:style-name="P6">1.4. Device Manager and DMTree<text:tab/>7</text:p>
          <text:p text:style-name="P5">2. Data Synchronization Layer<text:tab/>8</text:p>
          <text:p text:style-name="P6">2.1. Synchronization Process<text:tab/>8</text:p>
          <text:p text:style-name="P6">2.2. Multiple Messages In One Package<text:tab/>14</text:p>
          <text:p text:style-name="P6">2.3. Data Synchronization Layer Design<text:tab/>14</text:p>
          <text:p text:style-name="P6">2.4. SyncManager and SyncSource Configuration<text:tab/>21</text:p>
          <text:p text:style-name="P6">2.5. Synchronization Report<text:tab/>27</text:p>
          <text:p text:style-name="P6">2.6. Item Content Transformation<text:tab/>29</text:p>
          <text:p text:style-name="P6">2.7. Configuration DMTree<text:tab/>31</text:p>
          <text:p text:style-name="P6">2.8. Client Capabilities Handling<text:tab/>33</text:p>
          <text:p text:style-name="P6">2.9. Synchronization Events Notification<text:tab/>34</text:p>
          <text:p text:style-name="P6">2.10. Filtering<text:tab/>43</text:p>
          <text:p text:style-name="P6">2.11. SyncML Message Object Representation<text:tab/>44</text:p>
          <text:p text:style-name="P6">2.12. Converter and Parser for Contact and Calendar objects<text:tab/>44</text:p>
          <text:p text:style-name="P6">2.13. Logging<text:tab/>46</text:p>
          <text:p text:style-name="P6">2.14. Transport Agent<text:tab/>47</text:p>
          <text:p text:style-name="P5">3. Device Manager Layer<text:tab/>49</text:p>
          <text:p text:style-name="P6">3.1. Terminology<text:tab/>49</text:p>
          <text:p text:style-name="P6">3.2. Architecture<text:tab/>51</text:p>
          <text:p text:style-name="P6">3.3. Class Diagram<text:tab/>52</text:p>
        </text:index-body>
      </text:table-of-content>
      <text:p text:style-name="P7"/>
      <text:h text:style-name="P8" text:outline-level="1">Overview</text:h>
      <text:p text:style-name="Standard">The Funambol Client API is a C++ programming interface that application developers use in order to take advantage of the powerful data synchronization and device management features provided by the Funambol platform.</text:p>
      <text:p text:style-name="Standard"/>
      <text:p text:style-name="P9">This document presents the design principles and patterns behind the Funambol Client API. The intended audience of this document is the Funambol development team and anyone interested in knowing the ins and outs of the Funambol Client API.</text:p>
      <text:h text:style-name="Heading_20_2" text:outline-level="2">Document Conventions</text:h>
      <text:p text:style-name="Standard">This document does not adhere to any formalized modeling language. However the conventions described in the following sections are followed.</text:p>
      <text:p text:style-name="Heading_20_3">Sequence Diagrams</text:p>
      <text:list text:style-name="L2">
        <text:list-item>
          <text:p text:style-name="P10">Each entity is represented as a box;</text:p>
        </text:list-item>
        <text:list-item>
          <text:p text:style-name="P10">a box can represent a class, an instance, an interface or even a conceptual entity; the real meaning depends by the context;</text:p>
        </text:list-item>
        <text:list-item>
          <text:p text:style-name="P10">solid arrows represents method or function calls;</text:p>
        </text:list-item>
        <text:list-item>
          <text:p text:style-name="P10">dashed arrows represent some sort of communication between two entities; it is intended that the communication mechanism is left unspecified or is not important or it is at a different abstraction layer.</text:p>
        </text:list-item>
      </text:list>
      <text:p text:style-name="Heading_20_3">Class Diagrams</text:p>
      <text:list text:style-name="L3">
        <text:list-item>
          <text:p text:style-name="P11">Each class is represented as a box;</text:p>
        </text:list-item>
        <text:list-item>
          <text:p text:style-name="P11">data members and methods are separated by an horizontal line;</text:p>
        </text:list-item>
        <text:list-item>
          <text:p text:style-name="P11">plain titles represent classes, italicized titles represent interface (abstract classes);</text:p>
        </text:list-item>
        <text:list-item>
          <text:p text:style-name="P11">a + next to a method or data member name means “public”</text:p>
        </text:list-item>
        <text:list-item>
          <text:p text:style-name="P11">a - next to a method or data member name means “private”</text:p>
        </text:list-item>
        <text:list-item>
          <text:p text:style-name="P11">a * next to a method or data member name means “protected”;</text:p>
        </text:list-item>
        <text:list-item>
          <text:p text:style-name="P11">a &gt; next to a data member name means it is a property with get/set accessors;</text:p>
        </text:list-item>
        <text:list-item>
          <text:p text:style-name="P11">inheritance is represented by an arrow pointing to the base class;</text:p>
        </text:list-item>
        <text:list-item>
          <text:p text:style-name="P11">italicized methods names represent abstract method.</text:p>
        </text:list-item>
      </text:list>
      <text:h text:style-name="Heading_20_2" text:outline-level="2"><draw:frame draw:style-name="fr1" draw:name="Frame1" text:anchor-type="paragraph" svg:y="0.159cm" svg:width="12.658cm" draw:z-index="0"><draw:text-box fo:min-height="6.83cm"><text:p text:style-name="Figure"><draw:frame draw:style-name="fr2" draw:name="Object1" text:anchor-type="paragraph" svg:x="-0.004cm" svg:y="0.416cm" svg:width="12.661cm" style:rel-width="100%" svg:height="6.006cm" style:rel-height="scale" draw:z-index="1"><draw:object xlink:href="./Obj0013F5AD" xlink:type="simple" xlink:show="embed" xlink:actuate="onLoad"/><draw:image xlink:href="./ObjectReplacements/Obj0013F5AD" xlink:type="simple" xlink:show="embed" xlink:actuate="onLoad"/></draw:frame>Figure <text:sequence text:ref-name="refFigure0" text:name="Figure" text:formula="ooow:Figure+1" style:num-format="1">1</text:sequence>: Funambol Client API architecture</text:p></draw:text-box></draw:frame>Funambol Client API Architecture</text:h>
      <text:p text:style-name="Standard">The Funambol Client API is built up of two main modules: data synchronization and device management; they are layered as shown in <text:sequence-ref text:reference-format="category-and-value" text:ref-name="refFigure0">Figure 1</text:sequence-ref>, where the device management layer is responsible for device and application configuration management and the data synchronization layer is responsible for everything regarding the SyncML protocol and data synchronization. On top of those two main modules, a client implementation layer is designed: its role is to make it very easy the integration of the Funambol Client API into an existing application.</text:p>
      <text:p text:style-name="Standard">A final application is developed on top of the Funambol Client API and can access the services provided by both modules: the <text:span text:style-name="T3">Sync Manager</text:span> to perform synchronization actions and the <text:span text:style-name="T3">Device Manager</text:span> to read, manipulate and write configuration data. In addition, the Device Manager enables the application to be transparently managed remotely by a OMA DM server.</text:p>
      <text:p text:style-name="Standard">However, usually the application code won't access the SyncManager directly, but it will mainly interact with the Funambol Client component.</text:p>
      <text:p text:style-name="Standard"/>
      <text:p text:style-name="Standard">The device manager abstracts the access to a <text:span text:style-name="T4">configuration repository</text:span><text:span text:style-name="T5">, represented in the picture with the DM Tree block. How the configuration repository is implemented on a particular device is platform specific and the API shall provide a concrete implementation of DeviceManager for any supported platform. However, the DeviceManager exposes such configuration parameters as a tree-like structure, where nodes represent containers for other nodes and leafs, and leafs represent the actual configuration parameters. This tree is called “Management Tree” and follows the description found in </text:span><text:span text:style-name="T5"><text:reference-ref text:reference-format="text" text:ref-name="SyncML DM Tree">[2]</text:reference-ref></text:span><text:span text:style-name="T5">.</text:span></text:p>
      <text:p text:style-name="Standard">The final application will also likely need to access a local data repository. This is done through a so called <text:span text:style-name="T4">S</text:span><text:span text:style-name="T3">ync Source;</text:span><text:span text:style-name="T5"> this </text:span>is an application module used by the Sync Manager to interact with the application data. The way the Sync Source accesses the local data repository is application or device specific and hidden to the synchronization engine by the Sync Source interface.</text:p>
      <text:h text:style-name="Heading_20_2" text:outline-level="2">Synchronization Overview</text:h>
      <text:p text:style-name="Standard">A client application interacts mainly with two entities of the Funambol Client API: the SyncManager and the SyncSource. The SyncManager is the component that handles all the communication and protocol stuffs.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p text:style-name="Standard"/>
      <text:p text:style-name="Standard">The synchronization process is logically a sequence of three phases (see <text:reference-ref text:reference-format="text" text:ref-name="SyncML DS">[4]</text:reference-ref>):</text:p>
      <text:p text:style-name="Standard"/>
      <text:list text:style-name="L4">
        <text:list-item>
          <text:p text:style-name="P12">Initialization</text:p>
        </text:list-item>
        <text:list-item>
          <text:p text:style-name="P12">Modifications exchange</text:p>
        </text:list-item>
        <text:list-item>
          <text:p text:style-name="P12">Mapping</text:p>
        </text:list-item>
      </text:list>
      <text:p text:style-name="Standard"/>
      <text:p text:style-name="Standard">In the initialization phase the client sends its credentials and which database to synchronize (along with the desired synchronization type) to the server. The server responds with the authentication status and the synchronization type to perform. </text:p>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to the server.</text:p>
      <text:p text:style-name="Standard">In the case the server issued a new item to the client, the latter will create a new local id for it and therefore needs to communicate such new key to the server (see LUID-GUID mapping in <text:reference-ref text:reference-format="text" text:ref-name="SyncML DS">[4]</text:reference-ref>). This is usually done in the mapping phase (or at least, the Funambol client API will send the mapping just after the modifications exchange phase).</text:p>
      <text:p text:style-name="P13"><draw:frame draw:style-name="fr3" draw:name="Frame2" text:anchor-type="paragraph" svg:x="0.021cm" svg:y="-0.002cm" svg:width="15cm" style:rel-width="100%" svg:height="16.91cm" style:rel-height="scale-min" draw:z-index="6"><draw:text-box><text:p text:style-name="Figure"><draw:frame draw:style-name="fr4" draw:name="Oggetto1" text:anchor-type="paragraph" svg:x="0cm" svg:y="0cm" svg:width="15.004cm" style:rel-width="100%" svg:height="16.036cm" style:rel-height="scale" draw:z-index="7"><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he synchronization process</text:p></draw:text-box></draw:frame>The Synchronization Process </text:p>
      <text:p text:style-name="Standard"/>
      <text:p text:style-name="Standard">The entities in the sequence diagram of <text:sequence-ref text:reference-format="category-and-value" text:ref-name="refFigure1">Figure 2</text:sequence-ref><text:sequence-ref text:reference-format="category-and-value" text:ref-name="ref0"/> have the following meaning:</text:p>
      <text:p text:style-name="Standard"/>
      <text:list text:style-name="L5">
        <text:list-item>
          <text:p text:style-name="P14">Client: a final client application using the Funambol SDK;</text:p>
        </text:list-item>
        <text:list-item>
          <text:p text:style-name="P14">SyncClient: the SDK client kernel that the developer extends in order to interact with the client data sources;</text:p>
        </text:list-item>
        <text:list-item>
          <text:p text:style-name="P14">SyncManager: the SDK synchronization engine;</text:p>
        </text:list-item>
        <text:list-item>
          <text:p text:style-name="P14">SyncSource: the client abstraction of a client data source;</text:p>
        </text:list-item>
        <text:list-item>
          <text:p text:style-name="P14">Server: the SyncML server</text:p>
        </text:list-item>
      </text:list>
      <text:p text:style-name="Standard"/>
      <text:p text:style-name="Standard">As shown in the figure, the client application just kicks off the synchronization process giving an array of syncsources to synchronize. SyncClient takes control of the synchronization process, coordinating the SyncManager and handling its return values. The macro synchronization initialization, modification exchange and mapping involve the interaction with the server and include the required SyncML messages exchange. They will be described later in dedicated sections.</text:p>
      <text:h text:style-name="Heading_20_2" text:outline-level="2">Device Manager and DMTree</text:h>
      <text:p text:style-name="P15">Goal of the device management module is to allow an easy management of the device by a remote operator. This means that a remote agent can navigate, view and change device and applications configuration and that those changes are picked up by the application, possibly requiring minimal or no user action.</text:p>
      <text:p text:style-name="P15"/>
      <text:p text:style-name="P15">In order to provide device management functionality, the Funambol client framework provides a single, shared configuration tree, called <text:span text:style-name="T4">Device Management Tree</text:span> or <text:span text:style-name="T4">DMTree</text:span>. This registry is easily accessible by client applications and hides the details of the physical storage where configuration settings are stored (it could be an SQL database, a device datastore, an XML file or even the device memory for run-time configuration values). For a detailed explanation of the role and structure of the DMTree see <text:reference-ref text:reference-format="text" text:ref-name="SyncML DM Tree">[2]</text:reference-ref>.</text:p>
      <text:p text:style-name="P15"/>
      <text:p text:style-name="P15">The device management module is abstracted in the Funambol client API by the DeviceManager interface. This is an abstract interface that must be implemented for each supported device. The current design of the Funambol client API provides the following implementations:</text:p>
      <text:p text:style-name="P15"/>
      <text:list text:style-name="L6">
        <text:list-item>
          <text:p text:style-name="P16">Win32 – registry</text:p>
        </text:list-item>
        <text:list-item>
          <text:p text:style-name="P16">WindowsMobile – registry</text:p>
        </text:list-item>
        <text:list-item>
          <text:p text:style-name="P16">Posix – plain files tree</text:p>
        </text:list-item>
        <text:list-item>
          <text:p text:style-name="P16">PalmOS – palm db</text:p>
        </text:list-item>
      </text:list>
      <text:p text:style-name="P15"/>
      <text:p text:style-name="P15">The DM subsystem is fully described in chapter 3.</text:p>
      <text:p text:style-name="P15"/>
      <text:h text:style-name="Heading_20_1" text:outline-level="1">Data Synchronization Layer</text:h>
      <text:p text:style-name="Standard">This chapter describe the design of the Funambol Client API Data Synchronization Layer.</text:p>
      <text:p text:style-name="Standard">The Data Synchronization process implemented in the Funambol API follows the OMA DS 1.2 specification (see <text:reference-ref text:reference-format="text" text:ref-name="SyncML DS">[4]</text:reference-ref> and related documents).</text:p>
      <text:h text:style-name="Heading_20_2" text:outline-level="2">Synchronization Process</text:h>
      <text:p text:style-name="Standard">The synchronization process has been briefly introduced in the synchronization overview. In the following sections, the synchronization process is described and designed in more details.</text:p>
      <text:p text:style-name="Heading_20_3">Initialization</text:p>
      <text:p text:style-name="Standard">As per the SyncML specification, the initialization phase can be performed in two ways:</text:p>
      <text:p text:style-name="Standard"/>
      <text:list text:style-name="L7">
        <text:list-item>
          <text:p text:style-name="P17">As a separate package</text:p>
        </text:list-item>
        <text:list-item>
          <text:p text:style-name="P17">Together with the modifications exchange package</text:p>
        </text:list-item>
      </text:list>
      <text:p text:style-name="Standard"/>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During initialization three important tasks are performed:</text:p>
      <text:p text:style-name="Standard"/>
      <text:list text:style-name="L8">
        <text:list-item>
          <text:p text:style-name="P18">client authentication</text:p>
        </text:list-item>
        <text:list-item>
          <text:p text:style-name="P18">server authentication</text:p>
        </text:list-item>
        <text:list-item>
          <text:p text:style-name="P18">database alerting</text:p>
        </text:list-item>
      </text:list>
      <text:p text:style-name="Heading_20_4">Client Authentication</text:p>
      <text:p text:style-name="Standard">This section covers how the client sends its authentication credentials to the server and how the authentication process goes.</text:p>
      <text:p text:style-name="Standard"/>
      <text:p text:style-name="Standard">The SyncML specifications mandate that client implementations must support at least <text:span text:style-name="T4">basic</text:span> and <text:span text:style-name="T4">MD5 Digest</text:span> authentication. The Funambol Client API implements both. </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
      <text:p text:style-name="Standard">For additional information on Basic and MD5 authentication see section 2.5 of <text:reference-ref text:reference-format="text" text:ref-name="SyncML DS">[4]</text:reference-ref>.</text:p>
      <text:p text:style-name="Standard">Basic authentication is identified by the URI syncml:auth-basic; it is pretty simple and it is very similar to what happens in WEB applications. </text:p>
      <text:p text:style-name="Standard">In this case, credential data represent are encoded as follows:</text:p>
      <text:p text:style-name="Standard"/>
      <text:p text:style-name="Code">B64(username':'password)</text:p>
      <text:p text:style-name="Standard"/>
      <text:p text:style-name="Standard">Where B64() is a function that encodes the given string in Base 64. <text:span text:style-name="T4">username</text:span> and <text:span text:style-name="T4">password</text:span> represent the account's authentication information.</text:p>
      <text:p text:style-name="Standard"/>
      <text:p text:style-name="Standard">The MD5 Digest scheme is identified by the URI syncml:auth-md5. Let MD5(data) denote the result of applying the MD5 hash algorithm to “data”, the result is a 128-bit binary quantity. </text:p>
      <text:p text:style-name="Standard">Let A be the concatenation of an authentication identifier as the originator’s userid, followed by the COLON (i.e., “:”) separator character, followed by some secret known by the originator and recipient such as the originator's password for the corresponding userid, for instance:</text:p>
      <text:p text:style-name="Standard"/>
      <text:p text:style-name="Code">A=”Bruce1:OhBehave”</text:p>
      <text:p text:style-name="Standard"/>
      <text:p text:style-name="Standard">Let AD be defined as:</text:p>
      <text:p text:style-name="Standard"/>
      <text:p text:style-name="Code">AD = MD5(A)</text:p>
      <text:p text:style-name="Standard"/>
      <text:p text:style-name="Standard">Let B64(data) denote the result of the base64 encoding algorithm applied to “data”. This authentication scheme is the MD5 digest form of the concatenation of B64(AD), followed by the COLON (i.e. “:”) separator character, followed by the recipient specified nonce string.</text:p>
      <text:p text:style-name="Standard">The maximum duration that the nonce string can be used by the originator is the current SyncML session. Note that issuing a nonce does not constitute use – a nonce may be issued for use in the next session. More frequent changes to the nonce string can be specified with the NextNonce element type within the Meta element type of the Chal element type. The MD5 credential, a 128-bit binary digest value, MUST be Base64 character encoded when transferred as clear-text XML. For WBXML representation, the additional Base64 character encoding is not necessary (but still allowed).</text:p>
      <text:p text:style-name="Heading_20_4">Computation of the MD-5 Digest</text:p>
      <text:p text:style-name="Standard">The digest is computed as follows:</text:p>
      <text:p text:style-name="Standard"/>
      <text:p text:style-name="Code">Let H = the MD5 Hashing function.</text:p>
      <text:p text:style-name="Code">Let Digest = the output of the MD5 Hashing function.</text:p>
      <text:p text:style-name="Code">Let B64 = the base64 encoding function.</text:p>
      <text:p text:style-name="Code">Digest = H(B64(H(username':'password))':'nonce)</text:p>
      <text:p text:style-name="Standard"/>
      <text:p text:style-name="Standard">This computation allows the authenticator to authenticate without having knowledge of the password. The password is neither sent as part of the credentials, nor is it required to be known explicitly by the authenticator, since the authenticator need only store a pre-computed hash of the username:password string.</text:p>
      <text:p text:style-name="Heading_20_4">Password and Nonce Usage</text:p>
      <text:p text:style-name="Standard">The nonce value is recommended to be at least 128 bits (16 random octets) in length.</text:p>
      <text:p text:style-name="Standard"/>
      <text:p text:style-name="Standard">The nonce value is issued in a challenge from either the device or the server. In the case of the credentials being sent prior to a challenge being issued, then the last nonce used shall be reused. The authenticator must be aware that the issuer of the credentials may be using a stale nonce (that is to say, a nonce that is invalid due to some previous communications failure or a loss of data). Because of this, if authentication fails, one more challenge, along with the supply of a new nonce, must be made.</text:p>
      <text:p text:style-name="Standard"/>
      <text:p text:style-name="Standard">A new nonce is generated for each new session. </text:p>
      <text:p text:style-name="Standard"/>
      <text:p text:style-name="Standard">After being successfully used, a nonce obtained from the server must be stored persistently for a future use. Not that this must be done only if used successfully (to prevent nonce hacking).</text:p>
      <text:p text:style-name="Heading_20_4">Nonce Generation</text:p>
      <text:p text:style-name="Standard">It is important that nonces are generated randomically, so that it is difficult to try to hack a next nonce from a stolen nonce.</text:p>
      <text:p text:style-name="Standard">We will generate the nonce with the following algorithm:</text:p>
      <text:p text:style-name="Standard"/>
      <text:p text:style-name="Code">void generateNonce(char nonce[16]) { </text:p>
      <text:p text:style-name="Code"><text:s text:c="2"/>srand ( time(NULL) ); // random number generation initialization</text:p>
      <text:p text:style-name="Code"/>
      <text:p text:style-name="Code"><text:s text:c="2"/>for (unsigned int i = 0; i &lt; 16; ++i) { </text:p>
      <text:p text:style-name="Code"><text:s text:c="4"/>nonce[i] = ((rand()%100) * (rand()%100))%100; </text:p>
      <text:p text:style-name="Code"/>
      <text:p text:style-name="Code"><text:s text:c="4"/>if (nonce[i] &lt; 32) {</text:p>
      <text:p text:style-name="Code"><text:s text:c="8"/>nonce[i] += 96; </text:p>
      <text:p text:style-name="Code"><text:s text:c="4"/>}</text:p>
      <text:p text:style-name="Code"><text:s text:c="2"/>}</text:p>
      <text:p text:style-name="Code"><text:s text:c="2"/></text:p>
      <text:p text:style-name="Code"><text:s text:c="2"/>//</text:p>
      <text:p text:style-name="Code"><text:s text:c="2"/>// Note that the nonce won't be 0 terminated</text:p>
      <text:p text:style-name="Code"><text:s text:c="2"/>//</text:p>
      <text:p text:style-name="Code">}</text:p>
      <text:p text:style-name="Heading_20_4">Server Authentication</text:p>
      <text:p text:style-name="Standard">This section covers how the client can optionally authenticate the server. Server authentication is mainly requested in the case of OMA DM more than OMA DS. However, since the C++ API is the base for both DM and DS, server authentication must be implemented too.</text:p>
      <text:p text:style-name="Standard"/>
      <text:p text:style-name="Standard">The mechanism behind server authentication is not far from what explained early. The only difference is that instead of authenticating a user id, the client authenticates a server id.</text:p>
      <text:p text:style-name="Standard"/>
      <text:p text:style-name="Standard">For basic authentication, the client expects that the server sends a Cred element with proper credential data. If the Cred element is missing, the client challenges the server for the requested authentication mechanism.</text:p>
      <text:p text:style-name="Standard"/>
      <text:p text:style-name="Standard">The given credentials must be in the form:</text:p>
      <table:table table:name="Table1" table:style-name="Table1">
        <table:table-column table:style-name="Table1.A"/>
        <table:table-column table:style-name="Table1.B"/>
        <table:table-row>
          <table:table-cell table:style-name="Table1.A1" office:value-type="string">
            <text:p text:style-name="Table_20_Contents">Basic</text:p>
          </table:table-cell>
          <table:table-cell table:style-name="Table1.B1" office:value-type="string">
            <text:p text:style-name="Code">B64(serverid':'password)</text:p>
          </table:table-cell>
        </table:table-row>
        <table:table-row>
          <table:table-cell table:style-name="Table1.A2" office:value-type="string">
            <text:p text:style-name="Table_20_Contents">MD5 Digest</text:p>
          </table:table-cell>
          <table:table-cell table:style-name="Table1.B2" office:value-type="string">
            <text:p text:style-name="Code">H(B64(H(serverid':'password))':'nonce)</text:p>
          </table:table-cell>
        </table:table-row>
      </table:table>
      <text:p text:style-name="Standard">In order for the client to be able to check that the given credentials are correct, it needs to retrieve the expected server id and server password (and maybe nonce) from a permanent store. It is decided to use still the client DMTree as persistent store of such information, and in particular, we will use the SyncML DM management object OMA DM specification (<text:reference-ref text:reference-format="text" text:ref-name="SyncML DM StdObj">[3]</text:reference-ref>).</text:p>
      <text:p text:style-name="Heading_20_4">Authentication Algorithm</text:p>
      <text:p text:style-name="Standard">Client and server authentication are performed concurrently during initialization. The algorithm to do so is shown in <text:sequence-ref text:reference-format="category-and-value" text:ref-name="refFigure2">Figure 3</text:sequence-ref>.</text:p>
      <text:p text:style-name="Standard"/>
      <text:p text:style-name="Standard"><draw:frame draw:style-name="fr5" draw:name="Frame5" text:anchor-type="paragraph" svg:x="0.004cm" svg:y="0.002cm" svg:width="15.104cm" style:rel-width="100%" svg:height="21.391cm" style:rel-height="scale-min" draw:z-index="4"><draw:text-box><text:p text:style-name="Figure"><draw:frame draw:style-name="fr6" draw:name="Object2" text:anchor-type="paragraph" svg:x="0.004cm" svg:y="0.002cm" svg:width="15.104cm" style:rel-width="100%" svg:height="21.391cm" style:rel-height="scale" draw:z-index="5"><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uthentication algorithm flowchart</text:p></draw:text-box></draw:frame></text:p>
      <text:p text:style-name="Standard"/>
      <text:p text:style-name="Heading_20_4">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nc Type</text:p>
            </table:table-cell>
            <table:table-cell table:style-name="Table2.B1" office:value-type="string">
              <text:p text:style-name="Table_20_Heading">Description</text:p>
            </table:table-cell>
            <table:table-cell table:style-name="Table2.C1" office:value-type="string">
              <text:p text:style-name="P19">Alert Code</text:p>
            </table:table-cell>
          </table:table-row>
        </table:table-header-rows>
        <table:table-row>
          <table:table-cell table:style-name="Table2.A2" office:value-type="string">
            <text:p text:style-name="Table_20_Contents">Two-way</text:p>
          </table:table-cell>
          <table:table-cell table:style-name="Table2.B2" office:value-type="string">
            <text:p text:style-name="Table_20_Contents">A normal sync type in which the client and the server exchange information about modified data in these devices. The client sends the modifications first.</text:p>
          </table:table-cell>
          <table:table-cell table:style-name="Table2.C2" office:value-type="string">
            <text:p text:style-name="P20">200</text:p>
          </table:table-cell>
        </table:table-row>
        <table:table-row>
          <table:table-cell table:style-name="Table2.A2" office:value-type="string">
            <text:p text:style-name="Table_20_Contents">Slow</text:p>
          </table:table-cell>
          <table:table-cell table:style-name="Table2.B2" office:value-type="string">
            <text:p text:style-name="Table_20_Contents">A form of two-way sync in which all items are compared with each other on a field-by-field basis. In practise, this means that the client sends all its data from a database to the server and the server does the sync analysis (field-by-field) for this data and the data in the server.</text:p>
          </table:table-cell>
          <table:table-cell table:style-name="Table2.C2" office:value-type="string">
            <text:p text:style-name="P20">201</text:p>
          </table:table-cell>
        </table:table-row>
        <table:table-row>
          <table:table-cell table:style-name="Table2.A2" office:value-type="string">
            <text:p text:style-name="Table_20_Contents">One-way from client only</text:p>
          </table:table-cell>
          <table:table-cell table:style-name="Table2.B2" office:value-type="string">
            <text:p text:style-name="Table_20_Contents">A sync type in which the client sends its modifications to the server but the server does not send its modifications back to the client.</text:p>
          </table:table-cell>
          <table:table-cell table:style-name="Table2.C2" office:value-type="string">
            <text:p text:style-name="P20">202</text:p>
          </table:table-cell>
        </table:table-row>
        <table:table-row>
          <table:table-cell table:style-name="Table2.A2" office:value-type="string">
            <text:p text:style-name="Table_20_Contents">Refresh from client only</text:p>
          </table:table-cell>
          <table:table-cell table:style-name="Table2.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2.C2" office:value-type="string">
            <text:p text:style-name="P20">203</text:p>
          </table:table-cell>
        </table:table-row>
        <table:table-row>
          <table:table-cell table:style-name="Table2.A2" office:value-type="string">
            <text:p text:style-name="Table_20_Contents">One-way from server only</text:p>
          </table:table-cell>
          <table:table-cell table:style-name="Table2.B2" office:value-type="string">
            <text:p text:style-name="Table_20_Contents">A sync type in which the client gets all modifications from the server but the client does not send its modifications to the server.</text:p>
          </table:table-cell>
          <table:table-cell table:style-name="Table2.C2" office:value-type="string">
            <text:p text:style-name="P20">204</text:p>
          </table:table-cell>
        </table:table-row>
        <table:table-row>
          <table:table-cell table:style-name="Table2.A2" office:value-type="string">
            <text:p text:style-name="Table_20_Contents">Refresh from server only</text:p>
          </table:table-cell>
          <table:table-cell table:style-name="Table2.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2.C2" office:value-type="string">
            <text:p text:style-name="P20">205</text:p>
          </table:table-cell>
        </table:table-row>
        <table:table-row>
          <table:table-cell table:style-name="Table2.A2" office:value-type="string">
            <text:p text:style-name="Table_20_Contents">Server alerted</text:p>
          </table:table-cell>
          <table:table-cell table:style-name="Table2.B2" office:value-type="string">
            <text:p text:style-name="Table_20_Contents">A sync type in which the server to alerts the client to perform sync. That is, the server informs the client to starts a specific type of sync with the server.</text:p>
          </table:table-cell>
          <table:table-cell table:style-name="Table2.C2" office:value-type="string">
            <text:p text:style-name="P20"/>
          </table:table-cell>
        </table:table-row>
      </table:table>
      <text:p text:style-name="Standard">From the specifications perspective only Slow and Two-way sync types are mandatory. However, the Funambol C++ API supports issuing all the defined synchronization types.</text:p>
      <text:p text:style-name="Standard"/>
      <text:p text:style-name="Standard">The expected behavior for each synchronization type is faced more deeply in chapter ... .</text:p>
      <text:p text:style-name="Standard"/>
      <text:p text:style-name="Standard">Clients specifies that a local database shall be synchronized with a remote database with the SyncML Alert command. It is used like in the following example:</text:p>
      <text:p text:style-name="Standard"/>
      <text:p text:style-name="Code">&lt;Alert&gt;</text:p>
      <text:p text:style-name="Code"><text:s text:c="2"/>&lt;CmdID&gt;1&lt;/CmdID&gt;</text:p>
      <text:p text:style-name="Code"><text:s text:c="2"/>&lt;Data&gt;200&lt;/Data&gt; &lt;!-- 200 = TWO_WAY_ALERT --&gt; </text:p>
      <text:p text:style-name="Code"><text:s text:c="2"/>&lt;Item&gt;</text:p>
      <text:p text:style-name="Code"><text:s text:c="4"/>&lt;Target&gt;&lt;LocURI&gt;./rmtcontacts&lt;/LocURI&gt;&lt;/Target&gt;</text:p>
      <text:p text:style-name="Code"><text:s text:c="4"/>&lt;Source&gt;&lt;LocURI&gt;./lclcontacts&lt;/LocURI&gt;&lt;/Source&gt; </text:p>
      <text:p text:style-name="Code"><text:s text:c="4"/>&lt;Meta&gt; </text:p>
      <text:p text:style-name="Code"><text:s text:c="6"/>&lt;Anchor xmlns='syncml:metinf'&gt; </text:p>
      <text:p text:style-name="Code"><text:s text:c="8"/>&lt;Last&gt;234&lt;/Last&gt; </text:p>
      <text:p text:style-name="Code"><text:s text:c="8"/>&lt;Next&gt;276&lt;/Next&gt; </text:p>
      <text:p text:style-name="Code"><text:s text:c="6"/>&lt;/Anchor&gt;</text:p>
      <text:p text:style-name="Code"><text:s text:c="4"/>&lt;/Meta&gt; </text:p>
      <text:p text:style-name="Code"><text:s text:c="2"/>&lt;/Item&gt;</text:p>
      <text:p text:style-name="Code">&lt;/Alert&gt;</text:p>
      <text:p text:style-name="Standard">Target specifies the remote database; Source is the URI of the local database. The Anchor element is used to determine if the local and server database start from a well known state or if a slow sync must be performed instead. Refer to the SyncML specifications for details.</text:p>
      <text:p text:style-name="Standard"/>
      <text:p text:style-name="Standard">Note that the server can respond with a different Alert type for a given database. The client must always performs the synchronization type as given by the server.</text:p>
      <text:p text:style-name="Standard"/>
      <text:p text:style-name="Standard">Note that it is responsibility of the SyncManager to select the local databases to synchronize and thus to alert the server accordingly. This is done using the configuration information retrieved by the DMTree as explained in section 2.6.</text:p>
      <text:p text:style-name="P21">Modifications Exchange</text:p>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
      <text:p text:style-name="Standard">Since the initialization phase is done separately, the modification exchange phase is carried on only if initialization completed successfully.</text:p>
      <text:p text:style-name="Standard"/>
      <text:p text:style-name="Standard">The real synchronization process is driven by the SyncManager. It uses the SyncSource interface in order to interact with a specific data source. The development of the SyncSource is delegated to the application developer. </text:p>
      <text:p text:style-name="Standard"/>
      <text:p text:style-name="Standard">The role of a SyncSource is manifold:</text:p>
      <text:p text:style-name="Standard"/>
      <text:list text:style-name="L9">
        <text:list-item>
          <text:p text:style-name="P22">provide information about the SyncSource to synchronize (preferred synchronization type, name, local and target URIs, mime type of the data...)</text:p>
        </text:list-item>
        <text:list-item>
          <text:p text:style-name="P22">keep the synchronization state from the datasource point of view</text:p>
        </text:list-item>
        <text:list-item>
          <text:p text:style-name="P22">retrieve all items in the datasource regardless their state</text:p>
        </text:list-item>
        <text:list-item>
          <text:p text:style-name="P22">retrieve the modified items only from the datasource</text:p>
        </text:list-item>
        <text:list-item>
          <text:p text:style-name="P22">apply server side changes</text:p>
        </text:list-item>
        <text:list-item>
          <text:p text:style-name="P22">commit changes</text:p>
        </text:list-item>
      </text:list>
      <text:p text:style-name="Standard"/>
      <text:p text:style-name="Standard">The interaction between the SyncManager and the SyncSource is the core of the synchronization process. Note that since the number of items in the local data source may be relevant, the SyncSource works like a cursor: it provides getFirstItem()/ getNextItem()/getFirstModifiedItem()/getNextModifiedItem() to retrieve the first and next items in the data store. Plus, in this way the SyncManager has the opportunity to choose to add the item in the current message or in the next one.</text:p>
      <text:p text:style-name="Standard"/>
      <text:p text:style-name="Standard">In order to keep the client implementation simple, the decision on when to break the message is made with an heuristic rule: the SyncManager is configured with a “Max Data Size” parameter determining the maximum amount of data (without any overhead due to the protocol) are allowed to be sent in a single message. The developer must make sure that this amount is undersized of the possible overhead added by the protocol.</text:p>
      <text:p text:style-name="Standard"/>
      <text:p text:style-name="Standard">When the server receives a modification from the client, it applies the change in the server database and returns the status. The SyncManager communicates the status of the performed command by calling setItemStatus() so that the SyncSource can take appropriate actions (for example, in the case of a success code, it can reset the item dirty flag or permanently delete a soft deleted item).</text:p>
      <text:p text:style-name="Standard"/>
      <text:p text:style-name="Standard">On the opposite direction, when modifications are received from the server, the SyncManager decodes each command and call add/update/deleteItem(). These calls apply the change and return a status code (the same value that will be sent in the SyncML message).</text:p>
      <text:p text:style-name="Standard">Note that addItem() returns also the new local ID generated by the datastore; this is stored fin the SyncSource along with the GUID received by the server so that the mapping will be communicated back to the server in a Map command (see the next phase).</text:p>
      <text:p text:style-name="Heading_20_3">Finalization</text:p>
      <text:p text:style-name="Standard">After the server has done with its modifications, along with the latest status command, the client is requested to send also the LUID-GUIID mappings, if there is any. As already mentioned, such mapping is stored temporarily in the SyncSource instance, therefore the SyncManager can easily extract them and embed them into the message. However, it may happen that the communication falls in the middle of sending the message or before receiving the response from the server. For this reason, mappings must be permanently stored before sending them and can be removed only after receiving a successful status for the Map command sent. </text:p>
      <text:p text:style-name="Standard">If when a new synchronization starts, the persistent mappings is still present, it must be sent again (see the SyncML specs on mapping caching for details).</text:p>
      <text:h text:style-name="Heading_20_2" text:outline-level="2">Multiple Messages In One Package</text:h>
      <text:p text:style-name="Standard">The Funambol Client API C++ supports multiple messages per package, which means the client can send its modified items in more messages and get the server items in the same way. This process is commonly called “multi-message” and it is used to meet the limited resources requirements of mobile devices.</text:p>
      <text:p text:style-name="Standard"/>
      <text:p text:style-name="Standard">The SyncML protocol specifies how multi-message shall be performed by the synchronizing entities; the process can be summarized as follows:</text:p>
      <text:p text:style-name="Standard"/>
      <text:list text:style-name="L10">
        <text:list-item>
          <text:p text:style-name="P23">Client sends the first n items in the first message of PKG #3, without the &lt;Final/&gt; element;</text:p>
        </text:list-item>
        <text:list-item>
          <text:p text:style-name="P23">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23">Client sends the next message with the next items; if the message contains the last items, the package is terminated with the &lt;Final/&gt; tag;</text:p>
        </text:list-item>
        <text:list-item>
          <text:p text:style-name="P23">Server applies the client changes and returns a message with only status; if the client sent its last massage, Server goes to the next step; otherwise, the process goes back to step 2;</text:p>
        </text:list-item>
        <text:list-item>
          <text:p text:style-name="P23">Client replies to Server with simply a status command (optionally a 222 Alert code);</text:p>
        </text:list-item>
        <text:list-item>
          <text:p text:style-name="P23">Server starts sending server side updates; if the message is not the last one, the &lt;Final/&gt; element is not added to the message; otherwise, &lt;Final/&gt; indicates the end of the package;</text:p>
        </text:list-item>
        <text:list-item>
          <text:p text:style-name="P23">Client applies the received changes and replies with status command only; when the message obtained by Server contains the &lt;Final/&gt; element, the process ends.</text:p>
        </text:list-item>
      </text:list>
      <text:h text:style-name="Heading_20_2" text:outline-level="2">Data Synchronization Layer Design</text:h>
      <text:p text:style-name="Standard">This section defines the design of the data synchronization layer accordingly to the sections so far presented. More on specific features of the API will be detailed in dedicated chapters.</text:p>
      <text:p text:style-name="Standard">As depicted in <text:sequence-ref text:reference-format="category-and-value" text:ref-name="refFigure0">Figure 1</text:sequence-ref>, we already identified some fundamental components of the API: SyncClient, SyncManager, TransportAgent, SyncSource. Roles and responsibilities of these components are summarized in the table below.</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omponent</text:p>
            </table:table-cell>
            <table:table-cell table:style-name="Table7.A1" office:value-type="string">
              <text:p text:style-name="Table_20_Heading">Implementing class</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Client</text:p>
          </table:table-cell>
          <table:table-cell table:style-name="Table7.A2" office:value-type="string">
            <text:p text:style-name="Table_20_Contents">spds/common/SyncClient</text:p>
          </table:table-cell>
          <table:table-cell table:style-name="Table7.C2" office:value-type="string">
            <text:p text:style-name="Table_20_Contents">This component is the main interface to the application using the API. It represents the client SyncMLAgent as defined in the SyncML specification. The role of the SyncClient class is to provide an high level interface to a client application so that the developer can enable its own application to use SyncML simply calling a method of this class (see <text:sequence-ref text:reference-format="category-and-value" text:ref-name="refFigure1">Figure 2</text:sequence-ref>). This is also where the synchronization process is implemented, from initialization to finalization, including multi message and so on.</text:p>
            <text:p text:style-name="Table_20_Contents">This class can be derived to overload some methods to perform custom operations (e.g. prepareSync<text:change-start text:change-id="ct100679176"/>, beginSync, endSync<text:change-end text:change-id="ct100679176"/>)</text:p>
          </table:table-cell>
        </table:table-row>
        <table:table-row>
          <table:table-cell table:style-name="Table7.A2" office:value-type="string">
            <text:p text:style-name="Table_20_Contents">SyncManager</text:p>
          </table:table-cell>
          <table:table-cell table:style-name="Table7.A2" office:value-type="string">
            <text:p text:style-name="Table_20_Contents">spds/common/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TransportAgent</text:p>
          </table:table-cell>
          <table:table-cell table:style-name="Table7.A2" office:value-type="string">
            <text:p text:style-name="Table_20_Contents">http/common/TransportAgent</text:p>
          </table:table-cell>
          <table:table-cell table:style-name="Table7.C2" office:value-type="string">
            <text:p text:style-name="Table_20_Contents">This low-level component is responsible of transporting the SyncML messages to and from the server. It accesses the system network API to perform the needed HTTP calls.</text:p>
          </table:table-cell>
        </table:table-row>
        <table:table-row>
          <table:table-cell table:style-name="Table7.A2" office:value-type="string">
            <text:p text:style-name="Table_20_Contents">SyncSource</text:p>
          </table:table-cell>
          <table:table-cell table:style-name="Table7.A2" office:value-type="string">
            <text:p text:style-name="Table_20_Contents">spds/common/SyncSource</text:p>
          </table:table-cell>
          <table:table-cell table:style-name="Table7.C2" office:value-type="string">
            <text:p text:style-name="Table_20_Contents">This component represents a client database. It is used by the SyncManager when it needs to read on store data from and to the local database. SyncSource is purely an interface, which client developers must implement in order to access the most disparate data sources.</text:p>
          </table:table-cell>
        </table:table-row>
      </table:table>
      <text:p text:style-name="Heading_20_3">SyncClient</text:p>
      <text:p text:style-name="Standard">The class diagram of SyncClient is illustrated in <text:sequence-ref text:reference-format="category-and-value" text:ref-name="refFigure3">Figure 4</text:sequence-ref>.</text:p>
      <text:p text:style-name="Standard"><draw:frame draw:style-name="fr7" draw:name="Frame6" text:anchor-type="paragraph" svg:y="0.012cm" svg:width="14.924cm" draw:z-index="11"><draw:text-box fo:min-height="6.9cm"><text:p text:style-name="Figure"><draw:frame draw:style-name="fr8" draw:name="Object5" text:anchor-type="paragraph" svg:x="0cm" svg:y="0cm" svg:width="14.917cm" style:rel-width="100%" svg:height="7.086cm" style:rel-height="scale" draw:z-index="12"><draw:object xlink:href="./Object 5" xlink:type="simple" xlink:show="embed" xlink:actuate="onLoad"/><draw:image xlink:href="./ObjectReplacements/Object 5" xlink:type="simple" xlink:show="embed" xlink:actuate="onLoad"/></draw:frame>Figure <text:sequence text:ref-name="refFigure3" text:name="Figure" text:formula="ooow:Figure+1" style:num-format="1">4</text:sequence>: SyncClient class diagram</text:p></draw:text-box></draw:frame>SyncClient is the interface class between the client and the engine. It can be overridden to implement the virtual protected methods to perform client specific action at certain points of the sync. See the methods description below.</text:p>
      <text:p text:style-name="Standard"/>
      <text:p text:style-name="Standard">As a design choice, we want that a SyncClient could potentially be configured from many sources (the DM subsystem is the preferred one, but other systems may be all right), therefore to properly configure the SyncClient instance <text:change-start text:change-id="ct100679040"/>the reference to the configuration object (an instance of SyncManagerConfig – for details, see the dedicated section about the configuration objects in later in this document) is passed <text:change-end text:change-id="ct100679040"/>when calling one of the two methods sync()<text:change-start text:change-id="ct100678904"/>.<text:change-end text:change-id="ct100678904"/><text:change text:change-id="ct100678768"/></text:p>
      <text:p text:style-name="Standard"/>
      <text:p text:style-name="P24">Another fundamental design choice is that SyncClient must be platform independent. This means that it shall not access any system specific APIs. This may make error handling and notification harder because how the user is notified of an error condition usually needs some sort of UI. To overcome this problem, a custom ErrorHandler instance can be set with the setErrorHandler() method so that the developer can provide his/her own implementation. A standard ErrorHandler is also provided, who simply log the error condition. This is implemented into the LogErrorHandler class.</text:p>
      <text:p text:style-name="P24">The ErrorHandler interface has also a method to get the last error occurred: in this way the client can take note of different errors and inform the user about the outcome of the sync once at the end.</text:p>
      <text:p text:style-name="Standard"/>
      <text:p text:style-name="Standard"><text:change text:change-id="ct100678632"/></text:p>
      <text:p text:style-name="Heading_20_3"><draw:frame draw:style-name="fr9" draw:name="Frame8" text:anchor-type="paragraph" svg:y="-0.009cm" svg:width="15cm" style:rel-width="100%" svg:height="11.423cm" style:rel-height="scale-min" draw:z-index="15"><draw:text-box><text:p text:style-name="Figure"><draw:frame draw:style-name="fr4" draw:name="Object7" text:anchor-type="paragraph" svg:x="0cm" svg:y="0cm" svg:width="15.009cm" style:rel-width="100%" svg:height="11.388cm" style:rel-height="scale" draw:z-index="16"><draw:object xlink:href="./Object 7" xlink:type="simple" xlink:show="embed" xlink:actuate="onLoad"/><draw:image xlink:href="./ObjectReplacements/Object 7" xlink:type="simple" xlink:show="embed" xlink:actuate="onLoad"/></draw:frame>Figure <text:sequence text:ref-name="refFigure4" text:name="Figure" text:formula="ooow:Figure+1" style:num-format="1">5</text:sequence>: SyncManager class diagram</text:p></draw:text-box></draw:frame>SyncManager</text:p>
      <text:p text:style-name="Standard">The class diagram of the most important classes related to the SyncManager is shown in <text:sequence-ref text:reference-format="category-and-value" text:ref-name="refFigure4">Figure 5</text:sequence-ref>.</text:p>
      <text:p text:style-name="Standard"/>
      <text:p text:style-name="Standard">SyncManager represents the core of the data synchronization API. As the prepareSync(), sync() and endSync() methods suggest, it handles all the phases of the synchronization process.</text:p>
      <text:p text:style-name="Standard"/>
      <text:p text:style-name="Standard">Along with SyncManager, two other important classes/interfaces are defined: SyncSource is an interface that represent a local data store; SyncItem represent a single item to synchronize.</text:p>
      <text:p text:style-name="Heading_20_4">prepareSync(source: *SyncSource[]) : int</text:p>
      <text:p text:style-name="Standard">This method takes an array of SyncSource to synchronize and handles the SyncML initialization phase, which means authenticating to the server and alerting it with the database that the client wants to synchronize and with which synchronization mode.</text:p>
      <text:p text:style-name="Standard"/>
      <text:p text:style-name="Standard">The passed in SyncSource array will be kept for reference in the subsequent calls. This means that the caller must make sure they stay allocated for the entire lifetime of the SyncManager instance.</text:p>
      <text:p text:style-name="Standard"/>
      <text:p text:style-name="Standard">As previously seen, the authentication process may take some communication between client and server and may require session information to be kept at least until the counterpart is authenticated (i.e. Nonce). <text:s/>This information includes:</text:p>
      <text:p text:style-name="Standard"/>
      <text:list text:style-name="L11">
        <text:list-item>
          <text:p text:style-name="P25">the default authentication type (the one the client will first try to use)</text:p>
        </text:list-item>
        <text:list-item>
          <text:p text:style-name="P25">the requested authentication type (the one requested by the server)</text:p>
        </text:list-item>
        <text:list-item>
          <text:p text:style-name="P25">username</text:p>
        </text:list-item>
        <text:list-item>
          <text:p text:style-name="P25">password</text:p>
        </text:list-item>
        <text:list-item>
          <text:p text:style-name="P25">server id</text:p>
        </text:list-item>
        <text:list-item>
          <text:p text:style-name="P25">server password</text:p>
        </text:list-item>
        <text:list-item>
          <text:p text:style-name="P25">nonce</text:p>
        </text:list-item>
      </text:list>
      <text:p text:style-name="Standard"/>
      <text:p text:style-name="Standard">Plus, there are different algorithm to create the actual authentication data to send in the message. All this work is encapsulated in the class CredentialHandler, whose role is to perform any credential calculation related task (see <text:sequence-ref text:reference-format="category-and-value" text:ref-name="refFigure5">Figure 6</text:sequence-ref> for the class diagram).</text:p>
      <text:p text:style-name="Standard"><draw:frame draw:style-name="fr10" draw:name="Frame9" text:anchor-type="paragraph" svg:x="0.039cm" svg:y="0.445cm" svg:width="14.924cm" draw:z-index="13"><draw:text-box fo:min-height="7.382cm"><text:p text:style-name="Figure"><draw:frame draw:style-name="fr4" draw:name="Object8" text:anchor-type="paragraph" svg:x="0.002cm" svg:y="-0.007cm" svg:width="14.924cm" style:rel-width="100%" svg:height="6.987cm" style:rel-height="scale" draw:z-index="14"><draw:object xlink:href="./Object 8" xlink:type="simple" xlink:show="embed" xlink:actuate="onLoad"/><draw:image xlink:href="./ObjectReplacements/Object 8" xlink:type="simple" xlink:show="embed" xlink:actuate="onLoad"/></draw:frame>Figure <text:sequence text:ref-name="refFigure5" text:name="Figure" text:formula="ooow:Figure+1" style:num-format="1">6</text:sequence>: CredentialHandler class diagram</text:p></draw:text-box></draw:frame>SyncManager instantiates a CredentialHandler at the beginning of the initialization process and keeps using it until the end; it feels the authentication properties (auth types, username and server id, passwords and nonces) from the configuration object or from the messages returned by the server and then calls getCredentialData() to retrieve the data block to insert in the SyncML message. Such block is the base64 encoding of the credentials data. Note that such wchar_t string is dynamically allocated with new C++ operator and must be deleted by the caller.</text:p>
      <text:p text:style-name="Standard"><text:change-start text:change-id="ct100698824"/></text:p>
      <text:p text:style-name="Standard">SyncManager also provides client capabilities. This information combine device specific information with data source related information, therefore properties from many configuration objects will be used to build the DevInf command to send to the server.<text:change-end text:change-id="ct100698824"/><text:change-start text:change-id="ct100698928"/> DevInf properties are retrieved from the <text:change-end text:change-id="ct100698928"/><text:change-start text:change-id="ct100699032"/>configuration (SyncManagerConfig object)<text:change-end text:change-id="ct100699032"/><text:change-start text:change-id="ct100699136"/> passed to <text:change-end text:change-id="ct100699136"/><text:change-start text:change-id="ct100699240"/>SyncManager by reference (see <text:change-end text:change-id="ct100699240"/><text:change-start text:change-id="ct100699344"/>SyncManager and SyncSource configuration).<text:change-end text:change-id="ct100699344"/></text:p>
      <text:p text:style-name="Standard">If it is the first time SyncManager connects to a server, client capabilities are sent in a Put command (see the client capabilities handling session).</text:p>
      <text:p text:style-name="Standard">In the same way, if during initialization the server requests client capabilities sending, SyncManager will send them in a Results command.</text:p>
      <text:p text:style-name="Standard"/>
      <text:p text:style-name="Standard">In the initialization phase it is not foreseen to be necessary to split the package in multiple messages, therefore no multi-message mechanism is implemented at this stage.</text:p>
      <text:p text:style-name="Heading_20_4">sync()</text:p>
      <text:p text:style-name="Standard">When sync() is invoked the SyncManager performs the following tasks:</text:p>
      <text:p text:style-name="Standard"/>
      <text:list text:style-name="L12">
        <text:list-item>
          <text:p text:style-name="P26">for each sync source in the array passed in in prepareSync():</text:p>
        </text:list-item>
      </text:list>
      <text:list text:style-name="L13">
        <text:list-item>
          <text:p text:style-name="P27">detecting client modifications;</text:p>
        </text:list-item>
        <text:list-item>
          <text:p text:style-name="P27">sending client modifications (in multiple messages if required);</text:p>
        </text:list-item>
        <text:list-item>
          <text:p text:style-name="P27">processing return messages committing successfully completed commands (based on the status code returned by the server);</text:p>
        </text:list-item>
        <text:list-item>
          <text:p text:style-name="P28">for each sync source in the array passed in in prepareSync():</text:p>
        </text:list-item>
        <text:list-item>
          <text:p text:style-name="P27">receiving server modifications;</text:p>
        </text:list-item>
        <text:list-item>
          <text:p text:style-name="P27">processing and applying server modifications, returning proper status codes;</text:p>
        </text:list-item>
        <text:list-item>
          <text:p text:style-name="P27">sending modification status codes back to the server.</text:p>
        </text:list-item>
      </text:list>
      <text:p text:style-name="P29"/>
      <text:p text:style-name="P30">This version of the API does not implements large object handling yet (which means the ability to split a big item amongst multiple message). This feature will be implemented in a future version of the API. </text:p>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First/Next][New/Updated/Deleted]Item() on a SyncSource instance.</text:p>
      <text:p text:style-name="Standard"/>
      <text:p text:style-name="Standard">getFirstItem() and getNextItem() are used in the case of a slow sync and retrieve the entire data source content.</text:p>
      <text:p text:style-name="Standard"/>
      <text:p text:style-name="Standard">get[First/Next][New/Updated/Deleted]Item() are used in the case of fast sync and retrieve the items in the data store that are in the corresponding state.</text:p>
      <text:p text:style-name="Standard"/>
      <text:p text:style-name="Standard">From the SyncManager perspective, a SyncSource is like a database cursor: the cursor is initialized when getFirstXXX() is called and each getNextXXX() call returns an item or NULL if the cursor reached the end of the result set.</text:p>
      <text:p text:style-name="Standard"/>
      <text:p text:style-name="Standard">Client modifications so retrieved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Client Modifications</text:p>
      <text:p text:style-name="Standard">After the client has done with its modifications the server starts sending its own. These are interpreted by the SyncManager who eventually calls the SyncSource's add/update/deleteItem() methods. They return a status code as defined by the SyncML specifications.</text:p>
      <text:p text:style-name="Standard"/>
      <text:p text:style-name="Standard">Note that the item parameter passed to addItem() on return may have a a changed key. This represents the local id (LUID) that will be returned to the server in a Map command.</text:p>
      <text:p text:style-name="Heading_20_5">The SyncSource Interface</text:p>
      <text:p text:style-name="Standard">SyncSource is an abstract class that implementors must extend in order to access specific data sources. It contains a SyncSourceConfig reference to the correspondent object owned by SyncManagerConfig (passed by constructor). It also contains a SyncSourceReport pointer, which is owned by SyncReport and passed using setReport() method. So the 'report' member is a pointer to an external object, it MUST NOT be deleted by SyncSource.</text:p>
      <text:p text:style-name="Standard">The methods defined by this interface are listed in the following tabl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31">SyncSource(const WCHAR* sourceName, const SyncSourceConfig *sc)</text:p>
          </table:table-cell>
          <table:table-cell table:style-name="Table9.B2" office:value-type="string">
            <text:p text:style-name="Table_20_Contents">Constructor: creates a SyncSource from the specified sourceName, set the internal configuration reference from the passed SyncSourceConfig.</text:p>
          </table:table-cell>
        </table:table-row>
        <table:table-row>
          <table:table-cell table:style-name="Table9.A2" office:value-type="string">
            <text:p text:style-name="P32">SyncSourceConfig&amp; getConfig()</text:p>
          </table:table-cell>
          <table:table-cell table:style-name="Table9.B2" office:value-type="string">
            <text:p text:style-name="Table_20_Contents">Returns the internal reference of SyncSourceConfig.</text:p>
          </table:table-cell>
        </table:table-row>
        <table:table-row>
          <table:table-cell table:style-name="Table9.A2" office:value-type="string">
            <text:p text:style-name="P32">SyncSourceReport* getReport()</text:p>
          </table:table-cell>
          <table:table-cell table:style-name="Table9.B2" office:value-type="string">
            <text:p text:style-name="Table_20_Contents">Returns the internal pointer to the SyncSourceReport.</text:p>
          </table:table-cell>
        </table:table-row>
        <table:table-row>
          <table:table-cell table:style-name="Table9.A2" office:value-type="string">
            <text:p text:style-name="P32">void setReport<text:line-break/> <text:s/>(SyncSourceReport* sr)</text:p>
          </table:table-cell>
          <table:table-cell table:style-name="Table9.B2" office:value-type="string">
            <text:p text:style-name="Table_20_Contents">Sets the internal pointer to the passed SyncSourceReport. <text:line-break/>The pointer is copied (no space allocated), so SyncSource does NOT own the SyncSourceReport.</text:p>
          </table:table-cell>
        </table:table-row>
        <table:table-row>
          <table:table-cell table:style-name="Table9.A2" office:value-type="string">
            <text:p text:style-name="P31">Item* getFirstItem()</text:p>
          </table:table-cell>
          <table:table-cell table:style-name="Table9.B2" office:value-type="string">
            <text:p text:style-name="Table_20_Contents">Returns the first item regardless its modification state, or NULL if there are no more items. If the SyncSource keeps an underlying cursor (i.e. a database cursor), the call shall reset it if already in use.</text:p>
            <text:p text:style-name="P33">The returned item is allocated with the C++ operator new and it is managed inside API (<text:span text:style-name="T6">caller MUST NOT free it</text:span>)</text:p>
          </table:table-cell>
        </table:table-row>
        <table:table-row>
          <table:table-cell table:style-name="Table9.A2" office:value-type="string">
            <text:p text:style-name="P31">Item* getNextItem()</text:p>
          </table:table-cell>
          <table:table-cell table:style-name="Table9.B2" office:value-type="string">
            <text:p text:style-name="Table_20_Contents">Returns the next item regardless its modification state, or NULL if the source contains no items.</text:p>
            <text:p text:style-name="P33">The returned item is allocated with the C++ operator new and it is managed inside API (<text:span text:style-name="T6">caller MUST NOT free it</text:span>)</text:p>
          </table:table-cell>
        </table:table-row>
        <table:table-row>
          <table:table-cell table:style-name="Table9.A2" office:value-type="string">
            <text:p text:style-name="P31">Item* getFirstNewItem()</text:p>
          </table:table-cell>
          <table:table-cell table:style-name="Table9.B2" office:value-type="string">
            <text:p text:style-name="Table_20_Contents">Returns the first item flagged as new or NULL if there are no new items. If the SyncSource keeps an underlying cursor (i.e. A database cursor), the call shall reset it if already open and in use.</text:p>
            <text:p text:style-name="P33">The returned item is allocated with the C++ operator new and it is managed inside API (<text:span text:style-name="T6">caller MUST NOT free it</text:span>)</text:p>
          </table:table-cell>
        </table:table-row>
        <table:table-row>
          <table:table-cell table:style-name="Table9.A2" office:value-type="string">
            <text:p text:style-name="P31">Item* getNextNewItem()</text:p>
          </table:table-cell>
          <table:table-cell table:style-name="Table9.B2" office:value-type="string">
            <text:p text:style-name="Table_20_Contents">Return the next new item or NULL if there are no more new items.</text:p>
            <text:p text:style-name="P33">The returned item is allocated with the C++ operator new and it is managed inside API (<text:span text:style-name="T6">caller MUST NOT free it</text:span>)</text:p>
          </table:table-cell>
        </table:table-row>
        <table:table-row>
          <table:table-cell table:style-name="Table9.A2" office:value-type="string">
            <text:p text:style-name="P31">Item* getFirstUpdatedItem()</text:p>
          </table:table-cell>
          <table:table-cell table:style-name="Table9.B2" office:value-type="string">
            <text:p text:style-name="Table_20_Contents">Returns the first item flagged as updated or NULL if there are no updated items. If the SyncSource keeps an underlying cursor (i.e. a database cursor), the call shall reset it if already in use.</text:p>
            <text:p text:style-name="P33">The returned item is allocated with the C++ operator new and it is managed inside API (<text:span text:style-name="T6">caller MUST NOT free it</text:span>)</text:p>
          </table:table-cell>
        </table:table-row>
        <table:table-row>
          <table:table-cell table:style-name="Table9.A2" office:value-type="string">
            <text:p text:style-name="P31">Item* getNextUpdatedItem()</text:p>
          </table:table-cell>
          <table:table-cell table:style-name="Table9.B2" office:value-type="string">
            <text:p text:style-name="Table_20_Contents">Return the next updated item or NULL if there are no more updated items.</text:p>
            <text:p text:style-name="P33">The returned item is allocated with the C++ operator new and it is managed inside API (<text:span text:style-name="T6">caller MUST NOT free it</text:span>)</text:p>
          </table:table-cell>
        </table:table-row>
        <table:table-row>
          <table:table-cell table:style-name="Table9.A2" office:value-type="string">
            <text:p text:style-name="P31">Item* getFirstDeletedtem()</text:p>
          </table:table-cell>
          <table:table-cell table:style-name="Table9.B2" office:value-type="string">
            <text:p text:style-name="Table_20_Contents">Returns the first item flagged as deleted or NULL if there are no deleted items. If the SyncSource keeps an underlying cursor (i.e. A database cursor), the call shall reset it if already in use.</text:p>
            <text:p text:style-name="P33">The returned item is allocated with the C++ operator new and it is managed inside API (<text:span text:style-name="T6">caller MUST NOT free it</text:span>)</text:p>
          </table:table-cell>
        </table:table-row>
        <table:table-row>
          <table:table-cell table:style-name="Table9.A2" office:value-type="string">
            <text:p text:style-name="P31">Item&amp; getNextDeletedItem()</text:p>
          </table:table-cell>
          <table:table-cell table:style-name="Table9.B2" office:value-type="string">
            <text:p text:style-name="Table_20_Contents">Return the next deleted item or NULL if there are no more new items.</text:p>
            <text:p text:style-name="P33">The returned item is allocated with the C++ operator new and it is managed inside API (<text:span text:style-name="T6">caller MUST NOT free it</text:span>)</text:p>
          </table:table-cell>
        </table:table-row>
        <table:table-row>
          <table:table-cell table:style-name="Table9.A2" office:value-type="string">
            <text:p text:style-name="P31">void setItemStatus(wcar_t* key, int status)</text:p>
          </table:table-cell>
          <table:table-cell table:style-name="Table9.B2" office:value-type="string">
            <text:p text:style-name="Table_20_Contents">Called when a Status for a modification command previously sent is returned by the server. This gives the opportunity to the SyncSource to know if the modification has succeeded and to reset the related modification flag.</text:p>
          </table:table-cell>
        </table:table-row>
        <table:table-row>
          <table:table-cell table:style-name="Table9.A2" office:value-type="string">
            <text:p text:style-name="P34">int addItem(Item&amp; item)</text:p>
          </table:table-cell>
          <table:table-cell table:style-name="Table9.B2" office:value-type="string">
            <text:p text:style-name="Table_20_Contents">Adds a new item to the underlying data source. The call returns the status code that SyncManager shall return the server in the Status command.</text:p>
            <text:p text:style-name="Table_20_Contents">If the SyncSource generates a new local id for the added item, it must set the new key in the Item object so that the SyncManager will be able to send it back to server in a Map command.</text:p>
            <text:p text:style-name="Table_20_Contents">This method shall not modify the status flag of the item (the item shall not be flagged as new).</text:p>
          </table:table-cell>
        </table:table-row>
        <table:table-row>
          <table:table-cell table:style-name="Table9.A2" office:value-type="string">
            <text:p text:style-name="P35">int updateItem(Item&amp; item)</text:p>
          </table:table-cell>
          <table:table-cell table:style-name="Table9.B2" office:value-type="string">
            <text:p text:style-name="Table_20_Contents">Updates an item into the underlying data source. The call returns the status code that SyncManager shall return the server in the Status command.</text:p>
            <text:p text:style-name="Table_20_Contents">This method shall not modify the status flag of the item (the item shall not be flagged as modified).</text:p>
          </table:table-cell>
        </table:table-row>
        <table:table-row>
          <table:table-cell table:style-name="Table9.A2" office:value-type="string">
            <text:p text:style-name="P35">int deleteItem(Item&amp; item)</text:p>
          </table:table-cell>
          <table:table-cell table:style-name="Table9.B2" office:value-type="string">
            <text:p text:style-name="Table_20_Contents">Deletes an item from the underlying data source. The call returns the status code that SyncManager shall return the server in the Status command.</text:p>
            <text:p text:style-name="Table_20_Contents">This method shall not modify the status flag of the item (the item shall not be flagged as deleted and it should be permanently deleted).</text:p>
          </table:table-cell>
        </table:table-row>
        <table:table-row>
          <table:table-cell table:style-name="Table9.A2" office:value-type="string">
            <text:p text:style-name="P36">ErrorHandler&amp; getErrorHandler()</text:p>
          </table:table-cell>
          <table:table-cell table:style-name="Table9.B2" office:value-type="string">
            <text:p text:style-name="P37">Returns the SyncSource error handler, if set. Otherwise returns the SyncClient error handler as a default.</text:p>
          </table:table-cell>
        </table:table-row>
        <table:table-row>
          <table:table-cell table:style-name="Table9.A2" office:value-type="string">
            <text:p text:style-name="P36">SetErrorHandler(ErrorHandler&amp; h)</text:p>
          </table:table-cell>
          <table:table-cell table:style-name="Table9.B2" office:value-type="string">
            <text:p text:style-name="P37">Set a new error handler for the SyncSource instance, if one different from the default one is requested.</text:p>
          </table:table-cell>
        </table:table-row>
        <table:table-row>
          <table:table-cell table:style-name="Table9.A2" office:value-type="string">
            <text:p text:style-name="P35">Clause* getFileterClause()</text:p>
          </table:table-cell>
          <table:table-cell table:style-name="Table9.B2" office:value-type="string">
            <text:p text:style-name="Table_20_Contents">Returns the filter clause that should be used in preparation for the synchronization of this sync soyrce.</text:p>
          </table:table-cell>
        </table:table-row>
        <table:table-row>
          <table:table-cell table:style-name="Table9.A2" office:value-type="string">
            <text:p text:style-name="P35">void setFilterClause(Clause&amp; clause)</text:p>
          </table:table-cell>
          <table:table-cell table:style-name="Table9.B2" office:value-type="string">
            <text:p text:style-name="Table_20_Contents">Sets <text:s/>the filter clause that should be used in preparation for the synchronization of this sync soyrce.</text:p>
          </table:table-cell>
        </table:table-row>
      </table:table>
      <text:p text:style-name="Heading_20_5">Synchronization Events Notification</text:p>
      <text:p text:style-name="Standard">Many of the actions performed at the SyncManager level are notified to the registered listeners. This is described in a dedicated section and the details are delegated at the development level.</text:p>
      <text:p text:style-name="Heading_20_4">endSync()</text:p>
      <text:p text:style-name="Standard">Role of this method is to conclude the synchronization session. This may mean just sending a final Status command. However, if during the synchronization process any item was created on the client and new local ids where generated, the Map command containing GUID-LUID mapping is generated and send at this level. To do so, the SyncManager collects all newly generated LUIDs and their association to the original GUIDs in a session coped ArrayList object.</text:p>
      <text:p text:style-name="Standard"/>
      <text:p text:style-name="Standard">Note that since the number of mapping to send to the server may be big (for example in <text:s/>the case of a refresh from server), the ending package can be split in multiple messages, based on a configurable maximum number of allowed mappings per message.</text:p>
      <text:p text:style-name="Standard"/>
      <text:h text:style-name="Heading_20_2" text:outline-level="2">SyncManager and SyncSource Configuration</text:h>
      <text:p text:style-name="Standard">The SyncManager object requires a considerable amount of configuration information; plus, such information may vary as the API improves or may require flexibility due to particular client needs. For these reasons, it makes sense to design an overall configuration architecture, with the responsibility of implementing the details of such flexibility and complexity giving an easy to access configuration framework to the other modules of the API and to client developers.</text:p>
      <text:p text:style-name="Standard"/>
      <text:p text:style-name="Standard">The configuration is handled by the client, which passes a reference of SyncManagerConfig to the SyncClient constructor. </text:p>
      <text:p text:style-name="Standard">Note: the config object passed to SyncClient must be already filled with all desired properties, so it's a client duty to read or create the SyncSourceConfig before the sync process, and eventually save it at the end. This is done as a design choice to leave the client all the freedom to manage the configuration, based on its necessity. </text:p>
      <text:p text:style-name="Standard">If a DMTClientConfig implementation is used, standard methods to read and save all config properties are provided (see <text:sequence-ref text:reference-format="category-and-value" text:ref-name="refFigure6">Figure 7</text:sequence-ref>). </text:p>
      <text:p text:style-name="Standard">The class DefaultConfigFactory gives the opportunity to generate default config objects with all standard properties; a client should use a inherited class and override these methods in order to have a factory for specific config objects.</text:p>
      <text:p text:style-name="Standard"/>
      <text:p text:style-name="Standard">The class diagram of such configuration framework is illustrated in <text:sequence-ref text:reference-format="category-and-value" text:ref-name="refFigure6">Figure 7</text:sequence-ref>.</text:p>
      <text:p text:style-name="Standard"><draw:frame draw:style-name="fr10" draw:name="Frame7" text:anchor-type="paragraph" svg:x="0.039cm" svg:y="0.284cm" svg:width="14.924cm" draw:z-index="17"><draw:text-box fo:min-height="22.668cm"><text:p text:style-name="Figure"><draw:frame draw:style-name="fr4" draw:name="Object6" text:anchor-type="paragraph" svg:x="-0.004cm" svg:y="0.035cm" svg:width="14.924cm" style:rel-width="100%" svg:height="21.444cm" style:rel-height="scale" draw:z-index="18"><draw:object xlink:href="./Object 6" xlink:type="simple" xlink:show="embed" xlink:actuate="onLoad"/><draw:image xlink:href="./ObjectReplacements/Object 6" xlink:type="simple" xlink:show="embed" xlink:actuate="onLoad"/></draw:frame>Figure <text:sequence text:ref-name="refFigure6" text:name="Figure" text:formula="ooow:Figure+1" style:num-format="1">7</text:sequence>: Configuration framework class diagram</text:p></draw:text-box></draw:frame>The classes of the configuration framework are described in the following sections.</text:p>
      <text:p text:style-name="Heading_20_3">SyncManagerConfig</text:p>
      <text:p text:style-name="Standard">SyncManagerConfig groups the configuration information needed by the SyncManager.</text:p>
      <text:p text:style-name="Standard">This implementation is just a transient repository; persisting configuration settings is delegated to subclasses. The framework provides also a subclass able to read and store configuration information from/to the DM tree.</text:p>
      <text:p text:style-name="Standard"/>
      <text:p text:style-name="Standard">SyncManagerConfig methods are described in the following table.</text:p>
      <table:table table:name="Table10" table:style-name="Table10">
        <table:table-column table:style-name="Table10.A"/>
        <table:table-column table:style-name="Table10.B"/>
        <table:table-header-rows>
          <table:table-row>
            <table:table-cell table:style-name="Table10.A1" office:value-type="string">
              <text:p text:style-name="Table_20_Heading">Method</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SyncSourceConfig* getSyncSourceConfigs()</text:p>
          </table:table-cell>
          <table:table-cell table:style-name="Table10.B2" office:value-type="string">
            <text:p text:style-name="Table_20_Contents">Returns a NULL terminated array of SyncSourceConfig objects, where each object contains the configuration of a SyncSource. It is used to enumerate all the SyncSources handle by the clients.</text:p>
          </table:table-cell>
        </table:table-row>
        <table:table-row>
          <table:table-cell table:style-name="Table10.A2" office:value-type="string">
            <text:p text:style-name="Table_20_Contents">SyncSourceConfig* getSyncSourceConfig(const char* name)</text:p>
          </table:table-cell>
          <table:table-cell table:style-name="Table10.B2" office:value-type="string">
            <text:p text:style-name="Table_20_Contents">Returns a pointer to the internal SyncSourceConfig with the configuration of the SyncSource with the given name. If such SyncSource does not exist, remains untached and the method returns NULL.</text:p>
          </table:table-cell>
        </table:table-row>
        <table:table-row>
          <table:table-cell table:style-name="Table10.A2" office:value-type="string">
            <text:p text:style-name="Table_20_Contents">SyncSourceConfig* getSyncSourceConfig(unsigned int i)</text:p>
          </table:table-cell>
          <table:table-cell table:style-name="Table10.B2" office:value-type="string">
            <text:p text:style-name="Table_20_Contents">Returns a pointer to the internal SyncSourceConfig with the configuration of the SyncSource in position 'i' of the SyncSourceConfig array. If SyncSourceConfig[i] does not exist, the method returns NULL.</text:p>
          </table:table-cell>
        </table:table-row>
        <table:table-row>
          <table:table-cell table:style-name="Table10.A2" office:value-type="string">
            <text:p text:style-name="Table_20_Contents">unsigned int getSyncSourceConfigsCount()</text:p>
          </table:table-cell>
          <table:table-cell table:style-name="Table10.B2" office:value-type="string">
            <text:p text:style-name="Table_20_Contents">Returns the number of SyncSourceConfig.</text:p>
          </table:table-cell>
        </table:table-row>
        <table:table-row>
          <table:table-cell table:style-name="Table10.A2" office:value-type="string">
            <text:p text:style-name="Table_20_Contents">AccessConfig&amp; getAccessConfig()</text:p>
          </table:table-cell>
          <table:table-cell table:style-name="Table10.B2" office:value-type="string">
            <text:p text:style-name="Table_20_Contents">Returns the access settings configuration currently selected to be used by the SyncManager.</text:p>
          </table:table-cell>
        </table:table-row>
        <table:table-row>
          <table:table-cell table:style-name="Table10.A2" office:value-type="string">
            <text:p text:style-name="Table_20_Contents">DeviceConfig getDeviceConfig()</text:p>
          </table:table-cell>
          <table:table-cell table:style-name="Table10.B2" office:value-type="string">
            <text:p text:style-name="Table_20_Contents">Returns the device settings.</text:p>
          </table:table-cell>
        </table:table-row>
        <table:table-row>
          <table:table-cell table:style-name="Table10.A2" office:value-type="string">
            <text:p text:style-name="P38">BOOL setSyncSourceConfig (SyncSourceConfig&amp; sc)</text:p>
          </table:table-cell>
          <table:table-cell table:style-name="Table10.B2" office:value-type="string">
            <text:p text:style-name="Table_20_Contents">Set the internal SyncSourceConfig with the given name from sc.getName(). SyncSource settings are copied from sc object. If such SyncSource does not exist it is created new and appended in the SyncSourceConfig array.</text:p>
          </table:table-cell>
        </table:table-row>
        <table:table-row>
          <table:table-cell table:style-name="Table10.A2" office:value-type="string">
            <text:p text:style-name="P38">setAccessConfig(AccessConfig&amp; ac)</text:p>
          </table:table-cell>
          <table:table-cell table:style-name="Table10.B2" office:value-type="string">
            <text:p text:style-name="Table_20_Contents">Set the internal AccessConfig. Access settings are copied from ac object.</text:p>
          </table:table-cell>
        </table:table-row>
        <table:table-row>
          <table:table-cell table:style-name="Table10.A2" office:value-type="string">
            <text:p text:style-name="P38">setDeviceConfig(DeviceConfig&amp; dc)</text:p>
          </table:table-cell>
          <table:table-cell table:style-name="Table10.B2" office:value-type="string">
            <text:p text:style-name="Table_20_Contents">Set the internal DeviceConfig. Device settings are copied from dc object.</text:p>
          </table:table-cell>
        </table:table-row>
      </table:table>
      <text:p text:style-name="Heading_20_3">DMTClientConfig</text:p>
      <text:p text:style-name="Standard">This is a concrete implementation of a SyncManagerConfig object. It reads/stores configuration information using the DM tree.</text:p>
      <text:p text:style-name="Standard"/>
      <text:p text:style-name="Standard">DMTClientConfig public methods are described in the following table.</text:p>
      <table:table table:name="Table11" table:style-name="Table11">
        <table:table-column table:style-name="Table11.A"/>
        <table:table-column table:style-name="Table11.B"/>
        <table:table-header-rows>
          <table:table-row>
            <table:table-cell table:style-name="Table11.A1" office:value-type="string">
              <text:p text:style-name="Table_20_Heading">Method</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DMTClientConfig(char* root)</text:p>
          </table:table-cell>
          <table:table-cell table:style-name="Table11.B2" office:value-type="string">
            <text:p text:style-name="Table_20_Contents">Creates a new DMConfig object that will use the given root as the DMTree root from which the configuration will be accessed.</text:p>
          </table:table-cell>
        </table:table-row>
        <table:table-row>
          <table:table-cell table:style-name="Table11.A2" office:value-type="string">
            <text:p text:style-name="P39"><text:span text:style-name="T7">~</text:span><text:span text:style-name="T8">DMConfig()</text:span></text:p>
          </table:table-cell>
          <table:table-cell table:style-name="Table11.B2" office:value-type="string">
            <text:p text:style-name="Table_20_Contents">Destructor.</text:p>
          </table:table-cell>
        </table:table-row>
        <table:table-row>
          <table:table-cell table:style-name="Table11.A2" office:value-type="string">
            <text:p text:style-name="Table_20_Contents">SyncSourceConfig* getSyncSourceConfig(char* name,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Table_20_Contents">SyncSourceConfig* getSyncSourceConfig(unsigned int i,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P38">ManagementNode* getSyncMLNode()</text:p>
          </table:table-cell>
          <table:table-cell table:style-name="Table11.B2" office:value-type="string">
            <text:p text:style-name="Table_20_Contents">Provides access to the "syncml" configuration node, can be used to read/write custom configuration options. Config must have been opened before. Returns the node pointer owned by config and valid while the config is open.</text:p>
          </table:table-cell>
        </table:table-row>
        <table:table-row>
          <table:table-cell table:style-name="Table11.A2" office:value-type="string">
            <text:p text:style-name="P38">ManagementNode* getSyncSourceNode(int index)</text:p>
          </table:table-cell>
          <table:table-cell table:style-name="Table11.B2" office:value-type="string">
            <text:p text:style-name="Table_20_Contents">Get the specified SyncSource configuration, with the index specified. Returns the node pointer owned by config and valid while the config is open.</text:p>
          </table:table-cell>
        </table:table-row>
        <table:table-row>
          <table:table-cell table:style-name="Table11.A2" office:value-type="string">
            <text:p text:style-name="Table_20_Contents">BOOL read()</text:p>
          </table:table-cell>
          <table:table-cell table:style-name="Table11.B2" office:value-type="string">
            <text:p text:style-name="Table_20_Contents">Fills the object with the settings read from the DMTree. It returns TRUE in case of success, FALSE otherwise.</text:p>
          </table:table-cell>
        </table:table-row>
        <table:table-row>
          <table:table-cell table:style-name="Table11.A2" office:value-type="string">
            <text:p text:style-name="Table_20_Contents">BOOL save()</text:p>
          </table:table-cell>
          <table:table-cell table:style-name="Table11.B2" office:value-type="string">
            <text:p text:style-name="Table_20_Contents">Stores the object values to the DMTree. Returns TRUE in case of success, FALSE otherwise.</text:p>
          </table:table-cell>
        </table:table-row>
        <table:table-row>
          <table:table-cell table:style-name="Table11.A2" office:value-type="string">
            <text:p text:style-name="P38">BOOL open()</text:p>
          </table:table-cell>
          <table:table-cell table:style-name="Table11.B2" office:value-type="string">
            <text:p text:style-name="Table_20_Contents">Opens the configuration backend associated with the root context. Calling on an open config does nothing. Return TRUE for success.</text:p>
          </table:table-cell>
        </table:table-row>
        <table:table-row>
          <table:table-cell table:style-name="Table11.A2" office:value-type="string">
            <text:p text:style-name="Table_20_Contents">void close()</text:p>
          </table:table-cell>
          <table:table-cell table:style-name="Table11.B2" office:value-type="string">
            <text:p text:style-name="Table_20_Contents">Closes the configuration backend. Frees all resources associated with and invalidates all ManagementNode pointers returned by this config.</text:p>
          </table:table-cell>
        </table:table-row>
      </table:table>
      <text:p text:style-name="Standard">In addition to these ones, DMTClientConfig has also the methods to read and write the components classes from and to the DMTree. These methods are defined protected and are called by read() and write() only, and are independent from the underlying implementation of the DM (they uses only the methods getPropertyValue and setPropertyValue defined by the interface).</text:p>
      <text:p text:style-name="Standard"/>
      <text:p text:style-name="Heading_20_3">AccessConfig</text:p>
      <text:p text:style-name="Standard">The methods of AccessConfig are fundamentally getters and setters of the properties listed in the class diagram of <text:sequence-ref text:reference-format="category-and-value" text:ref-name="refFigure6">Figure 7</text:sequence-ref>. By general rule, setters methods copy the passed value to the internal one, while getter methods return the internal pointer to the desired property. </text:p>
      <text:p text:style-name="Standard">The less obvious properties are described below.</text:p>
      <table:table table:name="Table20" table:style-name="Table20">
        <table:table-column table:style-name="Table20.A"/>
        <table:table-column table:style-name="Table20.B"/>
        <table:table-header-rows>
          <table:table-row>
            <table:table-cell table:style-name="Table20.A1" office:value-type="string">
              <text:p text:style-name="Table_20_Heading">Property</text:p>
            </table:table-cell>
            <table:table-cell table:style-name="Table20.B1" office:value-type="string">
              <text:p text:style-name="Table_20_Heading">Description</text:p>
            </table:table-cell>
          </table:table-row>
        </table:table-header-rows>
        <table:table-row>
          <table:table-cell table:style-name="Table20.A2" office:value-type="string">
            <text:p text:style-name="Table_20_Contents">useProxy</text:p>
          </table:table-cell>
          <table:table-cell table:style-name="Table20.B2" office:value-type="string">
            <text:p text:style-name="Table_20_Contents">Boolean. Should the sync engine use a HTTP proxy?</text:p>
          </table:table-cell>
        </table:table-row>
        <table:table-row>
          <table:table-cell table:style-name="Table20.A2" office:value-type="string">
            <text:p text:style-name="P38">beginTimestamp</text:p>
          </table:table-cell>
          <table:table-cell table:style-name="Table20.B2" office:value-type="string">
            <text:p text:style-name="Table_20_Contents">The beginSync timestamp.</text:p>
          </table:table-cell>
        </table:table-row>
        <table:table-row>
          <table:table-cell table:style-name="Table20.A2" office:value-type="string">
            <text:p text:style-name="P38">endTimestamp</text:p>
          </table:table-cell>
          <table:table-cell table:style-name="Table20.B2" office:value-type="string">
            <text:p text:style-name="Table_20_Contents">The endSync timestamp.</text:p>
          </table:table-cell>
        </table:table-row>
        <table:table-row>
          <table:table-cell table:style-name="Table20.A2" office:value-type="string">
            <text:p text:style-name="P38">firstTimeSyncMode</text:p>
          </table:table-cell>
          <table:table-cell table:style-name="Table20.B2" office:value-type="string">
            <text:p text:style-name="Table_20_Contents">The SyncMode that the sync engine should use the first time a source is synced.</text:p>
          </table:table-cell>
        </table:table-row>
        <table:table-row>
          <table:table-cell table:style-name="Table20.A2" office:value-type="string">
            <text:p text:style-name="P38">syncURL</text:p>
          </table:table-cell>
          <table:table-cell table:style-name="Table20.B2" office:value-type="string">
            <text:p text:style-name="Table_20_Contents">The syncURL value. If the URL does not start with http:// (or HTTP://) or https:// (or HTTPS://), http:// is prepended to the given string.</text:p>
          </table:table-cell>
        </table:table-row>
        <table:table-row>
          <table:table-cell table:style-name="Table20.A2" office:value-type="string">
            <text:p text:style-name="P38">serverNonce</text:p>
          </table:table-cell>
          <table:table-cell table:style-name="Table20.B2" office:value-type="string">
            <text:p text:style-name="Table_20_Contents">The server nonce value: from client to server.</text:p>
          </table:table-cell>
        </table:table-row>
        <table:table-row>
          <table:table-cell table:style-name="Table20.A2" office:value-type="string">
            <text:p text:style-name="P38">clientNonce</text:p>
          </table:table-cell>
          <table:table-cell table:style-name="Table20.B2" office:value-type="string">
            <text:p text:style-name="Table_20_Contents">The client nonce value: from server to client.</text:p>
          </table:table-cell>
        </table:table-row>
        <table:table-row>
          <table:table-cell table:style-name="Table20.A2" office:value-type="string">
            <text:p text:style-name="P38">isServerAuthRequired</text:p>
          </table:table-cell>
          <table:table-cell table:style-name="Table20.B2" office:value-type="string">
            <text:p text:style-name="Table_20_Contents">Boolean. Does the server require authentication?</text:p>
          </table:table-cell>
        </table:table-row>
        <table:table-row>
          <table:table-cell table:style-name="Table20.A2" office:value-type="string">
            <text:p text:style-name="P38">maxMsgSize</text:p>
          </table:table-cell>
          <table:table-cell table:style-name="Table20.B2" office:value-type="string">
            <text:p text:style-name="Table_20_Contents">The maximum message size (Byte) accepted for XML messages received from server (server to client).</text:p>
          </table:table-cell>
        </table:table-row>
        <table:table-row>
          <table:table-cell table:style-name="Table20.A2" office:value-type="string">
            <text:p text:style-name="P38">maxModPerMsg</text:p>
          </table:table-cell>
          <table:table-cell table:style-name="Table20.B2" office:value-type="string">
            <text:p text:style-name="Table_20_Contents">The maximum number of modifications sent in each XML message from client to server.</text:p>
          </table:table-cell>
        </table:table-row>
        <table:table-row>
          <table:table-cell table:style-name="Table20.A2" office:value-type="string">
            <text:p text:style-name="P40">readBufferSize</text:p>
          </table:table-cell>
          <table:table-cell table:style-name="Table20.B2" office:value-type="string">
            <text:p text:style-name="Table_20_Contents">Specifies the value for the size of the buffer used to store the incoming stream from server. It is expressed in byte.<text:line-break/>If set = 0, a default value = 4096 is used.</text:p>
          </table:table-cell>
        </table:table-row>
        <table:table-row>
          <table:table-cell table:style-name="Table20.A2" office:value-type="string">
            <text:p text:style-name="P38">encryption</text:p>
          </table:table-cell>
          <table:table-cell table:style-name="Table20.B2" office:value-type="string">
            <text:p text:style-name="Table_20_Contents">Boolean. Do we use ciphering?</text:p>
          </table:table-cell>
        </table:table-row>
        <table:table-row>
          <table:table-cell table:style-name="Table20.A2" office:value-type="string">
            <text:p text:style-name="P38">userAgent</text:p>
          </table:table-cell>
          <table:table-cell table:style-name="Table20.B2" office:value-type="string">
            <text:p text:style-name="Table_20_Contents">The user agent string, will be attached to http messages to identify the client on server side. It shoud be a short description with the client name plus its version.</text:p>
          </table:table-cell>
        </table:table-row>
        <table:table-row>
          <table:table-cell table:style-name="Table20.A2" office:value-type="string">
            <text:p text:style-name="P41">checkConn</text:p>
          </table:table-cell>
          <table:table-cell table:style-name="Table20.B2" office:value-type="string">
            <text:p text:style-name="Table_20_Contents"/>
          </table:table-cell>
        </table:table-row>
        <table:table-row>
          <table:table-cell table:style-name="Table20.A2" office:value-type="string">
            <text:p text:style-name="P40">responseTimeout</text:p>
          </table:table-cell>
          <table:table-cell table:style-name="Table20.B2" office:value-type="string">
            <text:p text:style-name="Table_20_Contents">The number of seconds of waiting response timeout.<text:line-break/>If set = 0, a default value = 300 is used.</text:p>
          </table:table-cell>
        </table:table-row>
        <table:table-row>
          <table:table-cell table:style-name="Table20.A2" office:value-type="string">
            <text:p text:style-name="P38">dirty</text:p>
          </table:table-cell>
          <table:table-cell table:style-name="Table20.B2" office:value-type="string">
            <text:p text:style-name="Table_20_Contents">The dirty flag, used to select which properties have been modified. <text:span text:style-name="T9">Not used by now (T.B.D).</text:span></text:p>
          </table:table-cell>
        </table:table-row>
      </table:table>
      <text:p text:style-name="P42">Notes: </text:p>
      <text:p text:style-name="Standard"><text:span text:style-name="T10">'</text:span>userAgent' value should always be specified. If the property is left empty, the user agent will be derived from 'devID' plus 'swv' fields from DeviceConfig. If also devID is empty, a default user agent value will be used: “Funambol SyncML Client”.</text:p>
      <text:p text:style-name="Standard"/>
      <text:p text:style-name="Heading_20_3">DeviceConfig</text:p>
      <text:p text:style-name="P43">The methods of DeviceConfig are fundamentally getters and setters of the properties listed in the class diagram of <text:sequence-ref text:reference-format="category-and-value" text:ref-name="refFigure6">Figure 7</text:sequence-ref>. By general rule, setters methods copy the passed value to the internal one, while getter methods return the internal pointer to the desired property. Most of DeviceConfig properties are used to generate the &lt;DevInf&gt; element for client capabilities (see Client Capabilities Handling chapter). DeviceConfig properties are described below.</text:p>
      <table:table table:name="Table14" table:style-name="Table14">
        <table:table-column table:style-name="Table14.A"/>
        <table:table-column table:style-name="Table14.B"/>
        <table:table-header-rows>
          <table:table-row>
            <table:table-cell table:style-name="Table14.A1" office:value-type="string">
              <text:p text:style-name="Table_20_Heading">Property</text:p>
            </table:table-cell>
            <table:table-cell table:style-name="Table14.B1" office:value-type="string">
              <text:p text:style-name="Table_20_Heading">Description</text:p>
            </table:table-cell>
          </table:table-row>
        </table:table-header-rows>
        <table:table-row>
          <table:table-cell table:style-name="Table14.A2" office:value-type="string">
            <text:p text:style-name="P38">verDTD</text:p>
          </table:table-cell>
          <table:table-cell table:style-name="Table14.B2" office:value-type="string">
            <text:p text:style-name="Table_20_Contents">Specifies the major and minor version identifier of the Device Information DTD used in the representation of the Device Information. The value MUST be “1.1”. <text:line-break/>This property is mandatory.</text:p>
          </table:table-cell>
        </table:table-row>
        <table:table-row>
          <table:table-cell table:style-name="Table14.A2" office:value-type="string">
            <text:p text:style-name="P38">man</text:p>
          </table:table-cell>
          <table:table-cell table:style-name="Table14.B2" office:value-type="string">
            <text:p text:style-name="Table_20_Contents">Specifies the name of the manufacturer of the device. This property is optional.</text:p>
          </table:table-cell>
        </table:table-row>
        <table:table-row>
          <table:table-cell table:style-name="Table14.A2" office:value-type="string">
            <text:p text:style-name="P38">mod</text:p>
          </table:table-cell>
          <table:table-cell table:style-name="Table14.B2" office:value-type="string">
            <text:p text:style-name="Table_20_Contents">Specifies the model name or model number of the device. This property is optional.</text:p>
          </table:table-cell>
        </table:table-row>
        <table:table-row>
          <table:table-cell table:style-name="Table14.A2" office:value-type="string">
            <text:p text:style-name="P38">oem</text:p>
          </table:table-cell>
          <table:table-cell table:style-name="Table14.B2" office:value-type="string">
            <text:p text:style-name="Table_20_Contents">Specifies the OEM (Original Equipment Manufacturer) of the device. This property is optional.</text:p>
          </table:table-cell>
        </table:table-row>
        <table:table-row>
          <table:table-cell table:style-name="Table14.A2" office:value-type="string">
            <text:p text:style-name="P38">fwv</text:p>
          </table:table-cell>
          <table:table-cell table:style-name="Table14.B2" office:value-type="string">
            <text:p text:style-name="Table_20_Contents">Specifies the firmware version of the device.<text:line-break/>This property is optional.</text:p>
          </table:table-cell>
        </table:table-row>
        <table:table-row>
          <table:table-cell table:style-name="Table14.A2" office:value-type="string">
            <text:p text:style-name="P38">swv</text:p>
          </table:table-cell>
          <table:table-cell table:style-name="Table14.B2" office:value-type="string">
            <text:p text:style-name="Table_20_Contents">Specifies the software version of the device.<text:line-break/>This property is optional.</text:p>
          </table:table-cell>
        </table:table-row>
        <table:table-row>
          <table:table-cell table:style-name="Table14.A2" office:value-type="string">
            <text:p text:style-name="P38">hwv</text:p>
          </table:table-cell>
          <table:table-cell table:style-name="Table14.B2" office:value-type="string">
            <text:p text:style-name="Table_20_Contents">Specifies the hardware version of the device. <text:line-break/>This property is optional.</text:p>
          </table:table-cell>
        </table:table-row>
        <table:table-row>
          <table:table-cell table:style-name="Table14.A2" office:value-type="string">
            <text:p text:style-name="P38">devID</text:p>
          </table:table-cell>
          <table:table-cell table:style-name="Table14.B2" office:value-type="string">
            <text:p text:style-name="Table_20_Contents">Specifies the identifier of the source synchronization device. The content information MUST specify a theoretically, globally unique identifier. This property is mandatory.</text:p>
          </table:table-cell>
        </table:table-row>
        <table:table-row>
          <table:table-cell table:style-name="Table14.A2" office:value-type="string">
            <text:p text:style-name="P38">devType</text:p>
          </table:table-cell>
          <table:table-cell table:style-name="Table14.B2" office:value-type="string">
            <text:p text:style-name="Table_20_Contents">Specifies the type of the source synchronization device. Type values for this element type can be e.g. “pager”, “handheld”, “pda”, “phone”, “smartphone”, “server”, “workstation”. Other values can also be specified. This property is mandatory.</text:p>
          </table:table-cell>
        </table:table-row>
        <table:table-row>
          <table:table-cell table:style-name="Table14.A2" office:value-type="string">
            <text:p text:style-name="P38">dsV</text:p>
          </table:table-cell>
          <table:table-cell table:style-name="Table14.B2" office:value-type="string">
            <text:p text:style-name="P44">Specifies the implemented DS version. This property is optional.</text:p>
          </table:table-cell>
        </table:table-row>
        <table:table-row>
          <table:table-cell table:style-name="Table14.A2" office:value-type="string">
            <text:p text:style-name="P38">utc</text:p>
          </table:table-cell>
          <table:table-cell table:style-name="Table14.B2" office:value-type="string">
            <text:p text:style-name="Table_20_Contents">Boolean. Specifies that the device supports UTC based time. If utc = TRUE, the server SHOULD send time in UTC format, else MUST send in local time. Client MAY send time in local or UTC format. <text:span text:style-name="T11">Default value = TRUE.</text:span></text:p>
          </table:table-cell>
        </table:table-row>
        <table:table-row>
          <table:table-cell table:style-name="Table14.A2" office:value-type="string">
            <text:p text:style-name="P38">loSupport</text:p>
          </table:table-cell>
          <table:table-cell table:style-name="Table14.B2" office:value-type="string">
            <text:p text:style-name="Table_20_Contents">Boolean. Specifies that the device supports handling of large objects. Default value = FALSE.</text:p>
          </table:table-cell>
        </table:table-row>
        <table:table-row>
          <table:table-cell table:style-name="Table14.A2" office:value-type="string">
            <text:p text:style-name="P38">nocSupport</text:p>
          </table:table-cell>
          <table:table-cell table:style-name="Table14.B2" office:value-type="string">
            <text:p text:style-name="Table_20_Contents">Boolean. Specifies that the device supports number of changes. Default value = FALSE.</text:p>
          </table:table-cell>
        </table:table-row>
        <table:table-row>
          <table:table-cell table:style-name="Table14.A2" office:value-type="string">
            <text:p text:style-name="P38">logLevel</text:p>
          </table:table-cell>
          <table:table-cell table:style-name="Table14.B2" office:value-type="string">
            <text:p text:style-name="Table_20_Contents">Specifies the logging level on the device. <text:line-break/>It can be one of 0 – 1 – 2 (none, info, debug). <text:line-break/>Default value = 1 (info).</text:p>
          </table:table-cell>
        </table:table-row>
        <table:table-row>
          <table:table-cell table:style-name="Table14.A2" office:value-type="string">
            <text:p text:style-name="P38">maxObjSize</text:p>
          </table:table-cell>
          <table:table-cell table:style-name="Table14.B2" office:value-type="string">
            <text:p text:style-name="Table_20_Contents">Specifies the maximum object size allowed by the device.<text:line-break/>Default value = 0 (no maxObjSize set).</text:p>
          </table:table-cell>
        </table:table-row>
        <table:table-row>
          <table:table-cell table:style-name="Table14.A2" office:value-type="string">
            <text:p text:style-name="P38">devInfHash</text:p>
          </table:table-cell>
          <table:table-cell table:style-name="Table14.B2" office:value-type="string">
            <text:p text:style-name="P45">This is a hash value generated from all properties that are used for the &lt;DevInf&gt; element, plus the syncURL property from AccessConfig. Initial value = “0”.</text:p>
          </table:table-cell>
        </table:table-row>
      </table:table>
      <text:p text:style-name="P33">Notes:<text:line-break/>If there is no firmware/software/hardware version of the device available (fwv, swv, hwv), then their content information can also be a date, for example, 19980114 or 19990714T133000Z. Only hours, minutes and second MUST be specified in the time component.<text:line-break/>“devInfHash” property is used to verify if any DevInf element (or syncURL) has changed since last sync; in that case the devInf is sent to the server.</text:p>
      <text:p text:style-name="Heading_20_3">SyncSourceConfig</text:p>
      <text:p text:style-name="Standard">The methods of SyncSourceConfig are fundamentally getters and setters of the properties listed in the class diagram of <text:sequence-ref text:reference-format="category-and-value" text:ref-name="refFigure6">Figure 7</text:sequence-ref>.</text:p>
      <text:p text:style-name="Standard">The less obvious properties are described below.</text:p>
      <table:table table:name="Table16" table:style-name="Table16">
        <table:table-column table:style-name="Table16.A"/>
        <table:table-column table:style-name="Table16.B"/>
        <table:table-header-rows>
          <table:table-row>
            <table:table-cell table:style-name="Table16.A1" office:value-type="string">
              <text:p text:style-name="Table_20_Heading">Property</text:p>
            </table:table-cell>
            <table:table-cell table:style-name="Table16.B1" office:value-type="string">
              <text:p text:style-name="Table_20_Heading">Description</text:p>
            </table:table-cell>
          </table:table-row>
        </table:table-header-rows>
        <table:table-row>
          <table:table-cell table:style-name="Table16.A2" office:value-type="string">
            <text:p text:style-name="Table_20_Contents">encoding</text:p>
          </table:table-cell>
          <table:table-cell table:style-name="Table16.B2" office:value-type="string">
            <text:p text:style-name="Table_20_Contents">Specifies how the content of an item should be encoded. The form of this parameter is a semi-column separated list of formats that must be applied in sequence from the leftmost to the rightmost. For example, if format is “des;b64”, when <text:s/>the item will be output in the message, the content must be first transformed with the “des” encoder and than with the b64 encoder.</text:p>
          </table:table-cell>
        </table:table-row>
        <table:table-row>
          <table:table-cell table:style-name="Table16.A2" office:value-type="string">
            <text:p text:style-name="Table_20_Contents">encryption</text:p>
          </table:table-cell>
          <table:table-cell table:style-name="Table16.B2" office:value-type="string">
            <text:p text:style-name="Table_20_Contents">Specifies if the content of an outgoing item should be ecrypted. If this property is not empty and valid, the 'encodings' value is ignored for outgoing items. Actually the only valid value is “des”. Default value is an empty string (no encoding).</text:p>
          </table:table-cell>
        </table:table-row>
        <table:table-row>
          <table:table-cell table:style-name="Table16.A2" office:value-type="string">
            <text:p text:style-name="Table_20_Contents">syncModes</text:p>
          </table:table-cell>
          <table:table-cell table:style-name="Table16.B2" office:value-type="string">
            <text:p text:style-name="Table_20_Contents">Specifies all supported sync modes for the given source.<text:line-break/>The form is a comma separated list of modes.<text:line-break/>Sync modes can be one of “slow”, “two-way”, “one-way-server”, “one-way-client”, “refresh-from-server”, “refresh-from-client”, “addrchange”.</text:p>
          </table:table-cell>
        </table:table-row>
        <table:table-row>
          <table:table-cell table:style-name="Table16.A2" office:value-type="string">
            <text:p text:style-name="Table_20_Contents">sync</text:p>
          </table:table-cell>
          <table:table-cell table:style-name="Table16.B2" office:value-type="string">
            <text:p text:style-name="Table_20_Contents">This is the current sync mode used by the client. The parameter MUST be one of the sync modes specified in property “syncModes”.</text:p>
          </table:table-cell>
        </table:table-row>
        <table:table-row>
          <table:table-cell table:style-name="Table16.A2" office:value-type="string">
            <text:p text:style-name="Table_20_Contents">supportedTypes</text:p>
          </table:table-cell>
          <table:table-cell table:style-name="Table16.B2" office:value-type="string">
            <text:p text:style-name="Table_20_Contents">A string rapresenting the source types (with versions) supported by the SyncSource. <text:line-break/>The string must be formatted as a sequence of 'type:version' separated by commas ','. <text:line-break/>For example: “text/x-vcard:2.1,text/vcard:3.0”.<text:line-break/>The version can be left empty, for example: “text/x-s4j-sifc:”<text:line-break/>Supported types will be sent used for the DevInf (see Client Capabilities chapter).</text:p>
          </table:table-cell>
        </table:table-row>
        <table:table-row>
          <table:table-cell table:style-name="Table16.A2" office:value-type="string">
            <text:p text:style-name="Table_20_Contents">type</text:p>
          </table:table-cell>
          <table:table-cell table:style-name="Table16.B2" office:value-type="string">
            <text:p text:style-name="Table_20_Contents">The source type used by client. This is one of types specified in “supportedTypes” property.</text:p>
          </table:table-cell>
        </table:table-row>
        <table:table-row>
          <table:table-cell table:style-name="Table16.A2" office:value-type="string">
            <text:p text:style-name="Table_20_Contents">version</text:p>
          </table:table-cell>
          <table:table-cell table:style-name="Table16.B2" office:value-type="string">
            <text:p text:style-name="Table_20_Contents">The version of the source type used by client.</text:p>
          </table:table-cell>
        </table:table-row>
        <table:table-row>
          <table:table-cell table:style-name="Table16.A2" office:value-type="string">
            <text:p text:style-name="Table_20_Contents">last</text:p>
          </table:table-cell>
          <table:table-cell table:style-name="Table16.B2" office:value-type="string">
            <text:p text:style-name="Table_20_Contents">Long value that specifies the last timestamp for this source.</text:p>
          </table:table-cell>
        </table:table-row>
        <table:table-row>
          <table:table-cell table:style-name="Table16.A2" office:value-type="string">
            <text:p text:style-name="P44">ctCap</text:p>
          </table:table-cell>
          <table:table-cell table:style-name="Table16.B2" office:value-type="string">
            <text:p text:style-name="P44">Specifies the content type capabilities for this SyncSource. This information describes which properties and which values the client can store. Not implemented yet. T.B.D.</text:p>
          </table:table-cell>
        </table:table-row>
      </table:table>
      <text:p text:style-name="Heading_20_3">DefaultConfigFactory</text:p>
      <text:p text:style-name="P43">The methods of DefaultConfigFactory are factories for config objects.</text:p>
      <table:table table:name="Table19" table:style-name="Table19">
        <table:table-column table:style-name="Table19.A"/>
        <table:table-column table:style-name="Table19.B"/>
        <table:table-header-rows>
          <table:table-row>
            <table:table-cell table:style-name="Table19.A1" office:value-type="string">
              <text:p text:style-name="Table_20_Heading">Method</text:p>
            </table:table-cell>
            <table:table-cell table:style-name="Table19.B1" office:value-type="string">
              <text:p text:style-name="Table_20_Heading">Description</text:p>
            </table:table-cell>
          </table:table-row>
        </table:table-header-rows>
        <table:table-row>
          <table:table-cell table:style-name="Table19.A2" office:value-type="string">
            <text:p text:style-name="Table_20_Contents">AccessConfig* getAccessConfig()</text:p>
          </table:table-cell>
          <table:table-cell table:style-name="Table19.B2" office:value-type="string">
            <text:p text:style-name="Table_20_Contents">Returns a default generated AccessConfig.<text:line-break/>Returns an AccessConfig pointer allocated new, so it must be freed by the caller.</text:p>
          </table:table-cell>
        </table:table-row>
        <table:table-row>
          <table:table-cell table:style-name="Table19.A2" office:value-type="string">
            <text:p text:style-name="P38">DeviceConfig* <text:s/>getDeviceConfig()</text:p>
          </table:table-cell>
          <table:table-cell table:style-name="Table19.B2" office:value-type="string">
            <text:p text:style-name="Table_20_Contents">Returns a default generated DeviceConfig.<text:line-break/>Returns a DeviceConfig pointer allocated new, so it must be freed by the caller.</text:p>
          </table:table-cell>
        </table:table-row>
        <table:table-row>
          <table:table-cell table:style-name="Table19.A2" office:value-type="string">
            <text:p text:style-name="P46">SyncSourceConfig* getSyncSourceConfig(const char* name)</text:p>
          </table:table-cell>
          <table:table-cell table:style-name="Table19.B2" office:value-type="string">
            <text:p text:style-name="Table_20_Contents">Returns a default generated SyncSourceConfig, based on the name.<text:line-break/>Returns a SyncSourceConfig pointer allocated new, so it must be freed by the caller.</text:p>
          </table:table-cell>
        </table:table-row>
      </table:table>
      <text:h text:style-name="Heading_20_2" text:outline-level="2">Synchronization Report</text:h>
      <text:p text:style-name="Standard">A SyncReport is used to summarize all results of a single synchronization. During the synchronization process, all results about different operations are stored in a SyncReport object, so the client will be able to get these informations at the end. Accessing this object a client can easily know for example the outcome of each source synchronized, retrieve the number of items modified on both sides, and the status code of each one. The class diagram of SyncReport architecture is illustrated in <text:sequence-ref text:reference-format="category-and-value" text:ref-name="refFigure7">Figure 8</text:sequence-ref>.</text:p>
      <text:p text:style-name="Standard"/>
      <text:p text:style-name="Standard">The SyncReport object is a member of SyncClient, so each synchronization process managed by a SyncClient is associated to a unique SyncReport. It is passed by reference to the SyncManager, so it can be filled during the sync session. On client side, after calling the SyncClient.sync() method to start a synchronization, the correspondent report can be retrieved calling SyncClient.getSyncReport() method.</text:p>
      <text:p text:style-name="Standard"/>
      <text:p text:style-name="Figure"><draw:frame draw:style-name="fr4" draw:name="Object13" text:anchor-type="paragraph" svg:x="-0.004cm" svg:y="0.055cm" svg:width="14.995cm" style:rel-width="100%" svg:height="10.409cm" style:rel-height="scale" draw:z-index="28"><draw:object xlink:href="./Object 13" xlink:type="simple" xlink:show="embed" xlink:actuate="onLoad"/><draw:image xlink:href="./ObjectReplacements/Object 13" xlink:type="simple" xlink:show="embed" xlink:actuate="onLoad"/></draw:frame>Figure <text:sequence text:ref-name="refFigure7" text:name="Figure" text:formula="ooow:Figure+1" style:num-format="1">8</text:sequence>: SyncReport class diagram</text:p>
      <text:p text:style-name="Heading_20_3">SyncReport</text:p>
      <text:p text:style-name="Standard">This class contains informations about the global sync process, and an array of SyncSourceReport objects: each one rapresent the report of each SyncSource synchronized. </text:p>
      <text:p text:style-name="Standard">SyncReport public methods are described in the following table.</text:p>
      <table:table table:name="Table21" table:style-name="Table21">
        <table:table-column table:style-name="Table21.A"/>
        <table:table-column table:style-name="Table21.B"/>
        <table:table-header-rows>
          <table:table-row>
            <table:table-cell table:style-name="Table21.A1" office:value-type="string">
              <text:p text:style-name="Table_20_Heading">Method</text:p>
            </table:table-cell>
            <table:table-cell table:style-name="Table21.B1" office:value-type="string">
              <text:p text:style-name="Table_20_Heading">Description</text:p>
            </table:table-cell>
          </table:table-row>
        </table:table-header-rows>
        <table:table-row>
          <table:table-cell table:style-name="Table21.A2" office:value-type="string">
            <text:p text:style-name="Table_20_Contents">SyncReport()</text:p>
          </table:table-cell>
          <table:table-cell table:style-name="Table21.B2" office:value-type="string">
            <text:p text:style-name="Table_20_Contents">Constructor, creates a new empty SyncReport object.</text:p>
          </table:table-cell>
        </table:table-row>
        <table:table-row>
          <table:table-cell table:style-name="Table21.A2" office:value-type="string">
            <text:p text:style-name="Table_20_Contents">SyncReport(SyncManagerConfig&amp; sc)</text:p>
          </table:table-cell>
          <table:table-cell table:style-name="Table21.B2" office:value-type="string">
            <text:p text:style-name="Table_20_Contents">Constructor, creates a new SyncReport object and call setSyncSourceReports().</text:p>
          </table:table-cell>
        </table:table-row>
        <table:table-row>
          <table:table-cell table:style-name="Table21.A2" office:value-type="string">
            <text:p text:style-name="P39"><text:span text:style-name="T7">~SyncReport</text:span><text:span text:style-name="T8">()</text:span></text:p>
          </table:table-cell>
          <table:table-cell table:style-name="Table21.B2" office:value-type="string">
            <text:p text:style-name="Table_20_Contents">Destructor.</text:p>
          </table:table-cell>
        </table:table-row>
        <table:table-row>
          <table:table-cell table:style-name="Table21.A2" office:value-type="string">
            <text:p text:style-name="Table_20_Contents">setSyncSourceReports <text:line-break/>(SyncManagerConfig&amp; config)</text:p>
          </table:table-cell>
          <table:table-cell table:style-name="Table21.B2" office:value-type="string">
            <text:p text:style-name="Table_20_Contents">Creates the array of syncSourceReport based on configuration passed.</text:p>
          </table:table-cell>
        </table:table-row>
        <table:table-row>
          <table:table-cell table:style-name="Table21.A2" office:value-type="string">
            <text:p text:style-name="P38">SyncSourceReport* getSyncSourceReport (const char* name)</text:p>
          </table:table-cell>
          <table:table-cell table:style-name="Table21.B2" office:value-type="string">
            <text:p text:style-name="Table_20_Contents">Returns a pointer to the internal SyncSourceReport object, selected by its name.</text:p>
          </table:table-cell>
        </table:table-row>
        <table:table-row>
          <table:table-cell table:style-name="Table21.A2" office:value-type="string">
            <text:p text:style-name="P38">SyncSourceReport* getSyncSourceReport (const int index)</text:p>
          </table:table-cell>
          <table:table-cell table:style-name="Table21.B2" office:value-type="string">
            <text:p text:style-name="Table_20_Contents">Returns a pointer to the internal SyncSourceReport object, selected by its index in the array.</text:p>
          </table:table-cell>
        </table:table-row>
        <table:table-row>
          <table:table-cell table:style-name="Table21.A2" office:value-type="string">
            <text:p text:style-name="P38">unsigned int getSyncSourceReportCount()</text:p>
          </table:table-cell>
          <table:table-cell table:style-name="Table21.B2" office:value-type="string">
            <text:p text:style-name="Table_20_Contents">Returns the number of SyncSourceReport objects.</text:p>
          </table:table-cell>
        </table:table-row>
      </table:table>
      <text:p text:style-name="Heading_20_3">SyncSourceReport</text:p>
      <text:p text:style-name="Standard">SyncSourceReport class rapresent the report of each SyncSource synchronized. It also contains six lists of ItemReport (list for new, modified, deleted items on server and on client), and methods to get the number of items of each list. The member “state” is used to know if the SyncSource is currently active (used in synchronization), inactive (ignored) or if some errors occurred (so will be skipped in sync).</text:p>
      <text:p text:style-name="P47">SyncSourceReport public methods are described in the following table.</text:p>
      <table:table table:name="Table22" table:style-name="Table22">
        <table:table-column table:style-name="Table22.A"/>
        <table:table-column table:style-name="Table22.B"/>
        <table:table-header-rows>
          <table:table-row>
            <table:table-cell table:style-name="Table22.A1" office:value-type="string">
              <text:p text:style-name="Table_20_Heading">Method</text:p>
            </table:table-cell>
            <table:table-cell table:style-name="Table22.B1" office:value-type="string">
              <text:p text:style-name="Table_20_Heading">Description</text:p>
            </table:table-cell>
          </table:table-row>
        </table:table-header-rows>
        <table:table-row>
          <table:table-cell table:style-name="Table22.A2" office:value-type="string">
            <text:p text:style-name="Table_20_Contents">SyncSourceReport(const char* name = NULL)</text:p>
          </table:table-cell>
          <table:table-cell table:style-name="Table22.B2" office:value-type="string">
            <text:p text:style-name="Table_20_Contents">Constructor, creates a new SyncSourceReport object. Set sourceName if name is passed.</text:p>
          </table:table-cell>
        </table:table-row>
        <table:table-row>
          <table:table-cell table:style-name="Table22.A2" office:value-type="string">
            <text:p text:style-name="P39"><text:span text:style-name="T7">~SyncSourceReport</text:span><text:span text:style-name="T8">()</text:span></text:p>
          </table:table-cell>
          <table:table-cell table:style-name="Table22.B2" office:value-type="string">
            <text:p text:style-name="Table_20_Contents">Destructor.</text:p>
          </table:table-cell>
        </table:table-row>
        <table:table-row>
          <table:table-cell table:style-name="Table22.A2" office:value-type="string">
            <text:p text:style-name="P39">bool checkState()</text:p>
          </table:table-cell>
          <table:table-cell table:style-name="Table22.B2" office:value-type="string">
            <text:p text:style-name="Table_20_Contents">Returns true if source is active<text:line-break/>(current state = SOURCE_ACTIVE)</text:p>
          </table:table-cell>
        </table:table-row>
        <table:table-row>
          <table:table-cell table:style-name="Table22.A2" office:value-type="string">
            <text:p text:style-name="Table_20_Contents">int getItemReportCount <text:line-break/>(const char* target, const char* command)</text:p>
          </table:table-cell>
          <table:table-cell table:style-name="Table22.B2" office:value-type="string">
            <text:p text:style-name="Table_20_Contents">Return the number of ItemReport for a specific list <text:s/>(based on target and command).</text:p>
          </table:table-cell>
        </table:table-row>
        <table:table-row>
          <table:table-cell table:style-name="Table22.A2" office:value-type="string">
            <text:p text:style-name="P38">int getItemReportSuccessfulCount <text:line-break/>(const char* target, const char* command)</text:p>
          </table:table-cell>
          <table:table-cell table:style-name="Table22.B2" office:value-type="string">
            <text:p text:style-name="Table_20_Contents">Return the number of ItemReport with status code successful for a specific list (based on target and command).</text:p>
          </table:table-cell>
        </table:table-row>
        <table:table-row>
          <table:table-cell table:style-name="Table22.A2" office:value-type="string">
            <text:p text:style-name="P38">int getItemReportFailedCount <text:line-break/>(const char* target, const char* command)</text:p>
          </table:table-cell>
          <table:table-cell table:style-name="Table22.B2" office:value-type="string">
            <text:p text:style-name="Table_20_Contents">Return the number of ItemReport with status code NOT successful for a specific list (based on target and command).</text:p>
          </table:table-cell>
        </table:table-row>
        <table:table-row>
          <table:table-cell table:style-name="Table22.A2" office:value-type="string">
            <text:p text:style-name="P38">addItem (const char* target, const char* command, const WCHAR* ID, const int status)</text:p>
          </table:table-cell>
          <table:table-cell table:style-name="Table22.B2" office:value-type="string">
            <text:p text:style-name="Table_20_Contents">Add a single ItemReport to the correct list (based on target and command). The ItemReport is created from ID (luid) and status.<text:line-break/>This method is called by API each time an item status is obtained (both client and server status that come from a modification operation).</text:p>
          </table:table-cell>
        </table:table-row>
        <table:table-row>
          <table:table-cell table:style-name="Table22.A2" office:value-type="string">
            <text:p text:style-name="P38">ItemReport* getItemReport(const char* target, const char* command, unsigned int index)</text:p>
          </table:table-cell>
          <table:table-cell table:style-name="Table22.B2" office:value-type="string">
            <text:p text:style-name="Table_20_Contents">Returns the internal pointer to the ItemReport from its index.</text:p>
          </table:table-cell>
        </table:table-row>
        <table:table-row>
          <table:table-cell table:style-name="Table22.A2" office:value-type="string">
            <text:p text:style-name="P38">ArrayList* getList(const char* target, const char* command)</text:p>
          </table:table-cell>
          <table:table-cell table:style-name="Table22.B2" office:value-type="string">
            <text:p text:style-name="Table_20_Contents">Used to get access on the right list, based on target and command (see notes below for correct values).</text:p>
          </table:table-cell>
        </table:table-row>
      </table:table>
      <text:p text:style-name="Standard">Notes:</text:p>
      <text:p text:style-name="Standard">“target” values are: <text:s/>CLIENT - SERVER</text:p>
      <text:p text:style-name="Standard">“command” values are: <text:s/><text:span text:style-name="T12">COMMAND_ADD -</text:span> <text:span text:style-name="T12">COMMAND_REPLACE – COMMAND_DELETE</text:span></text:p>
      <text:p text:style-name="P48">"state" member can be one of: SOURCE_ACTIVE - SOURCE_INACTIVE - SOURCE_ERROR</text:p>
      <text:p text:style-name="P48"/>
      <text:p text:style-name="Heading_20_3">ItemReport</text:p>
      <text:p text:style-name="Standard">ItemReport class rapresents the result information on a single item synchronized, such as the luid of the item and its status code (200/201/500...).</text:p>
      <text:p text:style-name="Standard"/>
      <text:p text:style-name="P47"/>
      <text:h text:style-name="Heading_20_2" text:outline-level="2">Item Content Transformation</text:h>
      <text:p text:style-name="Standard">In order for the DS Agent to be able to transform the data obtained from a SyncSource in some other format, the concept of DataTransformer is introduced. A DataTransformer is associated to a syncsource. The class diagram of the DataTransformer architecture is illustrated in <text:sequence-ref text:reference-format="category-and-value" text:ref-name="refFigure8">Figure 9</text:sequence-ref>.</text:p>
      <text:p text:style-name="Standard"><draw:frame draw:style-name="fr3" draw:name="Frame13" text:anchor-type="paragraph" svg:x="0cm" svg:y="0cm" svg:width="15cm" style:rel-width="100%" svg:height="7.32cm" style:rel-height="scale-min" draw:z-index="25"><draw:text-box><text:p text:style-name="Figure"><draw:frame draw:style-name="fr11" draw:name="Object12" text:anchor-type="paragraph" svg:y="0.415cm" svg:width="12.072cm" style:rel-width="76%" svg:height="6.854cm" style:rel-height="scale" draw:z-index="26"><draw:object xlink:href="./Object 12" xlink:type="simple" xlink:show="embed" xlink:actuate="onLoad"/><draw:image xlink:href="./ObjectReplacements/Object 12" xlink:type="simple" xlink:show="embed" xlink:actuate="onLoad"/></draw:frame>Figure <text:sequence text:ref-name="refFigure8" text:name="Figure" text:formula="ooow:Figure+1" style:num-format="1">9</text:sequence>: Data transformation class diagram</text:p></draw:text-box></draw:frame></text:p>
      <text:p text:style-name="Standard">A DataTransformer is identified by a name and it may act as an encoder or decoder. The following names are defined (case sensitive!):</text:p>
      <text:p text:style-name="Standard"/>
      <text:list text:style-name="L14">
        <text:list-item>
          <text:p text:style-name="P49">b64 : base64 encoder/decoder</text:p>
        </text:list-item>
        <text:list-item>
          <text:p text:style-name="P49">des : DES cipher/decipher</text:p>
        </text:list-item>
      </text:list>
      <text:p text:style-name="Standard"/>
      <text:p text:style-name="Standard">In addition to the classes shown in the figure, a factory class is provided to create encoders and decoders given the transformer name. Such factory has the following interface:</text:p>
      <table:table table:name="Table17" table:style-name="Table17">
        <table:table-column table:style-name="Table17.A"/>
        <table:table-column table:style-name="Table17.B"/>
        <table:table-header-rows>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DataTransformer* <text:line-break/> <text:s text:c="3"/>getEncoder(wchar_t* name)</text:p>
          </table:table-cell>
          <table:table-cell table:style-name="Table17.B2" office:value-type="string">
            <text:p text:style-name="Table_20_Contents">Creates and returns the DataTransformer able to encode data to the format given by name; such instance is allocated with the new operator and must be deleted by the caller with the delete operator.</text:p>
          </table:table-cell>
        </table:table-row>
        <table:table-row>
          <table:table-cell table:style-name="Table17.A2" office:value-type="string">
            <text:p text:style-name="Table_20_Contents">DataTransformer* <text:line-break/> <text:s text:c="3"/>getDecoder(wchar_t* name)</text:p>
          </table:table-cell>
          <table:table-cell table:style-name="Table17.B2" office:value-type="string">
            <text:p text:style-name="Table_20_Contents">Creates and returns the DataTransformer able to decode data from the format given by name; such instance is allocated with the new operator and must be deleted by the caller with the delete operator.</text:p>
          </table:table-cell>
        </table:table-row>
      </table:table>
      <text:p text:style-name="Standard">Scope of this architecture is that at the syncsource level, the encoding/decoding of the content of each single item is hidden. The engine will take care of such conversions. The syncsource will only be influenced (or will only influence) the content type.</text:p>
      <text:p text:style-name="Standard"/>
      <text:p text:style-name="Standard">The transformation is implemented in the <text:span text:style-name="T4">transform()</text:span> method, which takes the input data plus a pointer to an optional parameter that the transformer may need to perform the processing. </text:p>
      <text:p text:style-name="Standard">Note that a transformer may or may not be required to allocate the memory needed for the transformed data. See the implementation notes for instruction on how this is done and, therefore, how the allocated memory should be freed. In case of any error a NULL pointer will be returned.</text:p>
      <text:p text:style-name="Standard"/>
      <text:p text:style-name="Standard">TransformationInfo is a structure with the following field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Field</text:p>
            </table:table-cell>
            <table:table-cell table:style-name="Table18.A1" office:value-type="string">
              <text:p text:style-name="Table_20_Heading">IN/OUT</text:p>
            </table:table-cell>
            <table:table-cell table:style-name="Table18.C1" office:value-type="string">
              <text:p text:style-name="Table_20_Heading">Description</text:p>
            </table:table-cell>
          </table:table-row>
        </table:table-header-rows>
        <table:table-row>
          <table:table-cell table:style-name="Table18.A2" office:value-type="string">
            <text:p text:style-name="Table_20_Contents">long size</text:p>
          </table:table-cell>
          <table:table-cell table:style-name="Table18.A2" office:value-type="string">
            <text:p text:style-name="Table_20_Contents">IN/OUT</text:p>
          </table:table-cell>
          <table:table-cell table:style-name="Table18.C2" office:value-type="string">
            <text:p text:style-name="Table_20_Contents">Size in bytes of the data to transform in input; the size in bytes of the transformed data in output.</text:p>
          </table:table-cell>
        </table:table-row>
        <table:table-row>
          <table:table-cell table:style-name="Table18.A2" office:value-type="string">
            <text:p text:style-name="Table_20_Contents">wchar_t* username</text:p>
          </table:table-cell>
          <table:table-cell table:style-name="Table18.A2" office:value-type="string">
            <text:p text:style-name="Table_20_Contents">IN</text:p>
          </table:table-cell>
          <table:table-cell table:style-name="Table18.C2" office:value-type="string">
            <text:p text:style-name="Table_20_Contents">Pointer to a string containing the username of the user performing the current synchronization.</text:p>
          </table:table-cell>
        </table:table-row>
        <table:table-row>
          <table:table-cell table:style-name="Table18.A2" office:value-type="string">
            <text:p text:style-name="Table_20_Contents">wchar_t* password</text:p>
          </table:table-cell>
          <table:table-cell table:style-name="Table18.A2" office:value-type="string">
            <text:p text:style-name="Table_20_Contents">IN</text:p>
          </table:table-cell>
          <table:table-cell table:style-name="Table18.C2" office:value-type="string">
            <text:p text:style-name="Table_20_Contents">Pointer to a string containing the password of the user performing the current synchronization.</text:p>
          </table:table-cell>
        </table:table-row>
        <table:table-row>
          <table:table-cell table:style-name="Table18.A2" office:value-type="string">
            <text:p text:style-name="Table_20_Contents">wchar_t* sourceName</text:p>
          </table:table-cell>
          <table:table-cell table:style-name="Table18.A2" office:value-type="string">
            <text:p text:style-name="Table_20_Contents">IN</text:p>
          </table:table-cell>
          <table:table-cell table:style-name="Table18.C2" office:value-type="string">
            <text:p text:style-name="Table_20_Contents">Pointer to a string containing the name of the source being encoded/decoded.</text:p>
          </table:table-cell>
        </table:table-row>
        <table:table-row>
          <table:table-cell table:style-name="Table18.A2" office:value-type="string">
            <text:p text:style-name="Table_20_Contents">BOOL newReturnedData</text:p>
          </table:table-cell>
          <table:table-cell table:style-name="Table18.A2" office:value-type="string">
            <text:p text:style-name="Table_20_Contents">OUT</text:p>
          </table:table-cell>
          <table:table-cell table:style-name="Table18.C2" office:value-type="string">
            <text:p text:style-name="Table_20_Contents">TRUE if the transformer has allocated new memory for the returned data. If so, the transformer is required to use the new operator so that the caller can release the allocated memory with the delete operator.</text:p>
          </table:table-cell>
        </table:table-row>
      </table:table>
      <text:p text:style-name="Standard">The following error codes are defined:</text:p>
      <text:p text:style-name="Standard"/>
      <text:p text:style-name="Standard">ERR_DT_UNKNOWN: the requested data transformer is unknown</text:p>
      <text:p text:style-name="Standard">ERR_DT_FAILURE: the transformer was not able to perform the transformation; see the transformer implementation description for additional information</text:p>
      <text:p text:style-name="Heading_20_3">B64Encoder/B64Decoder</text:p>
      <text:p text:style-name="Standard">These two data transformers encapsulate base 64 encoding and decoding. </text:p>
      <text:p text:style-name="Heading_20_3">DESEncoder/DesDecoder</text:p>
      <text:p text:style-name="Standard">These data transformers perform DES ciphering and deciphering. The implementation is platform specific, since it could use security APIs provided by the platform. These transformers use the user's password in order to generate the keys for encryption/decryption; this piece of information will be retrieved from the user account.</text:p>
      <text:p text:style-name="Standard"/>
      <text:p text:style-name="Standard"/>
      <text:h text:style-name="Heading_20_2" text:outline-level="2">Configuration DMTree</text:h>
      <text:p text:style-name="Standard">This section describes how the configuration information of the data synchronization layer are stored in the DM tree. <text:s/>DM and DM tree concepts are described later in section 3.</text:p>
      <text:p text:style-name="Standard">The DM Tree structure that keeps the configuration information needed by the framework classes is represented below.</text:p>
      <text:p text:style-name="Standard"/>
      <text:p text:style-name="Code">./spds/sources</text:p>
      <text:p text:style-name="Code"><text:s text:c="2"/>+ source</text:p>
      <text:p text:style-name="Code"><text:s text:c="4"/>+ name</text:p>
      <text:p text:style-name="Code"><text:s text:c="6"/>-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content type&gt;</text:p>
      <text:p text:style-name="Code"><text:s text:c="4"/>+ version</text:p>
      <text:p text:style-name="Code"><text:s text:c="6"/>- &lt;content type version&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 last time stamp&gt;</text:p>
      <text:p text:style-name="Code"><text:s text:c="4"/>+ supportedTypes</text:p>
      <text:p text:style-name="Code"><text:s text:c="6"/>- &lt;all supported source types: “type1:ver1,type2:ver2,...”&gt;</text:p>
      <text:list text:style-name="L15">
        <text:list-header>
          <text:p text:style-name="P50">+ ctCap</text:p>
          <text:p text:style-name="P50"><text:s text:c="2"/>- &lt;CTCap block&gt; <text:span text:style-name="T9">T.B.D.</text:span></text:p>
        </text:list-header>
      </text:list>
      <text:p text:style-name="Standard"/>
      <text:p text:style-name="Code"><text:s text:c="2"/>+ mailSource</text:p>
      <text:p text:style-name="Code"><text:s text:c="4"/>+ name</text:p>
      <text:p text:style-name="Code"><text:s text:c="7"/>-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type&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gt; <text:s text:c="2"/></text:p>
      <text:p text:style-name="Code"><text:s text:c="4"/>+ downloadAge</text:p>
      <text:p text:style-name="Code"><text:s text:c="6"/>- &lt;integer&gt; <text:s text:c="2"/></text:p>
      <text:p text:style-name="Code"><text:s text:c="4"/>+ bodySize</text:p>
      <text:p text:style-name="Code"><text:s text:c="6"/>- &lt;integer&gt; <text:s text:c="2"/></text:p>
      <text:p text:style-name="Code"><text:s text:c="4"/>+ attachSize</text:p>
      <text:p text:style-name="Code"><text:s text:c="6"/>- &lt;integer&gt; <text:s text:c="2"/></text:p>
      <text:p text:style-name="Code"><text:s text:c="4"/>+ mailMaxMsgSize</text:p>
      <text:p text:style-name="Code"><text:s text:c="6"/>- &lt;integer&gt; <text:s text:c="2"/></text:p>
      <text:p text:style-name="Code"><text:s text:c="4"/>+ Inbox</text:p>
      <text:p text:style-name="Code"><text:s text:c="6"/>- &lt;integer&gt; <text:s text:c="2"/></text:p>
      <text:p text:style-name="Code"><text:s text:c="4"/>+ Outbox</text:p>
      <text:p text:style-name="Code"><text:s text:c="6"/>- &lt;integer&gt; <text:s text:c="2"/></text:p>
      <text:p text:style-name="Code"><text:s text:c="4"/>+ Sent</text:p>
      <text:p text:style-name="Code"><text:s text:c="6"/>- &lt;integer&gt; <text:s text:c="2"/></text:p>
      <text:p text:style-name="Code"><text:s text:c="4"/>+ Trash</text:p>
      <text:p text:style-name="Code"><text:s text:c="6"/>- &lt;integer&gt; <text:s text:c="2"/></text:p>
      <text:p text:style-name="Code"><text:s text:c="4"/>+ Draft</text:p>
      <text:p text:style-name="Code"><text:s text:c="6"/>- &lt;integer&gt; <text:s text:c="2"/></text:p>
      <text:p text:style-name="Code"/>
      <text:p text:style-name="Code"/>
      <text:p text:style-name="Code">./spds/syncml</text:p>
      <text:p text:style-name="Code"/>
      <text:p text:style-name="Code"><text:s text:c="2"/>+ Conn</text:p>
      <text:p text:style-name="Code"><text:s text:c="4"/>+ syncURL</text:p>
      <text:p text:style-name="Code"><text:s text:c="6"/>- &lt;syncurl&gt;</text:p>
      <text:p text:style-name="Code"><text:s text:c="4"/>+ proxyHost</text:p>
      <text:p text:style-name="Code"><text:s text:c="6"/>- &lt;proxy host&gt;</text:p>
      <text:p text:style-name="Code"><text:s text:c="4"/>+ proxyPort</text:p>
      <text:p text:style-name="Code"><text:s text:c="6"/>- &lt;proxy port&gt;</text:p>
      <text:p text:style-name="Code"><text:s text:c="4"/>+ proxyUsername</text:p>
      <text:p text:style-name="Code"><text:s text:c="6"/>- &lt;proxy username&gt;</text:p>
      <text:p text:style-name="Code"><text:s text:c="4"/>+ proxyPassword</text:p>
      <text:p text:style-name="Code"><text:s text:c="6"/>- &lt;proxy password&gt;</text:p>
      <text:p text:style-name="Code"><text:s text:c="4"/>+ useProxy</text:p>
      <text:p text:style-name="Code"><text:s text:c="6"/>- &lt;1 | 0&gt;</text:p>
      <text:p text:style-name="Code"><text:s text:c="4"/>+ checkConn</text:p>
      <text:p text:style-name="Code"><text:s text:c="6"/>- &lt;if connection needs to be checked: 1 | 0&gt; <text:s text:c="4"/></text:p>
      <text:p text:style-name="Code"><text:s text:c="4"/>+ responseTimeout</text:p>
      <text:p text:style-name="Code"><text:s text:c="6"/>- &lt;integer value&gt; </text:p>
      <text:p text:style-name="Code"><text:s text:c="4"/>+ readBufferSize</text:p>
      <text:p text:style-name="Code"><text:s text:c="6"/>- &lt;integer value&gt; </text:p>
      <text:p text:style-name="Code"><text:s text:c="4"/>+ userAgent</text:p>
      <text:p text:style-name="Code"><text:s text:c="6"/>- &lt;user agent&gt; </text:p>
      <text:p text:style-name="Code"/>
      <text:p text:style-name="Code"><text:s text:c="2"/>+ Auth</text:p>
      <text:p text:style-name="Code"><text:s text:c="4"/>+ username</text:p>
      <text:p text:style-name="Code"><text:s text:c="7"/>- &lt;username&gt;</text:p>
      <text:p text:style-name="Code"><text:s text:c="4"/>+ password</text:p>
      <text:p text:style-name="Code"><text:s text:c="7"/>- &lt;password&gt;</text:p>
      <text:p text:style-name="Code"><text:s text:c="4"/>+ serverID</text:p>
      <text:p text:style-name="Code"><text:s text:c="7"/>- &lt;serverID&gt;</text:p>
      <text:p text:style-name="Code"><text:s text:c="4"/>+ serverPWD</text:p>
      <text:p text:style-name="Code"><text:s text:c="7"/>- &lt;serverPWD&gt;</text:p>
      <text:p text:style-name="Code"><text:s text:c="4"/>+ clientNonce</text:p>
      <text:p text:style-name="Code"><text:s text:c="7"/>- &lt;serverNonce&gt;</text:p>
      <text:p text:style-name="Code"><text:s text:c="4"/>+ serverNonce</text:p>
      <text:p text:style-name="Code"><text:s text:c="7"/>- &lt;serverNonce&gt;</text:p>
      <text:p text:style-name="Code"><text:s text:c="4"/>+ isServerAuthRequired</text:p>
      <text:p text:style-name="Code"><text:s text:c="7"/>- &lt;1 | 0&gt; </text:p>
      <text:p text:style-name="Code"><text:s text:c="4"/>+ clientAuthType</text:p>
      <text:p text:style-name="Code"><text:s text:c="7"/>- &lt;authentication type&gt;</text:p>
      <text:p text:style-name="Code"><text:s text:c="4"/>+ serverAuthType</text:p>
      <text:p text:style-name="Code"><text:s text:c="7"/>- &lt;authentication type&gt;</text:p>
      <text:p text:style-name="Code"><text:s text:c="3"/></text:p>
      <text:p text:style-name="Code"><text:s text:c="2"/>+ DevInfo</text:p>
      <text:p text:style-name="Code"><text:s text:c="4"/>+ devID</text:p>
      <text:p text:style-name="Code"><text:s text:c="6"/>- &lt;device id&gt;</text:p>
      <text:p text:style-name="Code"><text:s text:c="4"/>+ man</text:p>
      <text:p text:style-name="Code"><text:s text:c="6"/>- &lt;manufacturer&gt;</text:p>
      <text:p text:style-name="Code"><text:s text:c="4"/>+ mod</text:p>
      <text:p text:style-name="Code"><text:s text:c="6"/>- &lt;model&gt;</text:p>
      <text:p text:style-name="Code"><text:s text:c="4"/>+ dsV</text:p>
      <text:p text:style-name="Code"><text:s text:c="6"/>- &lt;implemented DS version&gt;</text:p>
      <text:p text:style-name="Code"/>
      <text:p text:style-name="Code"><text:s text:c="2"/>+ DevDetail</text:p>
      <text:p text:style-name="Code"><text:s text:c="4"/>+ devType</text:p>
      <text:p text:style-name="Code"><text:s text:c="6"/>- &lt;device type&gt;</text:p>
      <text:p text:style-name="Code"><text:s text:c="4"/>+ oem</text:p>
      <text:p text:style-name="Code"><text:s text:c="6"/>- &lt;original device manufacturer of the device&gt;</text:p>
      <text:p text:style-name="Code"><text:s text:c="4"/>+ fwv</text:p>
      <text:p text:style-name="Code"><text:s text:c="6"/>- &lt;firmware version of the device&gt;</text:p>
      <text:p text:style-name="Code"><text:s text:c="4"/>+ swv</text:p>
      <text:p text:style-name="Code"><text:s text:c="6"/>- &lt;software version of the device&gt;</text:p>
      <text:p text:style-name="P51"><text:s text:c="4"/>+ hwv</text:p>
      <text:p text:style-name="P51"><text:s text:c="6"/>- &lt;hardware version of the device&gt;</text:p>
      <text:p text:style-name="P52"><text:s text:c="4"/>+ loSupport</text:p>
      <text:p text:style-name="P52"><text:s text:c="6"/>- &lt;Large Object support: 1 | 0&gt;</text:p>
      <text:p text:style-name="P52"/>
      <text:p text:style-name="Code"><text:s text:c="2"/>+ Ext</text:p>
      <text:p text:style-name="Code"><text:s text:c="4"/>+ begin</text:p>
      <text:p text:style-name="Code"><text:s text:c="6"/>- &lt;last synchronization begin timestamp&gt;</text:p>
      <text:p text:style-name="Code"><text:s text:c="4"/>+ end</text:p>
      <text:p text:style-name="Code"><text:s text:c="6"/>- &lt;last synchronization end timestamp&gt;</text:p>
      <text:p text:style-name="Code"><text:s text:c="4"/>+ firstTimeSyncMode</text:p>
      <text:p text:style-name="Code"><text:s text:c="6"/>- &lt;first time sync mode&gt;</text:p>
      <text:p text:style-name="Code"><text:s text:c="4"/>+ maxMsgSize</text:p>
      <text:p text:style-name="Code"><text:s text:c="6"/>- &lt;max message size&gt;</text:p>
      <text:p text:style-name="Code"><text:s text:c="4"/>+ maxModPerMsg</text:p>
      <text:p text:style-name="Code"><text:s text:c="6"/>- &lt;max # of items in a message from client&gt;</text:p>
      <text:p text:style-name="Code"><text:s text:c="4"/>+ devInfHash</text:p>
      <text:p text:style-name="Code"><text:s text:c="6"/>- &lt;the hash for devinf&gt;</text:p>
      <text:p text:style-name="Code"><text:s text:c="4"/>+ logLevel</text:p>
      <text:list text:style-name="L16">
        <text:list-header>
          <text:p text:style-name="P53"><text:s text:c="2"/>- &lt;log level&gt;</text:p>
        </text:list-header>
      </text:list>
      <text:p text:style-name="Code"><text:s text:c="4"/>+ encryption</text:p>
      <text:list text:style-name="L17">
        <text:list-header>
          <text:p text:style-name="P54"><text:s text:c="2"/>- &lt;1 | 0&gt;</text:p>
        </text:list-header>
      </text:list>
      <text:p text:style-name="Code"><text:s text:c="4"/>+ maxObjSize</text:p>
      <text:p text:style-name="Code"><text:s text:c="6"/>- &lt;max size of an object&gt;</text:p>
      <text:p text:style-name="Code"><text:s text:c="4"/>+ utc</text:p>
      <text:p text:style-name="Code"><text:s text:c="6"/>- &lt;if client handle UTC timestamps: 1 | 0&gt;</text:p>
      <text:p text:style-name="Code"><text:s text:c="4"/>+ nocSupport <text:s text:c="6"/></text:p>
      <text:list text:style-name="L15">
        <text:list-header>
          <text:p text:style-name="P50"><text:s text:c="2"/>- &lt;Number of changes support: 1 | 0&gt;</text:p>
          <text:p text:style-name="P50">+ verDTD<text:line-break/> <text:s/>- &lt;DTD version in use&gt;</text:p>
        </text:list-header>
      </text:list>
      <text:p text:style-name="Code"/>
      <text:p text:style-name="Standard">Notes:</text:p>
      <text:list text:style-name="L18">
        <text:list-item>
          <text:p text:style-name="P55">If proxy host is an empty string, it is intended as “do not use proxy”.</text:p>
        </text:list-item>
        <text:list-item>
          <text:p text:style-name="P55">&lt;preferred authentication type&gt; is one of: “syncml:auth-md5”, “syncml:auth-basic”.</text:p>
        </text:list-item>
        <text:list-item>
          <text:p text:style-name="P55">&lt;log level&gt; is one of: 0 – 1 – 2 <text:s/>(none, info, debug).</text:p>
        </text:list-item>
        <text:list-item>
          <text:p text:style-name="P55">&lt;Integer value&gt; means 0 get the default value, otherwise the value set</text:p>
        </text:list-item>
      </text:list>
      <text:h text:style-name="Heading_20_2" text:outline-level="2">Client Capabilities Handling</text:h>
      <text:p text:style-name="Standard">The SyncML specifications states:</text:p>
      <text:p text:style-name="Standard"/>
      <text:p text:style-name="P24">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p>
      <text:p text:style-name="P24"/>
      <text:p text:style-name="Standard">Therefore, we have two scenario:</text:p>
      <text:p text:style-name="Standard"/>
      <text:list text:style-name="L19">
        <text:list-item>
          <text:p text:style-name="P56">The client connects to a new server;</text:p>
        </text:list-item>
        <text:list-item>
          <text:p text:style-name="P56">The server issues a Get command requesting for client capabilities.</text:p>
        </text:list-item>
      </text:list>
      <text:p text:style-name="Standard"/>
      <text:p text:style-name="Standard">In both cases the client shall send its capabilities. Plus, if the client has already sent its capabilities to a server in a previous synchronization, the DevInf is not sent anymore.</text:p>
      <text:p text:style-name="Standard"/>
      <text:p text:style-name="Standard">For case 1, the SyncManager determines if it has to include client capabilities looking at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 </text:p>
      <text:p text:style-name="Standard">However a client application can decide to reset devInfHash when any other relevant configuration settings is changed.</text:p>
      <text:p text:style-name="Standard"/>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h text:style-name="Heading_20_2" text:outline-level="2">Synchronization Events Notification</text:h>
      <text:p text:style-name="Standard">As illustrated in <text:sequence-ref text:reference-format="category-and-value" text:ref-name="refFigure0">Figure 1</text:sequence-ref> the architecture of an application based on the Funambol API is layered; in order to let the application level know about what happens in the layers below, an event based notification mechanism is implemented. This is based on events and listeners.</text:p>
      <text:p text:style-name="Heading_20_3">Synchronization Events</text:p>
      <text:p text:style-name="Standard">The events described in the table below are defin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Event</text:p>
            </table:table-cell>
            <table:table-cell table:style-name="Table3.A1" office:value-type="string">
              <text:p text:style-name="Table_20_Heading">Event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SyncEvent</text:p>
          </table:table-cell>
          <table:table-cell table:style-name="Table3.A2" office:value-type="string">
            <text:p text:style-name="Table_20_Contents">SYNC_BEGIN</text:p>
          </table:table-cell>
          <table:table-cell table:style-name="Table3.C2" office:value-type="string">
            <text:p text:style-name="Table_20_Contents">Fired to notify that the synchronization process started. It shall bring the following info:</text:p>
            <text:list text:style-name="L20">
              <text:list-item>
                <text:p text:style-name="P57">datetime: a Date object representing the date and time of the beginning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ND</text:p>
          </table:table-cell>
          <table:table-cell table:style-name="Table3.C2" office:value-type="string">
            <text:p text:style-name="Table_20_Contents">Fired to notify that the synchronization process ended. It shall bring the following info:</text:p>
            <text:list text:style-name="L20">
              <text:list-item text:start-value="1">
                <text:p text:style-name="P57">datetime: a Date object representing the date and time of the end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RROR</text:p>
          </table:table-cell>
          <table:table-cell table:style-name="Table3.C2" office:value-type="string">
            <text:p text:style-name="Table_20_Contents">Fired to notify that the engine encountered a not blocking error (the engine does not throw an exception for it). </text:p>
            <text:p text:style-name="Table_20_Contents">It shall bring the following info:</text:p>
            <text:list text:style-name="L21">
              <text:list-item>
                <text:p text:style-name="P58">datetime: a Date object representing date and time when error occurring</text:p>
              </text:list-item>
              <text:list-item>
                <text:p text:style-name="P58">message: the error message</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INITIALIZATION</text:p>
          </table:table-cell>
          <table:table-cell table:style-name="Table3.C2" office:value-type="string">
            <text:p text:style-name="Table_20_Contents">Fired to notify that the initialization package was correctly set and processed. It brings the following info:</text:p>
            <text:list text:style-name="L20">
              <text:list-item text:start-value="1">
                <text:p text:style-name="P57">datetime: a Date object representing the date and time of the end of the initialization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MODIFICATION</text:p>
          </table:table-cell>
          <table:table-cell table:style-name="Table3.C2" office:value-type="string">
            <text:p text:style-name="Table_20_Contents">Fired to notify that the modifications package was correctly set and processed. It brings the following info:</text:p>
            <text:list text:style-name="L20">
              <text:list-item text:start-value="1">
                <text:p text:style-name="P57">datetime: a Date object representing the date and time of the end of the modifications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FINALIZATION</text:p>
          </table:table-cell>
          <table:table-cell table:style-name="Table3.C2" office:value-type="string">
            <text:p text:style-name="Table_20_Contents">Fired to notify that the final package was correctly set and processed. It brings the following info:</text:p>
            <text:list text:style-name="L20">
              <text:list-item text:start-value="1">
                <text:p text:style-name="P57">datetime: a Date object representing the date and time of the end of the finalization processing</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BEGIN</text:p>
          </table:table-cell>
          <table:table-cell table:style-name="Table3.C2" office:value-type="string">
            <text:p text:style-name="Table_20_Contents">Fired to notify that the engine started to send data to the server. This event shall notify the following events:</text:p>
            <text:list text:style-name="L22">
              <text:list-item>
                <text:p text:style-name="P59">going to start sending data</text:p>
              </text:list-item>
            </text:list>
            <text:p text:style-name="Table_20_Contents">It shall bring the following info:</text:p>
            <text:list text:style-name="L23">
              <text:list-item>
                <text:p text:style-name="P60">data length: the total amount of data to sen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END</text:p>
          </table:table-cell>
          <table:table-cell table:style-name="Table3.C2" office:value-type="string">
            <text:p text:style-name="Table_20_Contents">Fired to notify that the engine has sent all data to the server. </text:p>
            <text:p text:style-name="Table_20_Contents">It shall bring the following info:</text:p>
            <text:list text:style-name="L23">
              <text:list-item text:start-value="1">
                <text:p text:style-name="P60">data length: the total amount of data sent</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BEGIN</text:p>
          </table:table-cell>
          <table:table-cell table:style-name="Table3.C2" office:value-type="string">
            <text:p text:style-name="Table_20_Contents">Fired to notify that the engine started to receive data from the server. This event shall notify the following events:</text:p>
            <text:list text:style-name="L22">
              <text:list-item text:start-value="1">
                <text:p text:style-name="P59">going to start reading data</text:p>
              </text:list-item>
            </text:list>
            <text:p text:style-name="Table_20_Contents">It shall bring the following info:</text:p>
            <text:list text:style-name="L23">
              <text:list-item text:start-value="1">
                <text:p text:style-name="P60">data length: the total amount of data to receive when it is first fir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RECEIVED</text:p>
          </table:table-cell>
          <table:table-cell table:style-name="Table3.C2" office:value-type="string">
            <text:p text:style-name="Table_20_Contents">Fired to notify that the engine is receiving data from the server. This event shall notify the following events:</text:p>
            <text:list text:style-name="L22">
              <text:list-item text:start-value="1">
                <text:p text:style-name="P59">received a certain amount of data</text:p>
              </text:list-item>
            </text:list>
            <text:p text:style-name="Table_20_Contents">It shall bring the following info:</text:p>
            <text:list text:style-name="L23">
              <text:list-item text:start-value="1">
                <text:p text:style-name="P60">data length: the bytes receive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END</text:p>
          </table:table-cell>
          <table:table-cell table:style-name="Table3.C2" office:value-type="string">
            <text:p text:style-name="Table_20_Contents">Fired to notify that the engine has received all data from the server. </text:p>
            <text:p text:style-name="Table_20_Contents">It shall bring the following info:</text:p>
            <text:list text:style-name="L23">
              <text:list-item text:start-value="1">
                <text:p text:style-name="P60">data length: the total amount of data received</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BEGIN</text:p>
          </table:table-cell>
          <table:table-cell table:style-name="Table3.C2" office:value-type="string">
            <text:p text:style-name="Table_20_Contents">Fired to notify the beginning of the synchronization of a particular syncsource.</text:p>
            <text:p text:style-name="Table_20_Contents">It shall bring the following info:</text:p>
            <text:list text:style-name="L24">
              <text:list-item>
                <text:p text:style-name="P61">source URI: the source being synchronized</text:p>
              </text:list-item>
            </text:list>
            <text:list text:style-name="L24">
              <text:list-item text:start-value="1">
                <text:p text:style-name="P61">sourcename: the source name</text:p>
              </text:list-item>
              <text:list-item>
                <text:p text:style-name="P61">mode: type of the performed sync</text:p>
              </text:list-item>
              <text:list-item>
                <text:p text:style-name="P61">dat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END</text:p>
          </table:table-cell>
          <table:table-cell table:style-name="Table3.C2" office:value-type="string">
            <text:p text:style-name="Table_20_Contents">Fired to notify the end of the synchronization of a particular syncsource.</text:p>
            <text:p text:style-name="Table_20_Contents">It shall bring the following info:</text:p>
            <text:list text:style-name="L24">
              <text:list-item text:start-value="1">
                <text:p text:style-name="P61">source URI: the source being synchronized</text:p>
              </text:list-item>
            </text:list>
            <text:list text:style-name="L24">
              <text:list-item text:start-value="1">
                <text:p text:style-name="P61">sourcename: the source name</text:p>
              </text:list-item>
              <text:list-item>
                <text:p text:style-name="P61">mode: type of the performed sync</text:p>
              </text:list-item>
              <text:list-item>
                <text:p text:style-name="P61">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38">SYNC_SOURCE_SYNCMODE_REQUESTED</text:p>
          </table:table-cell>
          <table:table-cell table:style-name="Table3.C2" office:value-type="string">
            <text:p text:style-name="Table_20_Contents">Fired to notify a SyncMode change, requested by server for a particular syncsource.</text:p>
            <text:p text:style-name="Table_20_Contents">It shall bring the following info:</text:p>
            <text:list text:style-name="L24">
              <text:list-item text:start-value="1">
                <text:p text:style-name="P61">source URI: the source being synchronized</text:p>
              </text:list-item>
            </text:list>
            <text:list text:style-name="L24">
              <text:list-item text:start-value="1">
                <text:p text:style-name="P61">sourcename: the source name</text:p>
              </text:list-item>
              <text:list-item>
                <text:p text:style-name="P61">mode: type of sync requested</text:p>
              </text:list-item>
              <text:list-item>
                <text:p text:style-name="P61">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38">SYNC_SOURCE_TOTAL_<text:line-break/>CLIENT_ITEMS</text:p>
          </table:table-cell>
          <table:table-cell table:style-name="Table3.C2" office:value-type="string">
            <text:p text:style-name="Table_20_Contents">Fired to notify the total number of items that client will transfer for a particular syncsource (number of changes).</text:p>
            <text:p text:style-name="Table_20_Contents">It shall bring the following info:</text:p>
            <text:list text:style-name="L24">
              <text:list-item text:start-value="1">
                <text:p text:style-name="P61">source URI: the source being synchronized</text:p>
              </text:list-item>
            </text:list>
            <text:list text:style-name="L24">
              <text:list-item text:start-value="1">
                <text:p text:style-name="P61">sourcename: the source name</text:p>
              </text:list-item>
              <text:list-item>
                <text:p text:style-name="P61">mode: type of the performed sync</text:p>
              </text:list-item>
              <text:list-item>
                <text:p text:style-name="P61">data: the number of items.</text:p>
              </text:list-item>
              <text:list-item>
                <text:p text:style-name="P61">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38">SYNC_SOURCE_TOTAL_<text:line-break/>SERVER_ITEMS</text:p>
          </table:table-cell>
          <table:table-cell table:style-name="Table3.C2" office:value-type="string">
            <text:p text:style-name="Table_20_Contents">Fired to notify the total number of items that server will transfer for a particular syncsource (number of changes).</text:p>
            <text:p text:style-name="Table_20_Contents">It shall bring the following info:</text:p>
            <text:list text:style-name="L24">
              <text:list-item text:start-value="1">
                <text:p text:style-name="P61">source URI: the source being synchronized</text:p>
              </text:list-item>
            </text:list>
            <text:list text:style-name="L24">
              <text:list-item text:start-value="1">
                <text:p text:style-name="P61">sourcename: the source name</text:p>
              </text:list-item>
              <text:list-item>
                <text:p text:style-name="P61">mode: type of the performed sync</text:p>
              </text:list-item>
              <text:list-item>
                <text:p text:style-name="P61">data: the number of items.</text:p>
              </text:list-item>
              <text:list-item>
                <text:p text:style-name="P61">date: a Date object representing the date and time of the end of the synchronization</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SERVER</text:p>
          </table:table-cell>
          <table:table-cell table:style-name="Table3.C2" office:value-type="string">
            <text:p text:style-name="Table_20_Contents">Fired to notify that an item addition has been received. It shall bring the following info:</text:p>
            <text:list text:style-name="L24">
              <text:list-item text:start-value="1">
                <text:p text:style-name="P61">source URI: the source the item belongs to</text:p>
              </text:list-item>
              <text:list-item>
                <text:p text:style-name="P61">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SERVER</text:p>
          </table:table-cell>
          <table:table-cell table:style-name="Table3.C2" office:value-type="string">
            <text:p text:style-name="Table_20_Contents">Fired to notify that an item deletion has been received. It shall bring the following info:</text:p>
            <text:list text:style-name="L24">
              <text:list-item text:start-value="1">
                <text:p text:style-name="P61">source URI: the source the item belongs to</text:p>
              </text:list-item>
              <text:list-item>
                <text:p text:style-name="P61">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SERVER</text:p>
          </table:table-cell>
          <table:table-cell table:style-name="Table3.C2" office:value-type="string">
            <text:p text:style-name="Table_20_Contents">Fired to notify that an item update has been received. It shall bring the following info:</text:p>
            <text:list text:style-name="L24">
              <text:list-item text:start-value="1">
                <text:p text:style-name="P61">source URI: the source the item belongs to</text:p>
              </text:list-item>
              <text:list-item>
                <text:p text:style-name="P61">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CLIENT</text:p>
          </table:table-cell>
          <table:table-cell table:style-name="Table3.C2" office:value-type="string">
            <text:p text:style-name="Table_20_Contents">Fired to notify that an item addition has been sent. It shall bring the following info:</text:p>
            <text:list text:style-name="L24">
              <text:list-item text:start-value="1">
                <text:p text:style-name="P61">source URI: the source the item belongs to</text:p>
              </text:list-item>
              <text:list-item>
                <text:p text:style-name="P61">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CLIENT</text:p>
          </table:table-cell>
          <table:table-cell table:style-name="Table3.C2" office:value-type="string">
            <text:p text:style-name="Table_20_Contents">Fired to notify that an item deletion has been sent. It shall bring the following info:</text:p>
            <text:list text:style-name="L24">
              <text:list-item text:start-value="1">
                <text:p text:style-name="P61">source URI: the source the item belongs to</text:p>
              </text:list-item>
              <text:list-item>
                <text:p text:style-name="P61">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CLIENT</text:p>
          </table:table-cell>
          <table:table-cell table:style-name="Table3.C2" office:value-type="string">
            <text:p text:style-name="Table_20_Contents">Fired to notify that an item update has been sent. It shall bring the following info:</text:p>
            <text:list text:style-name="L24">
              <text:list-item text:start-value="1">
                <text:p text:style-name="P61">source URI: the source the item belongs to</text:p>
              </text:list-item>
              <text:list-item>
                <text:p text:style-name="P61">item key: the item key (LUID)</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CLIENT_STATUS</text:p>
          </table:table-cell>
          <table:table-cell table:style-name="Table3.C2" office:value-type="string">
            <text:p text:style-name="Table_20_Contents">Fired to notify a status to send. It shall bring the following info:</text:p>
            <text:list text:style-name="L24">
              <text:list-item text:start-value="1">
                <text:p text:style-name="P61">command: the command the status relates to</text:p>
              </text:list-item>
              <text:list-item>
                <text:p text:style-name="P61">status code: the status code</text:p>
              </text:list-item>
              <text:list-item>
                <text:p text:style-name="P61">item key: the key of the item this status relates to if it is in response of a modification command.</text:p>
              </text:list-item>
              <text:list-item>
                <text:p text:style-name="P61">SourceUri: the source uri</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SERVER_STATUS</text:p>
          </table:table-cell>
          <table:table-cell table:style-name="Table3.C2" office:value-type="string">
            <text:p text:style-name="Table_20_Contents">Fired to notify a received status command. It shall bring the following info:</text:p>
            <text:list text:style-name="L24">
              <text:list-item text:start-value="1">
                <text:p text:style-name="P61">command: the command the status relates to</text:p>
              </text:list-item>
              <text:list-item>
                <text:p text:style-name="P61">status code: the status code</text:p>
              </text:list-item>
              <text:list-item>
                <text:p text:style-name="P61">item key: the key of the item this status relates to if it is in response of a modification command.</text:p>
              </text:list-item>
              <text:list-item>
                <text:p text:style-name="P61">SourceUri: the source uri</text:p>
              </text:list-item>
            </text:list>
          </table:table-cell>
        </table:table-row>
      </table:table>
      <text:p text:style-name="Standard">Those events are represented by the classes of <text:sequence-ref text:reference-format="category-and-value" text:ref-name="refFigure9">Figure 10</text:sequence-ref>.</text:p>
      <text:p text:style-name="Standard"/>
      <text:p text:style-name="Heading_20_4"><draw:frame draw:style-name="fr12" draw:name="Frame3" text:anchor-type="paragraph" svg:x="0.039cm" svg:y="0.138cm" svg:width="14.924cm" draw:z-index="8"><draw:text-box fo:min-height="9.474cm"><text:p text:style-name="Figure"><draw:frame draw:style-name="fr4" draw:name="Object3" text:anchor-type="paragraph" svg:x="0cm" svg:y="0cm" svg:width="14.917cm" style:rel-width="100%" svg:height="8.964cm" style:rel-height="scale" draw:z-index="29"><draw:object xlink:href="./Object 3" xlink:type="simple" xlink:show="embed" xlink:actuate="onLoad"/><draw:image xlink:href="./ObjectReplacements/Object 3" xlink:type="simple" xlink:show="embed" xlink:actuate="onLoad"/></draw:frame>Figure <text:sequence text:ref-name="refFigure9" text:name="Figure" text:formula="ooow:Figure+1" style:num-format="1">10</text:sequence>: Events class diagram</text:p></draw:text-box></draw:frame>Event</text:p>
      <text:p text:style-name="Standard">Is the abstract base class for any other event subtype. It is defined by an event code and the timestamp of when the event is generated. The timestamp is in the numeric form of a datetime.</text:p>
      <text:p text:style-name="Heading_20_4">SyncEvent</text:p>
      <text:p text:style-name="Standard">This event is used to notify the listeners for the principal states of the synchronization process. </text:p>
      <text:p text:style-name="Standard"/>
      <text:p text:style-name="Standard">The following event types are defi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Event Type</text:p>
            </table:table-cell>
            <table:table-cell table:style-name="Table5.A1" office:value-type="string">
              <text:p text:style-name="Table_20_Heading">Valu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SYNC_BEGIN</text:p>
          </table:table-cell>
          <table:table-cell table:style-name="Table5.A2" office:value-type="string">
            <text:p text:style-name="Standard">0x0001</text:p>
          </table:table-cell>
          <table:table-cell table:style-name="Table5.C2" office:value-type="string">
            <text:p text:style-name="Standard">Fired when the synchronization process start. It's created and fired by the SyncManager when a client the sync() method is invoked.</text:p>
          </table:table-cell>
        </table:table-row>
        <table:table-row>
          <table:table-cell table:style-name="Table5.A2" office:value-type="string">
            <text:p text:style-name="Table_20_Contents">SYNC_END</text:p>
          </table:table-cell>
          <table:table-cell table:style-name="Table5.A2" office:value-type="string">
            <text:p text:style-name="Standard">0x0002</text:p>
          </table:table-cell>
          <table:table-cell table:style-name="Table5.C2" office:value-type="string">
            <text:p text:style-name="Standard">Fired when the synchronization process ends. This type of event is created by the SyncManager and is fired when the synchronization process ends. </text:p>
          </table:table-cell>
        </table:table-row>
        <table:table-row>
          <table:table-cell table:style-name="Table5.A2" office:value-type="string">
            <text:p text:style-name="Table_20_Contents">SYNC_ERROR</text:p>
          </table:table-cell>
          <table:table-cell table:style-name="Table5.A2" office:value-type="string">
            <text:p text:style-name="Standard">0x0003</text:p>
          </table:table-cell>
          <table:table-cell table:style-name="Table5.C2" office:value-type="string">
            <text:p text:style-name="Standard">Fired by the SyncManager when an error occurs.</text:p>
          </table:table-cell>
        </table:table-row>
        <table:table-row>
          <table:table-cell table:style-name="Table5.A2" office:value-type="string">
            <text:p text:style-name="Table_20_Contents">SEND_INITIALIZATION</text:p>
          </table:table-cell>
          <table:table-cell table:style-name="Table5.A2" office:value-type="string">
            <text:p text:style-name="Standard">0x0004</text:p>
          </table:table-cell>
          <table:table-cell table:style-name="Table5.C2" office:value-type="string">
            <text:p text:style-name="Standard">Fired before sending the initialization message. It is created and fired by the SyncManager before calling syncInitialization()</text:p>
          </table:table-cell>
        </table:table-row>
        <table:table-row>
          <table:table-cell table:style-name="Table5.A2" office:value-type="string">
            <text:p text:style-name="Table_20_Contents">SEND_MODIFICATION</text:p>
          </table:table-cell>
          <table:table-cell table:style-name="Table5.A2" office:value-type="string">
            <text:p text:style-name="Standard">0x0005</text:p>
          </table:table-cell>
          <table:table-cell table:style-name="Table5.C2" office:value-type="string">
            <text:p text:style-name="Standard">Fired before sending the modification message. It's created and fired by the SyncManager before calling syncModifications()</text:p>
          </table:table-cell>
        </table:table-row>
        <table:table-row>
          <table:table-cell table:style-name="Table5.A2" office:value-type="string">
            <text:p text:style-name="Table_20_Contents">SEND_FINALIZATION</text:p>
          </table:table-cell>
          <table:table-cell table:style-name="Table5.A2" office:value-type="string">
            <text:p text:style-name="Table_20_Contents">0x0006</text:p>
          </table:table-cell>
          <table:table-cell table:style-name="Table5.C2" office:value-type="string">
            <text:p text:style-name="Table_20_Contents">Fired before sending the finalization message. It's created and fired by the SyncManager before calling syncMapping()</text:p>
          </table:table-cell>
        </table:table-row>
      </table:table>
      <text:p text:style-name="Standard">These events bring the following information:</text:p>
      <text:list text:style-name="L25">
        <text:list-item>
          <text:p text:style-name="P62">message: only if the event is a SYNC_ERROR, null otherwise</text:p>
        </text:list-item>
      </text:list>
      <text:p text:style-name="Heading_20_4">TrasportEvent</text:p>
      <text:p text:style-name="Standard">This event is used to notify the listener of the sending or receiving of data to/from the server.</text:p>
      <text:p text:style-name="Standard"/>
      <text:p text:style-name="Standard">The following event types are defined:</text:p>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Event Type</text:p>
            </table:table-cell>
            <table:table-cell table:style-name="Tabella4.A1" office:value-type="string">
              <text:p text:style-name="Table_20_Heading">Code</text:p>
            </table:table-cell>
            <table:table-cell table:style-name="Tabella4.C1" office:value-type="string">
              <text:p text:style-name="Table_20_Heading">Description</text:p>
            </table:table-cell>
          </table:table-row>
        </table:table-header-rows>
        <table:table-row>
          <table:table-cell table:style-name="Tabella4.A2" office:value-type="string">
            <text:p text:style-name="Table_20_Contents">SEND_DATA_BEGIN</text:p>
          </table:table-cell>
          <table:table-cell table:style-name="Tabella4.A2" office:value-type="string">
            <text:p text:style-name="Standard">0x0011</text:p>
          </table:table-cell>
          <table:table-cell table:style-name="Tabella4.C2" office:value-type="string">
            <text:p text:style-name="Standard">This type is fired before sending a message to the server; it brings the length of the message.</text:p>
          </table:table-cell>
        </table:table-row>
        <table:table-row>
          <table:table-cell table:style-name="Tabella4.A2" office:value-type="string">
            <text:p text:style-name="Table_20_Contents">SEND_DATA_END</text:p>
          </table:table-cell>
          <table:table-cell table:style-name="Tabella4.A2" office:value-type="string">
            <text:p text:style-name="Standard">0x0012</text:p>
          </table:table-cell>
          <table:table-cell table:style-name="Tabella4.C2" office:value-type="string">
            <text:p text:style-name="Standard">This type is fired when the client has sent all data to the server. It brings the length of the message.</text:p>
          </table:table-cell>
        </table:table-row>
        <table:table-row>
          <table:table-cell table:style-name="Tabella4.A2" office:value-type="string">
            <text:p text:style-name="Table_20_Contents">RECEIVE_DATA_BEGIN</text:p>
          </table:table-cell>
          <table:table-cell table:style-name="Tabella4.A2" office:value-type="string">
            <text:p text:style-name="Standard">0x0013</text:p>
          </table:table-cell>
          <table:table-cell table:style-name="Tabella4.C2" office:value-type="string">
            <text:p text:style-name="Standard">This type is fired when the client receives the content length of the response message from the server. It brings the content length of the message.</text:p>
          </table:table-cell>
        </table:table-row>
        <table:table-row>
          <table:table-cell table:style-name="Tabella4.A2" office:value-type="string">
            <text:p text:style-name="Table_20_Contents">DATA_RECEIVED</text:p>
          </table:table-cell>
          <table:table-cell table:style-name="Tabella4.A2" office:value-type="string">
            <text:p text:style-name="Standard">0x0014</text:p>
          </table:table-cell>
          <table:table-cell table:style-name="Tabella4.C2" office:value-type="string">
            <text:p text:style-name="Standard">This type is fired for each block of data received from the server. It brings the length of the data read.</text:p>
          </table:table-cell>
        </table:table-row>
        <table:table-row>
          <table:table-cell table:style-name="Tabella4.A2" office:value-type="string">
            <text:p text:style-name="Table_20_Contents">RECEIVE_DATA_END</text:p>
          </table:table-cell>
          <table:table-cell table:style-name="Tabella4.A2" office:value-type="string">
            <text:p text:style-name="Standard">0x0015</text:p>
          </table:table-cell>
          <table:table-cell table:style-name="Tabella4.C2" office:value-type="string">
            <text:p text:style-name="Standard">This type is fired when the client has received all data from the server. It brings the length of the message.</text:p>
          </table:table-cell>
        </table:table-row>
      </table:table>
      <text:p text:style-name="Heading_20_4">SyncSourceEvent</text:p>
      <text:p text:style-name="Standard">This event is used to notify the listener of the beginning and the end of the synchronization for a particular SyncSource.</text:p>
      <text:p text:style-name="Standard">The following event types are defined:</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Event Type</text:p>
            </table:table-cell>
            <table:table-cell table:style-name="Tabella5.A1" office:value-type="string">
              <text:p text:style-name="Table_20_Heading">Code</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Table_20_Contents">SYNC_SOURCE_BEGIN</text:p>
          </table:table-cell>
          <table:table-cell table:style-name="Tabella5.A2" office:value-type="string">
            <text:p text:style-name="Standard">0x0021</text:p>
          </table:table-cell>
          <table:table-cell table:style-name="Tabella5.C2" office:value-type="string">
            <text:p text:style-name="Standard">This type is fired 2 times for each syncsource: before sending client modifications and before receiving server modifications for the syncsource.</text:p>
          </table:table-cell>
        </table:table-row>
        <table:table-row>
          <table:table-cell table:style-name="Tabella5.A2" office:value-type="string">
            <text:p text:style-name="Table_20_Contents">SYNC_SOURCE_END</text:p>
          </table:table-cell>
          <table:table-cell table:style-name="Tabella5.A2" office:value-type="string">
            <text:p text:style-name="Standard">0x0022</text:p>
          </table:table-cell>
          <table:table-cell table:style-name="Tabella5.C2" office:value-type="string">
            <text:p text:style-name="Standard">This type is fired 2 times for each syncsource: after sending all client modifications and after receiving all server modifications for the syncsource.</text:p>
          </table:table-cell>
        </table:table-row>
        <table:table-row>
          <table:table-cell table:style-name="Tabella5.A2" office:value-type="string">
            <text:p text:style-name="P38">SYNC_SOURCE_SYNCMODE_REQUESTED</text:p>
          </table:table-cell>
          <table:table-cell table:style-name="Tabella5.A2" office:value-type="string">
            <text:p text:style-name="Standard">0x0023</text:p>
          </table:table-cell>
          <table:table-cell table:style-name="Tabella5.C2" office:value-type="string">
            <text:p text:style-name="Standard">This type is fired when a syncMode Alert is received by server.</text:p>
          </table:table-cell>
        </table:table-row>
        <table:table-row>
          <table:table-cell table:style-name="Tabella5.A2" office:value-type="string">
            <text:p text:style-name="P38">SYNC_SOURCE_TOTAL_CLIENT_ITEMS</text:p>
          </table:table-cell>
          <table:table-cell table:style-name="Tabella5.A2" office:value-type="string">
            <text:p text:style-name="Standard">0x0024</text:p>
          </table:table-cell>
          <table:table-cell table:style-name="Tabella5.C2" office:value-type="string">
            <text:p text:style-name="Standard">This type is fired by SyncSource before sending items, when the total number of items is detected. It brings the number of items (data).</text:p>
          </table:table-cell>
        </table:table-row>
        <table:table-row>
          <table:table-cell table:style-name="Tabella5.A2" office:value-type="string">
            <text:p text:style-name="P38">SYNC_SOURCE_TOTAL_SERVER_ITEMS</text:p>
          </table:table-cell>
          <table:table-cell table:style-name="Tabella5.A2" office:value-type="string">
            <text:p text:style-name="Standard">0x0025</text:p>
          </table:table-cell>
          <table:table-cell table:style-name="Tabella5.C2" office:value-type="string">
            <text:p text:style-name="Standard">This type is fired when NOC (number of changes) tag is received from server. It brings the number of items (data).</text:p>
          </table:table-cell>
        </table:table-row>
      </table:table>
      <text:p text:style-name="Standard">These events bring the following additional information:</text:p>
      <text:list text:style-name="L26">
        <text:list-item>
          <text:p text:style-name="P63">sourceUri: uri of the syncSource</text:p>
        </text:list-item>
        <text:list-item>
          <text:p text:style-name="P63">syncMode: type of the performed sync</text:p>
        </text:list-item>
      </text:list>
      <text:p text:style-name="Heading_20_4">SyncItemEvent</text:p>
      <text:p text:style-name="Standard">This event is used to notify the listener when a item is added/updated/deleted by a command received from the server or when an item has to be <text:s/>added/updated/deleted on the server.</text:p>
      <text:p text:style-name="Standard"/>
      <text:p text:style-name="Standard">The following event types are defined:</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Event Type</text:p>
            </table:table-cell>
            <table:table-cell table:style-name="Tabella6.A1" office:value-type="string">
              <text:p text:style-name="Table_20_Heading">Code</text:p>
            </table:table-cell>
            <table:table-cell table:style-name="Tabella6.C1" office:value-type="string">
              <text:p text:style-name="Table_20_Heading">Description</text:p>
            </table:table-cell>
          </table:table-row>
        </table:table-header-rows>
        <table:table-row>
          <table:table-cell table:style-name="Tabella6.A2" office:value-type="string">
            <text:p text:style-name="Table_20_Contents">ITEM_ADDED_BY_SERVER</text:p>
          </table:table-cell>
          <table:table-cell table:style-name="Tabella6.A2" office:value-type="string">
            <text:p text:style-name="Standard">0x0031</text:p>
          </table:table-cell>
          <table:table-cell table:style-name="Tabella6.C2" office:value-type="string">
            <text:p text:style-name="Standard">This type is fired when a new item is added on the client.</text:p>
          </table:table-cell>
        </table:table-row>
        <table:table-row>
          <table:table-cell table:style-name="Tabella6.A2" office:value-type="string">
            <text:p text:style-name="Table_20_Contents">ITEM_DELETED_BY_SERVER</text:p>
          </table:table-cell>
          <table:table-cell table:style-name="Tabella6.A2" office:value-type="string">
            <text:p text:style-name="Standard">0x0032</text:p>
          </table:table-cell>
          <table:table-cell table:style-name="Tabella6.C2" office:value-type="string">
            <text:p text:style-name="Standard">This type is fired when an <text:s/>item is deleted on the client.</text:p>
          </table:table-cell>
        </table:table-row>
        <table:table-row>
          <table:table-cell table:style-name="Tabella6.A2" office:value-type="string">
            <text:p text:style-name="Table_20_Contents">ITEM_UPDATED_BY_SERVER</text:p>
          </table:table-cell>
          <table:table-cell table:style-name="Tabella6.A2" office:value-type="string">
            <text:p text:style-name="Standard">0x0033</text:p>
          </table:table-cell>
          <table:table-cell table:style-name="Tabella6.C2" office:value-type="string">
            <text:p text:style-name="Standard">This type is fired when an <text:s/>item is updated on the client.</text:p>
          </table:table-cell>
        </table:table-row>
        <table:table-row>
          <table:table-cell table:style-name="Tabella6.A2" office:value-type="string">
            <text:p text:style-name="Table_20_Contents">ITEM_ADDED_BY_CLIENT</text:p>
          </table:table-cell>
          <table:table-cell table:style-name="Tabella6.A2" office:value-type="string">
            <text:p text:style-name="Standard">0x0034</text:p>
          </table:table-cell>
          <table:table-cell table:style-name="Tabella6.C2" office:value-type="string">
            <text:p text:style-name="Standard">This type is fired for each new item detected on the client(as soon as it is detected).</text:p>
          </table:table-cell>
        </table:table-row>
        <table:table-row>
          <table:table-cell table:style-name="Tabella6.A2" office:value-type="string">
            <text:p text:style-name="Table_20_Contents">ITEM_DELETED_BY_CLIENT</text:p>
          </table:table-cell>
          <table:table-cell table:style-name="Tabella6.A2" office:value-type="string">
            <text:p text:style-name="Standard">0x0035</text:p>
          </table:table-cell>
          <table:table-cell table:style-name="Tabella6.C2" office:value-type="string">
            <text:p text:style-name="Standard">This type is fired for each item deleted on the client (as soon as it is detected).</text:p>
          </table:table-cell>
        </table:table-row>
        <table:table-row>
          <table:table-cell table:style-name="Tabella6.A2" office:value-type="string">
            <text:p text:style-name="Table_20_Contents">ITEM_UPDATED_BY_CLIENT</text:p>
          </table:table-cell>
          <table:table-cell table:style-name="Tabella6.A2" office:value-type="string">
            <text:p text:style-name="Standard">0x0036</text:p>
          </table:table-cell>
          <table:table-cell table:style-name="Tabella6.C2" office:value-type="string">
            <text:p text:style-name="Standard">This type is fired for each item updated on the client (as soon as it is detected).</text:p>
          </table:table-cell>
        </table:table-row>
      </table:table>
      <text:p text:style-name="Standard">These events bring the following additional information:</text:p>
      <text:list text:style-name="L27">
        <text:list-item>
          <text:p text:style-name="P64">source URI: the source the item belongs to</text:p>
        </text:list-item>
        <text:list-item>
          <text:p text:style-name="P64">item key: the item key</text:p>
        </text:list-item>
      </text:list>
      <text:p text:style-name="Heading_20_4">SyncStatusEvent</text:p>
      <text:p text:style-name="P42">Fired to notify a sending or a received status command. </text:p>
      <text:p text:style-name="Standard"/>
      <text:p text:style-name="Standard">The following event types are defined:</text:p>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Table_20_Heading">Event Type</text:p>
            </table:table-cell>
            <table:table-cell table:style-name="Tabella7.A1" office:value-type="string">
              <text:p text:style-name="Table_20_Heading">Code</text:p>
            </table:table-cell>
            <table:table-cell table:style-name="Tabella7.C1" office:value-type="string">
              <text:p text:style-name="Table_20_Heading">Description</text:p>
            </table:table-cell>
          </table:table-row>
        </table:table-header-rows>
        <table:table-row>
          <table:table-cell table:style-name="Tabella7.A2" office:value-type="string">
            <text:p text:style-name="Table_20_Contents">CLIENT_STATUS</text:p>
          </table:table-cell>
          <table:table-cell table:style-name="Tabella7.A2" office:value-type="string">
            <text:p text:style-name="Standard">0x0041</text:p>
          </table:table-cell>
          <table:table-cell table:style-name="Tabella7.C2" office:value-type="string">
            <text:p text:style-name="Standard">This type is fired for all status command that the client sends to the server</text:p>
          </table:table-cell>
        </table:table-row>
        <table:table-row>
          <table:table-cell table:style-name="Tabella7.A2" office:value-type="string">
            <text:p text:style-name="Table_20_Contents">SERVER_STATUS</text:p>
          </table:table-cell>
          <table:table-cell table:style-name="Tabella7.A2" office:value-type="string">
            <text:p text:style-name="Standard">0x0042</text:p>
          </table:table-cell>
          <table:table-cell table:style-name="Tabella7.C2" office:value-type="string">
            <text:p text:style-name="Standard">This type is fired for all status command received from the server.</text:p>
          </table:table-cell>
        </table:table-row>
      </table:table>
      <text:p text:style-name="Standard">These events brings the following additional information information:</text:p>
      <text:list text:style-name="L28">
        <text:list-item>
          <text:p text:style-name="P65">command: the command the status relates to</text:p>
        </text:list-item>
        <text:list-item>
          <text:p text:style-name="P65">status code: the status code</text:p>
        </text:list-item>
      </text:list>
      <text:p text:style-name="Heading_20_3"><draw:frame draw:style-name="fr13" draw:name="Frame4" text:anchor-type="paragraph" svg:y="0.011cm" svg:width="15.004cm" draw:z-index="9"><draw:text-box fo:min-height="9.855cm"><text:p text:style-name="Figure"><draw:frame draw:style-name="fr4" draw:name="Object4" text:anchor-type="paragraph" svg:x="-0.002cm" svg:y="0.413cm" svg:width="15cm" style:rel-width="100%" svg:height="9.449cm" style:rel-height="scale" draw:z-index="10"><draw:object xlink:href="./Object 4" xlink:type="simple" xlink:show="embed" xlink:actuate="onLoad"/><draw:image xlink:href="./ObjectReplacements/Object 4" xlink:type="simple" xlink:show="embed" xlink:actuate="onLoad"/></draw:frame>Figure <text:sequence text:ref-name="refFigure10" text:name="Figure" text:formula="ooow:Figure+1" style:num-format="1">11</text:sequence>: Listeners class diagram</text:p></draw:text-box></draw:frame>Listeners</text:p>
      <text:p text:style-name="Standard">For each event described in the above sections a corresponding listener is defined. The class diagram of such objects is shown in <text:sequence-ref text:reference-format="category-and-value" text:ref-name="refFigure10">Figure 11</text:sequence-ref>.</text:p>
      <text:p text:style-name="Standard"/>
      <text:p text:style-name="Standard">Note that the event instances are passed by reference. This reference must be considered valid only for the scope of the call. Outside such scope no assumption can be made, therefore if some of the event information is needed elsewhere, it must be copied.</text:p>
      <text:p text:style-name="Standard"/>
      <text:p text:style-name="Standard">The listener classes are to be considered abstract classes, but they also provide a standard empty implementation for each method. In this way developers can simply overwrite only the methods they are interested to.</text:p>
      <text:p text:style-name="Heading_20_4">Listener registration</text:p>
      <text:p text:style-name="P66">In order to allow the application developer to register/unregister a listener, five global scoped listeners are kept. <text:span text:style-name="T11">These are accessed by the global scoped functions in the table below.</text:span> Note that this version of the API allow just one listener per event family; a future version may extend it to multiple listeners.</text:p>
      <table:table table:name="Table6" table:style-name="Table6">
        <table:table-column table:style-name="Table6.A"/>
        <table:table-column table:style-name="Table6.B"/>
        <table:table-header-rows>
          <table:table-row>
            <table:table-cell table:style-name="Table6.A1" office:value-type="string">
              <text:p text:style-name="Table_20_Heading">Method</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setSyncListener(listener: SyncListener&amp;)</text:p>
          </table:table-cell>
          <table:table-cell table:style-name="Table6.B2" office:value-type="string">
            <text:p text:style-name="Table_20_Contents">Sets the SyncEvent listener</text:p>
          </table:table-cell>
        </table:table-row>
        <table:table-row>
          <table:table-cell table:style-name="Table6.A2" office:value-type="string">
            <text:p text:style-name="Standard">setTransportListener(listener: TransportListener&amp;)</text:p>
          </table:table-cell>
          <table:table-cell table:style-name="Table6.B2" office:value-type="string">
            <text:p text:style-name="Table_20_Contents">Sets the TransportEvent listener</text:p>
          </table:table-cell>
        </table:table-row>
        <table:table-row>
          <table:table-cell table:style-name="Table6.A2" office:value-type="string">
            <text:p text:style-name="Standard">setSyncSourceListener(listener: SyncSourceListener&amp;)</text:p>
          </table:table-cell>
          <table:table-cell table:style-name="Table6.B2" office:value-type="string">
            <text:p text:style-name="Table_20_Contents">Sets the SyncSourceEvent listener</text:p>
          </table:table-cell>
        </table:table-row>
        <table:table-row>
          <table:table-cell table:style-name="Table6.A2" office:value-type="string">
            <text:p text:style-name="Standard">setSyncItemListener(listener: SyncItemListener&amp;)</text:p>
          </table:table-cell>
          <table:table-cell table:style-name="Table6.B2" office:value-type="string">
            <text:p text:style-name="Table_20_Contents">Sets the SyncItemEvent listener</text:p>
          </table:table-cell>
        </table:table-row>
        <table:table-row>
          <table:table-cell table:style-name="Table6.A2" office:value-type="string">
            <text:p text:style-name="Standard">setSyncStatusListener(listener: SyncStatusListener&amp;)</text:p>
          </table:table-cell>
          <table:table-cell table:style-name="Table6.B2" office:value-type="string">
            <text:p text:style-name="Table_20_Contents">Sets the SyncStatusEvent listener</text:p>
          </table:table-cell>
        </table:table-row>
        <table:table-row>
          <table:table-cell table:style-name="Table6.A2" office:value-type="string">
            <text:p text:style-name="Standard">unsetSyncListener()</text:p>
          </table:table-cell>
          <table:table-cell table:style-name="Table6.B2" office:value-type="string">
            <text:p text:style-name="Table_20_Contents">Removes SyncEvent listener</text:p>
          </table:table-cell>
        </table:table-row>
        <table:table-row>
          <table:table-cell table:style-name="Table6.A2" office:value-type="string">
            <text:p text:style-name="Standard">unsetTransportListener()</text:p>
          </table:table-cell>
          <table:table-cell table:style-name="Table6.B2" office:value-type="string">
            <text:p text:style-name="Table_20_Contents">Removes TransportEvent listener</text:p>
          </table:table-cell>
        </table:table-row>
        <table:table-row>
          <table:table-cell table:style-name="Table6.A2" office:value-type="string">
            <text:p text:style-name="Standard">unsetSyncSourceListener()</text:p>
          </table:table-cell>
          <table:table-cell table:style-name="Table6.B2" office:value-type="string">
            <text:p text:style-name="Table_20_Contents">Removes the SyncSourceEvent listener</text:p>
          </table:table-cell>
        </table:table-row>
        <table:table-row>
          <table:table-cell table:style-name="Table6.A2" office:value-type="string">
            <text:p text:style-name="Standard">unsetSyncItemListener()</text:p>
          </table:table-cell>
          <table:table-cell table:style-name="Table6.B2" office:value-type="string">
            <text:p text:style-name="Table_20_Contents">Removes the SyncItemEvent listener</text:p>
          </table:table-cell>
        </table:table-row>
        <table:table-row>
          <table:table-cell table:style-name="Table6.A2" office:value-type="string">
            <text:p text:style-name="Standard">unsetSyncStatusListener()</text:p>
          </table:table-cell>
          <table:table-cell table:style-name="Table6.B2" office:value-type="string">
            <text:p text:style-name="Table_20_Contents">Removes the SyncStatusEvent listener</text:p>
          </table:table-cell>
        </table:table-row>
      </table:table>
      <text:p text:style-name="Heading_20_3">Firing events</text:p>
      <text:p text:style-name="Standard">To fire an event from inside the API, the following global scoped functions are provided.</text:p>
      <table:table table:name="Table8" table:style-name="Table8">
        <table:table-column table:style-name="Table8.A"/>
        <table:table-column table:style-name="Table8.B"/>
        <table:table-header-rows>
          <table:table-row>
            <table:table-cell table:style-name="Table8.A1" office:value-type="string">
              <text:p text:style-name="Table_20_Heading">Method</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fireSyncEvent(msg: const char*)</text:p>
          </table:table-cell>
          <table:table-cell table:style-name="Table8.B2" office:value-type="string">
            <text:p text:style-name="Table_20_Contents">Fires a SyncEvent</text:p>
          </table:table-cell>
        </table:table-row>
        <table:table-row>
          <table:table-cell table:style-name="Table8.A2" office:value-type="string">
            <text:p text:style-name="Standard">fireTransportEvent(size: unsigned long)</text:p>
          </table:table-cell>
          <table:table-cell table:style-name="Table8.B2" office:value-type="string">
            <text:p text:style-name="Table_20_Contents">Fires a TransportEvent</text:p>
          </table:table-cell>
        </table:table-row>
        <table:table-row>
          <table:table-cell table:style-name="Table8.A2" office:value-type="string">
            <text:p text:style-name="Standard">fireSyncSourceEvent(sourceURI: const char*, </text:p>
            <text:p text:style-name="Standard"><text:s text:c="35"/>sourcename: const char*,</text:p>
            <text:p text:style-name="Standard"><text:s text:c="35"/>mode: SyncMode, <text:s/>data: int, <text:s/>type: int)</text:p>
          </table:table-cell>
          <table:table-cell table:style-name="Table8.B2" office:value-type="string">
            <text:p text:style-name="Table_20_Contents">Fires a SyncSourceEvent</text:p>
          </table:table-cell>
        </table:table-row>
        <table:table-row>
          <table:table-cell table:style-name="Table8.A2" office:value-type="string">
            <text:p text:style-name="Standard">fireSyncItemEvent(sourceURI: const char*, </text:p>
            <text:p text:style-name="Standard"><text:s text:c="30"/>itemKey: const WCHAR*)</text:p>
          </table:table-cell>
          <table:table-cell table:style-name="Table8.B2" office:value-type="string">
            <text:p text:style-name="Table_20_Contents">Fires a SyncItemEvent</text:p>
          </table:table-cell>
        </table:table-row>
        <table:table-row>
          <table:table-cell table:style-name="Table8.A2" office:value-type="string">
            <text:p text:style-name="Standard">fireSyncStatusEvent(command: const char*, statusCode: int, </text:p>
            <text:p text:style-name="Standard"><text:s text:c="33"/>uri: const char*, itemKey: const WCHAR*)</text:p>
          </table:table-cell>
          <table:table-cell table:style-name="Table8.B2" office:value-type="string">
            <text:p text:style-name="Table_20_Contents">Fires a SyncStatusEvent</text:p>
          </table:table-cell>
        </table:table-row>
      </table:table>
      <text:p text:style-name="Standard">Note that those methods create the corresponding Event instance internally and then call the listener. The created event object is alive in the scope of the fireXXX() call; when it exits, the object is destroyed. Therefore developers must pay attention if they develop listeners that run in different threads.</text:p>
      <text:h text:style-name="Heading_20_2" text:outline-level="2">Filtering</text:h>
      <text:p text:style-name="Standard">Filtering is a new feature introduced in the SyncML DS 1.2 specifications that allow a SyncML client to synchronize a database restricting the set of data returned by the server to the items that fall into a given filter. See <text:reference-ref text:reference-format="text" text:ref-name="SyncML DS">[4]</text:reference-ref> for details.</text:p>
      <text:p text:style-name="Standard">A filter is represented by a Clause object which can have the forms of the classes represented in the class diagram of <text:sequence-ref text:reference-format="category-and-value" text:ref-name="refFigure11">Figure 12</text:sequence-ref>.</text:p>
      <text:p text:style-name="Standard"><draw:frame draw:style-name="fr14" draw:name="Frame11" text:anchor-type="paragraph" svg:y="0.229cm" svg:width="14.353cm" draw:z-index="23"><draw:text-box fo:min-height="8.188cm"><text:p text:style-name="Figure"><draw:frame draw:style-name="fr4" draw:name="Object10" text:anchor-type="paragraph" svg:x="0cm" svg:y="0.422cm" svg:width="15.009cm" style:rel-width="100%" svg:height="7.641cm" style:rel-height="scale" draw:z-index="24"><draw:object xlink:href="./Object 11" xlink:type="simple" xlink:show="embed" xlink:actuate="onLoad"/><draw:image xlink:href="./ObjectReplacements/Object 11" xlink:type="simple" xlink:show="embed" xlink:actuate="onLoad"/></draw:frame>Figure <text:sequence text:ref-name="refFigure11" text:name="Figure" text:formula="ooow:Figure+1" style:num-format="1">12</text:sequence>: Clauses class diagram</text:p></draw:text-box></draw:frame>Clause is the base class of all clause objects. It also specifies the type of the clause subclasses can represent.</text:p>
      <text:p text:style-name="Standard"/>
      <text:p text:style-name="Standard">A FieldClause represents a constraint on a property, where the latter is of type Property as defined in the syncml/core classes.</text:p>
      <text:p text:style-name="Standard"/>
      <text:p text:style-name="Standard">A WereClause is a used to represents a record filter, which is in turn a query string following the CGI syntax (see the specs). WhereClause supports the following operators: EQ, NE, GT, LT, GE, LE, CONTAIN and NCONTAIN.</text:p>
      <text:p text:style-name="Standard"/>
      <text:p text:style-name="Standard">LogicalClause combines one or more Clause object in a logical relationship. The following logical operators are supported: NOT, AND, OR.</text:p>
      <text:p text:style-name="Standard"/>
      <text:p text:style-name="Standard">AllClause represents a “non filter” and is used when no particular selection must be done.</text:p>
      <text:p text:style-name="Standard"/>
      <text:p text:style-name="Standard">SourceFilter represents a filter to be applied to a SyncSource, such as a logical AND combination of record-level and field level predicates. In particular, the first operator is a LogicalClause containing the record filter, whilst the second operator is a FieldClause or a containing the record level filters. Both expressions can be an AllClause if the particular piece of the filter is missing (i.e. record-only or field-only filter). </text:p>
      <text:p text:style-name="Standard">As dictated by the specifications, a filter can be inclusive or exclusive, influencing how client and server handle the items outside the filter. This is specified by the property inclusive.</text:p>
      <text:p text:style-name="Standard"/>
      <text:p text:style-name="Standard">In addition to the Clause classes, a ClauseFormatter class is developed to convert a Clause hierarchy into a syncml/core/Filter object.</text:p>
      <text:h text:style-name="P67" text:outline-level="2">SyncML Message Object Representation</text:h>
      <text:h text:style-name="P67" text:outline-level="2">Converter and Parser for Contact and Calendar objects</text:h>
      <text:p text:style-name="P43"/>
      <text:p text:style-name="P43">In order to provide facilities to the developer the Funambol Client API C++ contains classes to represent Contact and Calendar object and function to convert it <text:s/>to SIF-C or SIF-E format (Funambol Interghange Format) and Vcard or Ical. </text:p>
      <text:p text:style-name="P43">On the other hand there are function to parse the SIF format or the VCard and iCal format and create the correspondent Contact or Calendar object.</text:p>
      <text:p text:style-name="P43">These utilities, used into SyncSource, aim to have a simple way to manage the object and to convert their structure in xml or Vcard before set into the item object. The structure want to be as flexible as possible to be extended with other useful object as task, note...</text:p>
      <text:p text:style-name="P43"/>
      <text:p text:style-name="P43">The converter Diagram is as follow</text:p>
      <text:p text:style-name="P68"/>
      <text:p text:style-name="P68"/>
      <text:p text:style-name="P68"><draw:frame draw:style-name="fr15" draw:name="Oggetto8" text:anchor-type="paragraph" svg:x="-0.002cm" svg:y="-0.005cm" svg:width="14.646cm" svg:height="5.884cm" draw:z-index="2"><draw:object xlink:href="./Obj00DFEFF7" xlink:type="simple" xlink:show="embed" xlink:actuate="onLoad"/><draw:image xlink:href="./ObjectReplacements/Obj00DFEFF7" xlink:type="simple" xlink:show="embed" xlink:actuate="onLoad"/></draw:frame></text:p>
      <text:p text:style-name="P43">Converter is the superclass of ContactConverter and CalendarConverter. The getConverter function retrieves the specific converter class (i.e. ContactConverter) and applies the proper “convert” method. The parameter SIF or VCARD are constants to choose the action to perform. The same is for Calendar object.</text:p>
      <text:p text:style-name="P43">Object is the superclass of Contact and Calendar object. They represents the objects that can be filled and used by the SyncSource</text:p>
      <text:p text:style-name="P43"/>
      <text:p text:style-name="P43"/>
      <text:p text:style-name="P43"/>
      <text:p text:style-name="P43"/>
      <text:p text:style-name="P43">and the parser diagram is</text:p>
      <text:p text:style-name="P68"/>
      <text:p text:style-name="P68"/>
      <text:p text:style-name="P68"/>
      <text:p text:style-name="P68"/>
      <text:p text:style-name="P68"><draw:frame draw:style-name="fr15" draw:name="Oggetto9" text:anchor-type="paragraph" svg:x="-0.002cm" svg:y="-0.005cm" svg:width="14.646cm" svg:height="9.864cm" draw:z-index="3"><draw:object xlink:href="./Obj00DFEFF9" xlink:type="simple" xlink:show="embed" xlink:actuate="onLoad"/><draw:image xlink:href="./ObjectReplacements/Obj00DFEFF9" xlink:type="simple" xlink:show="embed" xlink:actuate="onLoad"/></draw:frame></text:p>
      <text:p text:style-name="P43">Parser is the superclass of ContactParser and CalendarParser. The getParser function retrieves the specific parser class (i.e. ContactParser) and applies the proper “parse” method. The parameter SIF or VCARD are constants to choose the action to perform. The same is for Calendar object.</text:p>
      <text:p text:style-name="Heading_20_3">Item Content Encoding/Decoding</text:p>
      <text:p text:style-name="Standard">Items can be embedded into the SyncML message in a format different from plain text. In this case, the SyncML specs imposes that the &lt;Item&gt; element specifies a &lt;Format&gt; element which tells how the content has been encoded. The SyncML specs limits (even if not explicitly) to just one value as format. However, we may have the need to specify that a particular item content was transformed with many stages and different algorithms. In order to be able to apply the appropriate processing, the counterpart must be aware of which algorithms were applied and in which order.</text:p>
      <text:p text:style-name="Standard">To support that, the content of the format element is interpreted in the Funambol API as a semi-column separated list of formats, applied in sequence from the leftmost (the first encoding applied) to the rightmost (the last encoding applied).</text:p>
      <text:p text:style-name="Standard"/>
      <text:p text:style-name="Standard">For example, when receiving an item, if the specified format is “des;b64”, the API expects the content being b64; therefore, to obtain the clear content, the received data must be 64 decoded first and than deciphered with DES.</text:p>
      <text:p text:style-name="Standard">On the other side, when the API creates the SyncML message, if the item's SyncSourec is configured with format “des;b64”, the API will apply DES ciphering first and than it will base64 encode the encrypted data. The server will apply the decoder in the reversed order.</text:p>
      <text:h text:style-name="Heading_20_2" text:outline-level="2">Logging</text:h>
      <text:p text:style-name="P69">Logging is performed by a single class with the interface specified by the table below.</text:p>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og(BOOL reset = FALSE)</text:p>
          </table:table-cell>
          <table:table-cell table:style-name="Table12.B2" office:value-type="string">
            <text:p text:style-name="Table_20_Contents">Creates a new Log instance. If reset is TRUE, the existing content is discarded, otherwise new messages are appended.</text:p>
          </table:table-cell>
        </table:table-row>
        <table:table-row>
          <table:table-cell table:style-name="Table12.A2" office:value-type="string">
            <text:p text:style-name="Table_20_Contents">~Log()</text:p>
          </table:table-cell>
          <table:table-cell table:style-name="Table12.B2" office:value-type="string">
            <text:p text:style-name="Table_20_Contents">Destructor.</text:p>
          </table:table-cell>
        </table:table-row>
        <table:table-row>
          <table:table-cell table:style-name="Table12.A2" office:value-type="string">
            <text:p text:style-name="Table_20_Contents">void error(const wchar_t* msg)</text:p>
          </table:table-cell>
          <table:table-cell table:style-name="Table12.B2" office:value-type="string">
            <text:p text:style-name="Table_20_Contents">Appends the given error message.</text:p>
          </table:table-cell>
        </table:table-row>
        <table:table-row>
          <table:table-cell table:style-name="Table12.A2" office:value-type="string">
            <text:p text:style-name="Table_20_Contents">void info(const wchar_t* msg)</text:p>
          </table:table-cell>
          <table:table-cell table:style-name="Table12.B2" office:value-type="string">
            <text:p text:style-name="Table_20_Contents">Appends the given info message.</text:p>
          </table:table-cell>
        </table:table-row>
        <table:table-row>
          <table:table-cell table:style-name="Table12.A2" office:value-type="string">
            <text:p text:style-name="Table_20_Contents">void debug(const wchar_t* msg)</text:p>
          </table:table-cell>
          <table:table-cell table:style-name="Table12.B2" office:value-type="string">
            <text:p text:style-name="Table_20_Contents">Appends the given debug message.</text:p>
          </table:table-cell>
        </table:table-row>
        <table:table-row>
          <table:table-cell table:style-name="Table12.A2" office:value-type="string">
            <text:p text:style-name="Table_20_Contents">void trace(const wchar_t* msg)</text:p>
          </table:table-cell>
          <table:table-cell table:style-name="Table12.B2" office:value-type="string">
            <text:p text:style-name="Table_20_Contents">Traces the given message. Tracing is different from logging since tracing messages usually go to a dedicated device provided by the device application toolkit or development environment.</text:p>
          </table:table-cell>
        </table:table-row>
        <table:table-row>
          <table:table-cell table:style-name="Table12.A2" office:value-type="string">
            <text:p text:style-name="Table_20_Contents">void reset()</text:p>
          </table:table-cell>
          <table:table-cell table:style-name="Table12.B2" office:value-type="string">
            <text:p text:style-name="Table_20_Contents">Reset the current log.</text:p>
          </table:table-cell>
        </table:table-row>
        <table:table-row>
          <table:table-cell table:style-name="Table12.A2" office:value-type="string">
            <text:p text:style-name="Table_20_Contents">void setLevel(LogLevel level)</text:p>
          </table:table-cell>
          <table:table-cell table:style-name="Table12.B2" office:value-type="string">
            <text:p text:style-name="Table_20_Contents">Sets the current logging level to the given level.</text:p>
          </table:table-cell>
        </table:table-row>
        <table:table-row>
          <table:table-cell table:style-name="Table12.A2" office:value-type="string">
            <text:p text:style-name="Table_20_Contents">LogLevel getLogLevel()</text:p>
          </table:table-cell>
          <table:table-cell table:style-name="Table12.B2" office:value-type="string">
            <text:p text:style-name="Table_20_Contents">Returns the current logging level.</text:p>
          </table:table-cell>
        </table:table-row>
        <table:table-row>
          <table:table-cell table:style-name="Table12.A2" office:value-type="string">
            <text:p text:style-name="Table_20_Contents">BOOL isLoggable(LogLevel level)</text:p>
          </table:table-cell>
          <table:table-cell table:style-name="Table12.B2" office:value-type="string">
            <text:p text:style-name="Table_20_Contents">Checks if the given logging level is currently visible in the log.</text:p>
          </table:table-cell>
        </table:table-row>
      </table:table>
      <text:p text:style-name="Standard">LogLevel is an enumeration define as follows:</text:p>
      <text:p text:style-name="Standard"/>
      <text:p text:style-name="Code">typedef enum {</text:p>
      <text:p text:style-name="Code"><text:s text:c="3"/>LOG_LEVEL_NONE <text:s/>= 0,</text:p>
      <text:p text:style-name="Code"><text:s text:c="3"/>LOG_LEVEL_INFO <text:s/>= 1,</text:p>
      <text:p text:style-name="Code"><text:s text:c="3"/>LOG_LEVEL_DEBUG = 2</text:p>
      <text:p text:style-name="Code">} LogLevel;</text:p>
      <text:p text:style-name="Standard"/>
      <text:p text:style-name="Standard">Logging levels are in a hierarchical relationship: only the messages logged at a lower or equal level than the current logging level really will go into the log. For example, if the logging level is set to none, no messages but errors will go in the log; if the logging level is DEBUG, all messages will go in the log because debug and info messages are at a level &lt;= DEBUG. Finally, if the logging level is INFO, only info messages will go into the log.</text:p>
      <text:p text:style-name="Standard"/>
      <text:p text:style-name="Standard">The Log is accessed by a globally scoped instance exported to all modules. Plus, a wchar_t logmsg[] is provided to make it easier the creation of messages.</text:p>
      <text:p text:style-name="Standard"/>
      <text:p text:style-name="Standard">The Log class is platform specif since different devices may use different logging facility. For example a Win32 based API can use just a file as logging media, while a Palm device will use a palm database.</text:p>
      <text:h text:style-name="Heading_20_2" text:outline-level="2">Transport Agent</text:h>
      <text:p text:style-name="Standard">The transport agent layer is represented in the Funambol Client SDK by the TransportAgent class. This is an abstract class with the following interface:</text:p>
      <table:table table:name="Table13" table:style-name="Table13">
        <table:table-column table:style-name="Table13.A"/>
        <table:table-column table:style-name="Table13.B"/>
        <table:table-header-rows>
          <table:table-row>
            <table:table-cell table:style-name="Table13.A1" office:value-type="string">
              <text:p text:style-name="Table_20_Heading">Method</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TransportAgent()</text:p>
          </table:table-cell>
          <table:table-cell table:style-name="Table13.B2" office:value-type="string">
            <text:p text:style-name="Table_20_Contents">Default constructor</text:p>
          </table:table-cell>
        </table:table-row>
        <table:table-row>
          <table:table-cell table:style-name="Table13.A2" office:value-type="string">
            <text:p text:style-name="Table_20_Contents">TransportAgent(URL&amp; url, Proxy&amp; proxy, unsigned int responseTimeout = DEFAULT_MAX_TIMEOUT)</text:p>
          </table:table-cell>
          <table:table-cell table:style-name="Table13.B2" office:value-type="string">
            <text:p text:style-name="Table_20_Contents">Creates a new TransportAgent who should connect to the given url, through the given proxy and with the given network timeout.</text:p>
          </table:table-cell>
        </table:table-row>
        <table:table-row>
          <table:table-cell table:style-name="Table13.A2" office:value-type="string">
            <text:p text:style-name="Table_20_Contents">virtual ~TransportAgent() </text:p>
          </table:table-cell>
          <table:table-cell table:style-name="Table13.B2" office:value-type="string">
            <text:p text:style-name="Table_20_Contents">Destructor.</text:p>
          </table:table-cell>
        </table:table-row>
        <table:table-row>
          <table:table-cell table:style-name="Table13.A2" office:value-type="string">
            <text:p text:style-name="Table_20_Contents">void setURL(URL&amp; newURL)</text:p>
          </table:table-cell>
          <table:table-cell table:style-name="Table13.B2" office:value-type="string">
            <text:p text:style-name="Table_20_Contents">Sets the URL to which messages will be sent.</text:p>
          </table:table-cell>
        </table:table-row>
        <table:table-row>
          <table:table-cell table:style-name="Table13.A2" office:value-type="string">
            <text:p text:style-name="Table_20_Contents">URL&amp; getURL()</text:p>
          </table:table-cell>
          <table:table-cell table:style-name="Table13.B2" office:value-type="string">
            <text:p text:style-name="Table_20_Contents">Returns the URL to which messages will be sent.</text:p>
          </table:table-cell>
        </table:table-row>
        <table:table-row>
          <table:table-cell table:style-name="Table13.A2" office:value-type="string">
            <text:p text:style-name="Table_20_Contents">void setTimeout(unsigned int t)</text:p>
          </table:table-cell>
          <table:table-cell table:style-name="Table13.B2" office:value-type="string">
            <text:p text:style-name="Table_20_Contents">Sets network timeout.</text:p>
          </table:table-cell>
        </table:table-row>
        <table:table-row>
          <table:table-cell table:style-name="Table13.A2" office:value-type="string">
            <text:p text:style-name="Table_20_Contents">unsigned int getTimeout() </text:p>
          </table:table-cell>
          <table:table-cell table:style-name="Table13.B2" office:value-type="string">
            <text:p text:style-name="Table_20_Contents">Returns network timeout.</text:p>
          </table:table-cell>
        </table:table-row>
        <table:table-row>
          <table:table-cell table:style-name="Table13.A2" office:value-type="string">
            <text:p text:style-name="Table_20_Contents">virtual wchar_t* sendMessage(wchar_t* msg)</text:p>
          </table:table-cell>
          <table:table-cell table:style-name="Table13.B2" office:value-type="string">
            <text:p text:style-name="Table_20_Contents">Sends the given message to the URL set in the constructor or via setURL().</text:p>
          </table:table-cell>
        </table:table-row>
      </table:table>
      <text:p text:style-name="Standard">TransportAgent is an abstract class whose role is to send a SyncML message over the wire(less) and to retrieve the server response. A concrete implementation reimplements the sendMessage() method with the system calls provided by the underlying system to send HTTP requests.</text:p>
      <text:h text:style-name="Heading_20_1" text:outline-level="1">Device Manager Layer</text:h>
      <text:p text:style-name="P15">Goal of the device management layer is to allow an easy management of a remote device, usually by remote administration or help-desk staff. This means that a remote or local agent can navigate, view and change device and applications configuration attributes and that those changes are seamlessly applied, possibly with minimal or no user actions.</text:p>
      <text:p text:style-name="P15"/>
      <text:p text:style-name="P15">In order to provide device management functionality, the Funambol API provides a data model for system and applications configuration parameters based on tree view of them. This data model is mainly borrowed by the OMA DM specifications, even if it may differ in many ways.</text:p>
      <text:p text:style-name="P15">Such tree-based repository is called DM Tree. The DM Tree must be easily accessible by client applications and must hide the details of how and where configuration information is physically stored. </text:p>
      <text:h text:style-name="Heading_20_2" text:outline-level="2">Terminology</text:h>
      <text:p text:style-name="Standard">This section defines terminology used throughout the document and is based on <text:span text:style-name="T13">SyncML Device Management Tree and Description</text:span> [1].</text:p>
      <text:p text:style-name="Standard"/>
      <text:p text:style-name="P70">ACL</text:p>
      <text:p text:style-name="P71">Access Control List. A list of identifiers and access rights associated with each identifier.</text:p>
      <text:p text:style-name="Standard"/>
      <text:p text:style-name="P70">Description Framework</text:p>
      <text:p text:style-name="P71">A specification for how to describe the management syntax and semantics for a particular device type.</text:p>
      <text:p text:style-name="P71"/>
      <text:p text:style-name="P70">Dynamic node</text:p>
      <text:p text:style-name="P72">A node is dynamic if the DDF property Scope is set to Dynamic, or if the Scope property</text:p>
      <text:p text:style-name="P72">is unspecified.</text:p>
      <text:p text:style-name="P72"/>
      <text:p text:style-name="P73">Interior node</text:p>
      <text:p text:style-name="P71">A node that may have child nodes, but cannot store any value. The Format property o<text:span text:style-name="T14">f </text:span><text:span text:style-name="T15">an</text:span><text:span text:style-name="T16"> </text:span><text:span text:style-name="T15">interior node is </text:span><text:span text:style-name="T17">nod</text:span><text:span text:style-name="T15">e.</text:span></text:p>
      <text:p text:style-name="P74"/>
      <text:p text:style-name="P75">Leaf node</text:p>
      <text:p text:style-name="P76">A node that can store a value, but cannot have child nodes. The Format property of a leaf node is not <text:span text:style-name="T18">nod</text:span>e.</text:p>
      <text:p text:style-name="P76"/>
      <text:p text:style-name="P75">Management object</text:p>
      <text:p text:style-name="P76">A management object is a subtree of the management tree which is intended to be a (possibly singleton) collection of nodes which are related in some way. For example, the ./DevInfo nodes form a management object. A simple management object may consist of one single node.</text:p>
      <text:p text:style-name="P76"/>
      <text:p text:style-name="P75">Management client</text:p>
      <text:p text:style-name="P76">A software component in a managed device that correctly interprets SyncML DM <text:s/>commands, executes appropriate actions in the device and sends back relevant responses to the issuing management server.</text:p>
      <text:p text:style-name="P76"/>
      <text:p text:style-name="P75">Management server</text:p>
      <text:p text:style-name="P76">A network based entity that issues SyncML DM commands to devices and correctly interprets responses sent from the devices.</text:p>
      <text:p text:style-name="P76"/>
      <text:p text:style-name="P75">Management tree</text:p>
      <text:p text:style-name="P76">The mechanism by which the management client interacts with the device, e.g. by storing and retrieving values from it and by manipulating the properties of it, for example the access control lists.</text:p>
      <text:p text:style-name="P76"/>
      <text:p text:style-name="P75">Node</text:p>
      <text:p text:style-name="P76">A node is a single element in a management tree. There can be two kinds of nodes in a management tree: interior nodes and leaf nodes. The Format property of a node provides information about whether a node is a leaf or an interior node.</text:p>
      <text:p text:style-name="P76"/>
      <text:p text:style-name="P75">Permanent node</text:p>
      <text:p text:style-name="P76">A node is permanent if the DDF property Scope is set to Permanent. If a node is not permanent, it is dynamic. A permanent node can never be deleted.</text:p>
      <text:p text:style-name="P76"/>
      <text:p text:style-name="P75">Server identifier</text:p>
      <text:p text:style-name="P77">The SyncML DM internal name for a management server. A management server is associated with an existing server identifier in a device through SyncML DM authentication.</text:p>
      <text:p text:style-name="P77"/>
      <text:h text:style-name="P78" text:outline-level="2">Architecture</text:h>
      <text:p text:style-name="P79">The Device Management architecture is shown in <text:sequence-ref text:reference-format="category-and-value" text:ref-name="refFigure12">Figure 13</text:sequence-ref>.</text:p>
      <text:p text:style-name="P79"><draw:frame draw:style-name="fr3" draw:name="Frame10" text:anchor-type="paragraph" svg:x="0.004cm" svg:y="0.282cm" svg:width="15cm" style:rel-width="100%" svg:height="9.999cm" style:rel-height="scale-min" draw:z-index="19"><draw:text-box><text:p text:style-name="Figure"><draw:frame draw:style-name="fr4" draw:name="Object9" text:anchor-type="paragraph" svg:x="-0.005cm" svg:y="0.415cm" svg:width="15.009cm" style:rel-width="100%" svg:height="9.779cm" style:rel-height="scale" draw:z-index="20"><draw:object xlink:href="./Object 9" xlink:type="simple" xlink:show="embed" xlink:actuate="onLoad"/><draw:image xlink:href="./ObjectReplacements/Object 9" xlink:type="simple" xlink:show="embed" xlink:actuate="onLoad"/></draw:frame>Figure <text:sequence text:ref-name="refFigure12" text:name="Figure" text:formula="ooow:Figure+1" style:num-format="1">13</text:sequence>: Device Manager layer architecture</text:p></draw:text-box></draw:frame></text:p>
      <text:p text:style-name="P79"><text:span text:style-name="T6">Device Manager</text:span>: this component is responsible for the abstraction of the management operation that can be performed on a device. It will be the place where a device management protocol such as OMA DM will be implemented.</text:p>
      <text:p text:style-name="P79"/>
      <text:p text:style-name="P79"><text:span text:style-name="T6">Device Mamagement Tree</text:span>: this component represents device configuration parameters in a tree data structure where each node is represented by a <text:span text:style-name="T4">Management Node</text:span>. An application that wants to store its configuration in a place where the device manager will be able to expose it to a remote server (when a remote device management protocol such as OMA DM will be implemented), should use this component.</text:p>
      <text:p text:style-name="P79"/>
      <text:p text:style-name="P79"><text:span text:style-name="T6">Management Node</text:span>: a management node represents a container of configuration properties and, optionally, of other nodes. Configuration properties are represented with the form of key-value pairs.</text:p>
      <text:p text:style-name="P79"/>
      <text:p text:style-name="P79"/>
      <text:p text:style-name="P79"/>
      <text:p text:style-name="P79"/>
      <text:p text:style-name="P79"/>
      <text:p text:style-name="P79"/>
      <text:p text:style-name="P79"/>
      <text:h text:style-name="Heading_20_2" text:outline-level="2">Class Diagram</text:h>
      <text:p text:style-name="Standard">The components described in the section above, are implemented with the classes illustrated in <text:sequence-ref text:reference-format="category-and-value" text:ref-name="ref0"/> <text:sequence-ref text:reference-format="category-and-value" text:ref-name="refFigure13">Figure 14</text:sequence-ref>.</text:p>
      <text:p text:style-name="Standard"/>
      <text:p text:style-name="Standard"><draw:frame draw:style-name="fr14" draw:name="Frame12" text:anchor-type="paragraph" svg:y="0.316cm" svg:width="10.959cm" draw:z-index="21"><draw:text-box fo:min-height="9.804cm"><text:p text:style-name="Figure"><draw:frame draw:style-name="fr4" draw:name="Object11" text:anchor-type="paragraph" svg:x="-0.007cm" svg:y="-17.926cm" svg:width="11.622cm" style:rel-width="100%" svg:height="10.014cm" style:rel-height="scale" draw:z-index="22"><draw:object xlink:href="./Object 10" xlink:type="simple" xlink:show="embed" xlink:actuate="onLoad"/><draw:image xlink:href="./ObjectReplacements/Object 10" xlink:type="simple" xlink:show="embed" xlink:actuate="onLoad"/></draw:frame>Figure <text:sequence text:ref-name="refFigure13" text:name="Figure" text:formula="ooow:Figure+1" style:num-format="1">14</text:sequence>: ManagementNode class diagram</text:p></draw:text-box></draw:frame></text:p>
      <text:p text:style-name="Standard">The class DMTree is a generic implementation of the Device Management Tree, and provide a method to retrieve a ManagementNode. Note that the ManagementNode returned is created with the standard C++ <text:span text:style-name="T6">new</text:span> operator and must be deleted by the caller with the standard C++ <text:span text:style-name="T6">delete</text:span> operator.</text:p>
      <text:p text:style-name="Standard">The methods of the class are virtual, so that if a device-specific implementation is requested, it can be implemented overriding the base class implementation. For this reason, a DMTree instance must be always retrieved using the device-specific DMTreeFactory, that can return a specific subclass if needed.</text:p>
      <text:p text:style-name="Standard"/>
      <text:p text:style-name="Standard">ManagementNode is the key class that represents a node of the management tree. A node contains properties and maybe other nodes. This is an abstract class, and a device-specific implementation, named DeviceManagementNode, must be provided for each platform. The ManagementNode interface is described below.</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ManagementNode(wchar_t* context, wchar_t* name)</text:p>
          </table:table-cell>
          <table:table-cell table:style-name="Table15.B2" office:value-type="string">
            <text:p text:style-name="Table_20_Contents">Creates a ManagementNode from its context path and its name. context represents the parent node, name the node name.</text:p>
          </table:table-cell>
        </table:table-row>
        <table:table-row>
          <table:table-cell table:style-name="Table15.A2" office:value-type="string">
            <text:p text:style-name="Table_20_Contents">~ManagementNode()</text:p>
          </table:table-cell>
          <table:table-cell table:style-name="Table15.B2" office:value-type="string">
            <text:p text:style-name="Table_20_Contents">Virtual destructor.</text:p>
          </table:table-cell>
        </table:table-row>
        <table:table-row>
          <table:table-cell table:style-name="Table15.A2" office:value-type="string">
            <text:p text:style-name="Table_20_Contents">wchar_t getPropertyValue(const wchar_t* property)</text:p>
          </table:table-cell>
          <table:table-cell table:style-name="Table15.B2" office:value-type="string">
            <text:p text:style-name="Table_20_Contents">Returns the value of the given property.</text:p>
          </table:table-cell>
        </table:table-row>
        <table:table-row>
          <table:table-cell table:style-name="Table15.A2" office:value-type="string">
            <text:p text:style-name="Table_20_Contents">void setPropertyValue(const wchar_t* property, const wchar_t* value)</text:p>
          </table:table-cell>
          <table:table-cell table:style-name="Table15.B2" office:value-type="string">
            <text:p text:style-name="Table_20_Contents">Sets a property value.</text:p>
          </table:table-cell>
        </table:table-row>
        <table:table-row>
          <table:table-cell table:style-name="Table15.A2" office:value-type="string">
            <text:p text:style-name="Table_20_Contents">AddChild(ManagementNode &amp; child)</text:p>
          </table:table-cell>
          <table:table-cell table:style-name="Table15.B2" office:value-type="string">
            <text:p text:style-name="Table_20_Contents">Add a new child to the node</text:p>
          </table:table-cell>
        </table:table-row>
        <table:table-row>
          <table:table-cell table:style-name="Table15.A2" office:value-type="string">
            <text:p text:style-name="Table_20_Contents">ManagementNode *getChild(int index)</text:p>
          </table:table-cell>
          <table:table-cell table:style-name="Table15.B2" office:value-type="string">
            <text:p text:style-name="Table_20_Contents">Returns this node's child at the specified index</text:p>
          </table:table-cell>
        </table:table-row>
        <table:table-row>
          <table:table-cell table:style-name="Table15.A2" office:value-type="string">
            <text:p text:style-name="Table_20_Contents">int getChildrenCount()</text:p>
          </table:table-cell>
          <table:table-cell table:style-name="Table15.B2" office:value-type="string">
            <text:p text:style-name="Table_20_Contents">Returns how many children belong to this node (already added with addChild).</text:p>
          </table:table-cell>
        </table:table-row>
        <table:table-row>
          <table:table-cell table:style-name="Table15.A2" office:value-type="string">
            <text:p text:style-name="Table_20_Contents">int getChildrenMaxCount()</text:p>
          </table:table-cell>
          <table:table-cell table:style-name="Table15.B2" office:value-type="string">
            <text:p text:style-name="Table_20_Contents">Returns how many children are present on the underlying storage system for this node</text:p>
          </table:table-cell>
        </table:table-row>
        <table:table-row>
          <table:table-cell table:style-name="Table15.A2" office:value-type="string">
            <text:p text:style-name="Table_20_Contents">ManagementNode* clone()</text:p>
          </table:table-cell>
          <table:table-cell table:style-name="Table15.B2" office:value-type="string">
            <text:p text:style-name="Table_20_Contents">Creates a new ManagementNode with the exact content of this object.</text:p>
            <text:p text:style-name="Table_20_Contents">The new instance MUST be created with the C++ new operator.</text:p>
          </table:table-cell>
        </table:table-row>
        <table:table-row>
          <table:table-cell table:style-name="Table15.A2" office:value-type="string">
            <text:p text:style-name="Table_20_Contents">void getFullName(wchar_t* buf, int size)</text:p>
          </table:table-cell>
          <table:table-cell table:style-name="Table15.B2" office:value-type="string">
            <text:p text:style-name="Table_20_Contents">Returns the full node name</text:p>
          </table:table-cell>
        </table:table-row>
      </table:table>
      <text:p text:style-name="Standard">The class DeviceManagementNode must implement the pure virtual methods (see class diagram), to give access to property values and children nodes stored on the underlying storage system.</text:p>
      <text:p text:style-name="Standard"/>
      <text:p text:style-name="P80">References</text:p>
      <text:p text:style-name="Standard"><text:reference-mark-start text:name="SyncML DM Protocol"/>[1]<text:reference-mark-end text:name="SyncML DM Protocol"/> SyncML Device Management Protocol, version 1.1.2, Open Mobile Alliance</text:p>
      <text:p text:style-name="Standard"><text:reference-mark-start text:name="SyncML DM Tree"/>[2]<text:reference-mark-end text:name="SyncML DM Tree"/> SyncML Device Management Tree and Description, version 1.1.2, Open Mobile Alliance</text:p>
      <text:p text:style-name="Standard"><text:reference-mark-start text:name="SyncML DM StdObj"/>[3]<text:reference-mark-end text:name="SyncML DM StdObj"/> SyncML Device Management Standardized Objects, version 1.1.2, Open Mobile Alliance</text:p>
      <text:p text:style-name="Standard"><text:reference-mark-start text:name="SyncML DS"/>[4]<text:reference-mark-end text:name="SyncML DS"/> SyncML Data Synchronization Protocol, version 1.2, Open Mobile Alli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Arial"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2" fo:font-size="10pt" fo:language="en" fo:country="US"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5.001cm" fo:text-indent="0cm" style:auto-text-indent="false" fo:break-before="page" fo:keep-with-next="always"/>
      <style:text-properties style:font-name="Arial3"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3" fo:font-size="12pt" fo:font-weight="bold" style:font-size-asian="12pt" style:font-weight-asian="bold"/>
    </style:style>
    <style:style style:name="Heading_20_3" style:display-name="Heading 3" style:family="paragraph" style:parent-style-name="Standard" style:next-style-name="Standard" style:class="text">
      <style:paragraph-properties fo:margin-left="0cm" fo:margin-right="0cm" fo:margin-top="0.423cm" fo:margin-bottom="0.106cm" fo:text-indent="0cm" style:auto-text-indent="false" fo:keep-with-next="always"/>
      <style:text-properties style:font-name="Arial3"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4"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4" fo:font-size="10pt" fo:font-style="italic" style:text-underline-style="solid" style:text-underline-width="auto" style:text-underline-color="font-color" fo:font-weight="normal" style:font-size-asian="13pt" style:font-style-asian="italic" style:font-weight-asian="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cm" fo:margin-bottom="0.21cm" fo:text-align="center" style:justify-single-word="false" fo:background-color="#000080" text:number-lines="false" text:line-number="0">
        <style:tab-stops/>
        <style:background-image/>
      </style:paragraph-properties>
      <style:text-properties style:font-name="Arial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42cm" fo:margin-bottom="0.21cm" fo:text-align="center" style:justify-single-word="false" text:number-lines="false" text:line-number="0"/>
      <style:text-properties style:font-name="Arial2"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Arial3"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style:style>
    <style:style style:name="Contents_20_2" style:display-name="Contents 2" style:family="paragraph" style:parent-style-name="Contents_20_1" style:next-style-name="Standard" style:class="index">
      <style:paragraph-properties fo:margin-left="0cm" fo:margin-right="0cm" fo:margin-top="0cm" fo:margin-bottom="0cm" fo:line-height="100%" fo:text-indent="0cm" style:auto-text-indent="false">
        <style:tab-stops>
          <style:tab-stop style:position="0.635cm"/>
          <style:tab-stop style:position="0.706cm"/>
          <style:tab-stop style:position="1.411cm"/>
          <style:tab-stop style:position="15.24cm" style:type="right"/>
        </style:tab-stops>
      </style:paragraph-properties>
      <style:text-properties style:font-name="Arial2" fo:font-size="9.5pt" fo:language="none" fo:country="none" style:font-size-asian="9.5pt" style:language-asian="none" style:country-asian="none"/>
    </style:style>
    <style:style style:name="Contents_20_3" style:display-name="Contents 3" style:family="paragraph" style:parent-style-name="Contents_20_2" style:next-style-name="Standard" style:class="index">
      <style:paragraph-properties fo:margin-left="0cm" fo:margin-right="0cm" fo:margin-top="0cm" fo:margin-bottom="0cm" fo:line-height="100%" fo:text-indent="0cm" style:auto-text-indent="false">
        <style:tab-stops>
          <style:tab-stop style:position="15.24cm" style:type="right"/>
        </style:tab-stops>
      </style:paragraph-properties>
      <style:text-properties style:font-name="Arial2" fo:font-size="9.5pt" style:font-size-asian="9.5pt"/>
    </style:style>
    <style:style style:name="Contents_20_4" style:display-name="Contents 4" style:family="paragraph" style:parent-style-name="Contents_20_3" style:next-style-name="Standard" style:class="index">
      <style:paragraph-properties fo:margin-left="0cm" fo:margin-right="0cm" fo:text-indent="0cm"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WW-Didascalia" style:family="paragraph" style:parent-style-name="Standard" style:next-style-name="Standard">
      <style:paragraph-properties fo:margin-top="0.212cm" fo:margin-bottom="0.212cm"/>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635cm"/>
      </text:outline-level-style>
      <text:outline-level-style text:level="2" style:num-suffix=". " style:num-format="1" text:display-levels="2">
        <style:list-level-properties text:min-label-width="0.635cm"/>
      </text:outline-level-style>
      <text:outline-level-style text:level="3" style:num-suffix=". " style:num-format="1" text:display-levels="3">
        <style:list-level-properties text:min-label-width="0.64cm"/>
      </text:outline-level-style>
      <text:outline-level-style text:level="4" style:num-suffix=". " style:num-format="1" text:display-levels="4">
        <style:list-level-properties text:min-label-width="0.64cm"/>
      </text:outline-level-style>
      <text:outline-level-style text:level="5" style:num-format="">
        <style:list-level-properties text:min-label-width="0.635cm"/>
      </text:outline-level-style>
      <text:outline-level-style text:level="6" style:num-suffix="." style:num-format="i">
        <style:list-level-properties text:min-label-width="0.64cm" fo:text-align="end"/>
      </text:outline-level-style>
      <text:outline-level-style text:level="7" style:num-suffix="." style:num-format="1">
        <style:list-level-properties text:space-before="8.255cm" text:min-label-width="0.635cm"/>
      </text:outline-level-style>
      <text:outline-level-style text:level="8" style:num-suffix="." style:num-format="a" style:num-letter-sync="true">
        <style:list-level-properties text:space-before="9.525cm" text:min-label-width="0.635cm"/>
      </text:outline-level-style>
      <text:outline-level-style text:level="9" style:num-suffix="." style:num-format="i">
        <style:list-level-properties text:space-before="11.112cm" text:min-label-width="0.318cm" fo:text-align="end"/>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fo:break-before="page"/>
    </style:style>
    <style:style style:name="P3" style:family="paragraph" style:parent-style-name="Header">
      <style:paragraph-properties fo:text-align="center" style:justify-single-word="false"/>
    </style:style>
    <style:style style:name="P4" style:family="paragraph" style:parent-style-name="Footer">
      <style:paragraph-properties fo:text-align="center" style:justify-single-word="fals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499cm" fo:margin-bottom="2.499cm" fo:margin-left="2.499cm" fo:margin-right="2.499cm" fo:border="0.002cm solid #000000" fo:padding="0.049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2.559cm" fo:margin-left="0cm" fo:margin-right="0cm" fo:margin-bottom="0cm"/>
      </style:header-style>
      <style:footer-style/>
    </style:page-layout>
    <style:page-layout style:name="pm6">
      <style:page-layout-properties fo:page-width="21.001cm" fo:page-height="29.7cm" style:num-format="1" style:print-orientation="portrait" fo:margin-top="3cm" fo:margin-bottom="3cm" fo:margin-left="3cm" fo:margin-right="3cm" style:writing-mode="lr-tb" style:layout-grid-color="#c0c0c0" style:layout-grid-lines="3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Convert_20_1" style:display-name="Convert 1" style:page-layout-name="pm5" style:next-style-name="Next_20_convert_20_2">
      <style:header>
        <text:p text:style-name="P1"/>
        <text:p text:style-name="P2"/>
        <text:p text:style-name="P3"><draw:frame draw:style-name="fr1" draw:name="graphics1" text:anchor-type="paragraph" svg:width="3.863cm" svg:height="3.122cm" draw:z-index="27"><draw:image xlink:href="Pictures/100000000000009200000076DCAE4115.png" xlink:type="simple" xlink:show="embed" xlink:actuate="onLoad"/></draw:frame></text:p>
        <text:p text:style-name="P1"/>
        <text:p text:style-name="P1"><text:s/></text:p>
        <text:p text:style-name="P1"/>
        <text:p text:style-name="P1"/>
        <text:p text:style-name="P1"/>
        <text:p text:style-name="P1"/>
      </style:header>
    </style:master-page>
    <style:master-page style:name="Next_20_convert_20_2" style:display-name="Next convert 2" style:page-layout-name="pm6">
      <style:footer>
        <text:p text:style-name="P4"><text:page-number text:select-page="current">31</text:page-number></text:p>
      </style:footer>
    </style:master-page>
    <style:master-page style:name="Convert_20_3" style:display-name="Convert 3" style:page-layout-name="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Funambol 3.0 Client API C++ Design Document</dc:title>
    <meta:initial-creator>Stefano Fornari</meta:initial-creator>
    <meta:creation-date>2003-06-21T22:39:39</meta:creation-date>
    <dc:creator>Toccy</dc:creator>
    <dc:date>2006-10-05T21:42:35</dc:date>
    <meta:printed-by>Stefano Fornari</meta:printed-by>
    <meta:print-date>2005-11-10T11:14:42</meta:print-date>
    <dc:language>en-US</dc:language>
    <meta:editing-cycles>475</meta:editing-cycles>
    <meta:editing-duration>P8DT6H37M52S</meta:editing-duration>
    <meta:user-defined meta:name="Info 1"/>
    <meta:user-defined meta:name="Info 2"/>
    <meta:user-defined meta:name="Info 3"/>
    <meta:user-defined meta:name="Info 4"/>
    <meta:document-statistic meta:table-count="26" meta:image-count="1" meta:object-count="16" meta:page-count="55" meta:paragraph-count="1255" meta:word-count="14593" meta:character-count="93437"/>
  </office:meta>
</office:document-meta>
</file>

<file path=Obj0013F5A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hatch" draw:fill-color="#9999ff" draw:fill-hatch-name="Black_20_45_20_Degrees" draw:textarea-horizontal-align="center" draw:textarea-vertical-align="top"/>
    </style:style>
    <style:style style:name="gr2"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text-properties fo:font-family="Arial" style:font-family-generic="swiss" style:font-pitch="variable" fo:font-size="18pt"/>
    </style:style>
    <style:style style:name="T1" style:family="text">
      <style:text-properties fo:font-family="Arial" style:font-family-generic="swiss" style:font-pitch="variable" fo:font-size="18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11.744cm" svg:height="5.658cm" svg:x="1.689cm" svg:y="3.175cm">
          <text:p text:style-name="P1"><text:span text:style-name="T1">Application</text:span></text:p>
        </draw:rect>
        <draw:rect draw:style-name="gr2" draw:text-style-name="P2" draw:layer="layout" svg:width="5.715cm" svg:height="1.28cm" svg:x="1.905cm" svg:y="5.939cm">
          <text:p text:style-name="P1"><text:span text:style-name="T1">Sync Manager</text:span></text:p>
        </draw:rect>
        <draw:rect draw:style-name="gr2" draw:text-style-name="P2" draw:layer="layout" svg:width="5.615cm" svg:height="1.28cm" svg:x="7.72cm" svg:y="5.939cm">
          <text:p text:style-name="P1"><text:span text:style-name="T1">Device Manager</text:span></text:p>
        </draw:rect>
        <draw:rect draw:style-name="gr2" draw:text-style-name="P2" draw:layer="layout" svg:width="5.615cm" svg:height="1.28cm" svg:x="7.72cm" svg:y="7.334cm">
          <text:p text:style-name="P1"><text:span text:style-name="T1">DM Tree</text:span></text:p>
        </draw:rect>
        <draw:rect draw:style-name="gr2" draw:text-style-name="P2" draw:layer="layout" svg:width="5.715cm" svg:height="1.28cm" svg:x="1.905cm" svg:y="7.334cm">
          <text:p text:style-name="P1"><text:span text:style-name="T1">Transport Agent</text:span></text:p>
        </draw:rect>
        <draw:rect draw:style-name="gr2" draw:text-style-name="P2" draw:layer="layout" svg:width="8.536cm" svg:height="1.27cm" svg:x="1.905cm" svg:y="4.545cm">
          <text:p text:style-name="P1"><text:span text:style-name="T1">Sync Client</text:span></text:p>
        </draw:rect>
      </draw:page>
    </office:drawing>
  </office:body>
</office:document-content>
</file>

<file path=Obj0013F5A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00DFEFF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Converter</text:span></text:p>
          </draw:text-box>
        </draw:frame>
        <draw:line draw:style-name="gr4" draw:text-style-name="P4" draw:layer="layout" svg:x1="1.343cm" svg:y1="2.178cm" svg:x2="4.843cm" svg:y2="2.178cm">
          <text:p text:style-name="P2"><text:span text:style-name="T2">Item = getNextItem()</text:span></text:p>
        </draw:line>
        <draw:line draw:style-name="gr5" draw:text-style-name="P6" draw:layer="layout" svg:x1="4.843cm" svg:y1="3.178cm" svg:x2="8.343cm" svg:y2="3.178cm">
          <text:p text:style-name="P5"><text:span text:style-name="T2">contact = newInstance()</text:span></text:p>
        </draw:line>
        <draw:line draw:style-name="gr5" draw:text-style-name="P6" draw:layer="layout" svg:x1="4.843cm" svg:y1="5.678cm" svg:x2="11.843cm" svg:y2="5.678cm">
          <text:p text:style-name="P5"><text:span text:style-name="T2">Converter = getConverter()</text:span></text:p>
        </draw:line>
        <draw:line draw:style-name="gr5" draw:text-style-name="P6" draw:layer="layout" svg:x1="4.864cm" svg:y1="6.804cm" svg:x2="11.864cm" svg:y2="6.804cm">
          <text:p text:style-name="P5"><text:span text:style-name="T2">ContactString = convert(contact, SIF)</text:span></text:p>
        </draw:line>
        <draw:connector draw:style-name="gr1" draw:text-style-name="P1" draw:layer="layout" svg:x1="8.343cm" svg:y1="1.178cm" svg:x2="8.343cm" svg:y2="1.178cm" draw:start-shape="id1" draw:end-shape="id1">
          <text:p/>
        </draw:connector>
        <draw:polyline draw:style-name="gr6" draw:text-style-name="P4" draw:layer="layout" svg:width="1.5cm" svg:height="0.5cm" svg:x="4.843cm" svg:y="4.178cm" svg:viewBox="0 0 1501 501" draw:points="0,0 1500,0 1500,500 0,500">
          <text:p text:style-name="P2"><text:span text:style-name="T2">PopulateObject(contact)</text:span></text:p>
        </draw:polyline>
        <draw:polyline draw:style-name="gr6" draw:text-style-name="P4" draw:layer="layout" svg:width="1.5cm" svg:height="0.5cm" svg:x="4.843cm" svg:y="8.178cm" svg:viewBox="0 0 1501 501" draw:points="0,0 1500,0 1500,500 0,500">
          <text:p text:style-name="P2"><text:span text:style-name="T2">fillItem(contactString, key...)</text:span></text:p>
        </draw:polyline>
      </draw:page>
    </office:drawing>
  </office:body>
</office:document-content>
</file>

<file path=Obj00DFEFF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00DFEFF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Parser</text:span></text:p>
          </draw:text-box>
        </draw:frame>
        <draw:line draw:style-name="gr4" draw:text-style-name="P4" draw:layer="layout" svg:x1="1.343cm" svg:y1="2.178cm" svg:x2="4.843cm" svg:y2="2.178cm">
          <text:p text:style-name="P2"><text:span text:style-name="T2">status = setItem(Item, COMMAND, mapping)</text:span></text:p>
        </draw:line>
        <draw:line draw:style-name="gr5" draw:text-style-name="P6" draw:layer="layout" svg:x1="4.843cm" svg:y1="3.178cm" svg:x2="11.843cm" svg:y2="3.178cm">
          <text:p text:style-name="P5"><text:span text:style-name="T2">Parser = getParser()</text:span></text:p>
        </draw:line>
        <draw:line draw:style-name="gr5" draw:text-style-name="P6" draw:layer="layout" svg:x1="4.843cm" svg:y1="4.178cm" svg:x2="11.843cm" svg:y2="4.178cm">
          <text:p text:style-name="P5"><text:span text:style-name="T2">contact = parser.parse(contactString, SIF)</text:span></text:p>
        </draw:line>
        <draw:connector draw:style-name="gr1" draw:text-style-name="P1" draw:layer="layout" svg:x1="8.343cm" svg:y1="1.178cm" svg:x2="8.343cm" svg:y2="1.178cm" draw:start-shape="id1" draw:end-shape="id1">
          <text:p/>
        </draw:connector>
        <draw:polyline draw:style-name="gr6" draw:text-style-name="P4" draw:layer="layout" svg:width="1.5cm" svg:height="0.5cm" svg:x="4.843cm" svg:y="8.178cm" svg:viewBox="0 0 1501 501" draw:points="0,0 1500,0 1500,500 0,500">
          <text:p text:style-name="P2"><text:span text:style-name="T2">FillMapping() // if there is one</text:span></text:p>
        </draw:polyline>
        <draw:polyline draw:style-name="gr6" draw:text-style-name="P4" draw:layer="layout" svg:width="1.5cm" svg:height="0.5cm" svg:x="4.843cm" svg:y="5.178cm" svg:viewBox="0 0 1501 501" draw:points="0,0 1500,0 1500,500 0,500">
          <text:p text:style-name="P2"><text:span text:style-name="T2">Execute operation to do on contact</text:span></text:p>
        </draw:polyline>
        <draw:polyline draw:style-name="gr6" draw:text-style-name="P4" draw:layer="layout" svg:width="1.5cm" svg:height="0.5cm" svg:x="4.843cm" svg:y="6.678cm" svg:viewBox="0 0 1501 501" draw:points="0,0 1500,0 1500,500 0,500">
          <text:p text:style-name="P2"><text:span text:style-name="T2">fillStatus()</text:span></text:p>
        </draw:polyline>
      </draw:page>
    </office:drawing>
  </office:body>
</office:document-content>
</file>

<file path=Obj00DFEFF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285cm" fo:min-width="0.409cm"/>
    </style:style>
    <style:style style:name="gr3" style:family="graphic" style:parent-style-name="standard">
      <style:graphic-properties draw:stroke="solid" svg:stroke-color="#000000" draw:fill="none" draw:fill-color="#ffffff" draw:textarea-vertical-align="middle" fo:min-height="0.569cm"/>
    </style:style>
    <style:style style:name="gr4" style:family="graphic" style:parent-style-name="standard">
      <style:graphic-properties draw:stroke="solid" svg:stroke-color="#000000" draw:fill="none" draw:fill-color="#ffffff" draw:textarea-vertical-align="middle" fo:min-height="0.454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0.645cm"/>
    </style:style>
    <style:style style:name="gr7" style:family="graphic" style:parent-style-name="standard">
      <style:graphic-properties draw:stroke="solid" svg:stroke-color="#000000" draw:fill="none" draw:fill-color="#ffffff" draw:textarea-vertical-align="middle" fo:min-height="0.928cm"/>
    </style:style>
    <style:style style:name="gr8" style:family="graphic" style:parent-style-name="standard">
      <style:graphic-properties draw:stroke="none" svg:stroke-color="#000000" draw:fill="none" draw:fill-color="#ffffff" fo:min-height="0.814cm"/>
    </style:style>
    <style:style style:name="gr9" style:family="graphic" style:parent-style-name="standard">
      <style:graphic-properties draw:stroke="none" svg:stroke-color="#000000" draw:fill="none" draw:fill-color="#ffffff" fo:min-height="0.967cm"/>
    </style:style>
    <style:style style:name="gr10" style:family="graphic" style:parent-style-name="standard">
      <style:graphic-properties draw:stroke="solid" svg:stroke-color="#000000" draw:fill="none" draw:fill-color="#ffffff" draw:textarea-vertical-align="middle" fo:min-height="0.939cm"/>
    </style:style>
    <style:style style:name="gr11" style:family="graphic" style:parent-style-name="standard">
      <style:graphic-properties draw:stroke="solid" svg:stroke-color="#000000" draw:fill="none" draw:fill-color="#ffffff" draw:textarea-vertical-align="middle" fo:min-height="0.938cm"/>
    </style:style>
    <style:style style:name="gr12" style:family="graphic" style:parent-style-name="standard">
      <style:graphic-properties draw:stroke="none" svg:stroke-color="#000000" draw:fill="none" draw:fill-color="#ffffff" fo:min-height="1.039cm"/>
    </style:style>
    <style:style style:name="gr13" style:family="graphic" style:parent-style-name="standard">
      <style:graphic-properties draw:stroke="solid" svg:stroke-color="#000000" draw:fill="none" draw:fill-color="#ffffff" draw:textarea-vertical-align="middle" fo:min-height="0.948cm"/>
    </style:style>
    <style:style style:name="gr14" style:family="graphic" style:parent-style-name="standard">
      <style:graphic-properties draw:stroke="solid" svg:stroke-color="#000000" draw:fill="none" draw:fill-color="#ffffff" draw:textarea-vertical-align="middle" fo:min-height="0.949cm"/>
    </style:style>
    <style:style style:name="gr15" style:family="graphic" style:parent-style-name="standard">
      <style:graphic-properties draw:stroke="none" svg:stroke-color="#000000" draw:fill="none" draw:fill-color="#ffffff" fo:min-height="1.24cm"/>
    </style:style>
    <style:style style:name="gr16" style:family="graphic" style:parent-style-name="standard">
      <style:graphic-properties draw:stroke="none" svg:stroke-color="#000000" draw:fill="none" draw:fill-color="#ffffff" draw:textarea-horizontal-align="left" draw:auto-grow-height="true" draw:auto-grow-width="false" fo:min-height="0.5cm" fo:min-width="0.409cm"/>
    </style:style>
    <style:style style:name="gr17" style:family="graphic" style:parent-style-name="standard">
      <style:graphic-properties draw:stroke="none" svg:stroke-color="#000000" draw:fill="none" draw:fill-color="#ffffff" draw:textarea-horizontal-align="left" draw:auto-grow-height="true" draw:auto-grow-width="false" fo:min-height="0.314cm" fo:min-width="0.409cm"/>
    </style:style>
    <style:style style:name="gr18" style:family="graphic" style:parent-style-name="standard">
      <style:graphic-properties draw:marker-start-width="0.152cm" draw:marker-end="Symmetric_20_Arrow" draw:marker-end-width="0.152cm" draw:textarea-horizontal-align="center" draw:textarea-vertical-align="middle"/>
    </style:style>
    <style:style style:name="gr19" style:family="graphic" style:parent-style-name="standard">
      <style:graphic-properties draw:marker-start-width="0.152cm" draw:marker-end="Symmetric_20_Arrow" draw:marker-end-width="0.152cm" draw:textarea-horizontal-align="left" draw:textarea-vertical-align="top"/>
    </style:style>
    <style:style style:name="gr20" style:family="graphic" style:parent-style-name="standard">
      <style:graphic-properties draw:stroke="none" svg:stroke-color="#000000" draw:fill="none" draw:fill-color="#ffffff" fo:min-height="0.474cm"/>
    </style:style>
    <style:style style:name="gr21" style:family="graphic" style:parent-style-name="standard">
      <style:graphic-properties draw:stroke="none" svg:stroke-color="#000000" draw:fill="none" draw:fill-color="#ffffff" fo:min-height="0.475cm"/>
    </style:style>
    <style:style style:name="gr22" style:family="graphic" style:parent-style-name="standard">
      <style:graphic-properties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7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paragraph-properties fo:margin-left="0cm" fo:margin-right="0cm" fo:text-align="center" fo:text-indent="0cm"/>
      <style:text-properties fo:font-size="7pt"/>
    </style:style>
    <style:style style:name="P8" style:family="paragraph">
      <style:paragraph-properties fo:margin-left="0cm" fo:margin-right="0cm" fo:text-indent="0cm"/>
      <style:text-properties fo:font-size="8pt"/>
    </style:style>
    <style:style style:name="T1" style:family="text">
      <style:text-properties fo:font-family="Arial" style:font-family-generic="swiss" style:font-pitch="variable" fo:font-size="7pt"/>
    </style:style>
    <style:style style:name="T2" style:family="text">
      <style:text-properties fo:font-family="Arial" style:font-family-generic="swiss" style:font-pitch="variable" fo:font-size="8pt"/>
    </style:style>
    <style:style style:name="T3" style:family="text">
      <style:text-properties fo:font-size="7pt"/>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ellipse draw:style-name="gr1" draw:text-style-name="P1" draw:layer="layout" svg:width="1.943cm" svg:height="0.478cm" svg:x="1.568cm" svg:y="1.214cm">
            <text:p text:style-name="P2"/>
          </draw:ellipse>
          <draw:frame draw:style-name="gr2" draw:text-style-name="P3" draw:layer="layout" svg:width="0.573cm" svg:height="0.285cm" svg:x="2.241cm" svg:y="1.305cm">
            <draw:text-box>
              <text:p text:style-name="P2"><text:span text:style-name="T1">start</text:span></text:p>
            </draw:text-box>
          </draw:frame>
        </draw:g>
        <draw:frame draw:style-name="gr3" draw:text-style-name="P5" draw:layer="layout" svg:width="2.854cm" svg:height="0.569cm" svg:x="4.95cm" svg:y="1.172cm">
          <draw:text-box>
            <text:p text:style-name="P4"><text:span text:style-name="T1">ClientAuthRetries = 1</text:span></text:p>
            <text:p text:style-name="P4"><text:span text:style-name="T1">ServerAuthRetries = 1</text:span></text:p>
          </draw:text-box>
        </draw:frame>
        <draw:frame draw:style-name="gr3" draw:text-style-name="P5" draw:layer="layout" svg:width="2.625cm" svg:height="0.569cm" svg:x="5.044cm" svg:y="2.175cm">
          <draw:text-box>
            <text:p text:style-name="P4"><text:span text:style-name="T1"><text:s text:c="2"/></text:span><text:span text:style-name="T1">Cred = getCredential()</text:span></text:p>
          </draw:text-box>
        </draw:frame>
        <draw:frame draw:style-name="gr4" draw:text-style-name="P5" draw:layer="layout" svg:width="2.226cm" svg:height="0.454cm" svg:x="5.275cm" svg:y="3.19cm">
          <draw:text-box>
            <text:p text:style-name="P4"><text:span text:style-name="T1">Send cred to server</text:span></text:p>
          </draw:text-box>
        </draw:frame>
        <draw:frame draw:style-name="gr3" draw:text-style-name="P5" draw:layer="layout" svg:width="2.7cm" svg:height="0.569cm" svg:x="5.008cm" svg:y="4.04cm">
          <draw:text-box>
            <text:p text:style-name="P4"><text:span text:style-name="T1">Resp = server response</text:span></text:p>
          </draw:text-box>
        </draw:frame>
        <draw:g>
          <draw:polyline draw:style-name="gr5" draw:text-style-name="P1" draw:layer="layout" svg:width="1.42cm" svg:height="1.194cm" draw:transform="skewX (-0.571595330028035) rotate (0.499687764845882) translate (5.126cm 5.803cm)" svg:viewBox="0 0 1421 1195" draw:points="1,1193 0,0 1419,0 1420,1194 1,1193">
            <text:p text:style-name="P2"/>
          </draw:polyline>
          <draw:frame draw:style-name="gr6" draw:text-style-name="P5" draw:layer="layout" svg:width="1.496cm" svg:height="0.645cm" svg:x="5.624cm" svg:y="5.576cm">
            <draw:text-box>
              <text:p text:style-name="P4"><text:span text:style-name="T1">IsServerAuth</text:span></text:p>
              <text:p text:style-name="P4"><text:span text:style-name="T1">required?</text:span></text:p>
            </draw:text-box>
          </draw:frame>
        </draw:g>
        <draw:g>
          <draw:polyline draw:style-name="gr5" draw:text-style-name="P1" draw:layer="layout" svg:width="1.519cm" svg:height="1.257cm" draw:transform="skewX (-0.591317550575567) rotate (0.489739388109516) translate (5.008cm 14.851cm)" svg:viewBox="0 0 1520 1258" draw:points="2,1256 0,1 1519,0 1513,1257 2,1256">
            <text:p text:style-name="P2"/>
          </draw:polyline>
          <draw:frame draw:style-name="gr6" draw:text-style-name="P6" draw:layer="layout" svg:width="1.782cm" svg:height="0.955cm" svg:x="5.454cm" svg:y="14.475cm">
            <draw:text-box>
              <text:p text:style-name="P4"><text:span text:style-name="T2">IsClient</text:span></text:p>
              <text:p text:style-name="P4"><text:span text:style-name="T2">Authenticated?</text:span></text:p>
            </draw:text-box>
          </draw:frame>
        </draw:g>
        <draw:frame draw:style-name="gr7" draw:text-style-name="P5" draw:layer="layout" svg:width="2.226cm" svg:height="0.928cm" svg:x="0.843cm" svg:y="5.442cm">
          <draw:text-box>
            <text:p text:style-name="P4"><text:span text:style-name="T1">Performe server authemtication</text:span></text:p>
          </draw:text-box>
        </draw:frame>
        <draw:g>
          <draw:polyline draw:style-name="gr5" draw:text-style-name="P1" draw:layer="layout" svg:width="1.307cm" svg:height="1.073cm" draw:transform="skewX (-0.609468974796305) rotate (0.480663675999148) translate (0.841cm 7.923cm)" svg:viewBox="0 0 1308 1074" draw:points="0,1073 1,1 1307,0 1307,1071 0,1073">
            <text:p text:style-name="P2"/>
          </draw:polyline>
          <draw:frame draw:style-name="gr8" draw:text-style-name="P7" draw:layer="layout" svg:width="1.851cm" svg:height="0.814cm" svg:x="1.066cm" svg:y="7.65cm">
            <draw:text-box>
              <text:p text:style-name="P4"><text:span text:style-name="T3">IsServer Authenticated?</text:span></text:p>
            </draw:text-box>
          </draw:frame>
        </draw:g>
        <draw:g>
          <draw:polyline draw:style-name="gr5" draw:text-style-name="P1" draw:layer="layout" svg:width="2.602cm" svg:height="2.112cm" draw:transform="skewX (-0.624827872213852) rotate (0.472809694365175) translate (0.84cm 12.774cm)" svg:viewBox="0 0 2603 2113" draw:points="0,2112 1,2 2602,0 2601,2111 0,2112">
            <text:p text:style-name="P2"/>
          </draw:polyline>
          <draw:frame draw:style-name="gr9" draw:text-style-name="P6" draw:layer="layout" svg:width="4.167cm" svg:height="0.967cm" svg:x="1.082cm" svg:y="12.384cm">
            <draw:text-box>
              <text:p text:style-name="P4"><text:span text:style-name="T2">config.server authType == MD5 </text:span></text:p>
              <text:p text:style-name="P4"><text:span text:style-name="T2">or</text:span></text:p>
              <text:p text:style-name="P4"><text:span text:style-name="T2">serverAuthRetries == 1</text:span></text:p>
            </draw:text-box>
          </draw:frame>
        </draw:g>
        <draw:frame draw:style-name="gr10" draw:text-style-name="P5" draw:layer="layout" svg:width="1.335cm" svg:height="0.939cm" svg:x="4.214cm" svg:y="7.444cm">
          <draw:text-box>
            <text:p text:style-name="P4"><text:span text:style-name="T1">Resp = server response</text:span></text:p>
          </draw:text-box>
        </draw:frame>
        <draw:frame draw:style-name="gr11" draw:text-style-name="P5" draw:layer="layout" svg:width="1.336cm" svg:height="0.938cm" svg:x="4.137cm" svg:y="9.691cm">
          <draw:text-box>
            <text:p text:style-name="P4"><text:span text:style-name="T1">ServerAuth</text:span></text:p>
            <text:p text:style-name="P4"><text:span text:style-name="T1">Retries ++</text:span></text:p>
          </draw:text-box>
        </draw:frame>
        <draw:g>
          <draw:polyline draw:style-name="gr5" draw:text-style-name="P1" draw:layer="layout" svg:width="1.639cm" svg:height="1.546cm" draw:transform="skewX (-0.335452282233247) rotate (0.617497489355477) translate (10.81cm 13.19cm)" svg:viewBox="0 0 1640 1547" draw:points="0,1546 1,1 1639,0 1638,1545 0,1546">
            <text:p text:style-name="P2"/>
          </draw:polyline>
          <draw:frame draw:style-name="gr12" draw:text-style-name="P6" draw:layer="layout" svg:width="1.763cm" svg:height="1.273cm" svg:x="11.254cm" svg:y="12.714cm">
            <draw:text-box>
              <text:p text:style-name="P4"><text:span text:style-name="T2">ReqAuthType</text:span></text:p>
              <text:p text:style-name="P4"><text:span text:style-name="T2">&lt;&gt;</text:span></text:p>
              <text:p text:style-name="P4"><text:span text:style-name="T2">credAuthType?</text:span></text:p>
            </draw:text-box>
          </draw:frame>
        </draw:g>
        <draw:frame draw:style-name="gr7" draw:text-style-name="P5" draw:layer="layout" svg:width="2.226cm" svg:height="0.928cm" svg:x="7.615cm" svg:y="12.727cm">
          <draw:text-box>
            <text:p text:style-name="P4"><text:span text:style-name="T1">ReqAuthType =</text:span></text:p>
            <text:p text:style-name="P4"><text:span text:style-name="T1">requested Auth</text:span></text:p>
          </draw:text-box>
        </draw:frame>
        <draw:frame draw:style-name="gr13" draw:text-style-name="P5" draw:layer="layout" svg:width="3.241cm" svg:height="0.948cm" svg:x="10.504cm" svg:y="10.028cm">
          <draw:text-box>
            <text:p text:style-name="P4"><text:span text:style-name="T1">config.authType = reqAuthType</text:span></text:p>
            <text:p text:style-name="P4"><text:span text:style-name="T1">config.serverNonce = nonce</text:span></text:p>
          </draw:text-box>
        </draw:frame>
        <draw:frame draw:style-name="gr14" draw:text-style-name="P5" draw:layer="layout" svg:width="3.241cm" svg:height="0.949cm" svg:x="10.424cm" svg:y="7.205cm">
          <draw:text-box>
            <text:p text:style-name="P4"><text:span text:style-name="T1">ClientAuthRetries ++</text:span></text:p>
          </draw:text-box>
        </draw:frame>
        <draw:g>
          <draw:polyline draw:style-name="gr5" draw:text-style-name="P1" draw:layer="layout" svg:width="2.258cm" svg:height="1.96cm" draw:transform="skewX (-0.520282650019411) rotate (0.524995038999795) translate (10.217cm 16.425cm)" svg:viewBox="0 0 2259 1961" draw:points="0,1960 0,0 2258,0 2256,1959 0,1960">
            <text:p text:style-name="P2"/>
          </draw:polyline>
          <draw:frame draw:style-name="gr15" draw:text-style-name="P6" draw:layer="layout" svg:width="2.928cm" svg:height="1.24cm" svg:x="10.709cm" svg:y="15.882cm">
            <draw:text-box>
              <text:p text:style-name="P4"><text:span text:style-name="T2">CredAuthType == MD5 </text:span></text:p>
              <text:p text:style-name="P4"><text:span text:style-name="T2">and</text:span></text:p>
              <text:p text:style-name="P4"><text:span text:style-name="T2">clientAuthRetries == 1</text:span></text:p>
            </draw:text-box>
          </draw:frame>
        </draw:g>
        <draw:frame draw:style-name="gr4" draw:text-style-name="P5" draw:layer="layout" svg:width="2.226cm" svg:height="0.454cm" svg:x="5.217cm" svg:y="16.666cm">
          <draw:text-box>
            <text:p text:style-name="P4"><text:span text:style-name="T1">ClientAuth = OK</text:span></text:p>
          </draw:text-box>
        </draw:frame>
        <draw:g>
          <draw:polyline draw:style-name="gr5" draw:text-style-name="P1" draw:layer="layout" svg:width="1.514cm" svg:height="1.218cm" draw:transform="skewX (-0.6400122367062) rotate (0.466002910282398) translate (5.113cm 18.842cm)" svg:viewBox="0 0 1515 1219" draw:points="0,1217 2,0 1514,0 1512,1218 0,1217">
            <text:p text:style-name="P2"/>
          </draw:polyline>
          <draw:frame draw:style-name="gr9" draw:text-style-name="P6" draw:layer="layout" svg:width="1.896cm" svg:height="0.967cm" svg:x="5.487cm" svg:y="18.461cm">
            <draw:text-box>
              <text:p text:style-name="P4"><text:span text:style-name="T2">IsServerAuth == </text:span></text:p>
              <text:p text:style-name="P4"><text:span text:style-name="T2">OK?</text:span></text:p>
            </draw:text-box>
          </draw:frame>
        </draw:g>
        <draw:g>
          <draw:ellipse draw:style-name="gr1" draw:text-style-name="P1" draw:layer="layout" svg:width="2.336cm" svg:height="0.851cm" svg:x="5.185cm" svg:y="20.159cm">
            <text:p text:style-name="P2"/>
          </draw:ellipse>
          <draw:frame draw:style-name="gr16" draw:text-style-name="P3" draw:layer="layout" svg:width="1.582cm" svg:height="0.5cm" svg:x="5.799cm" svg:y="20.397cm">
            <draw:text-box>
              <text:p text:style-name="P2"><text:span text:style-name="T1">Authorized</text:span></text:p>
            </draw:text-box>
          </draw:frame>
        </draw:g>
        <draw:g>
          <draw:ellipse draw:style-name="gr1" draw:text-style-name="P1" draw:layer="layout" svg:width="1.5cm" svg:height="0.453cm" svg:x="2.403cm" svg:y="14.836cm">
            <text:p text:style-name="P2"/>
          </draw:ellipse>
          <draw:frame draw:style-name="gr2" draw:text-style-name="P3" draw:layer="layout" svg:width="0.442cm" svg:height="0.285cm" svg:x="2.923cm" svg:y="14.922cm">
            <draw:text-box>
              <text:p text:style-name="P2"><text:span text:style-name="T1">End</text:span></text:p>
            </draw:text-box>
          </draw:frame>
        </draw:g>
        <draw:g>
          <draw:ellipse draw:style-name="gr1" draw:text-style-name="P1" draw:layer="layout" svg:width="4cm" svg:height="0.5cm" svg:x="10.258cm" svg:y="18.638cm">
            <text:p text:style-name="P2"/>
          </draw:ellipse>
          <draw:frame draw:style-name="gr17" draw:text-style-name="P3" draw:layer="layout" svg:width="1.991cm" svg:height="0.314cm" svg:x="11.258cm" svg:y="18.733cm">
            <draw:text-box>
              <text:p text:style-name="P2"><text:span text:style-name="T1">Not Authorized</text:span></text:p>
            </draw:text-box>
          </draw:frame>
        </draw:g>
        <draw:line draw:style-name="gr18" draw:text-style-name="P1" draw:layer="layout" svg:x1="3.51cm" svg:y1="1.457cm" svg:x2="4.967cm" svg:y2="1.457cm">
          <text:p text:style-name="P2"/>
        </draw:line>
        <draw:line draw:style-name="gr18" draw:text-style-name="P1" draw:layer="layout" svg:x1="6.379cm" svg:y1="1.76cm" svg:x2="6.379cm" svg:y2="2.235cm">
          <text:p text:style-name="P2"/>
        </draw:line>
        <draw:line draw:style-name="gr18" draw:text-style-name="P1" draw:layer="layout" svg:x1="6.38cm" svg:y1="2.709cm" svg:x2="6.38cm" svg:y2="3.184cm">
          <text:p text:style-name="P2"/>
        </draw:line>
        <draw:line draw:style-name="gr18" draw:text-style-name="P1" draw:layer="layout" svg:x1="6.398cm" svg:y1="3.693cm" svg:x2="6.398cm" svg:y2="4.167cm">
          <text:p text:style-name="P2"/>
        </draw:line>
        <draw:line draw:style-name="gr18" draw:text-style-name="P1" draw:layer="layout" svg:x1="6.399cm" svg:y1="4.626cm" svg:x2="6.399cm" svg:y2="5.1cm">
          <text:p text:style-name="P2"/>
        </draw:line>
        <draw:line draw:style-name="gr18" draw:text-style-name="P1" draw:layer="layout" svg:x1="6.343cm" svg:y1="6.46cm" svg:x2="6.343cm" svg:y2="14.178cm">
          <text:p text:style-name="P2"/>
        </draw:line>
        <draw:line draw:style-name="gr18" draw:text-style-name="P1" draw:layer="layout" svg:x1="4.843cm" svg:y1="5.896cm" svg:x2="3.158cm" svg:y2="5.896cm">
          <text:p text:style-name="P2"/>
        </draw:line>
        <draw:line draw:style-name="gr18" draw:text-style-name="P1" draw:layer="layout" svg:x1="1.989cm" svg:y1="6.37cm" svg:x2="1.989cm" svg:y2="7.356cm">
          <text:p text:style-name="P2"/>
        </draw:line>
        <draw:line draw:style-name="gr18" draw:text-style-name="P1" draw:layer="layout" svg:x1="3.213cm" svg:y1="7.87cm" svg:x2="4.139cm" svg:y2="7.87cm">
          <text:p text:style-name="P2"/>
        </draw:line>
        <draw:line draw:style-name="gr18" draw:text-style-name="P1" draw:layer="layout" svg:x1="5.592cm" svg:y1="7.793cm" svg:x2="6.422cm" svg:y2="7.793cm">
          <text:p text:style-name="P2"/>
        </draw:line>
        <draw:polyline draw:style-name="gr19" draw:text-style-name="P1" draw:layer="layout" svg:width="1.22cm" svg:height="3cm" svg:x="2.022cm" svg:y="8.678cm" svg:viewBox="0 0 1221 3001" draw:points="0,0 0,1000 1220,1000 1220,3000">
          <text:p text:style-name="P2"/>
        </draw:polyline>
        <draw:frame draw:style-name="gr20" draw:text-style-name="P8" draw:layer="layout" svg:width="0.463cm" svg:height="0.474cm" svg:x="4.843cm" svg:y="5.204cm">
          <draw:text-box>
            <text:p text:style-name="P2"><text:span text:style-name="T4">Y</text:span></text:p>
          </draw:text-box>
        </draw:frame>
        <draw:frame draw:style-name="gr20" draw:text-style-name="P8" draw:layer="layout" svg:width="0.463cm" svg:height="0.474cm" svg:x="3.158cm" svg:y="7.319cm">
          <draw:text-box>
            <text:p text:style-name="P2"><text:span text:style-name="T4">Y</text:span></text:p>
          </draw:text-box>
        </draw:frame>
        <draw:frame draw:style-name="gr20" draw:text-style-name="P8" draw:layer="layout" svg:width="0.463cm" svg:height="0.474cm" svg:x="2.232cm" svg:y="8.742cm">
          <draw:text-box>
            <text:p text:style-name="P2"><text:span text:style-name="T4">N</text:span></text:p>
          </draw:text-box>
        </draw:frame>
        <draw:frame draw:style-name="gr21" draw:text-style-name="P8" draw:layer="layout" svg:width="0.462cm" svg:height="0.475cm" svg:x="6.862cm" svg:y="6.37cm">
          <draw:text-box>
            <text:p text:style-name="P2"><text:span text:style-name="T4">N</text:span></text:p>
          </draw:text-box>
        </draw:frame>
        <draw:polyline draw:style-name="gr22" draw:text-style-name="P1" draw:layer="layout" svg:width="2cm" svg:height="1cm" draw:transform="rotate (1.5707963267946) translate (5.042cm 12.757cm)" svg:viewBox="0 0 2001 1001" draw:points="0,500 0,1000 1000,1000 1000,0 2000,0">
          <text:p text:style-name="P2"/>
        </draw:polyline>
        <draw:line draw:style-name="gr18" draw:text-style-name="P1" draw:layer="layout" svg:x1="5.543cm" svg:y1="10.178cm" svg:x2="6.343cm" svg:y2="10.178cm">
          <text:p text:style-name="P2"/>
        </draw:line>
        <draw:frame draw:style-name="gr20" draw:text-style-name="P8" draw:layer="layout" svg:width="0.463cm" svg:height="0.474cm" svg:x="5.139cm" svg:y="13.06cm">
          <draw:text-box>
            <text:p text:style-name="P2"><text:span text:style-name="T4">Y</text:span></text:p>
          </draw:text-box>
        </draw:frame>
        <draw:line draw:style-name="gr18" draw:text-style-name="P1" draw:layer="layout" svg:x1="3.183cm" svg:y1="13.921cm" svg:x2="3.183cm" svg:y2="14.907cm">
          <text:p text:style-name="P2"/>
        </draw:line>
        <draw:polyline draw:style-name="gr22" draw:text-style-name="P1" draw:layer="layout" svg:width="1cm" svg:height="1.141cm" svg:x="7.702cm" svg:y="13.678cm" svg:viewBox="0 0 1001 1142" draw:points="0,1141 1000,1141 1000,0">
          <text:p text:style-name="P2"/>
        </draw:polyline>
        <draw:line draw:style-name="gr18" draw:text-style-name="P1" draw:layer="layout" svg:x1="9.843cm" svg:y1="13.178cm" svg:x2="10.843cm" svg:y2="13.178cm">
          <text:p text:style-name="P2"/>
        </draw:line>
        <draw:line draw:style-name="gr22" draw:text-style-name="P1" draw:layer="layout" svg:x1="12.178cm" svg:y1="12.118cm" svg:x2="12.178cm" svg:y2="11.118cm">
          <text:p text:style-name="P2"/>
        </draw:line>
        <draw:line draw:style-name="gr22" draw:text-style-name="P1" draw:layer="layout" svg:x1="12.177cm" svg:y1="9.85cm" svg:x2="12.177cm" svg:y2="8.199cm">
          <text:p text:style-name="P2"/>
        </draw:line>
        <draw:polyline draw:style-name="gr22" draw:text-style-name="P1" draw:layer="layout" svg:width="5.28cm" svg:height="5.85cm" draw:transform="rotate (1.5707963267946) translate (6.325cm 7.181cm)" svg:viewBox="0 0 5281 5851" draw:points="0,5850 5280,5850 5280,0">
          <text:p text:style-name="P2"/>
        </draw:polyline>
        <draw:frame draw:style-name="gr20" draw:text-style-name="P8" draw:layer="layout" svg:width="0.463cm" svg:height="0.474cm" svg:x="12.295cm" svg:y="11.638cm">
          <draw:text-box>
            <text:p text:style-name="P2"><text:span text:style-name="T4">Y</text:span></text:p>
          </draw:text-box>
        </draw:frame>
        <draw:line draw:style-name="gr18" draw:text-style-name="P1" draw:layer="layout" svg:x1="12.159cm" svg:y1="14.217cm" svg:x2="12.159cm" svg:y2="15.203cm">
          <text:p text:style-name="P2"/>
        </draw:line>
        <draw:frame draw:style-name="gr20" draw:text-style-name="P8" draw:layer="layout" svg:width="0.464cm" svg:height="0.474cm" svg:x="12.294cm" svg:y="14.164cm">
          <draw:text-box>
            <text:p text:style-name="P2"><text:span text:style-name="T4">N</text:span></text:p>
          </draw:text-box>
        </draw:frame>
        <draw:line draw:style-name="gr18" draw:text-style-name="P1" draw:layer="layout" svg:x1="12.158cm" svg:y1="17.618cm" svg:x2="12.158cm" svg:y2="18.604cm">
          <text:p text:style-name="P2"/>
        </draw:line>
        <draw:frame draw:style-name="gr20" draw:text-style-name="P8" draw:layer="layout" svg:width="0.464cm" svg:height="0.474cm" svg:x="12.294cm" svg:y="17.638cm">
          <draw:text-box>
            <text:p text:style-name="P2"><text:span text:style-name="T4">N</text:span></text:p>
          </draw:text-box>
        </draw:frame>
        <draw:polyline draw:style-name="gr22" draw:text-style-name="P1" draw:layer="layout" svg:width="6.074cm" svg:height="1.386cm" draw:transform="skewX (0.082030474843718) rotate (1.71949837906449) translate (14.207cm 16.429cm)" svg:viewBox="0 0 6075 1387" draw:points="36,0 0,499 6006,1386 6074,399">
          <text:p text:style-name="P2"/>
        </draw:polyline>
        <draw:frame draw:style-name="gr20" draw:text-style-name="P8" draw:layer="layout" svg:width="0.464cm" svg:height="0.474cm" svg:x="14.258cm" svg:y="16.638cm">
          <draw:text-box>
            <text:p text:style-name="P2"><text:span text:style-name="T4">Y</text:span></text:p>
          </draw:text-box>
        </draw:frame>
        <draw:frame draw:style-name="gr20" draw:text-style-name="P8" draw:layer="layout" svg:width="0.463cm" svg:height="0.474cm" svg:x="7.843cm" svg:y="14.204cm">
          <draw:text-box>
            <text:p text:style-name="P2"><text:span text:style-name="T4">N</text:span></text:p>
          </draw:text-box>
        </draw:frame>
        <draw:line draw:style-name="gr18" draw:text-style-name="P1" draw:layer="layout" svg:x1="6.343cm" svg:y1="15.579cm" svg:x2="6.343cm" svg:y2="16.565cm">
          <text:p text:style-name="P2"/>
        </draw:line>
        <draw:frame draw:style-name="gr20" draw:text-style-name="P8" draw:layer="layout" svg:width="0.463cm" svg:height="0.474cm" svg:x="6.38cm" svg:y="15.678cm">
          <draw:text-box>
            <text:p text:style-name="P2"><text:span text:style-name="T4">Y</text:span></text:p>
          </draw:text-box>
        </draw:frame>
        <draw:line draw:style-name="gr18" draw:text-style-name="P1" draw:layer="layout" svg:x1="6.343cm" svg:y1="17.178cm" svg:x2="6.343cm" svg:y2="18.164cm">
          <text:p text:style-name="P2"/>
        </draw:line>
        <draw:line draw:style-name="gr18" draw:text-style-name="P1" draw:layer="layout" svg:x1="6.363cm" svg:y1="19.559cm" svg:x2="6.343cm" svg:y2="20.178cm">
          <text:p text:style-name="P2"/>
        </draw:line>
        <draw:frame draw:style-name="gr20" draw:text-style-name="P8" draw:layer="layout" svg:width="0.463cm" svg:height="0.474cm" svg:x="6.644cm" svg:y="19.54cm">
          <draw:text-box>
            <text:p text:style-name="P2"><text:span text:style-name="T4">Y</text:span></text:p>
          </draw:text-box>
        </draw:frame>
        <draw:frame draw:style-name="gr20" draw:text-style-name="P8" draw:layer="layout" svg:width="0.463cm" svg:height="0.474cm" svg:x="4.88cm" svg:y="18.204cm">
          <draw:text-box>
            <text:p text:style-name="P2"><text:span text:style-name="T4">N</text:span></text:p>
          </draw:text-box>
        </draw:frame>
        <draw:polyline draw:style-name="gr22" draw:text-style-name="P1" draw:layer="layout" svg:width="5.421cm" svg:height="16.96cm" draw:transform="rotate (3.1415926535892) translate (6.16cm 18.862cm)" svg:viewBox="0 0 5422 16961" draw:points="986,0 5421,0 5421,16960 0,16960">
          <text:p text:style-name="P2"/>
        </draw:polyline>
        <draw:frame draw:style-name="gr20" draw:text-style-name="P8" draw:layer="layout" svg:width="0.463cm" svg:height="0.474cm" svg:x="3.343cm" svg:y="14.178cm">
          <draw:text-box>
            <text:p text:style-name="P2"><text:span text:style-name="T4">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draw:fill="none" draw:fill-color="#ffffff" fo:min-height="0.638cm"/>
    </style:style>
    <style:style style:name="gr4" style:family="graphic" style:parent-style-name="standard">
      <style:graphic-properties draw:marker-start="Arrow" draw:marker-end="" draw:marker-end-width="0.3cm" draw:stroke-linejoin="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margin-left="0cm" fo:margin-right="0cm" fo:text-align="start" fo:text-indent="0cm"/>
      <style:text-properties fo:font-style="normal"/>
    </style:style>
    <style:style style:name="P6" style:family="paragraph">
      <style:paragraph-properties fo:text-align="center"/>
    </style:style>
    <style:style style:name="T1" style:family="text">
      <style:text-properties fo:font-size="8pt" fo:font-style="normal"/>
    </style:style>
    <style:style style:name="T2" style:family="text">
      <style:text-properties fo:font-size="8pt" fo:font-style="italic"/>
    </style:style>
    <style:style style:name="T3" style:family="text">
      <style:text-properties fo:font-size="12pt" fo:font-style="normal"/>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8.89cm" svg:height="4.516cm" svg:x="1.016cm" svg:y="0.911cm">
            <text:p text:style-name="P1"><text:span text:style-name="T1">* ArrayList children</text:span></text:p>
            <text:p text:style-name="P1"><text:span text:style-name="T2"/></text:p>
            <text:p text:style-name="P1"><text:span text:style-name="T1">+ void addChild(ManagementNode&amp; node)</text:span></text:p>
            <text:p text:style-name="P1"><text:span text:style-name="T1">+ ManagementNode* getChild(int i)</text:span></text:p>
            <text:p text:style-name="P1"><text:span text:style-name="T1">+ int getChildrenCount()</text:span></text:p>
            <text:p text:style-name="P1"><text:span text:style-name="T1">+ getFullName()</text:span></text:p>
            <text:p text:style-name="P1"><text:span text:style-name="T1">* setFullName(const wchar_t *fullname)</text:span></text:p>
            <text:p text:style-name="P1"><text:span text:style-name="T1"/></text:p>
            <text:p text:style-name="P1"><text:span text:style-name="T2">+ int getChildrenMaxCount() </text:span></text:p>
            <text:p text:style-name="P1"><text:span text:style-name="T2">+ wchar_t **getChildrenNames() </text:span></text:p>
            <text:p text:style-name="P1"><text:span text:style-name="T2">+ wchar_t *getPropertyValue(const wchar_t *name)</text:span></text:p>
            <text:p text:style-name="P1"><text:span text:style-name="T2">+ void setPropertyValue(const wchar_t *name, const wchar_t *v)</text:span><text:span text:style-name="T1"> </text:span></text:p>
            <text:p text:style-name="P1"><text:span text:style-name="T1"/></text:p>
          </draw:rect>
          <draw:rect draw:style-name="gr2" draw:text-style-name="P4" draw:layer="layout" svg:width="8.89cm" svg:height="0.564cm" svg:x="1.016cm" svg:y="0.347cm">
            <text:p text:style-name="P3"><text:span text:style-name="T3">ManagementNode</text:span></text:p>
          </draw:rect>
        </draw:g>
        <draw:g>
          <draw:rect draw:style-name="gr1" draw:text-style-name="P2" draw:layer="layout" svg:width="8.89cm" svg:height="1.826cm" svg:x="1.016cm" svg:y="7.411cm">
            <text:p text:style-name="P1"><text:span text:style-name="T1"/></text:p>
            <text:p text:style-name="P1"><text:span text:style-name="T1"/></text:p>
            <text:p text:style-name="P1"><text:span text:style-name="T4"/></text:p>
          </draw:rect>
          <draw:rect draw:style-name="gr2" draw:text-style-name="P4" draw:layer="layout" svg:width="8.89cm" svg:height="0.714cm" svg:x="1.016cm" svg:y="6.697cm">
            <text:p text:style-name="P3"><text:span text:style-name="T3">DeviceManagementNode</text:span></text:p>
          </draw:rect>
          <draw:frame draw:style-name="gr3" draw:text-style-name="P5" draw:layer="layout" svg:width="8.592cm" svg:height="1.841cm" svg:x="1.016cm" svg:y="7.332cm">
            <draw:text-box>
              <text:p text:style-name="P5"><text:span text:style-name="T1">+ int getChildrenMaxCount() </text:span></text:p>
              <text:p text:style-name="P5"><text:span text:style-name="T1">+ wchar_t **getChildrenNames() </text:span></text:p>
              <text:p text:style-name="P5"><text:span text:style-name="T1">+ wchar_t *getPropertyValue(const wchar_t *name)</text:span></text:p>
              <text:p text:style-name="P5"><text:span text:style-name="T1">+ void setPropertyValue(const wchar_t *name, const wchar_t *v) </text:span></text:p>
              <text:p text:style-name="P5"><text:span text:style-name="T1"/></text:p>
            </draw:text-box>
          </draw:frame>
        </draw:g>
        <draw:line draw:style-name="gr4" draw:text-style-name="P6" draw:layer="layout" svg:x1="4.826cm" svg:y1="5.427cm" svg:x2="4.826cm" svg:y2="6.69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marker-end-width="0.203cm" draw:fill="none" draw:textarea-horizontal-align="left" draw:textarea-vertical-align="top"/>
    </style:style>
    <style:style style:name="gr5" style:family="graphic" style:parent-style-name="standard">
      <style:graphic-properties draw:marker-end-width="0.203cm" draw:fill="none" draw:textarea-horizontal-align="center" draw:textarea-vertical-align="middle"/>
    </style:style>
    <style:style style:name="gr6" style:family="graphic" style:parent-style-name="standard">
      <style:graphic-properties draw:fill="solid" draw:fill-color="#ffffff" draw:textarea-horizontal-align="left" draw:textarea-vertical-align="top"/>
    </style:style>
    <style:style style:name="gr7"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italic"/>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fo:font-style="italic"/>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4.445cm" svg:height="0.635cm" svg:x="6.35cm" svg:y="1.588cm">
            <text:p text:style-name="P1"><text:span text:style-name="T1">&gt; type: ClauseType</text:span></text:p>
          </draw:rect>
          <draw:rect draw:style-name="gr2" draw:text-style-name="P4" draw:layer="layout" svg:width="4.445cm" svg:height="0.635cm" svg:x="6.35cm" svg:y="0.953cm">
            <text:p text:style-name="P3"><text:span text:style-name="T2">Clause</text:span></text:p>
          </draw:rect>
        </draw:g>
        <draw:g>
          <draw:rect draw:style-name="gr1" draw:text-style-name="P2" draw:layer="layout" svg:width="4.145cm" svg:height="1.69cm" svg:x="11.095cm" svg:y="4.128cm">
            <text:p text:style-name="P1"><text:span text:style-name="T1">&gt; operator: </text:span></text:p>
            <text:p text:style-name="P1"><text:span text:style-name="T1"><text:s text:c="6"/></text:span><text:span text:style-name="T1">LogicalClauseOperator</text:span></text:p>
            <text:p text:style-name="P1"><text:span text:style-name="T1">&gt; operands: </text:span></text:p>
            <text:p text:style-name="P1"><text:span text:style-name="T1"><text:s text:c="6"/></text:span><text:span text:style-name="T1">ArrayList&lt;Clause&gt;</text:span></text:p>
            <text:p text:style-name="P1"><text:span text:style-name="T1"/></text:p>
            <text:p text:style-name="P1"><text:span text:style-name="T1"/></text:p>
          </draw:rect>
          <draw:rect draw:style-name="gr2" draw:text-style-name="P5" draw:layer="layout" svg:width="4.145cm" svg:height="0.635cm" svg:x="11.095cm" svg:y="3.493cm">
            <text:p text:style-name="P3"><text:span text:style-name="T3">LogicalClause</text:span></text:p>
          </draw:rect>
        </draw:g>
        <draw:line draw:style-name="gr3" draw:text-style-name="P6" draw:layer="layout" svg:x1="4.11cm" svg:y1="3.493cm" svg:x2="8.555cm" svg:y2="2.223cm">
          <text:p/>
        </draw:line>
        <draw:line draw:style-name="gr3" draw:text-style-name="P6" draw:layer="layout" svg:x1="8.555cm" svg:y1="3.493cm" svg:x2="8.555cm" svg:y2="2.223cm">
          <text:p/>
        </draw:line>
        <draw:line draw:style-name="gr3" draw:text-style-name="P6" draw:layer="layout" svg:x1="13cm" svg:y1="3.493cm" svg:x2="8.555cm" svg:y2="2.223cm">
          <text:p/>
        </draw:line>
        <draw:g>
          <draw:rect draw:style-name="gr4" draw:text-style-name="P2" draw:layer="layout" svg:width="4.145cm" svg:height="1.905cm" svg:x="2.185cm" svg:y="6.413cm">
            <text:p text:style-name="P1"><text:span text:style-name="T1">&gt; property: wchar_t*</text:span></text:p>
            <text:p text:style-name="P1"><text:span text:style-name="T1">&gt; value: wchar_t*</text:span></text:p>
            <text:p text:style-name="P1"><text:span text:style-name="T1">&gt; operator: </text:span></text:p>
            <text:p text:style-name="P1"><text:span text:style-name="T1"><text:s text:c="6"/></text:span><text:span text:style-name="T1">WhereClauseOperator</text:span></text:p>
            <text:p text:style-name="P1"><text:span text:style-name="T1">&gt; caseSensitive: boolean</text:span></text:p>
            <text:p text:style-name="P1"><text:span text:style-name="T1"/></text:p>
          </draw:rect>
          <draw:rect draw:style-name="gr5" draw:text-style-name="P7" draw:layer="layout" svg:width="4.145cm" svg:height="0.635cm" svg:x="2.185cm" svg:y="5.778cm">
            <text:p text:style-name="P3"><text:span text:style-name="T3">WhereClause</text:span></text:p>
          </draw:rect>
          <draw:line draw:style-name="gr3" draw:text-style-name="P6" draw:layer="layout" svg:x1="4.135cm" svg:y1="5.818cm" svg:x2="8.635cm" svg:y2="2.218cm">
            <text:p/>
          </draw:line>
        </draw:g>
        <draw:g>
          <draw:rect draw:style-name="gr6" draw:text-style-name="P2" draw:layer="layout" svg:width="4.38cm" svg:height="1.19cm" svg:x="1.635cm" svg:y="4.128cm">
            <text:p text:style-name="P1"><text:span text:style-name="T1">&gt; properties: </text:span></text:p>
            <text:p text:style-name="P1"><text:span text:style-name="T1"><text:s text:c="8"/></text:span><text:span text:style-name="T1">ArrayList&lt;Property&gt;</text:span></text:p>
            <text:p text:style-name="P1"><text:span text:style-name="T1"/></text:p>
            <text:p text:style-name="P1"><text:span text:style-name="T1"/></text:p>
          </draw:rect>
          <draw:rect draw:style-name="gr7" draw:text-style-name="P7" draw:layer="layout" svg:width="4.38cm" svg:height="0.635cm" svg:x="1.635cm" svg:y="3.493cm">
            <text:p text:style-name="P3"><text:span text:style-name="T3">FieldClause</text:span></text:p>
          </draw:rect>
        </draw:g>
        <draw:g>
          <draw:rect draw:style-name="gr6" draw:text-style-name="P2" draw:layer="layout" svg:width="3.81cm" svg:height="0.635cm" svg:x="6.685cm" svg:y="4.128cm">
            <text:p text:style-name="P1"><text:span text:style-name="T1"/></text:p>
            <text:p text:style-name="P1"><text:span text:style-name="T1"/></text:p>
            <text:p text:style-name="P1"><text:span text:style-name="T1"/></text:p>
          </draw:rect>
          <draw:rect draw:style-name="gr7" draw:text-style-name="P7" draw:layer="layout" svg:width="3.81cm" svg:height="0.635cm" svg:x="6.685cm" svg:y="3.493cm">
            <text:p text:style-name="P3"><text:span text:style-name="T3">AllClause</text:span></text:p>
          </draw:rect>
        </draw:g>
        <draw:g>
          <draw:rect draw:style-name="gr6" draw:text-style-name="P2" draw:layer="layout" svg:width="3.81cm" svg:height="1.27cm" svg:x="6.985cm" svg:y="6.033cm">
            <text:p text:style-name="P1"><text:span text:style-name="T1">&gt; clause: LogicalClause</text:span></text:p>
            <text:p text:style-name="P1"><text:span text:style-name="T1">&gt; inclusive: boolean</text:span></text:p>
            <text:p text:style-name="P1"><text:span text:style-name="T1"/></text:p>
            <text:p text:style-name="P1"><text:span text:style-name="T1"/></text:p>
          </draw:rect>
          <draw:rect draw:style-name="gr7" draw:text-style-name="P7" draw:layer="layout" svg:width="3.81cm" svg:height="0.635cm" svg:x="6.985cm" svg:y="5.398cm">
            <text:p text:style-name="P3"><text:span text:style-name="T3">SourceFilter</text:span></text:p>
          </draw:rect>
        </draw:g>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15cm" draw:textarea-horizontal-align="center" draw:textarea-vertical-align="middle"/>
    </style:style>
    <style:style style:name="gr2" style:family="graphic" style:parent-style-name="standard">
      <style:graphic-properties draw:fill="none" draw:textarea-horizontal-align="left" draw:textarea-vertical-align="top"/>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8pt" fo:font-style="italic"/>
    </style:style>
    <style:style style:name="T3" style:family="text">
      <style:text-properties fo:font-size="12pt"/>
    </style:style>
    <style:style style:name="T4" style:family="text">
      <style:text-properties fo:font-size="8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835cm" svg:y1="3.818cm" svg:x2="6.135cm" svg:y2="2.818cm">
          <text:p/>
        </draw:line>
        <draw:line draw:style-name="gr1" draw:text-style-name="P1" draw:layer="layout" svg:x1="8.635cm" svg:y1="3.818cm" svg:x2="6.135cm" svg:y2="2.818cm">
          <text:p/>
        </draw:line>
        <draw:line draw:style-name="gr1" draw:text-style-name="P1" draw:layer="layout" svg:x1="3.635cm" svg:y1="5.818cm" svg:x2="6.135cm" svg:y2="2.818cm">
          <text:p/>
        </draw:line>
        <draw:line draw:style-name="gr1" draw:text-style-name="P1" draw:layer="layout" svg:x1="9.135cm" svg:y1="5.818cm" svg:x2="6.135cm" svg:y2="2.818cm">
          <text:p/>
        </draw:line>
        <draw:g>
          <draw:rect draw:style-name="gr2" draw:text-style-name="P3" draw:layer="layout" svg:width="8.5cm" svg:height="1.365cm" svg:x="2.135cm" svg:y="1.453cm">
            <text:p text:style-name="P2"><text:span text:style-name="T1">&gt;name</text:span></text:p>
            <text:p text:style-name="P2"><text:span text:style-name="T1"/></text:p>
            <text:p text:style-name="P2"><text:span text:style-name="T1">+ </text:span><text:span text:style-name="T2">transform(char* input, TransformationInfo&amp; info): char* </text:span></text:p>
            <text:p text:style-name="P2"><text:span text:style-name="T1"/></text:p>
          </draw:rect>
          <draw:rect draw:style-name="gr3" draw:text-style-name="P5" draw:layer="layout" svg:width="8.5cm" svg:height="0.635cm" svg:x="2.135cm" svg:y="0.818cm">
            <text:p text:style-name="P4"><text:span text:style-name="T3">DataTransformer</text:span></text:p>
          </draw:rect>
        </draw:g>
        <draw:g>
          <draw:rect draw:style-name="gr4" draw:text-style-name="P3" draw:layer="layout" svg:width="5cm" svg:height="0.865cm" svg:x="1.135cm" svg:y="4.453cm">
            <text:p text:style-name="P2"><text:span text:style-name="T1"/></text:p>
            <text:p text:style-name="P2"><text:span text:style-name="T1"/></text:p>
          </draw:rect>
          <draw:rect draw:style-name="gr5" draw:text-style-name="P6" draw:layer="layout" svg:width="5cm" svg:height="0.635cm" svg:x="1.135cm" svg:y="3.818cm">
            <text:p text:style-name="P4"><text:span text:style-name="T3">B64Encoder</text:span></text:p>
          </draw:rect>
        </draw:g>
        <draw:g>
          <draw:rect draw:style-name="gr4" draw:text-style-name="P3" draw:layer="layout" svg:width="5cm" svg:height="0.865cm" svg:x="6.635cm" svg:y="4.453cm">
            <text:p text:style-name="P2"><text:span text:style-name="T4"><text:s/></text:span></text:p>
            <text:p text:style-name="P2"><text:span text:style-name="T1"/></text:p>
          </draw:rect>
          <draw:rect draw:style-name="gr5" draw:text-style-name="P6" draw:layer="layout" svg:width="5cm" svg:height="0.635cm" svg:x="6.635cm" svg:y="3.818cm">
            <text:p text:style-name="P4"><text:span text:style-name="T3">B64Decoder</text:span></text:p>
          </draw:rect>
        </draw:g>
        <draw:g>
          <draw:rect draw:style-name="gr4" draw:text-style-name="P3" draw:layer="layout" svg:width="5cm" svg:height="0.865cm" svg:x="1.135cm" svg:y="6.453cm">
            <text:p text:style-name="P2"><text:span text:style-name="T4"><text:s/></text:span></text:p>
            <text:p text:style-name="P2"><text:span text:style-name="T1"/></text:p>
          </draw:rect>
          <draw:rect draw:style-name="gr5" draw:text-style-name="P6" draw:layer="layout" svg:width="5cm" svg:height="0.635cm" svg:x="1.135cm" svg:y="5.818cm">
            <text:p text:style-name="P4"><text:span text:style-name="T3">DESEncoder</text:span></text:p>
          </draw:rect>
        </draw:g>
        <draw:g>
          <draw:rect draw:style-name="gr4" draw:text-style-name="P3" draw:layer="layout" svg:width="5cm" svg:height="0.865cm" svg:x="6.635cm" svg:y="6.453cm">
            <text:p text:style-name="P2"><text:span text:style-name="T4"><text:s/></text:span></text:p>
            <text:p text:style-name="P2"><text:span text:style-name="T1"/></text:p>
          </draw:rect>
          <draw:rect draw:style-name="gr5" draw:text-style-name="P6" draw:layer="layout" svg:width="5cm" svg:height="0.635cm" svg:x="6.635cm" svg:y="5.818cm">
            <text:p text:style-name="P4"><text:span text:style-name="T3">DESDecoder</text:span></text:p>
          </draw:rect>
        </draw:g>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fo:font-style="normal"/>
    </style:style>
    <style:style style:name="T5" style:family="text">
      <style:text-properties fo:color="#000000"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805cm" svg:height="2.948cm" svg:x="0.635cm" svg:y="8.37cm">
            <text:p text:style-name="P1"><text:span text:style-name="T1">+ ItemReport()</text:span></text:p>
            <text:p text:style-name="P1"><text:span text:style-name="T1">+ ItemReport(ir: ItemReport&amp;)</text:span></text:p>
            <text:p text:style-name="P1"><text:span text:style-name="T1">+ ItemReport(luid: const WCHAR*, </text:span></text:p>
            <text:p text:style-name="P1"><text:span text:style-name="T1"><text:s text:c="22"/></text:span><text:span text:style-name="T1">statusCode: const int)</text:span></text:p>
            <text:p text:style-name="P1"><text:span text:style-name="T1">+ </text:span><text:span text:style-name="T2">~ItemReport</text:span><text:span text:style-name="T1">()</text:span></text:p>
            <text:p text:style-name="P1"><text:span text:style-name="T1"/></text:p>
            <text:p text:style-name="P1"><text:span text:style-name="T3">&gt; id: WCHAR*</text:span></text:p>
            <text:p text:style-name="P1"><text:span text:style-name="T3">&gt; status: int</text:span></text:p>
          </draw:rect>
          <draw:rect draw:style-name="gr2" draw:text-style-name="P4" draw:layer="layout" svg:width="6.805cm" svg:height="0.635cm" svg:x="0.635cm" svg:y="7.735cm">
            <text:p text:style-name="P3"><text:span text:style-name="T4">ItemReport</text:span></text:p>
          </draw:rect>
        </draw:g>
        <draw:g>
          <draw:rect draw:style-name="gr1" draw:text-style-name="P2" draw:layer="layout" svg:width="6.785cm" svg:height="5.696cm" svg:x="0.635cm" svg:y="1.622cm">
            <text:p text:style-name="P1"><text:span text:style-name="T1">+ SyncReport()</text:span></text:p>
            <text:p text:style-name="P1"><text:span text:style-name="T1">+ SyncReport(sr: SyncReport&amp;)</text:span></text:p>
            <text:p text:style-name="P1"><text:span text:style-name="T1">+ SyncReport(sc: SyncManagerConfig&amp;)</text:span></text:p>
            <text:p text:style-name="P1"><text:span text:style-name="T1">+ </text:span><text:span text:style-name="T2">~</text:span><text:span text:style-name="T1">SyncReport()</text:span></text:p>
            <text:p text:style-name="P1"><text:span text:style-name="T1"/></text:p>
            <text:p text:style-name="P1"><text:span text:style-name="T1">&gt; lastErrorCode: int</text:span></text:p>
            <text:p text:style-name="P1"><text:span text:style-name="T1">&gt; lastErrorMsg: char*</text:span></text:p>
            <text:p text:style-name="P1"><text:span text:style-name="T1"/></text:p>
            <text:p text:style-name="P1"><text:span text:style-name="T1">+ setSyncSourceReports(config: </text:span></text:p>
            <text:p text:style-name="P1"><text:span text:style-name="T1"><text:s text:c="27"/></text:span><text:span text:style-name="T1">SyncManagerConfig&amp;)</text:span></text:p>
            <text:p text:style-name="P1"><text:span text:style-name="T1">+ getSyncSourceReport(name: const char*):</text:span></text:p>
            <text:p text:style-name="P1"><text:span text:style-name="T1"><text:s text:c="28"/></text:span><text:span text:style-name="T1">SyncSourceReport*</text:span></text:p>
            <text:p text:style-name="P1"><text:span text:style-name="T1">+ getSyncSourceReport(index: unsigned int):</text:span></text:p>
            <text:p text:style-name="P1"><text:span text:style-name="T1"><text:s text:c="28"/></text:span><text:span text:style-name="T1">SyncSourceReport*</text:span></text:p>
            <text:p text:style-name="P1"><text:span text:style-name="T1">+ getSyncSourceReportCount():</text:span><text:span text:style-name="T1"><text:line-break/></text:span><text:span text:style-name="T1"> <text:s text:c="27"/>const unsigned int</text:span></text:p>
          </draw:rect>
          <draw:rect draw:style-name="gr2" draw:text-style-name="P4" draw:layer="layout" svg:width="6.785cm" svg:height="0.666cm" svg:x="0.635cm" svg:y="0.953cm">
            <text:p text:style-name="P3"><text:span text:style-name="T4">SyncReport</text:span></text:p>
          </draw:rect>
        </draw:g>
        <draw:g>
          <draw:rect draw:style-name="gr1" draw:text-style-name="P2" draw:layer="layout" svg:width="7.621cm" svg:height="9.69cm" svg:x="7.814cm" svg:y="1.628cm">
            <text:p text:style-name="P1"><text:span text:style-name="T1">+ SyncSourceReport(name: const char* = NULL)</text:span></text:p>
            <text:p text:style-name="P1"><text:span text:style-name="T1">+ SyncSourceReport(ssr: SyncSourceReport&amp;)</text:span></text:p>
            <text:p text:style-name="P1"><text:span text:style-name="T1">+ </text:span><text:span text:style-name="T2">~SyncSourceReport()</text:span></text:p>
            <text:p text:style-name="P1"><text:span text:style-name="T1"/></text:p>
            <text:p text:style-name="P1"><text:span text:style-name="T1">&gt; sourceName: char*</text:span></text:p>
            <text:p text:style-name="P1"><text:span text:style-name="T1">&gt; lastErrorCode: int</text:span></text:p>
            <text:p text:style-name="P1"><text:span text:style-name="T1">&gt; lastErrorMsg: char*</text:span></text:p>
            <text:p text:style-name="P1"><text:span text:style-name="T1"/></text:p>
            <text:p text:style-name="P1"><text:span text:style-name="T1">&gt; state: SourceState</text:span></text:p>
            <text:p text:style-name="P1"><text:span text:style-name="T1">+ checkState(): bool</text:span></text:p>
            <text:p text:style-name="P1"><text:span text:style-name="T5"/></text:p>
            <text:p text:style-name="P1"><text:span text:style-name="T1">+ getItemReportCount(target: const char*, </text:span></text:p>
            <text:p text:style-name="P1"><text:span text:style-name="T1"><text:s text:c="16"/></text:span><text:span text:style-name="T1">command: const char*): int</text:span></text:p>
            <text:p text:style-name="P1"><text:span text:style-name="T1">+ getItemReportSuccesfulCount(target: const char*, </text:span></text:p>
            <text:p text:style-name="P1"><text:span text:style-name="T1"><text:s text:c="16"/></text:span><text:span text:style-name="T1">command: const char*): int</text:span></text:p>
            <text:p text:style-name="P1"><text:span text:style-name="T1">+ getItemReportFailedCount(target: const char*, </text:span></text:p>
            <text:p text:style-name="P1"><text:span text:style-name="T1"><text:s text:c="16"/></text:span><text:span text:style-name="T1">command: const char*): int</text:span></text:p>
            <text:p text:style-name="P1"><text:span text:style-name="T5"/></text:p>
            <text:p text:style-name="P1"><text:span text:style-name="T5">+ getItemReport(target: const char*, </text:span></text:p>
            <text:p text:style-name="P1"><text:span text:style-name="T5"><text:s text:c="16"/></text:span><text:span text:style-name="T5">command: const char*, </text:span></text:p>
            <text:p text:style-name="P1"><text:span text:style-name="T5"><text:s text:c="16"/></text:span><text:span text:style-name="T5">index: unsigned int): ItemReport*</text:span></text:p>
            <text:p text:style-name="P1"><text:span text:style-name="T1">+ addItem(target: const char* , </text:span></text:p>
            <text:p text:style-name="P1"><text:span text:style-name="T1"><text:s text:c="18"/></text:span><text:span text:style-name="T1">command: const char*, </text:span></text:p>
            <text:p text:style-name="P1"><text:span text:style-name="T1"><text:s text:c="18"/></text:span><text:span text:style-name="T1">const WCHAR*: ID, </text:span></text:p>
            <text:p text:style-name="P1"><text:span text:style-name="T1"><text:s text:c="18"/></text:span><text:span text:style-name="T1">status: const int)</text:span></text:p>
            <text:p text:style-name="P1"><text:span text:style-name="T1"/></text:p>
            <text:p text:style-name="P1"><text:span text:style-name="T1">+ getList(</text:span><text:span text:style-name="T5">target: const char*, </text:span></text:p>
            <text:p text:style-name="P1"><text:span text:style-name="T5"><text:s text:c="16"/></text:span><text:span text:style-name="T5">command: const char*): ArrayList*</text:span></text:p>
          </draw:rect>
          <draw:rect draw:style-name="gr2" draw:text-style-name="P4" draw:layer="layout" svg:width="7.621cm" svg:height="0.635cm" svg:x="7.814cm" svg:y="0.993cm">
            <text:p text:style-name="P3"><text:span text:style-name="T4">SyncSourceReport</text:span></text:p>
          </draw:rect>
        </draw:g>
      </draw:page>
      <draw:page draw:name="page2" draw:style-name="dp1" draw:master-page-name="Default"/>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none" fo:country="none" style:language-asian="none"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none" fo:country="none" style:font-family-asian="StarSymbol, 'Arial Unicode MS'" style:font-charset-asian="x-symbol" style:language-asian="none" style:country-asian="none" style:font-family-complex="StarSymbol, 'Arial Unicode MS'" style:font-charset-complex="x-symbol" style:font-size-complex="15.8999996185303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marker-end="Arrow" draw:marker-end-width="0.178cm" draw:textarea-horizontal-align="justify" draw:textarea-vertical-align="top" fo:padding-bottom="0.35cm"/>
    </style:style>
    <style:style style:name="gr4" style:family="graphic" style:parent-style-name="standard">
      <style:graphic-properties draw:stroke="dash" draw:stroke-dash="Fine_20_Dashed" draw:marker-end="Arrow" draw:marker-end-width="0.178cm" draw:textarea-horizontal-align="center" draw:textarea-vertical-align="top" fo:padding-bottom="0.406cm"/>
    </style:style>
    <style:style style:name="gr5" style:family="graphic" style:parent-style-name="standard">
      <style:graphic-properties draw:marker-end="Arrow" draw:marker-end-width="0.178cm" draw:textarea-horizontal-align="left" draw:textarea-vertical-align="top" fo:padding-top="0cm" fo:padding-bottom="0.35cm" fo:padding-left="0cm"/>
    </style:style>
    <style:style style:name="gr6" style:family="graphic" style:parent-style-name="standard">
      <style:graphic-properties draw:marker-end="Arrow" draw:marker-end-width="0.178cm" draw:textarea-horizontal-align="justify" draw:textarea-vertical-align="top" fo:padding-top="0cm" fo:padding-bottom="0.35cm" fo:padding-left="0cm"/>
    </style:style>
    <style:style style:name="gr7" style:family="graphic" style:parent-style-name="standard">
      <style:graphic-properties draw:stroke="dash" draw:stroke-dash="Ultrafine_20_Dashe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style:text-outline="true" fo:font-family="Arial" style:font-family-generic="swiss" style:font-pitch="variable" fo:font-size="12pt" style:font-size-asian="24pt" style:font-size-complex="24pt"/>
    </style:style>
    <style:style style:name="P7" style:family="paragraph">
      <style:paragraph-properties fo:margin-left="0cm" fo:margin-right="0cm" fo:line-height="150%" fo:text-align="center" fo:text-indent="0cm"/>
    </style:style>
    <style:style style:name="P8" style:family="paragraph">
      <style:paragraph-properties fo:margin-left="0cm" fo:margin-right="0cm" fo:line-height="150%" fo:text-align="center" fo:text-indent="0cm"/>
      <style:text-properties fo:font-family="Arial" style:font-family-generic="swiss" style:font-pitch="variable" fo:font-size="7pt"/>
    </style:style>
    <style:style style:name="P9" style:family="paragraph">
      <style:paragraph-properties fo:margin-left="0cm" fo:margin-right="0cm" fo:text-align="center" fo:text-indent="0cm"/>
      <style:text-properties style:text-outline="true" fo:font-family="Arial" style:font-family-generic="swiss" style:font-pitch="variable" fo:font-size="12pt"/>
    </style:style>
    <style:style style:name="P10" style:family="paragraph">
      <style:paragraph-properties fo:margin-left="0cm" fo:margin-right="0cm" fo:line-height="150%" fo:text-align="start" fo:text-indent="0cm"/>
    </style:style>
    <style:style style:name="P11" style:family="paragraph">
      <style:paragraph-properties fo:margin-left="0cm" fo:margin-right="0cm" fo:text-align="center" fo:text-indent="0cm"/>
      <style:text-properties fo:font-family="Arial" style:font-style-name="Normale" style:font-family-generic="swiss" style:font-pitch="variable" fo:font-size="6pt" fo:font-style="italic" style:font-size-asian="24pt" style:font-size-complex="24pt"/>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7pt"/>
    </style:style>
    <style:style style:name="T3" style:family="text">
      <style:text-properties style:text-outline="true" fo:font-family="Arial" style:font-family-generic="swiss" style:font-pitch="variable" fo:font-size="12pt" style:font-size-asian="24pt" style:font-size-complex="24pt"/>
    </style:style>
    <style:style style:name="T4" style:family="text">
      <style:text-properties style:text-outline="true" fo:font-family="Arial" style:font-family-generic="swiss" style:font-pitch="variable" fo:font-size="12pt"/>
    </style:style>
    <style:style style:name="T5" style:family="text">
      <style:text-properties fo:font-family="Arial" style:font-style-name="Normale" style:font-family-generic="swiss" style:font-pitch="variable" fo:font-size="6pt" fo:font-style="italic" style:font-size-asian="24pt" style:font-size-complex="2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1.343cm" svg:y1="1.178cm" svg:x2="1.343cm" svg:y2="11.678cm">
          <text:p/>
        </draw:line>
        <draw:frame draw:style-name="gr2" draw:text-style-name="P3" draw:layer="layout" svg:width="1.5cm" svg:height="0.5cm" svg:x="0.593cm" svg:y="0.678cm">
          <draw:text-box>
            <text:p text:style-name="P2"><text:span text:style-name="T1">Client</text:span></text:p>
          </draw:text-box>
        </draw:frame>
        <draw:line draw:style-name="gr1" draw:text-style-name="P1" draw:id="id1" draw:layer="layout" svg:x1="3.68cm" svg:y1="1.178cm" svg:x2="3.68cm" svg:y2="11.678cm">
          <text:p/>
        </draw:line>
        <draw:frame draw:style-name="gr2" draw:text-style-name="P3" draw:layer="layout" svg:width="2cm" svg:height="0.5cm" svg:x="2.68cm" svg:y="0.678cm">
          <draw:text-box>
            <text:p text:style-name="P2"><text:span text:style-name="T1">SyncClient</text:span></text:p>
          </draw:text-box>
        </draw:frame>
        <draw:line draw:style-name="gr1" draw:text-style-name="P1" draw:layer="layout" svg:x1="10.43cm" svg:y1="1.178cm" svg:x2="10.43cm" svg:y2="11.678cm">
          <text:p/>
        </draw:line>
        <draw:frame draw:style-name="gr2" draw:text-style-name="P3" draw:layer="layout" svg:width="1.5cm" svg:height="0.5cm" svg:x="9.68cm" svg:y="0.678cm">
          <draw:text-box>
            <text:p text:style-name="P2"><text:span text:style-name="T1">Server</text:span></text:p>
          </draw:text-box>
        </draw:frame>
        <draw:line draw:style-name="gr1" draw:text-style-name="P1" draw:layer="layout" svg:x1="5.843cm" svg:y1="1.178cm" svg:x2="5.843cm" svg:y2="11.678cm">
          <text:p/>
        </draw:line>
        <draw:frame draw:style-name="gr2" draw:text-style-name="P3" draw:layer="layout" svg:width="2cm" svg:height="0.5cm" svg:x="4.899cm" svg:y="0.638cm">
          <draw:text-box>
            <text:p text:style-name="P2"><text:span text:style-name="T1">SyncManager</text:span></text:p>
          </draw:text-box>
        </draw:frame>
        <draw:line draw:style-name="gr3" draw:text-style-name="P5" draw:layer="layout" svg:x1="1.343cm" svg:y1="1.978cm" svg:x2="3.684cm" svg:y2="1.978cm">
          <text:p text:style-name="P4"><text:span text:style-name="T2">setConfig(config)</text:span></text:p>
        </draw:line>
        <draw:connector draw:style-name="gr1" draw:text-style-name="P1" draw:layer="layout" svg:x1="3.68cm" svg:y1="1.178cm" svg:x2="3.68cm" svg:y2="1.178cm" draw:start-shape="id1" draw:end-shape="id1">
          <text:p/>
        </draw:connector>
        <draw:line draw:style-name="gr4" draw:text-style-name="P6" draw:layer="layout" svg:x1="5.843cm" svg:y1="4.178cm" svg:x2="10.453cm" svg:y2="4.178cm">
          <text:p text:style-name="P2"><text:span text:style-name="T3">Initialization</text:span></text:p>
        </draw:line>
        <draw:line draw:style-name="gr5" draw:text-style-name="P8" draw:layer="layout" svg:x1="5.838cm" svg:y1="6.037cm" svg:x2="8.168cm" svg:y2="6.037cm">
          <text:p text:style-name="P7"><text:span text:style-name="T2">beginSync(syncType)</text:span></text:p>
        </draw:line>
        <draw:line draw:style-name="gr4" draw:text-style-name="P9" draw:layer="layout" svg:x1="3.643cm" svg:y1="7.081cm" svg:x2="10.343cm" svg:y2="7.081cm">
          <text:p text:style-name="P2"><text:span text:style-name="T4">Modification exchange</text:span></text:p>
        </draw:line>
        <draw:line draw:style-name="gr5" draw:text-style-name="P8" draw:layer="layout" svg:x1="5.844cm" svg:y1="10.201cm" svg:x2="8.267cm" svg:y2="10.201cm">
          <text:p text:style-name="P7"><text:span text:style-name="T2">endSync()</text:span></text:p>
        </draw:line>
        <draw:line draw:style-name="gr5" draw:text-style-name="P8" draw:layer="layout" svg:x1="5.843cm" svg:y1="10.681cm" svg:x2="8.267cm" svg:y2="10.681cm">
          <text:p text:style-name="P7"><text:span text:style-name="T2">commitSync()</text:span></text:p>
        </draw:line>
        <draw:line draw:style-name="gr4" draw:text-style-name="P9" draw:layer="layout" svg:x1="3.639cm" svg:y1="9.382cm" svg:x2="10.339cm" svg:y2="9.382cm">
          <text:p text:style-name="P2"><text:span text:style-name="T4">Mapping</text:span></text:p>
        </draw:line>
        <draw:line draw:style-name="gr6" draw:text-style-name="P8" draw:layer="layout" svg:x1="1.343cm" svg:y1="2.678cm" svg:x2="3.68cm" svg:y2="2.678cm">
          <text:p text:style-name="P10"><text:span text:style-name="T2">sync(source[])</text:span></text:p>
        </draw:line>
        <draw:line draw:style-name="gr1" draw:text-style-name="P1" draw:layer="layout" svg:x1="8.267cm" svg:y1="1.159cm" svg:x2="8.267cm" svg:y2="11.678cm">
          <text:p/>
        </draw:line>
        <draw:frame draw:style-name="gr2" draw:text-style-name="P3" draw:layer="layout" svg:width="2cm" svg:height="0.5cm" svg:x="7.324cm" svg:y="0.638cm">
          <draw:text-box>
            <text:p text:style-name="P2"><text:span text:style-name="T1">SyncSource</text:span></text:p>
          </draw:text-box>
        </draw:frame>
        <draw:line draw:style-name="gr5" draw:text-style-name="P8" draw:layer="layout" svg:x1="3.693cm" svg:y1="3.678cm" svg:x2="5.843cm" svg:y2="3.674cm">
          <text:p text:style-name="P7"><text:span text:style-name="T2">prepareSync(source[])</text:span></text:p>
        </draw:line>
        <draw:rect draw:style-name="gr7" draw:text-style-name="P11" draw:layer="layout" svg:width="3.15cm" svg:height="0.991cm" svg:x="2.193cm" svg:y="4.678cm">
          <text:p text:style-name="P2"><text:span text:style-name="T5">Error checking: call ErrorHandler</text:span></text:p>
          <text:p text:style-name="P2"><text:span text:style-name="T5"><text:s/></text:span><text:span text:style-name="T5">methods as appropriate</text:span></text:p>
        </draw:rect>
        <draw:rect draw:style-name="gr7" draw:text-style-name="P11" draw:layer="layout" svg:width="3.15cm" svg:height="0.991cm" svg:x="2.193cm" svg:y="7.678cm">
          <text:p text:style-name="P2"><text:span text:style-name="T5">Error checking: call ErrorHandler</text:span></text:p>
          <text:p text:style-name="P2"><text:span text:style-name="T5"><text:s/></text:span><text:span text:style-name="T5">methods as appropriate</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7" draw:fill-hatch-name="Hatch_20_4" draw:fill-image-name="Bitmape_20_5" draw:fill-image-width="0cm" draw:fill-image-height="0cm" draw:textarea-horizontal-align="justify"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none" draw:fill-color="#ff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style>
    <style:style style:name="P6" style:family="paragraph">
      <style:paragraph-properties fo:margin-left="0cm" fo:margin-right="0cm" fo:text-align="center" fo:text-indent="0cm"/>
      <style:text-properties fo:font-size="12pt"/>
    </style:style>
    <style:style style:name="T1" style:family="text">
      <style:text-properties fo:font-size="12pt"/>
    </style:style>
    <style:style style:name="T2"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3.175cm" svg:height="0.635cm" svg:x="1.27cm" svg:y="6.033cm">
          <text:p text:style-name="P1"><text:span text:style-name="T1">SyncEvent</text:span></text:p>
        </draw:rect>
        <draw:line draw:style-name="gr2" draw:text-style-name="P3" draw:layer="layout" svg:x1="4.445cm" svg:y1="7.965cm" svg:x2="1.27cm" svg:y2="7.965cm">
          <text:p/>
        </draw:line>
        <draw:rect draw:style-name="gr3" draw:text-style-name="P5" draw:layer="layout" svg:width="3.175cm" svg:height="2.54cm" svg:x="1.271cm" svg:y="6.668cm">
          <text:p text:style-name="P4"><text:span text:style-name="T2">message: char*</text:span></text:p>
          <text:p text:style-name="P4"><text:span text:style-name="T2"/></text:p>
          <text:p text:style-name="P4"><text:span text:style-name="T2"/></text:p>
          <text:p text:style-name="P4"><text:span text:style-name="T2"/></text:p>
          <text:p text:style-name="P4"><text:span text:style-name="T2">getMessage(): char*</text:span></text:p>
          <text:p text:style-name="P4"><text:span text:style-name="T2"/></text:p>
        </draw:rect>
        <draw:line draw:style-name="gr4" draw:text-style-name="P3" draw:layer="layout" svg:x1="5.715cm" svg:y1="7.303cm" svg:x2="4.445cm" svg:y2="1.588cm">
          <text:p/>
        </draw:line>
        <draw:line draw:style-name="gr4" draw:text-style-name="P3" draw:layer="layout" svg:x1="2.788cm" svg:y1="6.033cm" svg:x2="2.788cm" svg:y2="4.763cm">
          <text:p/>
        </draw:line>
        <draw:g>
          <draw:rect draw:style-name="gr3" draw:text-style-name="P5" draw:layer="layout" svg:width="3.175cm" svg:height="3.175cm" svg:x="1.27cm" svg:y="1.588cm">
            <text:p text:style-name="P4"><text:span text:style-name="T2">type: int</text:span></text:p>
            <text:p text:style-name="P4"><text:span text:style-name="T2">date: unsigned long</text:span></text:p>
            <text:p text:style-name="P4"><text:span text:style-name="T2"/></text:p>
            <text:p text:style-name="P4"><text:span text:style-name="T2"/></text:p>
            <text:p text:style-name="P4"><text:span text:style-name="T2">getType(): int</text:span></text:p>
            <text:p text:style-name="P4"><text:span text:style-name="T2">getDate(): unsigned </text:span></text:p>
            <text:p text:style-name="P4"><text:span text:style-name="T2"><text:s text:c="2"/></text:span><text:span text:style-name="T2">int</text:span></text:p>
            <text:p text:style-name="P4"><text:span text:style-name="T2"/></text:p>
            <text:p text:style-name="P4"><text:span text:style-name="T2"/></text:p>
          </draw:rect>
          <draw:rect draw:style-name="gr1" draw:text-style-name="P2" draw:layer="layout" svg:width="3.175cm" svg:height="0.635cm" svg:x="1.27cm" svg:y="0.953cm">
            <text:p text:style-name="P1"><text:span text:style-name="T1">Event</text:span></text:p>
          </draw:rect>
          <draw:line draw:style-name="gr2" draw:text-style-name="P3" draw:layer="layout" svg:x1="4.445cm" svg:y1="2.885cm" svg:x2="1.27cm" svg:y2="2.885cm">
            <text:p/>
          </draw:line>
        </draw:g>
        <draw:g>
          <draw:rect draw:style-name="gr3" draw:text-style-name="P5" draw:layer="layout" svg:width="3.809cm" svg:height="3.175cm" svg:x="5.715cm" svg:y="2.858cm">
            <text:p text:style-name="P4"><text:span text:style-name="T2">ItemKey: WCHAR*</text:span></text:p>
            <text:p text:style-name="P4"><text:span text:style-name="T2">sourceURI: char*</text:span></text:p>
            <text:p text:style-name="P4"><text:span text:style-name="T2"/></text:p>
            <text:p text:style-name="P4"><text:span text:style-name="T2"/></text:p>
            <text:p text:style-name="P4"><text:span text:style-name="T2">getSourceURI(): char*</text:span></text:p>
            <text:p text:style-name="P4"><text:span text:style-name="T2">getItemKey(): WCHAR*</text:span></text:p>
            <text:p text:style-name="P4"><text:span text:style-name="T2"/></text:p>
            <text:p text:style-name="P4"><text:span text:style-name="T2"/></text:p>
          </draw:rect>
          <draw:rect draw:style-name="gr1" draw:text-style-name="P2" draw:layer="layout" svg:width="3.809cm" svg:height="0.635cm" svg:x="5.715cm" svg:y="2.223cm">
            <text:p text:style-name="P1"><text:span text:style-name="T1">SyncItemEvent</text:span></text:p>
          </draw:rect>
          <draw:line draw:style-name="gr2" draw:text-style-name="P3" draw:layer="layout" svg:x1="9.524cm" svg:y1="4.155cm" svg:x2="5.715cm" svg:y2="4.155cm">
            <text:p/>
          </draw:line>
        </draw:g>
        <draw:line draw:style-name="gr4" draw:text-style-name="P3" draw:layer="layout" svg:x1="5.715cm" svg:y1="4.763cm" svg:x2="4.445cm" svg:y2="1.588cm">
          <text:p/>
        </draw:line>
        <draw:g>
          <draw:rect draw:style-name="gr3" draw:text-style-name="P5" draw:layer="layout" svg:width="4.048cm" svg:height="3.23cm" svg:x="11.192cm" svg:y="1.588cm">
            <text:p text:style-name="P4"><text:span text:style-name="T2">sourceURI: char*</text:span></text:p>
            <text:p text:style-name="P4"><text:span text:style-name="T2">name: char*</text:span></text:p>
            <text:p text:style-name="P4"><text:span text:style-name="T2">syncMode: int</text:span></text:p>
            <text:p text:style-name="P4"><text:span text:style-name="T2">data: int</text:span></text:p>
            <text:p text:style-name="P4"><text:span text:style-name="T2"/></text:p>
            <text:p text:style-name="P4"><text:span text:style-name="T2">getSourceURI(): char*</text:span></text:p>
            <text:p text:style-name="P4"><text:span text:style-name="T2">getSourceName(): char*</text:span></text:p>
            <text:p text:style-name="P4"><text:span text:style-name="T2">getSyncMode(): int</text:span></text:p>
            <text:p text:style-name="P4"><text:span text:style-name="T2">getData(): int</text:span></text:p>
            <text:p text:style-name="P4"><text:span text:style-name="T2"/></text:p>
          </draw:rect>
          <draw:rect draw:style-name="gr1" draw:text-style-name="P2" draw:layer="layout" svg:width="4.048cm" svg:height="0.635cm" svg:x="11.192cm" svg:y="0.953cm">
            <text:p text:style-name="P1"><text:span text:style-name="T1">SyncSourceEvent</text:span></text:p>
          </draw:rect>
          <draw:line draw:style-name="gr2" draw:text-style-name="P3" draw:layer="layout" svg:x1="15.24cm" svg:y1="3.185cm" svg:x2="11.192cm" svg:y2="3.185cm">
            <text:p/>
          </draw:line>
          <draw:line draw:style-name="gr4" draw:text-style-name="P3" draw:layer="layout" svg:x1="11.192cm" svg:y1="1.588cm" svg:x2="4.445cm" svg:y2="1.588cm">
            <text:p/>
          </draw:line>
        </draw:g>
        <draw:g>
          <draw:rect draw:style-name="gr3" draw:text-style-name="P5" draw:layer="layout" svg:width="3.81cm" svg:height="1.905cm" svg:x="5.715cm" svg:y="7.303cm">
            <text:p text:style-name="P4"><text:span text:style-name="T2">dataSize: unsigned long</text:span></text:p>
            <text:p text:style-name="P4"><text:span text:style-name="T2"/></text:p>
            <text:p text:style-name="P4"><text:span text:style-name="T2">getDataSize(): </text:span></text:p>
            <text:p text:style-name="P4"><text:span text:style-name="T2"><text:s text:c="4"/></text:span><text:span text:style-name="T2">unsigned long</text:span></text:p>
          </draw:rect>
          <draw:rect draw:style-name="gr5" draw:text-style-name="P6" draw:layer="layout" svg:width="3.81cm" svg:height="0.635cm" svg:x="5.715cm" svg:y="6.668cm">
            <text:p text:style-name="P1"><text:span text:style-name="T1">TransportEvent</text:span></text:p>
          </draw:rect>
          <draw:line draw:style-name="gr2" draw:text-style-name="P3" draw:layer="layout" svg:x1="9.525cm" svg:y1="7.938cm" svg:x2="5.715cm" svg:y2="7.938cm">
            <text:p/>
          </draw:line>
        </draw:g>
        <draw:g>
          <draw:rect draw:style-name="gr3" draw:text-style-name="P5" draw:layer="layout" svg:width="4.285cm" svg:height="2.54cm" svg:x="10.955cm" svg:y="6.033cm">
            <text:p text:style-name="P4"><text:span text:style-name="T2">statusCode: int</text:span></text:p>
            <text:p text:style-name="P4"><text:span text:style-name="T2">command: char*</text:span></text:p>
            <text:p text:style-name="P4"><text:span text:style-name="T2"/></text:p>
            <text:p text:style-name="P4"><text:span text:style-name="T2"/></text:p>
            <text:p text:style-name="P4"><text:span text:style-name="T2">getStatusCode(): int</text:span></text:p>
            <text:p text:style-name="P4"><text:span text:style-name="T2">getCommand(): char*</text:span></text:p>
            <text:p text:style-name="P4"><text:span text:style-name="T2"/></text:p>
            <text:p text:style-name="P4"><text:span text:style-name="T2"/></text:p>
          </draw:rect>
          <draw:rect draw:style-name="gr1" draw:text-style-name="P2" draw:layer="layout" svg:width="4.285cm" svg:height="0.635cm" svg:x="10.955cm" svg:y="5.398cm">
            <text:p text:style-name="P1"><text:span text:style-name="T1">SyncStatusEvent</text:span></text:p>
          </draw:rect>
          <draw:line draw:style-name="gr2" draw:text-style-name="P3" draw:layer="layout" svg:x1="15.24cm" svg:y1="7.33cm" svg:x2="10.955cm" svg:y2="7.33cm">
            <text:p/>
          </draw:line>
          <draw:line draw:style-name="gr4" draw:text-style-name="P3" draw:layer="layout" svg:x1="10.954cm" svg:y1="6.033cm" svg:x2="9.525cm" svg:y2="3.493cm">
            <text:p/>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text-autospace="none"/>
      <style:text-properties fo:font-size="10pt" fo:language="none" fo:country="none" style:font-size-asian="10pt" style:font-size-complex="10pt"/>
    </style:style>
    <style:style style:name="T1" style:family="text">
      <style:text-properties fo:font-size="8pt"/>
    </style:style>
    <style:style style:name="T2" style:family="text">
      <style:text-properties fo:font-size="12pt"/>
    </style:style>
    <style:style style:name="T3"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color="#000000"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rect draw:style-name="gr1" draw:text-style-name="P2" draw:layer="layout" svg:width="6.985cm" svg:height="2.54cm" svg:x="1.27cm" svg:y="1.588cm">
              <text:p text:style-name="P1"><text:span text:style-name="T1">syncBegin(event: SyncEvent&amp;)</text:span></text:p>
              <text:p text:style-name="P1"><text:span text:style-name="T1">syncEnd(event: SyncEvent&amp;)</text:span></text:p>
              <text:p text:style-name="P1"><text:span text:style-name="T1">sendInitialization(event: SyncEvent&amp;)</text:span></text:p>
              <text:p text:style-name="P1"><text:span text:style-name="T1">sendModifications(event: SyncEvent&amp;)</text:span></text:p>
              <text:p text:style-name="P1"><text:span text:style-name="T1">sendFinalization(event: SyncEvent&amp;)</text:span></text:p>
              <text:p text:style-name="P1"><text:span text:style-name="T1">syncError(event: SyncEvent&amp;)</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Listener</text:span></text:p>
            </draw:rect>
          </draw:g>
          <draw:g>
            <draw:rect draw:style-name="gr1" draw:text-style-name="P2" draw:layer="layout" svg:width="6.985cm" svg:height="2.54cm" svg:x="8.89cm" svg:y="1.588cm">
              <text:p text:style-name="P1"><text:span text:style-name="T1">sendDataBegin(event: TransportEvent&amp;)</text:span></text:p>
              <text:p text:style-name="P1"><text:span text:style-name="T1">syncDataEnd(event: TransportEvent&amp;)</text:span></text:p>
              <text:p text:style-name="P1"><text:span text:style-name="T1">receiveDataBegin(event: TransportEvent&amp;)</text:span></text:p>
              <text:p text:style-name="P1"><text:span text:style-name="T1">receivingData(event: TransportEvent&amp;)</text:span></text:p>
              <text:p text:style-name="P1"><text:span text:style-name="T1">receiveDataEnd(event: TransportEvent&amp;)</text:span></text:p>
              <text:p text:style-name="P1"><text:span text:style-name="T1"/></text:p>
              <text:p text:style-name="P1"><text:span text:style-name="T1"/></text:p>
            </draw:rect>
            <draw:rect draw:style-name="gr2" draw:text-style-name="P4" draw:layer="layout" svg:width="6.985cm" svg:height="0.635cm" svg:x="8.89cm" svg:y="0.953cm">
              <text:p text:style-name="P3"><text:span text:style-name="T2">TransportListener</text:span></text:p>
            </draw:rect>
          </draw:g>
          <draw:g>
            <draw:rect draw:style-name="gr1" draw:text-style-name="P2" draw:layer="layout" svg:width="6.985cm" svg:height="2.92cm" svg:x="1.27cm" svg:y="5.198cm">
              <text:p text:style-name="P1"><text:span text:style-name="T1">syncSourceBegin(event: SyncSourceEvent&amp;)</text:span></text:p>
              <text:p text:style-name="P1"><text:span text:style-name="T1">syncSourceEnd(event: SyncSourceEvent&amp;)</text:span></text:p>
              <text:p text:style-name="P1"><text:span text:style-name="T1">syncSourceSyncModeRequested(</text:span></text:p>
              <text:p text:style-name="P1"><text:span text:style-name="T1"><text:s text:c="26"/></text:span><text:span text:style-name="T1">event: SyncSourceEvent&amp;)</text:span></text:p>
              <text:p text:style-name="P5"><text:span text:style-name="T3">syncSourceTotalClientItems(</text:span></text:p>
              <text:p text:style-name="P1"><text:span text:style-name="T1"><text:s text:c="26"/></text:span><text:span text:style-name="T1">event: SyncSourceEvent&amp;)</text:span></text:p>
              <text:p text:style-name="P5"><text:span text:style-name="T4">syncSourceTotalServerItems(</text:span></text:p>
              <text:p text:style-name="P1"><text:span text:style-name="T1"><text:s text:c="26"/></text:span><text:span text:style-name="T1">event: SyncSourceEvent&amp;)</text:span></text:p>
              <text:p text:style-name="P1"><text:span text:style-name="T1"/></text:p>
              <text:p text:style-name="P1"><text:span text:style-name="T1"/></text:p>
            </draw:rect>
            <draw:rect draw:style-name="gr2" draw:text-style-name="P4" draw:layer="layout" svg:width="6.985cm" svg:height="0.635cm" svg:x="1.27cm" svg:y="4.563cm">
              <text:p text:style-name="P3"><text:span text:style-name="T2">SyncSourceListener</text:span></text:p>
            </draw:rect>
          </draw:g>
          <draw:g>
            <draw:rect draw:style-name="gr1" draw:text-style-name="P2" draw:layer="layout" svg:width="6.985cm" svg:height="2.54cm" svg:x="8.89cm" svg:y="5.198cm">
              <text:p text:style-name="P1"><text:span text:style-name="T1">itemAddedByServer(event: SyncItemEvent&amp;)</text:span></text:p>
              <text:p text:style-name="P1"><text:span text:style-name="T1">itemDeletedByServer(event: SyncItemEvent&amp;)</text:span></text:p>
              <text:p text:style-name="P1"><text:span text:style-name="T1">itemUpdatedByServer(event: SyncItemEvent&amp;)</text:span></text:p>
              <text:p text:style-name="P1"><text:span text:style-name="T1">itemAddedByClient(event: SyncItemEvent&amp;)</text:span></text:p>
              <text:p text:style-name="P1"><text:span text:style-name="T1">itemDeletedByClient(event: SyncItemEvent&amp;)</text:span></text:p>
              <text:p text:style-name="P1"><text:span text:style-name="T1">itemUpdatedByClient(event: SyncItemEvent&amp;)</text:span></text:p>
              <text:p text:style-name="P1"><text:span text:style-name="T1"/></text:p>
              <text:p text:style-name="P1"><text:span text:style-name="T1"/></text:p>
            </draw:rect>
            <draw:rect draw:style-name="gr2" draw:text-style-name="P4" draw:layer="layout" svg:width="6.985cm" svg:height="0.635cm" svg:x="8.89cm" svg:y="4.563cm">
              <text:p text:style-name="P3"><text:span text:style-name="T2">SyncItemListener</text:span></text:p>
            </draw:rect>
          </draw:g>
          <draw:g>
            <draw:rect draw:style-name="gr1" draw:text-style-name="P2" draw:layer="layout" svg:width="6.985cm" svg:height="1.27cm" svg:x="8.87cm" svg:y="8.838cm">
              <text:p text:style-name="P1"><text:span text:style-name="T1">statusReceived(event: SyncStatusEvent&amp;)</text:span></text:p>
              <text:p text:style-name="P1"><text:span text:style-name="T1">statusSending(event: SyncStatusvent&amp;)</text:span></text:p>
              <text:p text:style-name="P1"><text:span text:style-name="T1"/></text:p>
              <text:p text:style-name="P1"><text:span text:style-name="T1"/></text:p>
            </draw:rect>
            <draw:rect draw:style-name="gr2" draw:text-style-name="P4" draw:layer="layout" svg:width="6.985cm" svg:height="0.635cm" svg:x="8.87cm" svg:y="8.203cm">
              <text:p text:style-name="P3"><text:span text:style-name="T2">SyncStatusListener</text:span></text:p>
            </draw:rect>
          </draw:g>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dash" draw:stroke-dash="Ultrafine_20_Dashed" draw:fill="none" draw:textarea-horizontal-align="left" draw:textarea-vertical-align="top"/>
    </style:style>
    <style:style style:name="gr4" style:family="graphic" style:parent-style-name="standard">
      <style:graphic-properties draw:stroke="dash" draw:stroke-dash="Ultrafine_20_Dashed" draw:fill="none" draw:textarea-horizontal-align="center" draw:textarea-vertical-align="middle"/>
    </style:style>
    <style:style style:name="gr5" style:family="graphic" style:parent-style-name="standard">
      <style:graphic-properties draw:marker-end="Arrow" draw:marker-end-width="0.152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fo:font-style="italic"/>
    </style:style>
    <style:style style:name="P7" style:family="paragraph">
      <style:paragraph-properties fo:margin-left="0cm" fo:margin-right="0cm" fo:text-align="center" fo:text-indent="0cm"/>
      <style:text-properties fo:font-size="12pt"/>
    </style:style>
    <style:style style:name="P8" style:family="paragraph">
      <style:paragraph-properties fo:text-align="center"/>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3" style:family="text">
      <style:text-properties fo:color="#000000"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style:style>
    <style:style style:name="T5" style:family="text">
      <style:text-properties fo:font-family="'Bitstream Vera Sans'" style:font-pitch="variable" fo:font-size="8pt" style:font-family-asian="'Bitstream Vera Sans'" style:font-pitch-asian="variable" style:font-family-complex="'Bitstream Vera Sans'" style:font-pitch-complex="variable"/>
    </style:style>
    <style:style style:name="T6" style:family="text">
      <style:text-properties fo:font-family="'Bitstream Vera Sans'" style:font-family-generic="roman" style:font-pitch="variable" fo:font-size="8pt" style:font-family-asian="'Bitstream Vera Sans'" style:font-pitch-asian="variable" style:font-family-complex="'Bitstream Vera Sans'" style:font-pitch-complex="variable"/>
    </style:style>
    <style:style style:name="T7" style:family="text">
      <style:text-properties fo:font-size="12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3" draw:layer="layout" svg:width="7.471cm" svg:height="5.556cm" svg:x="0.987cm" svg:y="1.747cm">
            <text:p text:style-name="P1"><text:span text:style-name="T1">+ SyncClient()</text:span></text:p>
            <text:p text:style-name="P1"><text:span text:style-name="T1">+ ~SyncClient();</text:span></text:p>
            <text:p text:style-name="P2"><text:span text:style-name="T1">+ sync(c: SyncManagerConfig&amp;,</text:span></text:p>
            <text:p text:style-name="P2"><text:span text:style-name="T2"><text:s text:c="12"/></text:span><text:span text:style-name="T2">sources: </text:span><text:span text:style-name="T3">SyncSource**</text:span><text:span text:style-name="T1">)</text:span></text:p>
            <text:p text:style-name="P1"><text:span text:style-name="T1">+ sync(c: SyncManagerConfig&amp;, </text:span></text:p>
            <text:p text:style-name="P1"><text:span text:style-name="T1"><text:s text:c="12"/></text:span><text:span text:style-name="T1">sourceNames: char** = NULL)</text:span></text:p>
            <text:p text:style-name="P1"><text:span text:style-name="T1"/></text:p>
            <text:p text:style-name="P1"><text:span text:style-name="T1">* prepareSync(config: </text:span><text:span text:style-name="T2">SyncManagerConfig&amp;</text:span><text:span text:style-name="T1">)</text:span></text:p>
            <text:p text:style-name="P1"><text:span text:style-name="T1">* createSyncSource(name: char[],</text:span></text:p>
            <text:p text:style-name="P1"><text:span text:style-name="T1"><text:tab/></text:span><text:span text:style-name="T1"><text:tab/></text:span><text:span text:style-name="T1"> <text:s text:c="3"/></text:span><text:span text:style-name="T1">pos: int,</text:span></text:p>
            <text:p text:style-name="P1"><text:span text:style-name="T1"><text:tab/></text:span><text:span text:style-name="T1"><text:tab/></text:span><text:span text:style-name="T1"> <text:s text:c="3"/></text:span><text:span text:style-name="T1">config: </text:span><text:span text:style-name="T3">SyncManagerConfig&amp;</text:span><text:span text:style-name="T1">,</text:span></text:p>
            <text:p text:style-name="P1"><text:span text:style-name="T1"><text:tab/></text:span><text:span text:style-name="T1"><text:tab/></text:span><text:span text:style-name="T1"> <text:s text:c="3"/></text:span><text:span text:style-name="T1">source: SyncSource**)</text:span></text:p>
            <text:p text:style-name="P1"><text:span text:style-name="T1">* beginSync(source: SyncSource**)</text:span></text:p>
            <text:p text:style-name="P1"><text:span text:style-name="T1">* endSync(source: SyncSource**)</text:span></text:p>
            <text:p text:style-name="P1"><text:span text:style-name="T1"/></text:p>
            <text:p text:style-name="P1"><text:span text:style-name="T1"/></text:p>
          </draw:rect>
          <draw:rect draw:style-name="gr2" draw:text-style-name="P5" draw:layer="layout" svg:width="7.471cm" svg:height="0.794cm" svg:x="0.987cm" svg:y="0.953cm">
            <text:p text:style-name="P4"><text:span text:style-name="T4">SyncClient</text:span></text:p>
          </draw:rect>
        </draw:g>
        <draw:g>
          <draw:rect draw:style-name="gr3" draw:text-style-name="P3" draw:layer="layout" svg:width="5.715cm" svg:height="2.381cm" svg:x="8.89cm" svg:y="1.747cm">
            <text:p text:style-name="P1"><text:span text:style-name="T1">+ ErrorHandler()</text:span></text:p>
            <text:p text:style-name="P1"><text:span text:style-name="T1">+ </text:span><text:span text:style-name="T5">~</text:span><text:span text:style-name="T6">ErrorHandler()</text:span></text:p>
            <text:p text:style-name="P1"><text:span text:style-name="T1">+ error(code: int, msg: wchar_t[])</text:span></text:p>
            <text:p text:style-name="P1"><text:span text:style-name="T1">+ warning(code: int, msg: wchar_t[])</text:span></text:p>
            <text:p text:style-name="P1"><text:span text:style-name="T1">+ fatalError(code: int, msg: wchar_t[])</text:span></text:p>
            <text:p text:style-name="P1"><text:span text:style-name="T1">+ getLastError(): int</text:span></text:p>
            <text:p text:style-name="P1"><text:span text:style-name="T1"/></text:p>
          </draw:rect>
          <draw:rect draw:style-name="gr4" draw:text-style-name="P6" draw:layer="layout" svg:width="5.715cm" svg:height="0.794cm" svg:x="8.89cm" svg:y="0.953cm">
            <text:p text:style-name="P4"><text:span text:style-name="T7">ErrorHandler</text:span></text:p>
          </draw:rect>
        </draw:g>
        <draw:g>
          <draw:rect draw:style-name="gr3" draw:text-style-name="P3" draw:layer="layout" svg:width="5.715cm" svg:height="1.905cm" svg:x="8.89cm" svg:y="5.398cm">
            <text:p text:style-name="P1"><text:span text:style-name="T1">+ LogErrorHandler()</text:span></text:p>
            <text:p text:style-name="P1"><text:span text:style-name="T1">+ ~LogErrorHandler()</text:span></text:p>
            <text:p text:style-name="P1"><text:span text:style-name="T1">+ error(code: int, msg: wchar_t[])</text:span></text:p>
            <text:p text:style-name="P1"><text:span text:style-name="T1">+ warning(code: int, msg: wchar_t[])</text:span></text:p>
            <text:p text:style-name="P1"><text:span text:style-name="T1">+ fatalError(code: int, msg: wchar_t[])</text:span></text:p>
            <text:p text:style-name="P1"><text:span text:style-name="T1"/></text:p>
            <text:p text:style-name="P1"><text:span text:style-name="T1"/></text:p>
          </draw:rect>
          <draw:rect draw:style-name="gr4" draw:text-style-name="P7" draw:layer="layout" svg:width="5.715cm" svg:height="0.635cm" svg:x="8.89cm" svg:y="4.763cm">
            <text:p text:style-name="P4"><text:span text:style-name="T4">LogErrorHandler</text:span></text:p>
          </draw:rect>
        </draw:g>
        <draw:line draw:style-name="gr5" draw:text-style-name="P8" draw:layer="layout" svg:x1="11.43cm" svg:y1="4.763cm" svg:x2="11.43cm" svg:y2="4.128cm">
          <text:p text:style-name="P2"/>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text-align="center"/>
    </style:style>
    <style:style style:name="P6" style:family="paragraph">
      <style:paragraph-properties fo:margin-left="0cm" fo:margin-right="0cm" fo:text-indent="0cm"/>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color="#000000"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5" style:family="text">
      <style:text-properties fo:font-size="12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6.35cm" svg:height="5.911cm" svg:x="8.89cm" svg:y="1.588cm">
            <text:p text:style-name="P1"><text:span text:style-name="T1">+ DMTClientConfig(const char* root)</text:span></text:p>
            <text:p text:style-name="P1"><text:span text:style-name="T1">+ </text:span><text:span text:style-name="T2">~</text:span><text:span text:style-name="T1">DMConfig()</text:span></text:p>
            <text:p text:style-name="P1"><text:span text:style-name="T1"/></text:p>
            <text:p text:style-name="P1"><text:span text:style-name="T1">+ getSyncSourceConfig(name: char*, </text:span><text:span text:style-name="T1"><text:line-break/></text:span><text:span text:style-name="T1"> <text:s text:c="5"/>refresh: BOOL=0): SyncSourceConfig*</text:span></text:p>
            <text:p text:style-name="P1"><text:span text:style-name="T1">+ getSyncSourceConfig(i: unsigned int,</text:span><text:span text:style-name="T1"><text:line-break/></text:span><text:span text:style-name="T1"> <text:s text:c="5"/>refresh: BOOL=0): SyncSourceConfig*</text:span></text:p>
            <text:p text:style-name="P1"><text:span text:style-name="T1"/></text:p>
            <text:p text:style-name="P1"><text:span text:style-name="T1">+ read(): BOOL</text:span></text:p>
            <text:p text:style-name="P1"><text:span text:style-name="T1">+ save(): BOOL</text:span></text:p>
            <text:p text:style-name="P1"><text:span text:style-name="T1">+ open(): BOOL</text:span></text:p>
            <text:p text:style-name="P1"><text:span text:style-name="T1">+ close()</text:span></text:p>
            <text:p text:style-name="P1"><text:span text:style-name="T1"/></text:p>
            <text:p text:style-name="P1"><text:span text:style-name="T1">+ </text:span><text:span text:style-name="T3">getSyncMLNode(): ManagementNode*</text:span></text:p>
            <text:p text:style-name="P1"><text:span text:style-name="T1">+ </text:span><text:span text:style-name="T3">getNumSources(): int</text:span></text:p>
            <text:p text:style-name="P1"><text:span text:style-name="T3">+ getSyncSourceNode(index: i)</text:span></text:p>
            <text:p text:style-name="P1"><text:span text:style-name="T3"><text:tab/></text:span><text:span text:style-name="T3"><text:tab/></text:span><text:span text:style-name="T3"> <text:s text:c="2"/></text:span><text:span text:style-name="T3">: </text:span><text:span text:style-name="T4">ManagementNode*</text:span></text:p>
          </draw:rect>
          <draw:rect draw:style-name="gr2" draw:text-style-name="P4" draw:layer="layout" svg:width="6.35cm" svg:height="0.653cm" svg:x="8.89cm" svg:y="0.935cm">
            <text:p text:style-name="P3"><text:span text:style-name="T5">DMTClientConfig</text:span></text:p>
          </draw:rect>
        </draw:g>
        <draw:line draw:style-name="gr3" draw:text-style-name="P5" draw:layer="layout" svg:x1="8.89cm" svg:y1="2.858cm" svg:x2="7.754cm" svg:y2="1.482cm">
          <text:p text:style-name="P6"/>
        </draw:line>
        <draw:g>
          <draw:rect draw:style-name="gr1" draw:text-style-name="P2" draw:layer="layout" svg:width="7.136cm" svg:height="4.336cm" svg:x="0.635cm" svg:y="1.482cm">
            <text:p text:style-name="P1"><text:span text:style-name="T1">+ getSyncSourceConfigs(): SyncSourceConfig*</text:span></text:p>
            <text:p text:style-name="P1"><text:span text:style-name="T1">+ getSyncSourceConfig(name: const char*)</text:span></text:p>
            <text:p text:style-name="P1"><text:span text:style-name="T1"><text:s text:c="28"/></text:span><text:span text:style-name="T1">: SyncSourceConfig*</text:span></text:p>
            <text:p text:style-name="P1"><text:span text:style-name="T1">+ getSyncSourceConfig(i: unsigned int)</text:span></text:p>
            <text:p text:style-name="P1"><text:span text:style-name="T1"><text:s text:c="28"/></text:span><text:span text:style-name="T1">: SyncSourceConfig*</text:span></text:p>
            <text:p text:style-name="P1"><text:span text:style-name="T1">+ getAccessConfig(): AccessConfig&amp;</text:span></text:p>
            <text:p text:style-name="P1"><text:span text:style-name="T1">+ getDeviceConfig(): DeviceConfig&amp;</text:span></text:p>
            <text:p text:style-name="P1"><text:span text:style-name="T1"/></text:p>
            <text:p text:style-name="P1"><text:span text:style-name="T1">+ setSyncSourceConfig(sc: SyncSourceConfig&amp;)</text:span></text:p>
            <text:p text:style-name="P1"><text:span text:style-name="T1"><text:tab/></text:span><text:span text:style-name="T1"><text:tab/></text:span><text:span text:style-name="T1"> <text:s text:c="8"/></text:span><text:span text:style-name="T1">: BOOL</text:span></text:p>
            <text:p text:style-name="P1"><text:span text:style-name="T1">+ setAccessConfig(ac: AccessConfig&amp;)</text:span></text:p>
            <text:p text:style-name="P1"><text:span text:style-name="T1">+ setDeviceConfig(dc: DeviceConfig&amp;)</text:span></text:p>
          </draw:rect>
          <draw:rect draw:style-name="gr2" draw:text-style-name="P4" draw:layer="layout" svg:width="7.136cm" svg:height="0.529cm" svg:x="0.635cm" svg:y="0.953cm">
            <text:p text:style-name="P3"><text:span text:style-name="T5">SyncManagerConfig</text:span></text:p>
          </draw:rect>
        </draw:g>
        <draw:g>
          <draw:rect draw:style-name="gr1" draw:text-style-name="P2" draw:layer="layout" svg:width="7.137cm" svg:height="5.722cm" svg:x="0.635cm" svg:y="7.096cm">
            <text:p text:style-name="P1"><text:span text:style-name="T1">+ SyncSourceConfig()</text:span></text:p>
            <text:p text:style-name="P1"><text:span text:style-name="T1">+ SyncSourceConfig(c: SyncSourceConfig&amp;)</text:span></text:p>
            <text:p text:style-name="P1"><text:span text:style-name="T1">+ </text:span><text:span text:style-name="T2">~SyncSourceConfig()</text:span></text:p>
            <text:p text:style-name="P1"><text:span text:style-name="T1"/></text:p>
            <text:p text:style-name="P1"><text:span text:style-name="T1">&gt; name: char*</text:span></text:p>
            <text:p text:style-name="P1"><text:span text:style-name="T1">&gt; uri: char*</text:span></text:p>
            <text:p text:style-name="P1"><text:span text:style-name="T1">&gt; syncModes: char*</text:span></text:p>
            <text:p text:style-name="P1"><text:span text:style-name="T1">&gt; type: char*</text:span></text:p>
            <text:p text:style-name="P1"><text:span text:style-name="T1">&gt; sync: char*</text:span></text:p>
            <text:p text:style-name="P1"><text:span text:style-name="T1">&gt; encodigs: char*</text:span></text:p>
            <text:p text:style-name="P1"><text:span text:style-name="T1">&gt; ctCap: CTCap</text:span></text:p>
            <text:p text:style-name="P1"><text:span text:style-name="T1">&gt; last: unsigned long</text:span></text:p>
            <text:p text:style-name="P1"><text:span text:style-name="T1">&gt; supportedTypes: char*</text:span></text:p>
            <text:p text:style-name="P1"><text:span text:style-name="T1">&gt; encryption: char*</text:span></text:p>
            <text:p text:style-name="P1"><text:span text:style-name="T1"/></text:p>
            <text:p text:style-name="P1"><text:span text:style-name="T1">+ assign(c: SyncSourceConfig&amp;)</text:span></text:p>
            <text:p text:style-name="P1"><text:span text:style-name="T1"/></text:p>
          </draw:rect>
          <draw:rect draw:style-name="gr2" draw:text-style-name="P4" draw:layer="layout" svg:width="7.137cm" svg:height="0.673cm" svg:x="0.635cm" svg:y="6.423cm">
            <text:p text:style-name="P3"><text:span text:style-name="T5">SyncSourceConfig</text:span></text:p>
          </draw:rect>
        </draw:g>
        <draw:g>
          <draw:rect draw:style-name="gr1" draw:text-style-name="P2" draw:layer="layout" svg:width="6.409cm" svg:height="10.601cm" svg:x="8.863cm" svg:y="8.553cm">
            <text:p text:style-name="P1"><text:span text:style-name="T1">+ AccessConfig()</text:span></text:p>
            <text:p text:style-name="P1"><text:span text:style-name="T1">+ AccessConfig(c: AccessConfig&amp;)</text:span></text:p>
            <text:p text:style-name="P1"><text:span text:style-name="T1">+ ~AccessConfig()</text:span></text:p>
            <text:p text:style-name="P1"><text:span text:style-name="T1"/></text:p>
            <text:p text:style-name="P1"><text:span text:style-name="T1">&gt; username: char*</text:span></text:p>
            <text:p text:style-name="P1"><text:span text:style-name="T1">&gt; password: char*</text:span></text:p>
            <text:p text:style-name="P1"><text:span text:style-name="T1">&gt; useProxy: BOOL</text:span></text:p>
            <text:p text:style-name="P1"><text:span text:style-name="T1">&gt; proxyHost: char*</text:span></text:p>
            <text:p text:style-name="P1"><text:span text:style-name="T1">&gt; proxyPort: int</text:span></text:p>
            <text:p text:style-name="P1"><text:span text:style-name="T1">&gt; proxyUsername: char*</text:span></text:p>
            <text:p text:style-name="P1"><text:span text:style-name="T1">&gt; proxyPassword: char*</text:span></text:p>
            <text:p text:style-name="P1"><text:span text:style-name="T1">&gt; syncURL: char*</text:span></text:p>
            <text:p text:style-name="P1"><text:span text:style-name="T1">&gt; beginTimestamp: unsigned long</text:span></text:p>
            <text:p text:style-name="P1"><text:span text:style-name="T1">&gt; endTimestamp: unsigned long</text:span></text:p>
            <text:p text:style-name="P1"><text:span text:style-name="T1">&gt; firstTimeSyncMode: SyncMode</text:span></text:p>
            <text:p text:style-name="P6"><text:span text:style-name="T1">&gt; </text:span><text:span text:style-name="T3">serverNonce</text:span><text:span text:style-name="T1">: char*</text:span></text:p>
            <text:p text:style-name="P6"><text:span text:style-name="T1">&gt; </text:span><text:span text:style-name="T3">clientNonce</text:span><text:span text:style-name="T1">: char*</text:span></text:p>
            <text:p text:style-name="P6"><text:span text:style-name="T1">&gt; </text:span><text:span text:style-name="T3">serverID</text:span><text:span text:style-name="T1">: char*</text:span></text:p>
            <text:p text:style-name="P6"><text:span text:style-name="T1">&gt; </text:span><text:span text:style-name="T3">serverPWD</text:span><text:span text:style-name="T1">: char*</text:span></text:p>
            <text:p text:style-name="P6"><text:span text:style-name="T1">&gt; </text:span><text:span text:style-name="T3">clientAuthType</text:span><text:span text:style-name="T1">: char*</text:span></text:p>
            <text:p text:style-name="P6"><text:span text:style-name="T1">&gt; </text:span><text:span text:style-name="T3">serverAuthType</text:span><text:span text:style-name="T1">: char*</text:span></text:p>
            <text:p text:style-name="P6"><text:span text:style-name="T1">&gt; </text:span><text:span text:style-name="T3">isServerAuthRequired</text:span><text:span text:style-name="T1">: BOOL</text:span></text:p>
            <text:p text:style-name="P6"><text:span text:style-name="T1">&gt; </text:span><text:span text:style-name="T3">maxMsgSize</text:span><text:span text:style-name="T1">: unsigned long</text:span></text:p>
            <text:p text:style-name="P6"><text:span text:style-name="T1">&gt; </text:span><text:span text:style-name="T3">maxModPerMsg</text:span><text:span text:style-name="T1">: unsigned long</text:span></text:p>
            <text:p text:style-name="P6"><text:span text:style-name="T1">&gt; </text:span><text:span text:style-name="T3">readBufferSize: unsigned long</text:span></text:p>
            <text:p text:style-name="P6"><text:span text:style-name="T1">&gt; </text:span><text:span text:style-name="T3">encryption</text:span><text:span text:style-name="T1">: BOOL</text:span></text:p>
            <text:p text:style-name="P6"><text:span text:style-name="T1">&gt; userAgent: char*</text:span></text:p>
            <text:p text:style-name="P6"><text:span text:style-name="T1">&gt; chackConn: BOOL</text:span></text:p>
            <text:p text:style-name="P6"><text:span text:style-name="T1">&gt; responseTimeout: unsigned int</text:span></text:p>
            <text:p text:style-name="P1"><text:span text:style-name="T1"/></text:p>
            <text:p text:style-name="P1"><text:span text:style-name="T1">+ assign(c: AccessConfig&amp;)</text:span></text:p>
            <text:p text:style-name="P1"><text:span text:style-name="T1"/></text:p>
            <text:p text:style-name="P1"><text:span text:style-name="T1"/></text:p>
          </draw:rect>
          <draw:rect draw:style-name="gr2" draw:text-style-name="P4" draw:layer="layout" svg:width="6.409cm" svg:height="0.635cm" svg:x="8.863cm" svg:y="7.918cm">
            <text:p text:style-name="P3"><text:span text:style-name="T5">AccessConfig</text:span></text:p>
          </draw:rect>
        </draw:g>
        <draw:g>
          <draw:rect draw:style-name="gr1" draw:text-style-name="P2" draw:layer="layout" svg:width="7.121cm" svg:height="7.593cm" svg:x="0.65cm" svg:y="13.953cm">
            <text:p text:style-name="P1"><text:span text:style-name="T1">+ DeviceConfig()</text:span></text:p>
            <text:p text:style-name="P1"><text:span text:style-name="T1">+ DeviceConfig(s: DeviceConfig&amp;)</text:span></text:p>
            <text:p text:style-name="P1"><text:span text:style-name="T1">+ </text:span><text:span text:style-name="T2">~DeviceConfig()</text:span></text:p>
            <text:p text:style-name="P1"><text:span text:style-name="T1"/></text:p>
            <text:p text:style-name="P1"><text:span text:style-name="T1">&gt; verDTD: char*</text:span></text:p>
            <text:p text:style-name="P1"><text:span text:style-name="T1">&gt; man: char*</text:span></text:p>
            <text:p text:style-name="P1"><text:span text:style-name="T1">&gt; mod: char*</text:span></text:p>
            <text:p text:style-name="P1"><text:span text:style-name="T1">&gt; oem: char*</text:span></text:p>
            <text:p text:style-name="P1"><text:span text:style-name="T1">&gt; fwv: char*</text:span></text:p>
            <text:p text:style-name="P1"><text:span text:style-name="T1">&gt; swv: char*</text:span></text:p>
            <text:p text:style-name="P1"><text:span text:style-name="T1">&gt; hwv: char*</text:span></text:p>
            <text:p text:style-name="P1"><text:span text:style-name="T1">&gt; devID: char*</text:span></text:p>
            <text:p text:style-name="P1"><text:span text:style-name="T1">&gt; devType: char*</text:span></text:p>
            <text:p text:style-name="P1"><text:span text:style-name="T1">&gt; dsV: char*</text:span></text:p>
            <text:p text:style-name="P1"><text:span text:style-name="T1">&gt; utc: BOOL</text:span></text:p>
            <text:p text:style-name="P1"><text:span text:style-name="T1">&gt; loSupport: BOOL</text:span></text:p>
            <text:p text:style-name="P1"><text:span text:style-name="T1">&gt; nocSupport: BOOL</text:span></text:p>
            <text:p text:style-name="P1"><text:span text:style-name="T1">&gt; logLevel: LogLevel</text:span></text:p>
            <text:p text:style-name="P1"><text:span text:style-name="T1">&gt; maxObjSize: unsigned int</text:span></text:p>
            <text:p text:style-name="P1"><text:span text:style-name="T1">&gt; devInfHash: char*</text:span></text:p>
            <text:p text:style-name="P1"><text:span text:style-name="T1"/></text:p>
            <text:p text:style-name="P1"><text:span text:style-name="T1">+ assign(c: DeviceConfig&amp;))</text:span></text:p>
            <text:p text:style-name="P1"><text:span text:style-name="T1"/></text:p>
            <text:p text:style-name="P1"><text:span text:style-name="T1"/></text:p>
          </draw:rect>
          <draw:rect draw:style-name="gr2" draw:text-style-name="P4" draw:layer="layout" svg:width="7.121cm" svg:height="0.635cm" svg:x="0.65cm" svg:y="13.318cm">
            <text:p text:style-name="P3"><text:span text:style-name="T5">DeviceConfig</text:span></text:p>
          </draw:rect>
        </draw:g>
        <draw:g>
          <draw:rect draw:style-name="gr1" draw:text-style-name="P2" draw:layer="layout" svg:width="6.644cm" svg:height="1.641cm" svg:x="8.635cm" svg:y="20.491cm">
            <text:p text:style-name="P1"><text:span text:style-name="T1">+ getAccessConfig(): AccessConfig*</text:span></text:p>
            <text:p text:style-name="P1"><text:span text:style-name="T1">+ getDeviceConfig(): DeviceConfig*</text:span></text:p>
            <text:p text:style-name="P1"><text:span text:style-name="T1">+ getSyncSourceConfig(name: const char*)</text:span></text:p>
            <text:p text:style-name="P1"><text:span text:style-name="T1"><text:s text:c="36"/></text:span><text:span text:style-name="T1">: SyncSourceConfig*</text:span></text:p>
          </draw:rect>
          <draw:rect draw:style-name="gr2" draw:text-style-name="P4" draw:layer="layout" svg:width="6.644cm" svg:height="0.673cm" svg:x="8.635cm" svg:y="19.818cm">
            <text:p text:style-name="P3"><text:span text:style-name="T5">DefaultConfigFactory</text:span></text:p>
          </draw:rect>
        </draw:g>
      </draw:page>
      <draw:page draw:name="page2" draw:style-name="dp1" draw:master-page-name="Default"/>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none" fo:country="none" style:language-asian="none"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none" fo:country="none" style:font-family-asian="StarSymbol, 'Arial Unicode MS'" style:font-charset-asian="x-symbol" style:language-asian="none" style:country-asian="none" style:font-family-complex="StarSymbol, 'Arial Unicode MS'" style:font-charset-complex="x-symbol" style:font-size-complex="15.8999996185303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text-align="center"/>
      <style:text-properties fo:font-size="12pt" fo:font-style="italic"/>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size-complex="8pt"/>
    </style:style>
    <style:style style:name="T4" style:family="text">
      <style:text-properties fo:color="#ff0000" fo:font-family="'Bitstream Vera Sans'" style:font-pitch="variable" fo:font-size="8pt" style:font-size-complex="8pt"/>
    </style:style>
    <style:style style:name="T5" style:family="text">
      <style:text-properties fo:color="#999999" fo:font-family="'Bitstream Vera Sans'" style:font-pitch="variable" fo:font-size="8pt" style:font-size-complex="8pt"/>
    </style:style>
    <style:style style:name="T6" style:family="text">
      <style:text-properties fo:color="#000000" fo:font-family="'Bitstream Vera Sans'" style:font-pitch="variable" fo:font-size="8pt" style:font-size-complex="8pt"/>
    </style:style>
    <style:style style:name="T7" style:family="text">
      <style:text-properties fo:font-family="'Bitstream Vera Sans'" style:font-pitch="variable" fo:font-size="8pt"/>
    </style:style>
    <style:style style:name="T8" style:family="text">
      <style:text-properties fo:font-size="12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985cm" svg:height="2.54cm" svg:x="1.27cm" svg:y="1.588cm">
            <text:p text:style-name="P1"><text:span text:style-name="T1">+ SyncManager(config: SyncManagerConfig&amp;</text:span></text:p>
            <text:p text:style-name="P1"><text:span text:style-name="T1"><text:s text:c="27"/></text:span><text:span text:style-name="T1">report: SyncReport&amp;)</text:span></text:p>
            <text:p text:style-name="P1"><text:span text:style-name="T1">+ ~SyncManager()</text:span></text:p>
            <text:p text:style-name="P1"><text:span text:style-name="T1"/></text:p>
            <text:p text:style-name="P1"><text:span text:style-name="T1">+ prepareSync(source: *SyncSource[]) : int</text:span></text:p>
            <text:p text:style-name="P1"><text:span text:style-name="T1">+ sync(): int</text:span></text:p>
            <text:p text:style-name="P1"><text:span text:style-name="T1">+ endSync(): int</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Manager</text:span></text:p>
          </draw:rect>
        </draw:g>
        <draw:g>
          <draw:rect draw:style-name="gr1" draw:text-style-name="P2" draw:layer="layout" svg:width="6.414cm" svg:height="7.475cm" svg:x="8.826cm" svg:y="1.733cm">
            <text:p text:style-name="P5"><text:span text:style-name="T3">+ SyncSource(WCHAR* sourceName, </text:span></text:p>
            <text:p text:style-name="P5"><text:span text:style-name="T3"><text:s text:c="24"/></text:span><text:span text:style-name="T4">SyncSourceConfig *sc</text:span><text:span text:style-name="T3">)</text:span><text:span text:style-name="T3"><text:line-break/></text:span><text:span text:style-name="T3">+ ~SyncSource()</text:span><text:span text:style-name="T3"><text:line-break/></text:span><text:span text:style-name="T3"><text:line-break/></text:span><text:span text:style-name="T3">+ getFirstItem(): Item*</text:span><text:span text:style-name="T3"><text:line-break/></text:span><text:span text:style-name="T3">+ getNextItem(): Item*</text:span><text:span text:style-name="T3"><text:line-break/></text:span><text:span text:style-name="T3">+ getFirstNewItem(): Item*</text:span><text:span text:style-name="T3"><text:line-break/></text:span><text:span text:style-name="T3">+ getNextNewItem(): Item*</text:span><text:span text:style-name="T3"><text:line-break/></text:span><text:span text:style-name="T3">+ getFirstUpdatedItem(): Item*</text:span><text:span text:style-name="T3"><text:line-break/></text:span><text:span text:style-name="T3">+ getNextUpdatedItem(): Item*</text:span><text:span text:style-name="T3"><text:line-break/></text:span><text:span text:style-name="T3">+ getFirstDeletedItem(): Item*</text:span><text:span text:style-name="T3"><text:line-break/></text:span><text:span text:style-name="T3">+ getNextDeletedItem(): Item*</text:span><text:span text:style-name="T3"><text:line-break/></text:span><text:span text:style-name="T3">+ setItemStatus(key: WCHAR*, </text:span></text:p>
            <text:p text:style-name="P5"><text:span text:style-name="T3"><text:s text:c="6"/></text:span><text:span text:style-name="T3">status: int)</text:span><text:span text:style-name="T3"><text:line-break/></text:span><text:span text:style-name="T3">+ addItem(item: Item&amp;): int</text:span><text:span text:style-name="T3"><text:line-break/></text:span><text:span text:style-name="T3">+ updateItem(item: Item&amp;): int</text:span></text:p>
            <text:p text:style-name="P5"><text:span text:style-name="T3">+ deleteItem(item: Item&amp;): int</text:span></text:p>
            <text:p text:style-name="P5"><text:span text:style-name="T3"/></text:p>
            <text:p text:style-name="P5"><text:span text:style-name="T3">&gt; config: SyncSourceConfig&amp;</text:span></text:p>
            <text:p text:style-name="P5"><text:span text:style-name="T3">&gt; report: SyncSourceReport*</text:span></text:p>
            <text:p text:style-name="P5"><text:span text:style-name="T5">&gt; errorHandler</text:span></text:p>
            <text:p text:style-name="P5"><text:span text:style-name="T6">&gt; filter</text:span></text:p>
            <text:p text:style-name="P1"><text:span text:style-name="T7"/></text:p>
            <text:p text:style-name="P1"><text:span text:style-name="T1"/></text:p>
          </draw:rect>
          <draw:rect draw:style-name="gr2" draw:text-style-name="P6" draw:layer="layout" svg:width="6.414cm" svg:height="0.76cm" svg:x="8.826cm" svg:y="0.973cm">
            <text:p text:style-name="P3"><text:span text:style-name="T8">SyncSource</text:span></text:p>
          </draw:rect>
        </draw:g>
        <draw:g>
          <draw:rect draw:style-name="gr1" draw:text-style-name="P2" draw:layer="layout" svg:width="6.985cm" svg:height="5.08cm" svg:x="1.27cm" svg:y="5.398cm">
            <text:p text:style-name="P1"><text:span text:style-name="T1">+ SyncItem()</text:span><text:span text:style-name="T1"><text:line-break/></text:span><text:span text:style-name="T1">+ SyncItem(key: WCHAR*)</text:span></text:p>
            <text:p text:style-name="P1"><text:span text:style-name="T1">+ ~SyncItem()</text:span><text:span text:style-name="T1"><text:line-break/></text:span><text:span text:style-name="T1"><text:line-break/></text:span><text:span text:style-name="T1">&gt; key: WCHAR*</text:span></text:p>
            <text:p text:style-name="P1"><text:span text:style-name="T1">&gt; modificationTime: long</text:span></text:p>
            <text:p text:style-name="P1"><text:span text:style-name="T1">&gt; dataSize: long</text:span><text:span text:style-name="T1"><text:line-break/></text:span><text:span text:style-name="T1">&gt; dataType: WCHAR*</text:span></text:p>
            <text:p text:style-name="P1"><text:span text:style-name="T1">&gt; state: SyncState</text:span></text:p>
            <text:p text:style-name="P1"><text:span text:style-name="T1">&gt; targetParent: WCHAR*</text:span></text:p>
            <text:p text:style-name="P1"><text:span text:style-name="T1">&gt; sourceParent: WCHAR*</text:span></text:p>
            <text:p text:style-name="P1"><text:span text:style-name="T1"><text:line-break/></text:span><text:span text:style-name="T1">+ setData(data: const void*, size: long)</text:span><text:span text:style-name="T1"><text:line-break/></text:span><text:span text:style-name="T1">+ getData(): void*</text:span></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Item</text:span></text:p>
          </draw:rect>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none" fo:country="none" fo:font-style="italic" fo:font-weight="bold" style:language-asian="none" style:country-asian="none" style:font-size-complex="21.2000007629395pt" style:font-style-complex="italic" style:font-weight-complex="bold"/>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8pt" fo:font-style="normal"/>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124cm" svg:height="5.08cm" svg:x="4.637cm" svg:y="1.908cm">
            <text:p text:style-name="P1"><text:span text:style-name="T1">+ CredentialHanlder()</text:span></text:p>
            <text:p text:style-name="P1"><text:span text:style-name="T1">+ ~CredentialHanlder</text:span><text:span text:style-name="T1">()</text:span></text:p>
            <text:p text:style-name="P1"><text:span text:style-name="T1"/></text:p>
            <text:p text:style-name="P1"><text:span text:style-name="T1">+ setDefaultAuthType(type: AuthType)</text:span></text:p>
            <text:p text:style-name="P1"><text:span text:style-name="T1">+ setCurrentAuthType(tyoe: AuthType)</text:span></text:p>
            <text:p text:style-name="P1"><text:span text:style-name="T1">+ setUsername(u: wchar_t[])</text:span></text:p>
            <text:p text:style-name="P1"><text:span text:style-name="T1">+ setPassword(p: wchar_t[])</text:span></text:p>
            <text:p text:style-name="P1"><text:span text:style-name="T1">+ setServerId(id: wchar_t[])</text:span></text:p>
            <text:p text:style-name="P1"><text:span text:style-name="T1">+ setServerPassword(p: wchar_t[])</text:span></text:p>
            <text:p text:style-name="P1"><text:span text:style-name="T1">+ setClientNonce(n: wchar_t[])</text:span></text:p>
            <text:p text:style-name="P1"><text:span text:style-name="T1">+ setServerNone(n: wchar_t[])</text:span></text:p>
            <text:p text:style-name="P1"><text:span text:style-name="T1"/></text:p>
            <text:p text:style-name="P1"><text:span text:style-name="T2">+ getCredentialData(): wchar_t[]</text:span></text:p>
            <text:p text:style-name="P1"><text:span text:style-name="T1"/></text:p>
            <text:p text:style-name="P1"><text:span text:style-name="T1"/></text:p>
          </draw:rect>
          <draw:rect draw:style-name="gr2" draw:text-style-name="P4" draw:layer="layout" svg:width="7.124cm" svg:height="0.635cm" svg:x="4.637cm" svg:y="1.273cm">
            <text:p text:style-name="P3"><text:span text:style-name="T3">CredentialHandler</text:span></text:p>
          </draw:rect>
        </draw:g>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559cm" svg:stroke-color="#c0c0c0" draw:marker-start-width="1.143cm" draw:marker-end="Arrow" draw:marker-end-width="1.143cm" svg:stroke-opacity="40%" draw:textarea-horizontal-align="center" draw:textarea-vertical-align="middle" fo:padding-top="0.404cm" fo:padding-bottom="0.404cm" fo:padding-left="0.529cm" fo:padding-right="0.529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opacity="50%" draw:textarea-horizontal-align="center" draw:textarea-vertical-align="middle" draw:shadow-opacity="50%"/>
    </style:style>
    <style:style style:name="gr4" style:family="graphic" style:parent-style-name="standard">
      <style:graphic-properties draw:stroke="solid" svg:stroke-color="#000000" draw:fill="none" draw:fill-color="#ffffff" draw:opacity="50%" draw:textarea-horizontal-align="left" draw:auto-grow-height="true" draw:auto-grow-width="true" fo:min-height="0cm" fo:min-width="0cm" fo:padding-top="0.076cm" fo:padding-bottom="0.076cm" fo:padding-left="0.127cm" fo:padding-right="0.127cm" draw:shadow-opacity="50%"/>
    </style:style>
    <style:style style:name="gr5" style:family="graphic" style:parent-style-name="standard">
      <style:graphic-properties draw:marker-start="Arrow" draw:marker-start-width="0.254cm" draw:marker-end="Arrow" draw:marker-end-width="0.254cm"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marker-start="Arrow"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style>
    <style:style style:name="P7" style:family="paragraph">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4.191cm" svg:y1="4.792cm" svg:x2="4.191cm" svg:y2="0.347cm">
          <text:p text:style-name="P5"/>
        </draw:line>
        <draw:rect draw:style-name="gr2" draw:text-style-name="P3" draw:layer="layout" svg:width="5.08cm" svg:height="2.54cm" svg:x="8.001cm" svg:y="4.792cm">
          <text:p text:style-name="P2"><text:span text:style-name="T1">Device Manager</text:span></text:p>
        </draw:rect>
        <draw:rect draw:style-name="gr2" draw:text-style-name="P3" draw:layer="layout" svg:width="5.08cm" svg:height="2.54cm" svg:x="1.651cm" svg:y="4.792cm">
          <text:p text:style-name="P2"><text:span text:style-name="T1">DM Tree Manager</text:span></text:p>
        </draw:rect>
        <draw:g>
          <draw:rect draw:style-name="gr3" draw:text-style-name="P4" draw:layer="layout" svg:width="5.08cm" svg:height="3.175cm" svg:x="1.651cm" svg:y="0.982cm">
            <text:p text:style-name="P5"/>
          </draw:rect>
          <draw:frame draw:style-name="gr4" draw:text-style-name="P6" draw:layer="layout" svg:width="3.177cm" svg:height="0.547cm" svg:x="1.799cm" svg:y="1.13cm">
            <draw:text-box>
              <text:p text:style-name="P5"><text:span text:style-name="T2">Management Node</text:span></text:p>
            </draw:text-box>
          </draw:frame>
          <draw:frame draw:style-name="gr4" draw:text-style-name="P6" draw:layer="layout" svg:width="3.177cm" svg:height="0.547cm" svg:x="2.54cm" svg:y="1.872cm">
            <draw:text-box>
              <text:p text:style-name="P5"><text:span text:style-name="T2">Management Node</text:span></text:p>
            </draw:text-box>
          </draw:frame>
          <draw:frame draw:style-name="gr4" draw:text-style-name="P6" draw:layer="layout" svg:width="3.177cm" svg:height="0.547cm" svg:x="2.561cm" svg:y="2.592cm">
            <draw:text-box>
              <text:p text:style-name="P5"><text:span text:style-name="T2">Management Node</text:span></text:p>
            </draw:text-box>
          </draw:frame>
          <draw:frame draw:style-name="gr4" draw:text-style-name="P6" draw:layer="layout" svg:width="3.177cm" svg:height="0.547cm" svg:x="3.429cm" svg:y="3.29cm">
            <draw:text-box>
              <text:p text:style-name="P5"><text:span text:style-name="T2">Management Node</text:span></text:p>
            </draw:text-box>
          </draw:frame>
          <draw:line draw:style-name="gr3" draw:text-style-name="P1" draw:layer="layout" svg:x1="1.969cm" svg:y1="1.677cm" svg:x2="1.969cm" svg:y2="3.582cm">
            <text:p text:style-name="P5"/>
          </draw:line>
          <draw:line draw:style-name="gr3" draw:text-style-name="P1" draw:layer="layout" svg:x1="2.54cm" svg:y1="2.125cm" svg:x2="1.969cm" svg:y2="2.125cm">
            <text:p text:style-name="P5"/>
          </draw:line>
          <draw:line draw:style-name="gr3" draw:text-style-name="P1" draw:layer="layout" svg:x1="2.561cm" svg:y1="2.824cm" svg:x2="1.99cm" svg:y2="2.824cm">
            <text:p text:style-name="P5"/>
          </draw:line>
          <draw:line draw:style-name="gr3" draw:text-style-name="P1" draw:layer="layout" svg:x1="2.794cm" svg:y1="3.139cm" svg:x2="2.794cm" svg:y2="4.001cm">
            <text:p text:style-name="P5"/>
          </draw:line>
          <draw:line draw:style-name="gr3" draw:text-style-name="P1" draw:layer="layout" svg:x1="3.429cm" svg:y1="3.565cm" svg:x2="2.858cm" svg:y2="3.565cm">
            <text:p text:style-name="P5"/>
          </draw:line>
        </draw:g>
        <draw:line draw:style-name="gr5" draw:text-style-name="P1" draw:layer="layout" svg:x1="8.001cm" svg:y1="6.062cm" svg:x2="6.731cm" svg:y2="6.062cm">
          <text:p text:style-name="P5"/>
        </draw:line>
        <draw:custom-shape draw:style-name="gr6" draw:text-style-name="P1" draw:layer="layout" svg:width="1.27cm" svg:height="1.27cm" svg:x="3.556cm" svg:y="7.967cm">
          <text:p text:style-name="P5"/>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7" draw:layer="layout" svg:width="3.076cm" svg:height="0.725cm" svg:x="2.554cm" svg:y="8.512cm">
          <draw:text-box>
            <text:p text:style-name="P5"><text:span text:style-name="T1">DM repository</text:span></text:p>
          </draw:text-box>
        </draw:frame>
        <draw:line draw:style-name="gr8" draw:text-style-name="P1" draw:layer="layout" svg:x1="4.191cm" svg:y1="7.967cm" svg:x2="4.191cm" svg:y2="7.332cm">
          <text:p text:style-name="P5"/>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